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3.3429in"/>
    </style:style>
    <style:style style:name="co5" style:family="table-column">
      <style:table-column-properties fo:break-before="auto" style:column-width="1.7717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2.4327in"/>
    </style:style>
    <style:style style:name="co8" style:family="table-column">
      <style:table-column-properties fo:break-before="auto" style:column-width="1.6311in"/>
    </style:style>
    <style:style style:name="co9" style:family="table-column">
      <style:table-column-properties fo:break-before="auto" style:column-width="0.4366in"/>
    </style:style>
    <style:style style:name="co10" style:family="table-column">
      <style:table-column-properties fo:break-before="auto" style:column-width="1.6602in"/>
    </style:style>
    <style:style style:name="co11" style:family="table-column">
      <style:table-column-properties fo:break-before="auto" style:column-width="1.6382in"/>
    </style:style>
    <style:style style:name="co12" style:family="table-column">
      <style:table-column-properties fo:break-before="auto" style:column-width="1.2472in"/>
    </style:style>
    <style:style style:name="co13" style:family="table-column">
      <style:table-column-properties fo:break-before="auto" style:column-width="1.3102in"/>
    </style:style>
    <style:style style:name="co14" style:family="table-column">
      <style:table-column-properties fo:break-before="auto" style:column-width="2.6764in"/>
    </style:style>
    <style:style style:name="co15" style:family="table-column">
      <style:table-column-properties fo:break-before="auto" style:column-width="2.9382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3835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3917in" fo:break-before="auto" style:use-optimal-row-height="true"/>
    </style:style>
    <style:style style:name="ro6" style:family="table-row">
      <style:table-row-properties style:row-height="0.1689in" fo:break-before="auto" style:use-optimal-row-height="true"/>
    </style:style>
    <style:style style:name="ro7" style:family="table-row">
      <style:table-row-properties style:row-height="0.3201in" fo:break-before="auto" style:use-optimal-row-height="true"/>
    </style:style>
    <style:style style:name="ro8" style:family="table-row">
      <style:table-row-properties style:row-height="0.5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ccffff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cc99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9999ff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00dcff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fo:background-color="#ff00ff"/>
    </style:style>
    <style:style style:name="ce15" style:family="table-cell" style:parent-style-name="Default">
      <style:table-cell-properties fo:background-color="#666666"/>
    </style:style>
    <style:style style:name="ce16" style:family="table-cell" style:parent-style-name="Default">
      <style:table-cell-properties fo:background-color="#b3b3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9999ff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00dcff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b3b300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999999"/>
    </style:style>
    <style:style style:name="ce33" style:family="table-cell" style:parent-style-name="Default">
      <style:table-cell-properties fo:background-color="#ccffff"/>
    </style:style>
    <style:style style:name="ce34" style:family="table-cell" style:parent-style-name="Default">
      <style:table-cell-properties fo:background-color="#9999ff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style:font-size-asian="6.80000019073486pt" style:language-complex="zxx" style:country-complex="none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style:font-size-asian="6.80000019073486pt" style:language-complex="zxx" style:country-complex="none"/>
    </style:style>
    <style:style style:name="ce38" style:family="table-cell" style:parent-style-name="Default" style:data-style-name="N117">
      <style:table-cell-properties fo:background-color="#ffcc9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17">
      <style:table-cell-properties fo:background-color="#ccffff" style:text-align-source="fix" style:repeat-content="false"/>
      <style:paragraph-properties fo:text-align="end" fo:margin-left="0in"/>
      <style:text-properties style:font-size-asian="6.80000019073486pt" style:language-complex="zxx" style:country-complex="none"/>
    </style:style>
    <style:style style:name="ce40" style:family="table-cell" style:parent-style-name="Default" style:data-style-name="N117"/>
    <style:style style:name="ce41" style:family="table-cell" style:parent-style-name="Default" style:data-style-name="N117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48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fo:font-weight="bold"/>
    </style:style>
    <style:style style:name="ce5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c0c0c0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</office:automatic-styles>
  <office:body>
    <office:spreadsheet>
      <table:table table:name="Pinou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7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UMR2 PINOUT</text:p>
          </table:table-cell>
          <table:table-cell table:style-name="ce17" table:number-columns-repeated="2"/>
          <table:table-cell table:number-columns-repeated="4"/>
        </table:table-row>
        <table:table-row table:style-name="ro2">
          <table:table-cell office:value-type="string">
            <text:p>PIC16F1939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2"/>
          <table:table-cell table:style-name="ce17" table:number-columns-repeated="2"/>
          <table:table-cell table:number-columns-repeated="4"/>
        </table:table-row>
        <table:table-row table:style-name="ro3">
          <table:table-cell table:style-name="ce3" office:value-type="string">
            <text:p>UMR2 PIN</text:p>
          </table:table-cell>
          <table:table-cell table:style-name="ce18" office:value-type="string">
            <text:p>uPIC I/O</text:p>
          </table:table-cell>
          <table:table-cell table:style-name="ce18" office:value-type="string">
            <text:p>uPIC Pin</text:p>
          </table:table-cell>
          <table:table-cell table:style-name="ce18" office:value-type="string">
            <text:p>TYPE</text:p>
          </table:table-cell>
          <table:table-cell table:style-name="ce31" office:value-type="string">
            <text:p>FUNCTION</text:p>
          </table:table-cell>
          <table:table-cell table:style-name="ce31" office:value-type="string">
            <text:p>NOTES</text:p>
          </table:table-cell>
          <table:table-cell/>
        </table:table-row>
        <table:table-row table:style-name="ro2">
          <table:table-cell table:style-name="ce4" office:value-type="string">
            <text:p><text:s/></text:p>
          </table:table-cell>
          <table:table-cell table:style-name="ce19"/>
          <table:table-cell table:style-name="ce19" office:value-type="float" office:value="12">
            <text:p>12</text:p>
          </table:table-cell>
          <table:table-cell table:style-name="ce19" office:value-type="string">
            <text:p>NC</text:p>
          </table:table-cell>
          <table:table-cell table:style-name="ce32" table:number-columns-repeated="2"/>
          <table:table-cell/>
        </table:table-row>
        <table:table-row table:style-name="ro2">
          <table:table-cell table:style-name="ce4" office:value-type="string">
            <text:p><text:s/></text:p>
          </table:table-cell>
          <table:table-cell table:style-name="ce19"/>
          <table:table-cell table:style-name="ce19" office:value-type="float" office:value="13">
            <text:p>13</text:p>
          </table:table-cell>
          <table:table-cell table:style-name="ce19" office:value-type="string">
            <text:p>NC</text:p>
          </table:table-cell>
          <table:table-cell table:style-name="ce32" table:number-columns-repeated="2"/>
          <table:table-cell/>
        </table:table-row>
        <table:table-row table:style-name="ro2">
          <table:table-cell table:style-name="ce4" office:value-type="string">
            <text:p><text:s/></text:p>
          </table:table-cell>
          <table:table-cell table:style-name="ce19"/>
          <table:table-cell table:style-name="ce19" office:value-type="float" office:value="33">
            <text:p>33</text:p>
          </table:table-cell>
          <table:table-cell table:style-name="ce19" office:value-type="string">
            <text:p>NC</text:p>
          </table:table-cell>
          <table:table-cell table:style-name="ce32" table:number-columns-repeated="2"/>
          <table:table-cell/>
        </table:table-row>
        <table:table-row table:style-name="ro2">
          <table:table-cell table:style-name="ce4" office:value-type="string">
            <text:p><text:s/></text:p>
          </table:table-cell>
          <table:table-cell table:style-name="ce19"/>
          <table:table-cell table:style-name="ce19" office:value-type="float" office:value="34">
            <text:p>34</text:p>
          </table:table-cell>
          <table:table-cell table:style-name="ce19" office:value-type="string">
            <text:p>NC</text:p>
          </table:table-cell>
          <table:table-cell table:style-name="ce32" table:number-columns-repeated="2"/>
          <table:table-cell/>
        </table:table-row>
        <table:table-row table:style-name="ro2">
          <table:table-cell table:style-name="ce5" office:value-type="string">
            <text:p>ACT</text:p>
          </table:table-cell>
          <table:table-cell table:style-name="ce20" office:value-type="string">
            <text:p>RC3</text:p>
          </table:table-cell>
          <table:table-cell table:style-name="ce20" office:value-type="float" office:value="37">
            <text:p>37</text:p>
          </table:table-cell>
          <table:table-cell table:style-name="ce20" office:value-type="string">
            <text:p>Output</text:p>
          </table:table-cell>
          <table:table-cell table:style-name="ce5" office:value-type="string">
            <text:p>ACT LED</text:p>
          </table:table-cell>
          <table:table-cell table:style-name="ce5"/>
          <table:table-cell/>
        </table:table-row>
        <table:table-row table:style-name="ro2">
          <table:table-cell table:style-name="ce6" office:value-type="string">
            <text:p>DATA 1</text:p>
          </table:table-cell>
          <table:table-cell table:style-name="ce21" office:value-type="string">
            <text:p>RD0</text:p>
          </table:table-cell>
          <table:table-cell table:style-name="ce21" office:value-type="float" office:value="38">
            <text:p>38</text:p>
          </table:table-cell>
          <table:table-cell table:style-name="ce21" office:value-type="string">
            <text:p>I/O</text:p>
          </table:table-cell>
          <table:table-cell table:style-name="ce33" office:value-type="string">
            <text:p>Matrix Data 0</text:p>
          </table:table-cell>
          <table:table-cell table:style-name="ce33"/>
          <table:table-cell/>
        </table:table-row>
        <table:table-row table:style-name="ro2">
          <table:table-cell table:style-name="ce6" office:value-type="string">
            <text:p>DATA 2</text:p>
          </table:table-cell>
          <table:table-cell table:style-name="ce21" office:value-type="string">
            <text:p>RD1</text:p>
          </table:table-cell>
          <table:table-cell table:style-name="ce21" office:value-type="float" office:value="39">
            <text:p>39</text:p>
          </table:table-cell>
          <table:table-cell table:style-name="ce21" office:value-type="string">
            <text:p>I/O</text:p>
          </table:table-cell>
          <table:table-cell table:style-name="ce33" office:value-type="string">
            <text:p>Matrix Data 1</text:p>
          </table:table-cell>
          <table:table-cell table:style-name="ce33"/>
          <table:table-cell/>
        </table:table-row>
        <table:table-row table:style-name="ro2">
          <table:table-cell table:style-name="ce6" office:value-type="string">
            <text:p>DATA 3</text:p>
          </table:table-cell>
          <table:table-cell table:style-name="ce21" office:value-type="string">
            <text:p>RD2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I/O</text:p>
          </table:table-cell>
          <table:table-cell table:style-name="ce33" office:value-type="string">
            <text:p>Matrix Data 2</text:p>
          </table:table-cell>
          <table:table-cell table:style-name="ce33"/>
          <table:table-cell/>
        </table:table-row>
        <table:table-row table:style-name="ro2">
          <table:table-cell table:style-name="ce6" office:value-type="string">
            <text:p>DATA 4</text:p>
          </table:table-cell>
          <table:table-cell table:style-name="ce21" office:value-type="string">
            <text:p>RD3</text:p>
          </table:table-cell>
          <table:table-cell table:style-name="ce21" office:value-type="float" office:value="41">
            <text:p>41</text:p>
          </table:table-cell>
          <table:table-cell table:style-name="ce21" office:value-type="string">
            <text:p>I/O</text:p>
          </table:table-cell>
          <table:table-cell table:style-name="ce33" office:value-type="string">
            <text:p>Matrix Data 3</text:p>
          </table:table-cell>
          <table:table-cell table:style-name="ce33"/>
          <table:table-cell/>
        </table:table-row>
        <table:table-row table:style-name="ro2">
          <table:table-cell table:style-name="ce6" office:value-type="string">
            <text:p>DATA 5</text:p>
          </table:table-cell>
          <table:table-cell table:style-name="ce21" office:value-type="string">
            <text:p>RD4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I/O</text:p>
          </table:table-cell>
          <table:table-cell table:style-name="ce33" office:value-type="string">
            <text:p>Matrix Data 4</text:p>
          </table:table-cell>
          <table:table-cell table:style-name="ce33"/>
          <table:table-cell/>
        </table:table-row>
        <table:table-row table:style-name="ro2">
          <table:table-cell table:style-name="ce6" office:value-type="string">
            <text:p>DATA 6</text:p>
          </table:table-cell>
          <table:table-cell table:style-name="ce21" office:value-type="string">
            <text:p>RD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I/O</text:p>
          </table:table-cell>
          <table:table-cell table:style-name="ce33" office:value-type="string">
            <text:p>Matrix Data 5</text:p>
          </table:table-cell>
          <table:table-cell table:style-name="ce33"/>
          <table:table-cell/>
        </table:table-row>
        <table:table-row table:style-name="ro2">
          <table:table-cell table:style-name="ce6" office:value-type="string">
            <text:p>DATA 7</text:p>
          </table:table-cell>
          <table:table-cell table:style-name="ce21" office:value-type="string">
            <text:p>RD6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I/O</text:p>
          </table:table-cell>
          <table:table-cell table:style-name="ce33" office:value-type="string">
            <text:p>Matrix Data 6</text:p>
          </table:table-cell>
          <table:table-cell table:style-name="ce33"/>
          <table:table-cell/>
        </table:table-row>
        <table:table-row table:style-name="ro2">
          <table:table-cell table:style-name="ce6" office:value-type="string">
            <text:p>DATA 8</text:p>
          </table:table-cell>
          <table:table-cell table:style-name="ce21" office:value-type="string">
            <text:p>RD7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I/O</text:p>
          </table:table-cell>
          <table:table-cell table:style-name="ce33" office:value-type="string">
            <text:p>Matrix Data 7</text:p>
          </table:table-cell>
          <table:table-cell table:style-name="ce33"/>
          <table:table-cell/>
        </table:table-row>
        <table:table-row table:style-name="ro2">
          <table:table-cell table:style-name="ce7" office:value-type="string">
            <text:p>DC IN</text:p>
          </table:table-cell>
          <table:table-cell table:style-name="ce22" office:value-type="string">
            <text:p>VDD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Power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7" office:value-type="string">
            <text:p>DC IN</text:p>
          </table:table-cell>
          <table:table-cell table:style-name="ce22" office:value-type="string">
            <text:p>VDD</text:p>
          </table:table-cell>
          <table:table-cell table:style-name="ce22" office:value-type="float" office:value="28">
            <text:p>28</text:p>
          </table:table-cell>
          <table:table-cell table:style-name="ce22" office:value-type="string">
            <text:p>Power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8" office:value-type="string">
            <text:p>GND</text:p>
          </table:table-cell>
          <table:table-cell table:style-name="ce22" office:value-type="string">
            <text:p>VSS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Power</text:p>
          </table:table-cell>
          <table:table-cell table:style-name="ce7" table:number-columns-repeated="2"/>
          <table:table-cell table:style-name="ce35"/>
        </table:table-row>
        <table:table-row table:style-name="ro2">
          <table:table-cell table:style-name="ce8" office:value-type="string">
            <text:p>GND</text:p>
          </table:table-cell>
          <table:table-cell table:style-name="ce22" office:value-type="string">
            <text:p>VSS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Power</text:p>
          </table:table-cell>
          <table:table-cell table:style-name="ce7" table:number-columns-repeated="2"/>
          <table:table-cell table:style-name="ce35"/>
        </table:table-row>
        <table:table-row table:style-name="ro2">
          <table:table-cell table:style-name="ce9" office:value-type="string">
            <text:p>MODE</text:p>
          </table:table-cell>
          <table:table-cell table:style-name="ce23" office:value-type="string">
            <text:p>RA4</text:p>
          </table:table-cell>
          <table:table-cell table:style-name="ce23" office:value-type="float" office:value="23">
            <text:p>23</text:p>
          </table:table-cell>
          <table:table-cell table:style-name="ce23" office:value-type="string">
            <text:p>Input</text:p>
          </table:table-cell>
          <table:table-cell table:style-name="ce9" office:value-type="string">
            <text:p>MODE</text:p>
          </table:table-cell>
          <table:table-cell table:style-name="ce9"/>
          <table:table-cell/>
        </table:table-row>
        <table:table-row table:style-name="ro2">
          <table:table-cell table:style-name="ce9" office:value-type="string">
            <text:p>PRGM</text:p>
          </table:table-cell>
          <table:table-cell table:style-name="ce23" office:value-type="string">
            <text:p>RA5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Input</text:p>
          </table:table-cell>
          <table:table-cell table:style-name="ce9" office:value-type="string">
            <text:p>PRGM</text:p>
          </table:table-cell>
          <table:table-cell table:style-name="ce9"/>
          <table:table-cell/>
        </table:table-row>
        <table:table-row table:style-name="ro2">
          <table:table-cell table:style-name="ce10" office:value-type="string">
            <text:p>PULLX</text:p>
          </table:table-cell>
          <table:table-cell table:style-name="ce24" office:value-type="string">
            <text:p>RC5</text:p>
          </table:table-cell>
          <table:table-cell table:style-name="ce24" office:value-type="float" office:value="43">
            <text:p>43</text:p>
          </table:table-cell>
          <table:table-cell table:style-name="ce24" office:value-type="string">
            <text:p>Input</text:p>
          </table:table-cell>
          <table:table-cell table:style-name="ce10" office:value-type="string">
            <text:p>Polarity Monitor</text:p>
          </table:table-cell>
          <table:table-cell table:style-name="ce10"/>
          <table:table-cell/>
        </table:table-row>
        <table:table-row table:style-name="ro2">
          <table:table-cell table:style-name="ce11" office:value-type="string">
            <text:p>RX</text:p>
          </table:table-cell>
          <table:table-cell table:style-name="ce25" office:value-type="string">
            <text:p>RC7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MIDI</text:p>
          </table:table-cell>
          <table:table-cell table:style-name="ce34" office:value-type="string">
            <text:p>MIDI IN</text:p>
          </table:table-cell>
          <table:table-cell table:style-name="ce34"/>
          <table:table-cell/>
        </table:table-row>
        <table:table-row table:style-name="ro2">
          <table:table-cell table:style-name="ce12" office:value-type="string">
            <text:p>SELECT 1</text:p>
          </table:table-cell>
          <table:table-cell table:style-name="ce26" office:value-type="string">
            <text:p>RB0</text:p>
          </table:table-cell>
          <table:table-cell table:style-name="ce26" office:value-type="float" office:value="8">
            <text:p>8</text:p>
          </table:table-cell>
          <table:table-cell table:style-name="ce26" office:value-type="string">
            <text:p>Input</text:p>
          </table:table-cell>
          <table:table-cell table:style-name="ce12" office:value-type="string">
            <text:p>Matrix Select</text:p>
          </table:table-cell>
          <table:table-cell table:style-name="ce12"/>
          <table:table-cell/>
        </table:table-row>
        <table:table-row table:style-name="ro2">
          <table:table-cell table:style-name="ce12" office:value-type="string">
            <text:p>SELECT 2</text:p>
          </table:table-cell>
          <table:table-cell table:style-name="ce26" office:value-type="string">
            <text:p>RB1</text:p>
          </table:table-cell>
          <table:table-cell table:style-name="ce26" office:value-type="float" office:value="9">
            <text:p>9</text:p>
          </table:table-cell>
          <table:table-cell table:style-name="ce26" office:value-type="string">
            <text:p>Input</text:p>
          </table:table-cell>
          <table:table-cell table:style-name="ce12" office:value-type="string">
            <text:p>Matrix Select</text:p>
          </table:table-cell>
          <table:table-cell table:style-name="ce12"/>
          <table:table-cell/>
        </table:table-row>
        <table:table-row table:style-name="ro2">
          <table:table-cell table:style-name="ce12" office:value-type="string">
            <text:p>SELECT 3</text:p>
          </table:table-cell>
          <table:table-cell table:style-name="ce26" office:value-type="string">
            <text:p>RB2</text:p>
          </table:table-cell>
          <table:table-cell table:style-name="ce26" office:value-type="float" office:value="10">
            <text:p>10</text:p>
          </table:table-cell>
          <table:table-cell table:style-name="ce26" office:value-type="string">
            <text:p>Input</text:p>
          </table:table-cell>
          <table:table-cell table:style-name="ce12" office:value-type="string">
            <text:p>Matrix Select</text:p>
          </table:table-cell>
          <table:table-cell table:style-name="ce12"/>
          <table:table-cell/>
        </table:table-row>
        <table:table-row table:style-name="ro2">
          <table:table-cell table:style-name="ce12" office:value-type="string">
            <text:p>SELECT 4</text:p>
          </table:table-cell>
          <table:table-cell table:style-name="ce26" office:value-type="string">
            <text:p>RB3</text:p>
          </table:table-cell>
          <table:table-cell table:style-name="ce26" office:value-type="float" office:value="11">
            <text:p>11</text:p>
          </table:table-cell>
          <table:table-cell table:style-name="ce26" office:value-type="string">
            <text:p>Input</text:p>
          </table:table-cell>
          <table:table-cell table:style-name="ce12" office:value-type="string">
            <text:p>Matrix Select</text:p>
          </table:table-cell>
          <table:table-cell table:style-name="ce12"/>
          <table:table-cell/>
        </table:table-row>
        <table:table-row table:style-name="ro2">
          <table:table-cell table:style-name="ce12" office:value-type="string">
            <text:p>SELECT 5</text:p>
          </table:table-cell>
          <table:table-cell table:style-name="ce26" office:value-type="string">
            <text:p>RB4</text:p>
          </table:table-cell>
          <table:table-cell table:style-name="ce26" office:value-type="float" office:value="14">
            <text:p>14</text:p>
          </table:table-cell>
          <table:table-cell table:style-name="ce26" office:value-type="string">
            <text:p>Input</text:p>
          </table:table-cell>
          <table:table-cell table:style-name="ce12" office:value-type="string">
            <text:p>Matrix Select</text:p>
          </table:table-cell>
          <table:table-cell table:style-name="ce12"/>
          <table:table-cell/>
        </table:table-row>
        <table:table-row table:style-name="ro2">
          <table:table-cell table:style-name="ce12" office:value-type="string">
            <text:p>SELECT 6</text:p>
          </table:table-cell>
          <table:table-cell table:style-name="ce26" office:value-type="string">
            <text:p>RB5</text:p>
          </table:table-cell>
          <table:table-cell table:style-name="ce26" office:value-type="float" office:value="15">
            <text:p>15</text:p>
          </table:table-cell>
          <table:table-cell table:style-name="ce26" office:value-type="string">
            <text:p>Input</text:p>
          </table:table-cell>
          <table:table-cell table:style-name="ce12" office:value-type="string">
            <text:p>Matrix Select</text:p>
          </table:table-cell>
          <table:table-cell table:style-name="ce12"/>
          <table:table-cell/>
        </table:table-row>
        <table:table-row table:style-name="ro2">
          <table:table-cell table:style-name="ce12" office:value-type="string">
            <text:p>SELECT 7</text:p>
          </table:table-cell>
          <table:table-cell table:style-name="ce26" office:value-type="string">
            <text:p>RB6</text:p>
          </table:table-cell>
          <table:table-cell table:style-name="ce26" office:value-type="float" office:value="16">
            <text:p>16</text:p>
          </table:table-cell>
          <table:table-cell table:style-name="ce26" office:value-type="string">
            <text:p>Input</text:p>
          </table:table-cell>
          <table:table-cell table:style-name="ce12" office:value-type="string">
            <text:p>Matrix Select</text:p>
          </table:table-cell>
          <table:table-cell table:style-name="ce12" office:value-type="string">
            <text:p>ICSP CLK</text:p>
          </table:table-cell>
          <table:table-cell/>
        </table:table-row>
        <table:table-row table:style-name="ro2">
          <table:table-cell table:style-name="ce12" office:value-type="string">
            <text:p>SELECT 8</text:p>
          </table:table-cell>
          <table:table-cell table:style-name="ce26" office:value-type="string">
            <text:p>RB7</text:p>
          </table:table-cell>
          <table:table-cell table:style-name="ce26" office:value-type="float" office:value="17">
            <text:p>17</text:p>
          </table:table-cell>
          <table:table-cell table:style-name="ce26" office:value-type="string">
            <text:p>Input</text:p>
          </table:table-cell>
          <table:table-cell table:style-name="ce12" office:value-type="string">
            <text:p>Matrix Select</text:p>
          </table:table-cell>
          <table:table-cell table:style-name="ce12" office:value-type="string">
            <text:p>ICSP DAT</text:p>
          </table:table-cell>
          <table:table-cell/>
        </table:table-row>
        <table:table-row table:style-name="ro2">
          <table:table-cell table:style-name="ce12" office:value-type="string">
            <text:p>SELECT 9</text:p>
          </table:table-cell>
          <table:table-cell table:style-name="ce26" office:value-type="string">
            <text:p>RA0</text:p>
          </table:table-cell>
          <table:table-cell table:style-name="ce26" office:value-type="float" office:value="19">
            <text:p>19</text:p>
          </table:table-cell>
          <table:table-cell table:style-name="ce26" office:value-type="string">
            <text:p>Input</text:p>
          </table:table-cell>
          <table:table-cell table:style-name="ce12" office:value-type="string">
            <text:p>Matrix Select</text:p>
          </table:table-cell>
          <table:table-cell table:style-name="ce12"/>
          <table:table-cell/>
        </table:table-row>
        <table:table-row table:style-name="ro2">
          <table:table-cell table:style-name="ce13" office:value-type="string">
            <text:p>STBY</text:p>
          </table:table-cell>
          <table:table-cell table:style-name="ce27" office:value-type="string">
            <text:p>RC2</text:p>
          </table:table-cell>
          <table:table-cell table:style-name="ce27" office:value-type="float" office:value="36">
            <text:p>36</text:p>
          </table:table-cell>
          <table:table-cell table:style-name="ce27" office:value-type="string">
            <text:p>Output</text:p>
          </table:table-cell>
          <table:table-cell table:style-name="ce13" office:value-type="string">
            <text:p>STBY LED</text:p>
          </table:table-cell>
          <table:table-cell table:style-name="ce13"/>
          <table:table-cell/>
        </table:table-row>
        <table:table-row table:style-name="ro2">
          <table:table-cell table:style-name="ce11" office:value-type="string">
            <text:p>TX</text:p>
          </table:table-cell>
          <table:table-cell table:style-name="ce25" office:value-type="string">
            <text:p>RC6</text:p>
          </table:table-cell>
          <table:table-cell table:style-name="ce25" office:value-type="float" office:value="44">
            <text:p>44</text:p>
          </table:table-cell>
          <table:table-cell table:style-name="ce25" office:value-type="string">
            <text:p>MIDI</text:p>
          </table:table-cell>
          <table:table-cell table:style-name="ce34" office:value-type="string">
            <text:p>MIDI OUT</text:p>
          </table:table-cell>
          <table:table-cell table:style-name="ce34"/>
          <table:table-cell/>
        </table:table-row>
        <table:table-row table:style-name="ro2">
          <table:table-cell table:style-name="ce8" office:value-type="string">
            <text:p>VCAP</text:p>
          </table:table-cell>
          <table:table-cell table:style-name="ce22" office:value-type="string">
            <text:p>RA6</text:p>
          </table:table-cell>
          <table:table-cell table:style-name="ce22" office:value-type="float" office:value="31">
            <text:p>31</text:p>
          </table:table-cell>
          <table:table-cell table:style-name="ce22" office:value-type="string">
            <text:p>Power</text:p>
          </table:table-cell>
          <table:table-cell table:style-name="ce7" table:number-columns-repeated="2"/>
          <table:table-cell/>
        </table:table-row>
        <table:table-row table:style-name="ro2">
          <table:table-cell table:style-name="ce14" office:value-type="string">
            <text:p>X1</text:p>
          </table:table-cell>
          <table:table-cell table:style-name="ce28" office:value-type="string">
            <text:p>RA1</text:p>
          </table:table-cell>
          <table:table-cell table:style-name="ce28" office:value-type="float" office:value="20">
            <text:p>20</text:p>
          </table:table-cell>
          <table:table-cell table:style-name="ce28" office:value-type="string">
            <text:p>I/O</text:p>
          </table:table-cell>
          <table:table-cell table:style-name="ce14" office:value-type="string">
            <text:p>reserved</text:p>
          </table:table-cell>
          <table:table-cell table:style-name="ce14"/>
          <table:table-cell/>
        </table:table-row>
        <table:table-row table:style-name="ro2">
          <table:table-cell table:style-name="ce14" office:value-type="string">
            <text:p>X2</text:p>
          </table:table-cell>
          <table:table-cell table:style-name="ce28" office:value-type="string">
            <text:p>RA2</text:p>
          </table:table-cell>
          <table:table-cell table:style-name="ce28" office:value-type="float" office:value="21">
            <text:p>21</text:p>
          </table:table-cell>
          <table:table-cell table:style-name="ce28" office:value-type="string">
            <text:p>I/O</text:p>
          </table:table-cell>
          <table:table-cell table:style-name="ce14" office:value-type="string">
            <text:p>reserved</text:p>
          </table:table-cell>
          <table:table-cell table:style-name="ce14"/>
          <table:table-cell/>
        </table:table-row>
        <table:table-row table:style-name="ro2">
          <table:table-cell table:style-name="ce14" office:value-type="string">
            <text:p>X3</text:p>
          </table:table-cell>
          <table:table-cell table:style-name="ce28" office:value-type="string">
            <text:p>RA3</text:p>
          </table:table-cell>
          <table:table-cell table:style-name="ce28" office:value-type="float" office:value="22">
            <text:p>22</text:p>
          </table:table-cell>
          <table:table-cell table:style-name="ce28" office:value-type="string">
            <text:p>I/O</text:p>
          </table:table-cell>
          <table:table-cell table:style-name="ce14" office:value-type="string">
            <text:p>reserved</text:p>
          </table:table-cell>
          <table:table-cell table:style-name="ce14"/>
          <table:table-cell/>
        </table:table-row>
        <table:table-row table:style-name="ro2">
          <table:table-cell table:style-name="ce15"/>
          <table:table-cell table:style-name="ce29" office:value-type="string">
            <text:p>RA7</text:p>
          </table:table-cell>
          <table:table-cell table:style-name="ce29" office:value-type="float" office:value="30">
            <text:p>30</text:p>
          </table:table-cell>
          <table:table-cell table:style-name="ce29" office:value-type="string">
            <text:p>Output</text:p>
          </table:table-cell>
          <table:table-cell table:style-name="ce15" office:value-type="string">
            <text:p>N/C</text:p>
          </table:table-cell>
          <table:table-cell table:style-name="ce15"/>
          <table:table-cell/>
        </table:table-row>
        <table:table-row table:style-name="ro2">
          <table:table-cell table:style-name="ce15"/>
          <table:table-cell table:style-name="ce29" office:value-type="string">
            <text:p>RC0</text:p>
          </table:table-cell>
          <table:table-cell table:style-name="ce29" office:value-type="float" office:value="32">
            <text:p>32</text:p>
          </table:table-cell>
          <table:table-cell table:style-name="ce29" office:value-type="string">
            <text:p>Output</text:p>
          </table:table-cell>
          <table:table-cell table:style-name="ce15" office:value-type="string">
            <text:p>N/C</text:p>
          </table:table-cell>
          <table:table-cell table:style-name="ce15"/>
          <table:table-cell/>
        </table:table-row>
        <table:table-row table:style-name="ro2">
          <table:table-cell table:style-name="ce15"/>
          <table:table-cell table:style-name="ce29" office:value-type="string">
            <text:p>RC1</text:p>
          </table:table-cell>
          <table:table-cell table:style-name="ce29" office:value-type="float" office:value="35">
            <text:p>35</text:p>
          </table:table-cell>
          <table:table-cell table:style-name="ce29" office:value-type="string">
            <text:p>Output</text:p>
          </table:table-cell>
          <table:table-cell table:style-name="ce15" office:value-type="string">
            <text:p>N/C</text:p>
          </table:table-cell>
          <table:table-cell table:style-name="ce15"/>
          <table:table-cell/>
        </table:table-row>
        <table:table-row table:style-name="ro2">
          <table:table-cell table:style-name="ce15"/>
          <table:table-cell table:style-name="ce29" office:value-type="string">
            <text:p>RC4</text:p>
          </table:table-cell>
          <table:table-cell table:style-name="ce29" office:value-type="float" office:value="42">
            <text:p>42</text:p>
          </table:table-cell>
          <table:table-cell table:style-name="ce29" office:value-type="string">
            <text:p>Output</text:p>
          </table:table-cell>
          <table:table-cell table:style-name="ce15" office:value-type="string">
            <text:p>N/C</text:p>
          </table:table-cell>
          <table:table-cell table:style-name="ce15"/>
          <table:table-cell/>
        </table:table-row>
        <table:table-row table:style-name="ro2">
          <table:table-cell table:style-name="ce15"/>
          <table:table-cell table:style-name="ce29" office:value-type="string">
            <text:p>RE0</text:p>
          </table:table-cell>
          <table:table-cell table:style-name="ce29" office:value-type="float" office:value="25">
            <text:p>25</text:p>
          </table:table-cell>
          <table:table-cell table:style-name="ce29" office:value-type="string">
            <text:p>Output</text:p>
          </table:table-cell>
          <table:table-cell table:style-name="ce15" office:value-type="string">
            <text:p>N/C</text:p>
          </table:table-cell>
          <table:table-cell table:style-name="ce15"/>
          <table:table-cell/>
        </table:table-row>
        <table:table-row table:style-name="ro2">
          <table:table-cell table:style-name="ce15"/>
          <table:table-cell table:style-name="ce29" office:value-type="string">
            <text:p>RE1</text:p>
          </table:table-cell>
          <table:table-cell table:style-name="ce29" office:value-type="float" office:value="26">
            <text:p>26</text:p>
          </table:table-cell>
          <table:table-cell table:style-name="ce29" office:value-type="string">
            <text:p>Output</text:p>
          </table:table-cell>
          <table:table-cell table:style-name="ce15" office:value-type="string">
            <text:p>N/C</text:p>
          </table:table-cell>
          <table:table-cell table:style-name="ce15"/>
          <table:table-cell/>
        </table:table-row>
        <table:table-row table:style-name="ro2">
          <table:table-cell table:style-name="ce15"/>
          <table:table-cell table:style-name="ce29" office:value-type="string">
            <text:p>RE2</text:p>
          </table:table-cell>
          <table:table-cell table:style-name="ce29" office:value-type="float" office:value="27">
            <text:p>27</text:p>
          </table:table-cell>
          <table:table-cell table:style-name="ce29" office:value-type="string">
            <text:p>Output</text:p>
          </table:table-cell>
          <table:table-cell table:style-name="ce15" office:value-type="string">
            <text:p>N/C</text:p>
          </table:table-cell>
          <table:table-cell table:style-name="ce15"/>
          <table:table-cell/>
        </table:table-row>
        <table:table-row table:style-name="ro2">
          <table:table-cell table:style-name="ce16"/>
          <table:table-cell table:style-name="ce30" office:value-type="string">
            <text:p>RE3</text:p>
          </table:table-cell>
          <table:table-cell table:style-name="ce30" office:value-type="float" office:value="18">
            <text:p>18</text:p>
          </table:table-cell>
          <table:table-cell table:style-name="ce30" office:value-type="string">
            <text:p>ICSP</text:p>
          </table:table-cell>
          <table:table-cell table:style-name="ce16" office:value-type="string">
            <text:p>ICSP VPP</text:p>
          </table:table-cell>
          <table:table-cell table:style-name="ce16"/>
          <table:table-cell/>
        </table:table-row>
        <table:table-row table:style-name="ro2" table:number-rows-repeated="23">
          <table:table-cell table:number-columns-repeated="7"/>
        </table:table-row>
        <table:table-row table:style-name="ro2" table:number-rows-repeated="65463">
          <table:table-cell table:style-name="ce17" table:number-columns-repeated="3"/>
          <table:table-cell table:number-columns-repeated="4"/>
        </table:table-row>
        <table:table-row table:style-name="ro2" table:number-rows-repeated="98303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AM" table:style-name="ta1" table:print="false">
        <office:forms form:automatic-focus="false" form:apply-design-mode="false"/>
        <table:table-column table:style-name="co2" table:default-cell-style-name="Default"/>
        <table:table-column table:style-name="co6" table:default-cell-style-name="ce40"/>
        <table:table-column table:style-name="co7" table:default-cell-style-name="ce17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ce40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 table:number-rows-repeated="4">
          <table:table-cell/>
          <table:table-cell table:style-name="Default"/>
          <table:table-cell table:style-name="ce43"/>
          <table:table-cell table:number-columns-repeated="6"/>
          <table:table-cell table:style-name="Default"/>
          <table:table-cell table:style-name="ce40"/>
          <table:table-cell table:number-columns-repeated="10"/>
        </table:table-row>
        <table:table-row table:style-name="ro4">
          <table:table-cell/>
          <table:table-cell table:style-name="ce38" office:value-type="string" table:number-columns-spanned="2" table:number-rows-spanned="1">
            <text:p>BANK 0</text:p>
          </table:table-cell>
          <table:covered-table-cell table:style-name="ce44"/>
          <table:table-cell table:style-name="ce44" office:value-type="string" table:number-columns-spanned="2" table:number-rows-spanned="1">
            <text:p>BANK 1</text:p>
          </table:table-cell>
          <table:covered-table-cell table:style-name="ce44"/>
          <table:table-cell table:style-name="ce44" office:value-type="string" table:number-columns-spanned="2" table:number-rows-spanned="1">
            <text:p>BANK 2</text:p>
          </table:table-cell>
          <table:covered-table-cell table:style-name="ce44"/>
          <table:table-cell table:style-name="ce44" office:value-type="string" table:number-columns-spanned="2" table:number-rows-spanned="1">
            <text:p>BANK 3</text:p>
          </table:table-cell>
          <table:covered-table-cell table:style-name="ce44"/>
          <table:table-cell table:style-name="ce38" office:value-type="string" table:number-columns-spanned="2" table:number-rows-spanned="1">
            <text:p>BANK 4</text:p>
          </table:table-cell>
          <table:covered-table-cell table:style-name="ce44"/>
          <table:table-cell table:style-name="ce44" office:value-type="string" table:number-columns-spanned="2" table:number-rows-spanned="1">
            <text:p>BANK 5</text:p>
          </table:table-cell>
          <table:covered-table-cell table:style-name="ce44"/>
          <table:table-cell table:style-name="ce44" office:value-type="string" table:number-columns-spanned="2" table:number-rows-spanned="1">
            <text:p>BANK 6</text:p>
          </table:table-cell>
          <table:covered-table-cell table:style-name="ce44"/>
          <table:table-cell table:style-name="ce44" office:value-type="string" table:number-columns-spanned="2" table:number-rows-spanned="1">
            <text:p>BANK 7</text:p>
          </table:table-cell>
          <table:covered-table-cell table:style-name="ce44"/>
          <table:table-cell table:style-name="ce44" office:value-type="string" table:number-columns-spanned="2" table:number-rows-spanned="1">
            <text:p>BANK 8</text:p>
          </table:table-cell>
          <table:covered-table-cell table:style-name="ce44"/>
          <table:table-cell table:style-name="ce44"/>
          <table:table-cell table:style-name="ce44" office:value-type="string">
            <text:p>BANK 15</text:p>
          </table:table-cell>
        </table:table-row>
        <table:table-row table:style-name="ro2">
          <table:table-cell table:style-name="ce36" table:formula="of:=BASE(CELL(&quot;ROW&quot;;[.A6])-6;16)" office:value-type="string" office:string-value="0">
            <text:p>0</text:p>
          </table:table-cell>
          <table:table-cell table:style-name="ce39" table:formula="of:=BASE(CELL(&quot;ROW&quot;;[.B6])-6;16)" office:value-type="string" office:string-value="0">
            <text:p>0</text:p>
          </table:table-cell>
          <table:table-cell table:style-name="ce22" office:value-type="string">
            <text:p>INDF0</text:p>
          </table:table-cell>
          <table:table-cell table:style-name="ce39" table:formula="of:=BASE(CELL(&quot;ROW&quot;;[.D6])+122;16)" office:value-type="string" office:string-value="80">
            <text:p>80</text:p>
          </table:table-cell>
          <table:table-cell table:style-name="ce22" office:value-type="string">
            <text:p>INDF0</text:p>
          </table:table-cell>
          <table:table-cell table:style-name="ce39" table:formula="of:=BASE(CELL(&quot;ROW&quot;;[.F6])+250;16)" office:value-type="string" office:string-value="100">
            <text:p>100</text:p>
          </table:table-cell>
          <table:table-cell table:style-name="ce22" office:value-type="string">
            <text:p>INDF0</text:p>
          </table:table-cell>
          <table:table-cell table:style-name="ce39" table:formula="of:=BASE(CELL(&quot;ROW&quot;;[.H6])+378;16)" office:value-type="string" office:string-value="180">
            <text:p>180</text:p>
          </table:table-cell>
          <table:table-cell table:style-name="ce22" office:value-type="string">
            <text:p>INDF0</text:p>
          </table:table-cell>
          <table:table-cell table:style-name="ce39" table:formula="of:=BASE(CELL(&quot;ROW&quot;;[.J6])+506;16)" office:value-type="string" office:string-value="200">
            <text:p>200</text:p>
          </table:table-cell>
          <table:table-cell table:style-name="ce22" office:value-type="string">
            <text:p>INDF0</text:p>
          </table:table-cell>
          <table:table-cell table:style-name="ce39" table:formula="of:=BASE(CELL(&quot;ROW&quot;;[.L6])+634;16)" office:value-type="string" office:string-value="280">
            <text:p>280</text:p>
          </table:table-cell>
          <table:table-cell table:style-name="ce22" office:value-type="string">
            <text:p>INDF0</text:p>
          </table:table-cell>
          <table:table-cell table:style-name="ce39" table:formula="of:=BASE(CELL(&quot;ROW&quot;;[.N6])+762;16)" office:value-type="string" office:string-value="300">
            <text:p>300</text:p>
          </table:table-cell>
          <table:table-cell table:style-name="ce22" office:value-type="string">
            <text:p>INDF0</text:p>
          </table:table-cell>
          <table:table-cell table:style-name="ce39" table:formula="of:=BASE(CELL(&quot;ROW&quot;;[.P6])+890;16)" office:value-type="string" office:string-value="380">
            <text:p>380</text:p>
          </table:table-cell>
          <table:table-cell table:style-name="ce22" office:value-type="string">
            <text:p>INDF0</text:p>
          </table:table-cell>
          <table:table-cell table:style-name="ce39" table:formula="of:=BASE(CELL(&quot;ROW&quot;;[.R6])+1018;16)" office:value-type="string" office:string-value="400">
            <text:p>400</text:p>
          </table:table-cell>
          <table:table-cell table:style-name="ce22" office:value-type="string">
            <text:p>INDF0</text:p>
          </table:table-cell>
          <table:table-cell table:style-name="ce39" table:formula="of:=BASE(CELL(&quot;ROW&quot;;[.T6])+1914;16)" office:value-type="string" office:string-value="780">
            <text:p>780</text:p>
          </table:table-cell>
          <table:table-cell table:style-name="ce22" office:value-type="string">
            <text:p>INDF0</text:p>
          </table:table-cell>
        </table:table-row>
        <table:table-row table:style-name="ro2">
          <table:table-cell table:style-name="ce36" table:formula="of:=BASE(CELL(&quot;ROW&quot;;[.A7])-6;16)" office:value-type="string" office:string-value="1">
            <text:p>1</text:p>
          </table:table-cell>
          <table:table-cell table:style-name="ce39" table:formula="of:=BASE(CELL(&quot;ROW&quot;;[.B7])-6;16)" office:value-type="string" office:string-value="1">
            <text:p>1</text:p>
          </table:table-cell>
          <table:table-cell table:style-name="ce22" office:value-type="string">
            <text:p>INDF1</text:p>
          </table:table-cell>
          <table:table-cell table:style-name="ce39" table:formula="of:=BASE(CELL(&quot;ROW&quot;;[.D7])+122;16)" office:value-type="string" office:string-value="81">
            <text:p>81</text:p>
          </table:table-cell>
          <table:table-cell table:style-name="ce22" office:value-type="string">
            <text:p>INDF1</text:p>
          </table:table-cell>
          <table:table-cell table:style-name="ce39" table:formula="of:=BASE(CELL(&quot;ROW&quot;;[.F7])+250;16)" office:value-type="string" office:string-value="101">
            <text:p>101</text:p>
          </table:table-cell>
          <table:table-cell table:style-name="ce22" office:value-type="string">
            <text:p>INDF1</text:p>
          </table:table-cell>
          <table:table-cell table:style-name="ce39" table:formula="of:=BASE(CELL(&quot;ROW&quot;;[.H7])+378;16)" office:value-type="string" office:string-value="181">
            <text:p>181</text:p>
          </table:table-cell>
          <table:table-cell table:style-name="ce22" office:value-type="string">
            <text:p>INDF1</text:p>
          </table:table-cell>
          <table:table-cell table:style-name="ce39" table:formula="of:=BASE(CELL(&quot;ROW&quot;;[.J7])+506;16)" office:value-type="string" office:string-value="201">
            <text:p>201</text:p>
          </table:table-cell>
          <table:table-cell table:style-name="ce22" office:value-type="string">
            <text:p>INDF1</text:p>
          </table:table-cell>
          <table:table-cell table:style-name="ce39" table:formula="of:=BASE(CELL(&quot;ROW&quot;;[.L7])+634;16)" office:value-type="string" office:string-value="281">
            <text:p>281</text:p>
          </table:table-cell>
          <table:table-cell table:style-name="ce22" office:value-type="string">
            <text:p>INDF1</text:p>
          </table:table-cell>
          <table:table-cell table:style-name="ce39" table:formula="of:=BASE(CELL(&quot;ROW&quot;;[.N7])+762;16)" office:value-type="string" office:string-value="301">
            <text:p>301</text:p>
          </table:table-cell>
          <table:table-cell table:style-name="ce22" office:value-type="string">
            <text:p>INDF1</text:p>
          </table:table-cell>
          <table:table-cell table:style-name="ce39" table:formula="of:=BASE(CELL(&quot;ROW&quot;;[.P7])+890;16)" office:value-type="string" office:string-value="381">
            <text:p>381</text:p>
          </table:table-cell>
          <table:table-cell table:style-name="ce22" office:value-type="string">
            <text:p>INDF1</text:p>
          </table:table-cell>
          <table:table-cell table:style-name="ce39" table:formula="of:=BASE(CELL(&quot;ROW&quot;;[.R7])+1018;16)" office:value-type="string" office:string-value="401">
            <text:p>401</text:p>
          </table:table-cell>
          <table:table-cell table:style-name="ce22" office:value-type="string">
            <text:p>INDF1</text:p>
          </table:table-cell>
          <table:table-cell table:style-name="ce39" table:formula="of:=BASE(CELL(&quot;ROW&quot;;[.T7])+1914;16)" office:value-type="string" office:string-value="781">
            <text:p>781</text:p>
          </table:table-cell>
          <table:table-cell table:style-name="ce22" office:value-type="string">
            <text:p>INDF1</text:p>
          </table:table-cell>
        </table:table-row>
        <table:table-row table:style-name="ro2">
          <table:table-cell table:style-name="ce36" table:formula="of:=BASE(CELL(&quot;ROW&quot;;[.A8])-6;16)" office:value-type="string" office:string-value="2">
            <text:p>2</text:p>
          </table:table-cell>
          <table:table-cell table:style-name="ce39" table:formula="of:=BASE(CELL(&quot;ROW&quot;;[.B8])-6;16)" office:value-type="string" office:string-value="2">
            <text:p>2</text:p>
          </table:table-cell>
          <table:table-cell table:style-name="ce22" office:value-type="string">
            <text:p>PCL</text:p>
          </table:table-cell>
          <table:table-cell table:style-name="ce39" table:formula="of:=BASE(CELL(&quot;ROW&quot;;[.D8])+122;16)" office:value-type="string" office:string-value="82">
            <text:p>82</text:p>
          </table:table-cell>
          <table:table-cell table:style-name="ce22" office:value-type="string">
            <text:p>PCL</text:p>
          </table:table-cell>
          <table:table-cell table:style-name="ce39" table:formula="of:=BASE(CELL(&quot;ROW&quot;;[.F8])+250;16)" office:value-type="string" office:string-value="102">
            <text:p>102</text:p>
          </table:table-cell>
          <table:table-cell table:style-name="ce22" office:value-type="string">
            <text:p>PCL</text:p>
          </table:table-cell>
          <table:table-cell table:style-name="ce39" table:formula="of:=BASE(CELL(&quot;ROW&quot;;[.H8])+378;16)" office:value-type="string" office:string-value="182">
            <text:p>182</text:p>
          </table:table-cell>
          <table:table-cell table:style-name="ce22" office:value-type="string">
            <text:p>PCL</text:p>
          </table:table-cell>
          <table:table-cell table:style-name="ce39" table:formula="of:=BASE(CELL(&quot;ROW&quot;;[.J8])+506;16)" office:value-type="string" office:string-value="202">
            <text:p>202</text:p>
          </table:table-cell>
          <table:table-cell table:style-name="ce22" office:value-type="string">
            <text:p>PCL</text:p>
          </table:table-cell>
          <table:table-cell table:style-name="ce39" table:formula="of:=BASE(CELL(&quot;ROW&quot;;[.L8])+634;16)" office:value-type="string" office:string-value="282">
            <text:p>282</text:p>
          </table:table-cell>
          <table:table-cell table:style-name="ce22" office:value-type="string">
            <text:p>PCL</text:p>
          </table:table-cell>
          <table:table-cell table:style-name="ce39" table:formula="of:=BASE(CELL(&quot;ROW&quot;;[.N8])+762;16)" office:value-type="string" office:string-value="302">
            <text:p>302</text:p>
          </table:table-cell>
          <table:table-cell table:style-name="ce22" office:value-type="string">
            <text:p>PCL</text:p>
          </table:table-cell>
          <table:table-cell table:style-name="ce39" table:formula="of:=BASE(CELL(&quot;ROW&quot;;[.P8])+890;16)" office:value-type="string" office:string-value="382">
            <text:p>382</text:p>
          </table:table-cell>
          <table:table-cell table:style-name="ce22" office:value-type="string">
            <text:p>PCL</text:p>
          </table:table-cell>
          <table:table-cell table:style-name="ce39" table:formula="of:=BASE(CELL(&quot;ROW&quot;;[.R8])+1018;16)" office:value-type="string" office:string-value="402">
            <text:p>402</text:p>
          </table:table-cell>
          <table:table-cell table:style-name="ce22" office:value-type="string">
            <text:p>PCL</text:p>
          </table:table-cell>
          <table:table-cell table:style-name="ce39" table:formula="of:=BASE(CELL(&quot;ROW&quot;;[.T8])+1914;16)" office:value-type="string" office:string-value="782">
            <text:p>782</text:p>
          </table:table-cell>
          <table:table-cell table:style-name="ce22" office:value-type="string">
            <text:p>PCL</text:p>
          </table:table-cell>
        </table:table-row>
        <table:table-row table:style-name="ro2">
          <table:table-cell table:style-name="ce36" table:formula="of:=BASE(CELL(&quot;ROW&quot;;[.A9])-6;16)" office:value-type="string" office:string-value="3">
            <text:p>3</text:p>
          </table:table-cell>
          <table:table-cell table:style-name="ce39" table:formula="of:=BASE(CELL(&quot;ROW&quot;;[.B9])-6;16)" office:value-type="string" office:string-value="3">
            <text:p>3</text:p>
          </table:table-cell>
          <table:table-cell table:style-name="ce22" office:value-type="string">
            <text:p>STATUS</text:p>
          </table:table-cell>
          <table:table-cell table:style-name="ce39" table:formula="of:=BASE(CELL(&quot;ROW&quot;;[.D9])+122;16)" office:value-type="string" office:string-value="83">
            <text:p>83</text:p>
          </table:table-cell>
          <table:table-cell table:style-name="ce22" office:value-type="string">
            <text:p>STATUS</text:p>
          </table:table-cell>
          <table:table-cell table:style-name="ce39" table:formula="of:=BASE(CELL(&quot;ROW&quot;;[.F9])+250;16)" office:value-type="string" office:string-value="103">
            <text:p>103</text:p>
          </table:table-cell>
          <table:table-cell table:style-name="ce22" office:value-type="string">
            <text:p>STATUS</text:p>
          </table:table-cell>
          <table:table-cell table:style-name="ce39" table:formula="of:=BASE(CELL(&quot;ROW&quot;;[.H9])+378;16)" office:value-type="string" office:string-value="183">
            <text:p>183</text:p>
          </table:table-cell>
          <table:table-cell table:style-name="ce22" office:value-type="string">
            <text:p>STATUS</text:p>
          </table:table-cell>
          <table:table-cell table:style-name="ce39" table:formula="of:=BASE(CELL(&quot;ROW&quot;;[.J9])+506;16)" office:value-type="string" office:string-value="203">
            <text:p>203</text:p>
          </table:table-cell>
          <table:table-cell table:style-name="ce22" office:value-type="string">
            <text:p>STATUS</text:p>
          </table:table-cell>
          <table:table-cell table:style-name="ce39" table:formula="of:=BASE(CELL(&quot;ROW&quot;;[.L9])+634;16)" office:value-type="string" office:string-value="283">
            <text:p>283</text:p>
          </table:table-cell>
          <table:table-cell table:style-name="ce22" office:value-type="string">
            <text:p>STATUS</text:p>
          </table:table-cell>
          <table:table-cell table:style-name="ce39" table:formula="of:=BASE(CELL(&quot;ROW&quot;;[.N9])+762;16)" office:value-type="string" office:string-value="303">
            <text:p>303</text:p>
          </table:table-cell>
          <table:table-cell table:style-name="ce22" office:value-type="string">
            <text:p>STATUS</text:p>
          </table:table-cell>
          <table:table-cell table:style-name="ce39" table:formula="of:=BASE(CELL(&quot;ROW&quot;;[.P9])+890;16)" office:value-type="string" office:string-value="383">
            <text:p>383</text:p>
          </table:table-cell>
          <table:table-cell table:style-name="ce22" office:value-type="string">
            <text:p>STATUS</text:p>
          </table:table-cell>
          <table:table-cell table:style-name="ce39" table:formula="of:=BASE(CELL(&quot;ROW&quot;;[.R9])+1018;16)" office:value-type="string" office:string-value="403">
            <text:p>403</text:p>
          </table:table-cell>
          <table:table-cell table:style-name="ce22" office:value-type="string">
            <text:p>STATUS</text:p>
          </table:table-cell>
          <table:table-cell table:style-name="ce39" table:formula="of:=BASE(CELL(&quot;ROW&quot;;[.T9])+1914;16)" office:value-type="string" office:string-value="783">
            <text:p>783</text:p>
          </table:table-cell>
          <table:table-cell table:style-name="ce22" office:value-type="string">
            <text:p>STATUS</text:p>
          </table:table-cell>
        </table:table-row>
        <table:table-row table:style-name="ro2">
          <table:table-cell table:style-name="ce36" table:formula="of:=BASE(CELL(&quot;ROW&quot;;[.A10])-6;16)" office:value-type="string" office:string-value="4">
            <text:p>4</text:p>
          </table:table-cell>
          <table:table-cell table:style-name="ce39" table:formula="of:=BASE(CELL(&quot;ROW&quot;;[.B10])-6;16)" office:value-type="string" office:string-value="4">
            <text:p>4</text:p>
          </table:table-cell>
          <table:table-cell table:style-name="ce22" office:value-type="string">
            <text:p>FSR0L</text:p>
          </table:table-cell>
          <table:table-cell table:style-name="ce39" table:formula="of:=BASE(CELL(&quot;ROW&quot;;[.D10])+122;16)" office:value-type="string" office:string-value="84">
            <text:p>84</text:p>
          </table:table-cell>
          <table:table-cell table:style-name="ce22" office:value-type="string">
            <text:p>FSR0L</text:p>
          </table:table-cell>
          <table:table-cell table:style-name="ce39" table:formula="of:=BASE(CELL(&quot;ROW&quot;;[.F10])+250;16)" office:value-type="string" office:string-value="104">
            <text:p>104</text:p>
          </table:table-cell>
          <table:table-cell table:style-name="ce22" office:value-type="string">
            <text:p>FSR0L</text:p>
          </table:table-cell>
          <table:table-cell table:style-name="ce39" table:formula="of:=BASE(CELL(&quot;ROW&quot;;[.H10])+378;16)" office:value-type="string" office:string-value="184">
            <text:p>184</text:p>
          </table:table-cell>
          <table:table-cell table:style-name="ce22" office:value-type="string">
            <text:p>FSR0L</text:p>
          </table:table-cell>
          <table:table-cell table:style-name="ce39" table:formula="of:=BASE(CELL(&quot;ROW&quot;;[.J10])+506;16)" office:value-type="string" office:string-value="204">
            <text:p>204</text:p>
          </table:table-cell>
          <table:table-cell table:style-name="ce22" office:value-type="string">
            <text:p>FSR0L</text:p>
          </table:table-cell>
          <table:table-cell table:style-name="ce39" table:formula="of:=BASE(CELL(&quot;ROW&quot;;[.L10])+634;16)" office:value-type="string" office:string-value="284">
            <text:p>284</text:p>
          </table:table-cell>
          <table:table-cell table:style-name="ce22" office:value-type="string">
            <text:p>FSR0L</text:p>
          </table:table-cell>
          <table:table-cell table:style-name="ce39" table:formula="of:=BASE(CELL(&quot;ROW&quot;;[.N10])+762;16)" office:value-type="string" office:string-value="304">
            <text:p>304</text:p>
          </table:table-cell>
          <table:table-cell table:style-name="ce22" office:value-type="string">
            <text:p>FSR0L</text:p>
          </table:table-cell>
          <table:table-cell table:style-name="ce39" table:formula="of:=BASE(CELL(&quot;ROW&quot;;[.P10])+890;16)" office:value-type="string" office:string-value="384">
            <text:p>384</text:p>
          </table:table-cell>
          <table:table-cell table:style-name="ce22" office:value-type="string">
            <text:p>FSR0L</text:p>
          </table:table-cell>
          <table:table-cell table:style-name="ce39" table:formula="of:=BASE(CELL(&quot;ROW&quot;;[.R10])+1018;16)" office:value-type="string" office:string-value="404">
            <text:p>404</text:p>
          </table:table-cell>
          <table:table-cell table:style-name="ce22" office:value-type="string">
            <text:p>FSR0L</text:p>
          </table:table-cell>
          <table:table-cell table:style-name="ce39" table:formula="of:=BASE(CELL(&quot;ROW&quot;;[.T10])+1914;16)" office:value-type="string" office:string-value="784">
            <text:p>784</text:p>
          </table:table-cell>
          <table:table-cell table:style-name="ce22" office:value-type="string">
            <text:p>FSR0L</text:p>
          </table:table-cell>
        </table:table-row>
        <table:table-row table:style-name="ro2">
          <table:table-cell table:style-name="ce36" table:formula="of:=BASE(CELL(&quot;ROW&quot;;[.A11])-6;16)" office:value-type="string" office:string-value="5">
            <text:p>5</text:p>
          </table:table-cell>
          <table:table-cell table:style-name="ce39" table:formula="of:=BASE(CELL(&quot;ROW&quot;;[.B11])-6;16)" office:value-type="string" office:string-value="5">
            <text:p>5</text:p>
          </table:table-cell>
          <table:table-cell table:style-name="ce22" office:value-type="string">
            <text:p>FSR0H</text:p>
          </table:table-cell>
          <table:table-cell table:style-name="ce39" table:formula="of:=BASE(CELL(&quot;ROW&quot;;[.D11])+122;16)" office:value-type="string" office:string-value="85">
            <text:p>85</text:p>
          </table:table-cell>
          <table:table-cell table:style-name="ce22" office:value-type="string">
            <text:p>FSR0H</text:p>
          </table:table-cell>
          <table:table-cell table:style-name="ce39" table:formula="of:=BASE(CELL(&quot;ROW&quot;;[.F11])+250;16)" office:value-type="string" office:string-value="105">
            <text:p>105</text:p>
          </table:table-cell>
          <table:table-cell table:style-name="ce22" office:value-type="string">
            <text:p>FSR0H</text:p>
          </table:table-cell>
          <table:table-cell table:style-name="ce39" table:formula="of:=BASE(CELL(&quot;ROW&quot;;[.H11])+378;16)" office:value-type="string" office:string-value="185">
            <text:p>185</text:p>
          </table:table-cell>
          <table:table-cell table:style-name="ce22" office:value-type="string">
            <text:p>FSR0H</text:p>
          </table:table-cell>
          <table:table-cell table:style-name="ce39" table:formula="of:=BASE(CELL(&quot;ROW&quot;;[.J11])+506;16)" office:value-type="string" office:string-value="205">
            <text:p>205</text:p>
          </table:table-cell>
          <table:table-cell table:style-name="ce22" office:value-type="string">
            <text:p>FSR0H</text:p>
          </table:table-cell>
          <table:table-cell table:style-name="ce39" table:formula="of:=BASE(CELL(&quot;ROW&quot;;[.L11])+634;16)" office:value-type="string" office:string-value="285">
            <text:p>285</text:p>
          </table:table-cell>
          <table:table-cell table:style-name="ce22" office:value-type="string">
            <text:p>FSR0H</text:p>
          </table:table-cell>
          <table:table-cell table:style-name="ce39" table:formula="of:=BASE(CELL(&quot;ROW&quot;;[.N11])+762;16)" office:value-type="string" office:string-value="305">
            <text:p>305</text:p>
          </table:table-cell>
          <table:table-cell table:style-name="ce22" office:value-type="string">
            <text:p>FSR0H</text:p>
          </table:table-cell>
          <table:table-cell table:style-name="ce39" table:formula="of:=BASE(CELL(&quot;ROW&quot;;[.P11])+890;16)" office:value-type="string" office:string-value="385">
            <text:p>385</text:p>
          </table:table-cell>
          <table:table-cell table:style-name="ce22" office:value-type="string">
            <text:p>FSR0H</text:p>
          </table:table-cell>
          <table:table-cell table:style-name="ce39" table:formula="of:=BASE(CELL(&quot;ROW&quot;;[.R11])+1018;16)" office:value-type="string" office:string-value="405">
            <text:p>405</text:p>
          </table:table-cell>
          <table:table-cell table:style-name="ce22" office:value-type="string">
            <text:p>FSR0H</text:p>
          </table:table-cell>
          <table:table-cell table:style-name="ce39" table:formula="of:=BASE(CELL(&quot;ROW&quot;;[.T11])+1914;16)" office:value-type="string" office:string-value="785">
            <text:p>785</text:p>
          </table:table-cell>
          <table:table-cell table:style-name="ce22" office:value-type="string">
            <text:p>FSR0H</text:p>
          </table:table-cell>
        </table:table-row>
        <table:table-row table:style-name="ro2">
          <table:table-cell table:style-name="ce36" table:formula="of:=BASE(CELL(&quot;ROW&quot;;[.A12])-6;16)" office:value-type="string" office:string-value="6">
            <text:p>6</text:p>
          </table:table-cell>
          <table:table-cell table:style-name="ce39" table:formula="of:=BASE(CELL(&quot;ROW&quot;;[.B12])-6;16)" office:value-type="string" office:string-value="6">
            <text:p>6</text:p>
          </table:table-cell>
          <table:table-cell table:style-name="ce22" office:value-type="string">
            <text:p>FSR1L</text:p>
          </table:table-cell>
          <table:table-cell table:style-name="ce39" table:formula="of:=BASE(CELL(&quot;ROW&quot;;[.D12])+122;16)" office:value-type="string" office:string-value="86">
            <text:p>86</text:p>
          </table:table-cell>
          <table:table-cell table:style-name="ce22" office:value-type="string">
            <text:p>FSR1L</text:p>
          </table:table-cell>
          <table:table-cell table:style-name="ce39" table:formula="of:=BASE(CELL(&quot;ROW&quot;;[.F12])+250;16)" office:value-type="string" office:string-value="106">
            <text:p>106</text:p>
          </table:table-cell>
          <table:table-cell table:style-name="ce22" office:value-type="string">
            <text:p>FSR1L</text:p>
          </table:table-cell>
          <table:table-cell table:style-name="ce39" table:formula="of:=BASE(CELL(&quot;ROW&quot;;[.H12])+378;16)" office:value-type="string" office:string-value="186">
            <text:p>186</text:p>
          </table:table-cell>
          <table:table-cell table:style-name="ce22" office:value-type="string">
            <text:p>FSR1L</text:p>
          </table:table-cell>
          <table:table-cell table:style-name="ce39" table:formula="of:=BASE(CELL(&quot;ROW&quot;;[.J12])+506;16)" office:value-type="string" office:string-value="206">
            <text:p>206</text:p>
          </table:table-cell>
          <table:table-cell table:style-name="ce22" office:value-type="string">
            <text:p>FSR1L</text:p>
          </table:table-cell>
          <table:table-cell table:style-name="ce39" table:formula="of:=BASE(CELL(&quot;ROW&quot;;[.L12])+634;16)" office:value-type="string" office:string-value="286">
            <text:p>286</text:p>
          </table:table-cell>
          <table:table-cell table:style-name="ce22" office:value-type="string">
            <text:p>FSR1L</text:p>
          </table:table-cell>
          <table:table-cell table:style-name="ce39" table:formula="of:=BASE(CELL(&quot;ROW&quot;;[.N12])+762;16)" office:value-type="string" office:string-value="306">
            <text:p>306</text:p>
          </table:table-cell>
          <table:table-cell table:style-name="ce22" office:value-type="string">
            <text:p>FSR1L</text:p>
          </table:table-cell>
          <table:table-cell table:style-name="ce39" table:formula="of:=BASE(CELL(&quot;ROW&quot;;[.P12])+890;16)" office:value-type="string" office:string-value="386">
            <text:p>386</text:p>
          </table:table-cell>
          <table:table-cell table:style-name="ce22" office:value-type="string">
            <text:p>FSR1L</text:p>
          </table:table-cell>
          <table:table-cell table:style-name="ce39" table:formula="of:=BASE(CELL(&quot;ROW&quot;;[.R12])+1018;16)" office:value-type="string" office:string-value="406">
            <text:p>406</text:p>
          </table:table-cell>
          <table:table-cell table:style-name="ce22" office:value-type="string">
            <text:p>FSR1L</text:p>
          </table:table-cell>
          <table:table-cell table:style-name="ce39" table:formula="of:=BASE(CELL(&quot;ROW&quot;;[.T12])+1914;16)" office:value-type="string" office:string-value="786">
            <text:p>786</text:p>
          </table:table-cell>
          <table:table-cell table:style-name="ce22" office:value-type="string">
            <text:p>FSR1L</text:p>
          </table:table-cell>
        </table:table-row>
        <table:table-row table:style-name="ro2">
          <table:table-cell table:style-name="ce36" table:formula="of:=BASE(CELL(&quot;ROW&quot;;[.A13])-6;16)" office:value-type="string" office:string-value="7">
            <text:p>7</text:p>
          </table:table-cell>
          <table:table-cell table:style-name="ce39" table:formula="of:=BASE(CELL(&quot;ROW&quot;;[.B13])-6;16)" office:value-type="string" office:string-value="7">
            <text:p>7</text:p>
          </table:table-cell>
          <table:table-cell table:style-name="ce22" office:value-type="string">
            <text:p>FSR1H</text:p>
          </table:table-cell>
          <table:table-cell table:style-name="ce39" table:formula="of:=BASE(CELL(&quot;ROW&quot;;[.D13])+122;16)" office:value-type="string" office:string-value="87">
            <text:p>87</text:p>
          </table:table-cell>
          <table:table-cell table:style-name="ce22" office:value-type="string">
            <text:p>FSR1H</text:p>
          </table:table-cell>
          <table:table-cell table:style-name="ce39" table:formula="of:=BASE(CELL(&quot;ROW&quot;;[.F13])+250;16)" office:value-type="string" office:string-value="107">
            <text:p>107</text:p>
          </table:table-cell>
          <table:table-cell table:style-name="ce22" office:value-type="string">
            <text:p>FSR1H</text:p>
          </table:table-cell>
          <table:table-cell table:style-name="ce39" table:formula="of:=BASE(CELL(&quot;ROW&quot;;[.H13])+378;16)" office:value-type="string" office:string-value="187">
            <text:p>187</text:p>
          </table:table-cell>
          <table:table-cell table:style-name="ce22" office:value-type="string">
            <text:p>FSR1H</text:p>
          </table:table-cell>
          <table:table-cell table:style-name="ce39" table:formula="of:=BASE(CELL(&quot;ROW&quot;;[.J13])+506;16)" office:value-type="string" office:string-value="207">
            <text:p>207</text:p>
          </table:table-cell>
          <table:table-cell table:style-name="ce22" office:value-type="string">
            <text:p>FSR1H</text:p>
          </table:table-cell>
          <table:table-cell table:style-name="ce39" table:formula="of:=BASE(CELL(&quot;ROW&quot;;[.L13])+634;16)" office:value-type="string" office:string-value="287">
            <text:p>287</text:p>
          </table:table-cell>
          <table:table-cell table:style-name="ce22" office:value-type="string">
            <text:p>FSR1H</text:p>
          </table:table-cell>
          <table:table-cell table:style-name="ce39" table:formula="of:=BASE(CELL(&quot;ROW&quot;;[.N13])+762;16)" office:value-type="string" office:string-value="307">
            <text:p>307</text:p>
          </table:table-cell>
          <table:table-cell table:style-name="ce22" office:value-type="string">
            <text:p>FSR1H</text:p>
          </table:table-cell>
          <table:table-cell table:style-name="ce39" table:formula="of:=BASE(CELL(&quot;ROW&quot;;[.P13])+890;16)" office:value-type="string" office:string-value="387">
            <text:p>387</text:p>
          </table:table-cell>
          <table:table-cell table:style-name="ce22" office:value-type="string">
            <text:p>FSR1H</text:p>
          </table:table-cell>
          <table:table-cell table:style-name="ce39" table:formula="of:=BASE(CELL(&quot;ROW&quot;;[.R13])+1018;16)" office:value-type="string" office:string-value="407">
            <text:p>407</text:p>
          </table:table-cell>
          <table:table-cell table:style-name="ce22" office:value-type="string">
            <text:p>FSR1H</text:p>
          </table:table-cell>
          <table:table-cell table:style-name="ce39" table:formula="of:=BASE(CELL(&quot;ROW&quot;;[.T13])+1914;16)" office:value-type="string" office:string-value="787">
            <text:p>787</text:p>
          </table:table-cell>
          <table:table-cell table:style-name="ce22" office:value-type="string">
            <text:p>FSR1H</text:p>
          </table:table-cell>
        </table:table-row>
        <table:table-row table:style-name="ro2">
          <table:table-cell table:style-name="ce36" table:formula="of:=BASE(CELL(&quot;ROW&quot;;[.A14])-6;16)" office:value-type="string" office:string-value="8">
            <text:p>8</text:p>
          </table:table-cell>
          <table:table-cell table:style-name="ce39" table:formula="of:=BASE(CELL(&quot;ROW&quot;;[.B14])-6;16)" office:value-type="string" office:string-value="8">
            <text:p>8</text:p>
          </table:table-cell>
          <table:table-cell table:style-name="ce22" office:value-type="string">
            <text:p>BSR</text:p>
          </table:table-cell>
          <table:table-cell table:style-name="ce39" table:formula="of:=BASE(CELL(&quot;ROW&quot;;[.D14])+122;16)" office:value-type="string" office:string-value="88">
            <text:p>88</text:p>
          </table:table-cell>
          <table:table-cell table:style-name="ce22" office:value-type="string">
            <text:p>BSR</text:p>
          </table:table-cell>
          <table:table-cell table:style-name="ce39" table:formula="of:=BASE(CELL(&quot;ROW&quot;;[.F14])+250;16)" office:value-type="string" office:string-value="108">
            <text:p>108</text:p>
          </table:table-cell>
          <table:table-cell table:style-name="ce22" office:value-type="string">
            <text:p>BSR</text:p>
          </table:table-cell>
          <table:table-cell table:style-name="ce39" table:formula="of:=BASE(CELL(&quot;ROW&quot;;[.H14])+378;16)" office:value-type="string" office:string-value="188">
            <text:p>188</text:p>
          </table:table-cell>
          <table:table-cell table:style-name="ce22" office:value-type="string">
            <text:p>BSR</text:p>
          </table:table-cell>
          <table:table-cell table:style-name="ce39" table:formula="of:=BASE(CELL(&quot;ROW&quot;;[.J14])+506;16)" office:value-type="string" office:string-value="208">
            <text:p>208</text:p>
          </table:table-cell>
          <table:table-cell table:style-name="ce22" office:value-type="string">
            <text:p>BSR</text:p>
          </table:table-cell>
          <table:table-cell table:style-name="ce39" table:formula="of:=BASE(CELL(&quot;ROW&quot;;[.L14])+634;16)" office:value-type="string" office:string-value="288">
            <text:p>288</text:p>
          </table:table-cell>
          <table:table-cell table:style-name="ce22" office:value-type="string">
            <text:p>BSR</text:p>
          </table:table-cell>
          <table:table-cell table:style-name="ce39" table:formula="of:=BASE(CELL(&quot;ROW&quot;;[.N14])+762;16)" office:value-type="string" office:string-value="308">
            <text:p>308</text:p>
          </table:table-cell>
          <table:table-cell table:style-name="ce22" office:value-type="string">
            <text:p>BSR</text:p>
          </table:table-cell>
          <table:table-cell table:style-name="ce39" table:formula="of:=BASE(CELL(&quot;ROW&quot;;[.P14])+890;16)" office:value-type="string" office:string-value="388">
            <text:p>388</text:p>
          </table:table-cell>
          <table:table-cell table:style-name="ce22" office:value-type="string">
            <text:p>BSR</text:p>
          </table:table-cell>
          <table:table-cell table:style-name="ce39" table:formula="of:=BASE(CELL(&quot;ROW&quot;;[.R14])+1018;16)" office:value-type="string" office:string-value="408">
            <text:p>408</text:p>
          </table:table-cell>
          <table:table-cell table:style-name="ce22" office:value-type="string">
            <text:p>BSR</text:p>
          </table:table-cell>
          <table:table-cell table:style-name="ce39" table:formula="of:=BASE(CELL(&quot;ROW&quot;;[.T14])+1914;16)" office:value-type="string" office:string-value="788">
            <text:p>788</text:p>
          </table:table-cell>
          <table:table-cell table:style-name="ce22" office:value-type="string">
            <text:p>BSR</text:p>
          </table:table-cell>
        </table:table-row>
        <table:table-row table:style-name="ro2">
          <table:table-cell table:style-name="ce36" table:formula="of:=BASE(CELL(&quot;ROW&quot;;[.A15])-6;16)" office:value-type="string" office:string-value="9">
            <text:p>9</text:p>
          </table:table-cell>
          <table:table-cell table:style-name="ce39" table:formula="of:=BASE(CELL(&quot;ROW&quot;;[.B15])-6;16)" office:value-type="string" office:string-value="9">
            <text:p>9</text:p>
          </table:table-cell>
          <table:table-cell table:style-name="ce22" office:value-type="string">
            <text:p>WREG</text:p>
          </table:table-cell>
          <table:table-cell table:style-name="ce39" table:formula="of:=BASE(CELL(&quot;ROW&quot;;[.D15])+122;16)" office:value-type="string" office:string-value="89">
            <text:p>89</text:p>
          </table:table-cell>
          <table:table-cell table:style-name="ce22" office:value-type="string">
            <text:p>WREG</text:p>
          </table:table-cell>
          <table:table-cell table:style-name="ce39" table:formula="of:=BASE(CELL(&quot;ROW&quot;;[.F15])+250;16)" office:value-type="string" office:string-value="109">
            <text:p>109</text:p>
          </table:table-cell>
          <table:table-cell table:style-name="ce22" office:value-type="string">
            <text:p>WREG</text:p>
          </table:table-cell>
          <table:table-cell table:style-name="ce39" table:formula="of:=BASE(CELL(&quot;ROW&quot;;[.H15])+378;16)" office:value-type="string" office:string-value="189">
            <text:p>189</text:p>
          </table:table-cell>
          <table:table-cell table:style-name="ce22" office:value-type="string">
            <text:p>WREG</text:p>
          </table:table-cell>
          <table:table-cell table:style-name="ce39" table:formula="of:=BASE(CELL(&quot;ROW&quot;;[.J15])+506;16)" office:value-type="string" office:string-value="209">
            <text:p>209</text:p>
          </table:table-cell>
          <table:table-cell table:style-name="ce22" office:value-type="string">
            <text:p>WREG</text:p>
          </table:table-cell>
          <table:table-cell table:style-name="ce39" table:formula="of:=BASE(CELL(&quot;ROW&quot;;[.L15])+634;16)" office:value-type="string" office:string-value="289">
            <text:p>289</text:p>
          </table:table-cell>
          <table:table-cell table:style-name="ce22" office:value-type="string">
            <text:p>WREG</text:p>
          </table:table-cell>
          <table:table-cell table:style-name="ce39" table:formula="of:=BASE(CELL(&quot;ROW&quot;;[.N15])+762;16)" office:value-type="string" office:string-value="309">
            <text:p>309</text:p>
          </table:table-cell>
          <table:table-cell table:style-name="ce22" office:value-type="string">
            <text:p>WREG</text:p>
          </table:table-cell>
          <table:table-cell table:style-name="ce39" table:formula="of:=BASE(CELL(&quot;ROW&quot;;[.P15])+890;16)" office:value-type="string" office:string-value="389">
            <text:p>389</text:p>
          </table:table-cell>
          <table:table-cell table:style-name="ce22" office:value-type="string">
            <text:p>WREG</text:p>
          </table:table-cell>
          <table:table-cell table:style-name="ce39" table:formula="of:=BASE(CELL(&quot;ROW&quot;;[.R15])+1018;16)" office:value-type="string" office:string-value="409">
            <text:p>409</text:p>
          </table:table-cell>
          <table:table-cell table:style-name="ce22" office:value-type="string">
            <text:p>WREG</text:p>
          </table:table-cell>
          <table:table-cell table:style-name="ce39" table:formula="of:=BASE(CELL(&quot;ROW&quot;;[.T15])+1914;16)" office:value-type="string" office:string-value="789">
            <text:p>789</text:p>
          </table:table-cell>
          <table:table-cell table:style-name="ce22" office:value-type="string">
            <text:p>WREG</text:p>
          </table:table-cell>
        </table:table-row>
        <table:table-row table:style-name="ro2">
          <table:table-cell table:style-name="ce36" table:formula="of:=BASE(CELL(&quot;ROW&quot;;[.A16])-6;16)" office:value-type="string" office:string-value="A">
            <text:p>A</text:p>
          </table:table-cell>
          <table:table-cell table:style-name="ce39" table:formula="of:=BASE(CELL(&quot;ROW&quot;;[.B16])-6;16)" office:value-type="string" office:string-value="A">
            <text:p>A</text:p>
          </table:table-cell>
          <table:table-cell table:style-name="ce45" office:value-type="string">
            <text:p>PCLATH</text:p>
          </table:table-cell>
          <table:table-cell table:style-name="ce39" table:formula="of:=BASE(CELL(&quot;ROW&quot;;[.D16])+122;16)" office:value-type="string" office:string-value="8A">
            <text:p>8A</text:p>
          </table:table-cell>
          <table:table-cell table:style-name="ce45" office:value-type="string">
            <text:p>PCLATH</text:p>
          </table:table-cell>
          <table:table-cell table:style-name="ce39" table:formula="of:=BASE(CELL(&quot;ROW&quot;;[.F16])+250;16)" office:value-type="string" office:string-value="10A">
            <text:p>10A</text:p>
          </table:table-cell>
          <table:table-cell table:style-name="ce45" office:value-type="string">
            <text:p>PCLATH</text:p>
          </table:table-cell>
          <table:table-cell table:style-name="ce39" table:formula="of:=BASE(CELL(&quot;ROW&quot;;[.H16])+378;16)" office:value-type="string" office:string-value="18A">
            <text:p>18A</text:p>
          </table:table-cell>
          <table:table-cell table:style-name="ce45" office:value-type="string">
            <text:p>PCLATH</text:p>
          </table:table-cell>
          <table:table-cell table:style-name="ce39" table:formula="of:=BASE(CELL(&quot;ROW&quot;;[.J16])+506;16)" office:value-type="string" office:string-value="20A">
            <text:p>20A</text:p>
          </table:table-cell>
          <table:table-cell table:style-name="ce45" office:value-type="string">
            <text:p>PCLATH</text:p>
          </table:table-cell>
          <table:table-cell table:style-name="ce39" table:formula="of:=BASE(CELL(&quot;ROW&quot;;[.L16])+634;16)" office:value-type="string" office:string-value="28A">
            <text:p>28A</text:p>
          </table:table-cell>
          <table:table-cell table:style-name="ce45" office:value-type="string">
            <text:p>PCLATH</text:p>
          </table:table-cell>
          <table:table-cell table:style-name="ce39" table:formula="of:=BASE(CELL(&quot;ROW&quot;;[.N16])+762;16)" office:value-type="string" office:string-value="30A">
            <text:p>30A</text:p>
          </table:table-cell>
          <table:table-cell table:style-name="ce45" office:value-type="string">
            <text:p>PCLATH</text:p>
          </table:table-cell>
          <table:table-cell table:style-name="ce39" table:formula="of:=BASE(CELL(&quot;ROW&quot;;[.P16])+890;16)" office:value-type="string" office:string-value="38A">
            <text:p>38A</text:p>
          </table:table-cell>
          <table:table-cell table:style-name="ce45" office:value-type="string">
            <text:p>PCLATH</text:p>
          </table:table-cell>
          <table:table-cell table:style-name="ce39" table:formula="of:=BASE(CELL(&quot;ROW&quot;;[.R16])+1018;16)" office:value-type="string" office:string-value="40A">
            <text:p>40A</text:p>
          </table:table-cell>
          <table:table-cell table:style-name="ce45" office:value-type="string">
            <text:p>PCLATH</text:p>
          </table:table-cell>
          <table:table-cell table:style-name="ce39" table:formula="of:=BASE(CELL(&quot;ROW&quot;;[.T16])+1914;16)" office:value-type="string" office:string-value="78A">
            <text:p>78A</text:p>
          </table:table-cell>
          <table:table-cell table:style-name="ce45" office:value-type="string">
            <text:p>PCLATH</text:p>
          </table:table-cell>
        </table:table-row>
        <table:table-row table:style-name="ro2">
          <table:table-cell table:style-name="ce36" table:formula="of:=BASE(CELL(&quot;ROW&quot;;[.A17])-6;16)" office:value-type="string" office:string-value="B">
            <text:p>B</text:p>
          </table:table-cell>
          <table:table-cell table:style-name="ce39" table:formula="of:=BASE(CELL(&quot;ROW&quot;;[.B17])-6;16)" office:value-type="string" office:string-value="B">
            <text:p>B</text:p>
          </table:table-cell>
          <table:table-cell table:style-name="ce45" office:value-type="string">
            <text:p>INTCON</text:p>
          </table:table-cell>
          <table:table-cell table:style-name="ce39" table:formula="of:=BASE(CELL(&quot;ROW&quot;;[.D17])+122;16)" office:value-type="string" office:string-value="8B">
            <text:p>8B</text:p>
          </table:table-cell>
          <table:table-cell table:style-name="ce45" office:value-type="string">
            <text:p>INTCON</text:p>
          </table:table-cell>
          <table:table-cell table:style-name="ce39" table:formula="of:=BASE(CELL(&quot;ROW&quot;;[.F17])+250;16)" office:value-type="string" office:string-value="10B">
            <text:p>10B</text:p>
          </table:table-cell>
          <table:table-cell table:style-name="ce45" office:value-type="string">
            <text:p>INTCON</text:p>
          </table:table-cell>
          <table:table-cell table:style-name="ce39" table:formula="of:=BASE(CELL(&quot;ROW&quot;;[.H17])+378;16)" office:value-type="string" office:string-value="18B">
            <text:p>18B</text:p>
          </table:table-cell>
          <table:table-cell table:style-name="ce45" office:value-type="string">
            <text:p>INTCON</text:p>
          </table:table-cell>
          <table:table-cell table:style-name="ce39" table:formula="of:=BASE(CELL(&quot;ROW&quot;;[.J17])+506;16)" office:value-type="string" office:string-value="20B">
            <text:p>20B</text:p>
          </table:table-cell>
          <table:table-cell table:style-name="ce45" office:value-type="string">
            <text:p>INTCON</text:p>
          </table:table-cell>
          <table:table-cell table:style-name="ce39" table:formula="of:=BASE(CELL(&quot;ROW&quot;;[.L17])+634;16)" office:value-type="string" office:string-value="28B">
            <text:p>28B</text:p>
          </table:table-cell>
          <table:table-cell table:style-name="ce45" office:value-type="string">
            <text:p>INTCON</text:p>
          </table:table-cell>
          <table:table-cell table:style-name="ce39" table:formula="of:=BASE(CELL(&quot;ROW&quot;;[.N17])+762;16)" office:value-type="string" office:string-value="30B">
            <text:p>30B</text:p>
          </table:table-cell>
          <table:table-cell table:style-name="ce45" office:value-type="string">
            <text:p>INTCON</text:p>
          </table:table-cell>
          <table:table-cell table:style-name="ce39" table:formula="of:=BASE(CELL(&quot;ROW&quot;;[.P17])+890;16)" office:value-type="string" office:string-value="38B">
            <text:p>38B</text:p>
          </table:table-cell>
          <table:table-cell table:style-name="ce45" office:value-type="string">
            <text:p>INTCON</text:p>
          </table:table-cell>
          <table:table-cell table:style-name="ce39" table:formula="of:=BASE(CELL(&quot;ROW&quot;;[.R17])+1018;16)" office:value-type="string" office:string-value="40B">
            <text:p>40B</text:p>
          </table:table-cell>
          <table:table-cell table:style-name="ce45" office:value-type="string">
            <text:p>INTCON</text:p>
          </table:table-cell>
          <table:table-cell table:style-name="ce39" table:formula="of:=BASE(CELL(&quot;ROW&quot;;[.T17])+1914;16)" office:value-type="string" office:string-value="78B">
            <text:p>78B</text:p>
          </table:table-cell>
          <table:table-cell table:style-name="ce45" office:value-type="string">
            <text:p>INTCON</text:p>
          </table:table-cell>
        </table:table-row>
        <table:table-row table:style-name="ro2">
          <table:table-cell table:style-name="ce36" table:formula="of:=BASE(CELL(&quot;ROW&quot;;[.A18])-6;16)" office:value-type="string" office:string-value="C">
            <text:p>C</text:p>
          </table:table-cell>
          <table:table-cell table:style-name="ce39" table:formula="of:=BASE(CELL(&quot;ROW&quot;;[.B18])-6;16)" office:value-type="string" office:string-value="C">
            <text:p>C</text:p>
          </table:table-cell>
          <table:table-cell table:style-name="ce46" office:value-type="string">
            <text:p>PORTA</text:p>
          </table:table-cell>
          <table:table-cell table:style-name="ce39" table:formula="of:=BASE(CELL(&quot;ROW&quot;;[.D18])+122;16)" office:value-type="string" office:string-value="8C">
            <text:p>8C</text:p>
          </table:table-cell>
          <table:table-cell table:style-name="ce46" office:value-type="string">
            <text:p>TRISA</text:p>
          </table:table-cell>
          <table:table-cell table:style-name="ce39" table:formula="of:=BASE(CELL(&quot;ROW&quot;;[.F18])+250;16)" office:value-type="string" office:string-value="10C">
            <text:p>10C</text:p>
          </table:table-cell>
          <table:table-cell table:style-name="ce46" office:value-type="string">
            <text:p>LATA</text:p>
          </table:table-cell>
          <table:table-cell table:style-name="ce39" table:formula="of:=BASE(CELL(&quot;ROW&quot;;[.H18])+378;16)" office:value-type="string" office:string-value="18C">
            <text:p>18C</text:p>
          </table:table-cell>
          <table:table-cell table:style-name="ce46" office:value-type="string">
            <text:p>ANSELA</text:p>
          </table:table-cell>
          <table:table-cell table:style-name="ce39" table:formula="of:=BASE(CELL(&quot;ROW&quot;;[.J18])+506;16)" office:value-type="string" office:string-value="20C">
            <text:p>20C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L18])+634;16)" office:value-type="string" office:string-value="28C">
            <text:p>28C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N18])+762;16)" office:value-type="string" office:string-value="30C">
            <text:p>30C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P18])+890;16)" office:value-type="string" office:string-value="38C">
            <text:p>38C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R18])+1018;16)" office:value-type="string" office:string-value="40C">
            <text:p>40C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T18])+1914;16)" office:value-type="string" office:string-value="78C">
            <text:p>78C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19])-6;16)" office:value-type="string" office:string-value="D">
            <text:p>D</text:p>
          </table:table-cell>
          <table:table-cell table:style-name="ce39" table:formula="of:=BASE(CELL(&quot;ROW&quot;;[.B19])-6;16)" office:value-type="string" office:string-value="D">
            <text:p>D</text:p>
          </table:table-cell>
          <table:table-cell table:style-name="ce46" office:value-type="string">
            <text:p>PORTB</text:p>
          </table:table-cell>
          <table:table-cell table:style-name="ce39" table:formula="of:=BASE(CELL(&quot;ROW&quot;;[.D19])+122;16)" office:value-type="string" office:string-value="8D">
            <text:p>8D</text:p>
          </table:table-cell>
          <table:table-cell table:style-name="ce46" office:value-type="string">
            <text:p>TRISB</text:p>
          </table:table-cell>
          <table:table-cell table:style-name="ce39" table:formula="of:=BASE(CELL(&quot;ROW&quot;;[.F19])+250;16)" office:value-type="string" office:string-value="10D">
            <text:p>10D</text:p>
          </table:table-cell>
          <table:table-cell table:style-name="ce46" office:value-type="string">
            <text:p>LATB</text:p>
          </table:table-cell>
          <table:table-cell table:style-name="ce39" table:formula="of:=BASE(CELL(&quot;ROW&quot;;[.H19])+378;16)" office:value-type="string" office:string-value="18D">
            <text:p>18D</text:p>
          </table:table-cell>
          <table:table-cell table:style-name="ce46" office:value-type="string">
            <text:p>ANSELB</text:p>
          </table:table-cell>
          <table:table-cell table:style-name="ce39" table:formula="of:=BASE(CELL(&quot;ROW&quot;;[.J19])+506;16)" office:value-type="string" office:string-value="20D">
            <text:p>20D</text:p>
          </table:table-cell>
          <table:table-cell table:style-name="ce46" office:value-type="string">
            <text:p>WPUB</text:p>
          </table:table-cell>
          <table:table-cell table:style-name="ce39" table:formula="of:=BASE(CELL(&quot;ROW&quot;;[.L19])+634;16)" office:value-type="string" office:string-value="28D">
            <text:p>28D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N19])+762;16)" office:value-type="string" office:string-value="30D">
            <text:p>30D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P19])+890;16)" office:value-type="string" office:string-value="38D">
            <text:p>38D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R19])+1018;16)" office:value-type="string" office:string-value="40D">
            <text:p>40D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T19])+1914;16)" office:value-type="string" office:string-value="78D">
            <text:p>78D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20])-6;16)" office:value-type="string" office:string-value="E">
            <text:p>E</text:p>
          </table:table-cell>
          <table:table-cell table:style-name="ce39" table:formula="of:=BASE(CELL(&quot;ROW&quot;;[.B20])-6;16)" office:value-type="string" office:string-value="E">
            <text:p>E</text:p>
          </table:table-cell>
          <table:table-cell table:style-name="ce46" office:value-type="string">
            <text:p>PORTC</text:p>
          </table:table-cell>
          <table:table-cell table:style-name="ce39" table:formula="of:=BASE(CELL(&quot;ROW&quot;;[.D20])+122;16)" office:value-type="string" office:string-value="8E">
            <text:p>8E</text:p>
          </table:table-cell>
          <table:table-cell table:style-name="ce46" office:value-type="string">
            <text:p>TRISC</text:p>
          </table:table-cell>
          <table:table-cell table:style-name="ce39" table:formula="of:=BASE(CELL(&quot;ROW&quot;;[.F20])+250;16)" office:value-type="string" office:string-value="10E">
            <text:p>10E</text:p>
          </table:table-cell>
          <table:table-cell table:style-name="ce46" office:value-type="string">
            <text:p>LATC</text:p>
          </table:table-cell>
          <table:table-cell table:style-name="ce39" table:formula="of:=BASE(CELL(&quot;ROW&quot;;[.H20])+378;16)" office:value-type="string" office:string-value="18E">
            <text:p>18E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J20])+506;16)" office:value-type="string" office:string-value="20E">
            <text:p>20E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L20])+634;16)" office:value-type="string" office:string-value="28E">
            <text:p>28E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N20])+762;16)" office:value-type="string" office:string-value="30E">
            <text:p>30E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P20])+890;16)" office:value-type="string" office:string-value="38E">
            <text:p>38E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R20])+1018;16)" office:value-type="string" office:string-value="40E">
            <text:p>40E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T20])+1914;16)" office:value-type="string" office:string-value="78E">
            <text:p>78E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21])-6;16)" office:value-type="string" office:string-value="F">
            <text:p>F</text:p>
          </table:table-cell>
          <table:table-cell table:style-name="ce39" table:formula="of:=BASE(CELL(&quot;ROW&quot;;[.B21])-6;16)" office:value-type="string" office:string-value="F">
            <text:p>F</text:p>
          </table:table-cell>
          <table:table-cell table:style-name="ce46" office:value-type="string">
            <text:p>PORTD</text:p>
          </table:table-cell>
          <table:table-cell table:style-name="ce39" table:formula="of:=BASE(CELL(&quot;ROW&quot;;[.D21])+122;16)" office:value-type="string" office:string-value="8F">
            <text:p>8F</text:p>
          </table:table-cell>
          <table:table-cell table:style-name="ce46" office:value-type="string">
            <text:p>TRISD</text:p>
          </table:table-cell>
          <table:table-cell table:style-name="ce39" table:formula="of:=BASE(CELL(&quot;ROW&quot;;[.F21])+250;16)" office:value-type="string" office:string-value="10F">
            <text:p>10F</text:p>
          </table:table-cell>
          <table:table-cell table:style-name="ce46" office:value-type="string">
            <text:p>LATD</text:p>
          </table:table-cell>
          <table:table-cell table:style-name="ce39" table:formula="of:=BASE(CELL(&quot;ROW&quot;;[.H21])+378;16)" office:value-type="string" office:string-value="18F">
            <text:p>18F</text:p>
          </table:table-cell>
          <table:table-cell table:style-name="ce46" office:value-type="string">
            <text:p>ANSELD</text:p>
          </table:table-cell>
          <table:table-cell table:style-name="ce39" table:formula="of:=BASE(CELL(&quot;ROW&quot;;[.J21])+506;16)" office:value-type="string" office:string-value="20F">
            <text:p>20F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L21])+634;16)" office:value-type="string" office:string-value="28F">
            <text:p>28F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N21])+762;16)" office:value-type="string" office:string-value="30F">
            <text:p>30F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P21])+890;16)" office:value-type="string" office:string-value="38F">
            <text:p>38F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R21])+1018;16)" office:value-type="string" office:string-value="40F">
            <text:p>40F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T21])+1914;16)" office:value-type="string" office:string-value="78F">
            <text:p>78F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22])-6;16)" office:value-type="string" office:string-value="10">
            <text:p>10</text:p>
          </table:table-cell>
          <table:table-cell table:style-name="ce39" table:formula="of:=BASE(CELL(&quot;ROW&quot;;[.B22])-6;16)" office:value-type="string" office:string-value="10">
            <text:p>10</text:p>
          </table:table-cell>
          <table:table-cell table:style-name="ce46" office:value-type="string">
            <text:p>PORTE</text:p>
          </table:table-cell>
          <table:table-cell table:style-name="ce39" table:formula="of:=BASE(CELL(&quot;ROW&quot;;[.D22])+122;16)" office:value-type="string" office:string-value="90">
            <text:p>90</text:p>
          </table:table-cell>
          <table:table-cell table:style-name="ce46" office:value-type="string">
            <text:p>TRISE</text:p>
          </table:table-cell>
          <table:table-cell table:style-name="ce39" table:formula="of:=BASE(CELL(&quot;ROW&quot;;[.F22])+250;16)" office:value-type="string" office:string-value="110">
            <text:p>110</text:p>
          </table:table-cell>
          <table:table-cell table:style-name="ce46" office:value-type="string">
            <text:p>LATE</text:p>
          </table:table-cell>
          <table:table-cell table:style-name="ce39" table:formula="of:=BASE(CELL(&quot;ROW&quot;;[.H22])+378;16)" office:value-type="string" office:string-value="190">
            <text:p>190</text:p>
          </table:table-cell>
          <table:table-cell table:style-name="ce46" office:value-type="string">
            <text:p>ANSELE</text:p>
          </table:table-cell>
          <table:table-cell table:style-name="ce39" table:formula="of:=BASE(CELL(&quot;ROW&quot;;[.J22])+506;16)" office:value-type="string" office:string-value="210">
            <text:p>210</text:p>
          </table:table-cell>
          <table:table-cell table:style-name="ce46" office:value-type="string">
            <text:p>WPUE</text:p>
          </table:table-cell>
          <table:table-cell table:style-name="ce39" table:formula="of:=BASE(CELL(&quot;ROW&quot;;[.L22])+634;16)" office:value-type="string" office:string-value="290">
            <text:p>290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N22])+762;16)" office:value-type="string" office:string-value="310">
            <text:p>310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P22])+890;16)" office:value-type="string" office:string-value="390">
            <text:p>390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R22])+1018;16)" office:value-type="string" office:string-value="410">
            <text:p>410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T22])+1914;16)" office:value-type="string" office:string-value="790">
            <text:p>790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23])-6;16)" office:value-type="string" office:string-value="11">
            <text:p>11</text:p>
          </table:table-cell>
          <table:table-cell table:style-name="ce39" table:formula="of:=BASE(CELL(&quot;ROW&quot;;[.B23])-6;16)" office:value-type="string" office:string-value="11">
            <text:p>11</text:p>
          </table:table-cell>
          <table:table-cell table:style-name="ce46" office:value-type="string">
            <text:p>PIR1</text:p>
          </table:table-cell>
          <table:table-cell table:style-name="ce39" table:formula="of:=BASE(CELL(&quot;ROW&quot;;[.D23])+122;16)" office:value-type="string" office:string-value="91">
            <text:p>91</text:p>
          </table:table-cell>
          <table:table-cell table:style-name="ce46" office:value-type="string">
            <text:p>PIE1</text:p>
          </table:table-cell>
          <table:table-cell table:style-name="ce39" table:formula="of:=BASE(CELL(&quot;ROW&quot;;[.F23])+250;16)" office:value-type="string" office:string-value="111">
            <text:p>111</text:p>
          </table:table-cell>
          <table:table-cell table:style-name="ce46" office:value-type="string">
            <text:p>CM1CNO0</text:p>
          </table:table-cell>
          <table:table-cell table:style-name="ce39" table:formula="of:=BASE(CELL(&quot;ROW&quot;;[.H23])+378;16)" office:value-type="string" office:string-value="191">
            <text:p>191</text:p>
          </table:table-cell>
          <table:table-cell table:style-name="ce46" office:value-type="string">
            <text:p>EEADRL</text:p>
          </table:table-cell>
          <table:table-cell table:style-name="ce39" table:formula="of:=BASE(CELL(&quot;ROW&quot;;[.J23])+506;16)" office:value-type="string" office:string-value="211">
            <text:p>211</text:p>
          </table:table-cell>
          <table:table-cell table:style-name="ce46" office:value-type="string">
            <text:p>SSPxBUF</text:p>
          </table:table-cell>
          <table:table-cell table:style-name="ce39" table:formula="of:=BASE(CELL(&quot;ROW&quot;;[.L23])+634;16)" office:value-type="string" office:string-value="291">
            <text:p>291</text:p>
          </table:table-cell>
          <table:table-cell table:style-name="ce46" office:value-type="string">
            <text:p>CCPR1L</text:p>
          </table:table-cell>
          <table:table-cell table:style-name="ce39" table:formula="of:=BASE(CELL(&quot;ROW&quot;;[.N23])+762;16)" office:value-type="string" office:string-value="311">
            <text:p>311</text:p>
          </table:table-cell>
          <table:table-cell table:style-name="ce46" office:value-type="string">
            <text:p>CCPR3L</text:p>
          </table:table-cell>
          <table:table-cell table:style-name="ce39" table:formula="of:=BASE(CELL(&quot;ROW&quot;;[.P23])+890;16)" office:value-type="string" office:string-value="391">
            <text:p>391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R23])+1018;16)" office:value-type="string" office:string-value="411">
            <text:p>411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T23])+1914;16)" office:value-type="string" office:string-value="791">
            <text:p>791</text:p>
          </table:table-cell>
          <table:table-cell table:style-name="ce46" office:value-type="string">
            <text:p>LCDCON</text:p>
          </table:table-cell>
        </table:table-row>
        <table:table-row table:style-name="ro2">
          <table:table-cell table:style-name="ce36" table:formula="of:=BASE(CELL(&quot;ROW&quot;;[.A24])-6;16)" office:value-type="string" office:string-value="12">
            <text:p>12</text:p>
          </table:table-cell>
          <table:table-cell table:style-name="ce39" table:formula="of:=BASE(CELL(&quot;ROW&quot;;[.B24])-6;16)" office:value-type="string" office:string-value="12">
            <text:p>12</text:p>
          </table:table-cell>
          <table:table-cell table:style-name="ce46" office:value-type="string">
            <text:p>PIR2</text:p>
          </table:table-cell>
          <table:table-cell table:style-name="ce39" table:formula="of:=BASE(CELL(&quot;ROW&quot;;[.D24])+122;16)" office:value-type="string" office:string-value="92">
            <text:p>92</text:p>
          </table:table-cell>
          <table:table-cell table:style-name="ce46" office:value-type="string">
            <text:p>PIE2</text:p>
          </table:table-cell>
          <table:table-cell table:style-name="ce39" table:formula="of:=BASE(CELL(&quot;ROW&quot;;[.F24])+250;16)" office:value-type="string" office:string-value="112">
            <text:p>112</text:p>
          </table:table-cell>
          <table:table-cell table:style-name="ce46" office:value-type="string">
            <text:p>CM1CNO1</text:p>
          </table:table-cell>
          <table:table-cell table:style-name="ce39" table:formula="of:=BASE(CELL(&quot;ROW&quot;;[.H24])+378;16)" office:value-type="string" office:string-value="192">
            <text:p>192</text:p>
          </table:table-cell>
          <table:table-cell table:style-name="ce46" office:value-type="string">
            <text:p>EEADRH</text:p>
          </table:table-cell>
          <table:table-cell table:style-name="ce39" table:formula="of:=BASE(CELL(&quot;ROW&quot;;[.J24])+506;16)" office:value-type="string" office:string-value="212">
            <text:p>212</text:p>
          </table:table-cell>
          <table:table-cell table:style-name="ce46" office:value-type="string">
            <text:p>SSPxADD</text:p>
          </table:table-cell>
          <table:table-cell table:style-name="ce39" table:formula="of:=BASE(CELL(&quot;ROW&quot;;[.L24])+634;16)" office:value-type="string" office:string-value="292">
            <text:p>292</text:p>
          </table:table-cell>
          <table:table-cell table:style-name="ce46" office:value-type="string">
            <text:p>CCPR1H</text:p>
          </table:table-cell>
          <table:table-cell table:style-name="ce39" table:formula="of:=BASE(CELL(&quot;ROW&quot;;[.N24])+762;16)" office:value-type="string" office:string-value="312">
            <text:p>312</text:p>
          </table:table-cell>
          <table:table-cell table:style-name="ce46" office:value-type="string">
            <text:p>CCPR3H</text:p>
          </table:table-cell>
          <table:table-cell table:style-name="ce39" table:formula="of:=BASE(CELL(&quot;ROW&quot;;[.P24])+890;16)" office:value-type="string" office:string-value="392">
            <text:p>392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R24])+1018;16)" office:value-type="string" office:string-value="412">
            <text:p>412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T24])+1914;16)" office:value-type="string" office:string-value="792">
            <text:p>792</text:p>
          </table:table-cell>
          <table:table-cell table:style-name="ce46" office:value-type="string">
            <text:p>LCDPS</text:p>
          </table:table-cell>
        </table:table-row>
        <table:table-row table:style-name="ro2">
          <table:table-cell table:style-name="ce36" table:formula="of:=BASE(CELL(&quot;ROW&quot;;[.A25])-6;16)" office:value-type="string" office:string-value="13">
            <text:p>13</text:p>
          </table:table-cell>
          <table:table-cell table:style-name="ce39" table:formula="of:=BASE(CELL(&quot;ROW&quot;;[.B25])-6;16)" office:value-type="string" office:string-value="13">
            <text:p>13</text:p>
          </table:table-cell>
          <table:table-cell table:style-name="ce46" office:value-type="string">
            <text:p>PIR3</text:p>
          </table:table-cell>
          <table:table-cell table:style-name="ce39" table:formula="of:=BASE(CELL(&quot;ROW&quot;;[.D25])+122;16)" office:value-type="string" office:string-value="93">
            <text:p>93</text:p>
          </table:table-cell>
          <table:table-cell table:style-name="ce46" office:value-type="string">
            <text:p>PIE3</text:p>
          </table:table-cell>
          <table:table-cell table:style-name="ce39" table:formula="of:=BASE(CELL(&quot;ROW&quot;;[.F25])+250;16)" office:value-type="string" office:string-value="113">
            <text:p>113</text:p>
          </table:table-cell>
          <table:table-cell table:style-name="ce46" office:value-type="string">
            <text:p>CM2CON0</text:p>
          </table:table-cell>
          <table:table-cell table:style-name="ce39" table:formula="of:=BASE(CELL(&quot;ROW&quot;;[.H25])+378;16)" office:value-type="string" office:string-value="193">
            <text:p>193</text:p>
          </table:table-cell>
          <table:table-cell table:style-name="ce46" office:value-type="string">
            <text:p>EEDATL</text:p>
          </table:table-cell>
          <table:table-cell table:style-name="ce39" table:formula="of:=BASE(CELL(&quot;ROW&quot;;[.J25])+506;16)" office:value-type="string" office:string-value="213">
            <text:p>213</text:p>
          </table:table-cell>
          <table:table-cell table:style-name="ce46" office:value-type="string">
            <text:p>SSPxMSK</text:p>
          </table:table-cell>
          <table:table-cell table:style-name="ce39" table:formula="of:=BASE(CELL(&quot;ROW&quot;;[.L25])+634;16)" office:value-type="string" office:string-value="293">
            <text:p>293</text:p>
          </table:table-cell>
          <table:table-cell table:style-name="ce46" office:value-type="string">
            <text:p>CCP1CON</text:p>
          </table:table-cell>
          <table:table-cell table:style-name="ce39" table:formula="of:=BASE(CELL(&quot;ROW&quot;;[.N25])+762;16)" office:value-type="string" office:string-value="313">
            <text:p>313</text:p>
          </table:table-cell>
          <table:table-cell table:style-name="ce46" office:value-type="string">
            <text:p>CCP3CON</text:p>
          </table:table-cell>
          <table:table-cell table:style-name="ce39" table:formula="of:=BASE(CELL(&quot;ROW&quot;;[.P25])+890;16)" office:value-type="string" office:string-value="393">
            <text:p>393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R25])+1018;16)" office:value-type="string" office:string-value="413">
            <text:p>413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T25])+1914;16)" office:value-type="string" office:string-value="793">
            <text:p>793</text:p>
          </table:table-cell>
          <table:table-cell table:style-name="ce46" office:value-type="string">
            <text:p>LCDREF</text:p>
          </table:table-cell>
        </table:table-row>
        <table:table-row table:style-name="ro2">
          <table:table-cell table:style-name="ce36" table:formula="of:=BASE(CELL(&quot;ROW&quot;;[.A26])-6;16)" office:value-type="string" office:string-value="14">
            <text:p>14</text:p>
          </table:table-cell>
          <table:table-cell table:style-name="ce39" table:formula="of:=BASE(CELL(&quot;ROW&quot;;[.B26])-6;16)" office:value-type="string" office:string-value="14">
            <text:p>14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D26])+122;16)" office:value-type="string" office:string-value="94">
            <text:p>94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F26])+250;16)" office:value-type="string" office:string-value="114">
            <text:p>114</text:p>
          </table:table-cell>
          <table:table-cell table:style-name="ce46" office:value-type="string">
            <text:p>CM2CON1</text:p>
          </table:table-cell>
          <table:table-cell table:style-name="ce39" table:formula="of:=BASE(CELL(&quot;ROW&quot;;[.H26])+378;16)" office:value-type="string" office:string-value="194">
            <text:p>194</text:p>
          </table:table-cell>
          <table:table-cell table:style-name="ce46" office:value-type="string">
            <text:p>EEDATH</text:p>
          </table:table-cell>
          <table:table-cell table:style-name="ce39" table:formula="of:=BASE(CELL(&quot;ROW&quot;;[.J26])+506;16)" office:value-type="string" office:string-value="214">
            <text:p>214</text:p>
          </table:table-cell>
          <table:table-cell table:style-name="ce46" office:value-type="string">
            <text:p>SSPxSTAT</text:p>
          </table:table-cell>
          <table:table-cell table:style-name="ce39" table:formula="of:=BASE(CELL(&quot;ROW&quot;;[.L26])+634;16)" office:value-type="string" office:string-value="294">
            <text:p>294</text:p>
          </table:table-cell>
          <table:table-cell table:style-name="ce46" office:value-type="string">
            <text:p>PWM1CON</text:p>
          </table:table-cell>
          <table:table-cell table:style-name="ce39" table:formula="of:=BASE(CELL(&quot;ROW&quot;;[.N26])+762;16)" office:value-type="string" office:string-value="314">
            <text:p>314</text:p>
          </table:table-cell>
          <table:table-cell table:style-name="ce46" office:value-type="string">
            <text:p>PWM3CON</text:p>
          </table:table-cell>
          <table:table-cell table:style-name="ce39" table:formula="of:=BASE(CELL(&quot;ROW&quot;;[.P26])+890;16)" office:value-type="string" office:string-value="394">
            <text:p>394</text:p>
          </table:table-cell>
          <table:table-cell table:style-name="ce46" office:value-type="string">
            <text:p>IOCBP</text:p>
          </table:table-cell>
          <table:table-cell table:style-name="ce39" table:formula="of:=BASE(CELL(&quot;ROW&quot;;[.R26])+1018;16)" office:value-type="string" office:string-value="414">
            <text:p>414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T26])+1914;16)" office:value-type="string" office:string-value="794">
            <text:p>794</text:p>
          </table:table-cell>
          <table:table-cell table:style-name="ce46" office:value-type="string">
            <text:p>LCDCST</text:p>
          </table:table-cell>
        </table:table-row>
        <table:table-row table:style-name="ro2">
          <table:table-cell table:style-name="ce36" table:formula="of:=BASE(CELL(&quot;ROW&quot;;[.A27])-6;16)" office:value-type="string" office:string-value="15">
            <text:p>15</text:p>
          </table:table-cell>
          <table:table-cell table:style-name="ce39" table:formula="of:=BASE(CELL(&quot;ROW&quot;;[.B27])-6;16)" office:value-type="string" office:string-value="15">
            <text:p>15</text:p>
          </table:table-cell>
          <table:table-cell table:style-name="ce46" office:value-type="string">
            <text:p>TMR0</text:p>
          </table:table-cell>
          <table:table-cell table:style-name="ce39" table:formula="of:=BASE(CELL(&quot;ROW&quot;;[.D27])+122;16)" office:value-type="string" office:string-value="95">
            <text:p>95</text:p>
          </table:table-cell>
          <table:table-cell table:style-name="ce46" office:value-type="string">
            <text:p>OPTION</text:p>
          </table:table-cell>
          <table:table-cell table:style-name="ce39" table:formula="of:=BASE(CELL(&quot;ROW&quot;;[.F27])+250;16)" office:value-type="string" office:string-value="115">
            <text:p>115</text:p>
          </table:table-cell>
          <table:table-cell table:style-name="ce46" office:value-type="string">
            <text:p>CMOUT</text:p>
          </table:table-cell>
          <table:table-cell table:style-name="ce39" table:formula="of:=BASE(CELL(&quot;ROW&quot;;[.H27])+378;16)" office:value-type="string" office:string-value="195">
            <text:p>195</text:p>
          </table:table-cell>
          <table:table-cell table:style-name="ce46" office:value-type="string">
            <text:p>EECON1</text:p>
          </table:table-cell>
          <table:table-cell table:style-name="ce39" table:formula="of:=BASE(CELL(&quot;ROW&quot;;[.J27])+506;16)" office:value-type="string" office:string-value="215">
            <text:p>215</text:p>
          </table:table-cell>
          <table:table-cell table:style-name="ce46" office:value-type="string">
            <text:p>SSPxCON1</text:p>
          </table:table-cell>
          <table:table-cell table:style-name="ce39" table:formula="of:=BASE(CELL(&quot;ROW&quot;;[.L27])+634;16)" office:value-type="string" office:string-value="295">
            <text:p>295</text:p>
          </table:table-cell>
          <table:table-cell table:style-name="ce46" office:value-type="string">
            <text:p>CCP1AS</text:p>
          </table:table-cell>
          <table:table-cell table:style-name="ce39" table:formula="of:=BASE(CELL(&quot;ROW&quot;;[.N27])+762;16)" office:value-type="string" office:string-value="315">
            <text:p>315</text:p>
          </table:table-cell>
          <table:table-cell table:style-name="ce46" office:value-type="string">
            <text:p>CCP3AS</text:p>
          </table:table-cell>
          <table:table-cell table:style-name="ce39" table:formula="of:=BASE(CELL(&quot;ROW&quot;;[.P27])+890;16)" office:value-type="string" office:string-value="395">
            <text:p>395</text:p>
          </table:table-cell>
          <table:table-cell table:style-name="ce46" office:value-type="string">
            <text:p>IOCBN</text:p>
          </table:table-cell>
          <table:table-cell table:style-name="ce39" table:formula="of:=BASE(CELL(&quot;ROW&quot;;[.R27])+1018;16)" office:value-type="string" office:string-value="415">
            <text:p>415</text:p>
          </table:table-cell>
          <table:table-cell table:style-name="ce46" office:value-type="string">
            <text:p>TMR4</text:p>
          </table:table-cell>
          <table:table-cell table:style-name="ce39" table:formula="of:=BASE(CELL(&quot;ROW&quot;;[.T27])+1914;16)" office:value-type="string" office:string-value="795">
            <text:p>795</text:p>
          </table:table-cell>
          <table:table-cell table:style-name="ce46" office:value-type="string">
            <text:p>LCDRL</text:p>
          </table:table-cell>
        </table:table-row>
        <table:table-row table:style-name="ro2">
          <table:table-cell table:style-name="ce36" table:formula="of:=BASE(CELL(&quot;ROW&quot;;[.A28])-6;16)" office:value-type="string" office:string-value="16">
            <text:p>16</text:p>
          </table:table-cell>
          <table:table-cell table:style-name="ce39" table:formula="of:=BASE(CELL(&quot;ROW&quot;;[.B28])-6;16)" office:value-type="string" office:string-value="16">
            <text:p>16</text:p>
          </table:table-cell>
          <table:table-cell table:style-name="ce46" office:value-type="string">
            <text:p>TMR1L</text:p>
          </table:table-cell>
          <table:table-cell table:style-name="ce39" table:formula="of:=BASE(CELL(&quot;ROW&quot;;[.D28])+122;16)" office:value-type="string" office:string-value="96">
            <text:p>96</text:p>
          </table:table-cell>
          <table:table-cell table:style-name="ce46" office:value-type="string">
            <text:p>PCON</text:p>
          </table:table-cell>
          <table:table-cell table:style-name="ce39" table:formula="of:=BASE(CELL(&quot;ROW&quot;;[.F28])+250;16)" office:value-type="string" office:string-value="116">
            <text:p>116</text:p>
          </table:table-cell>
          <table:table-cell table:style-name="ce46" office:value-type="string">
            <text:p>BORCON</text:p>
          </table:table-cell>
          <table:table-cell table:style-name="ce39" table:formula="of:=BASE(CELL(&quot;ROW&quot;;[.H28])+378;16)" office:value-type="string" office:string-value="196">
            <text:p>196</text:p>
          </table:table-cell>
          <table:table-cell table:style-name="ce46" office:value-type="string">
            <text:p>EECON2</text:p>
          </table:table-cell>
          <table:table-cell table:style-name="ce39" table:formula="of:=BASE(CELL(&quot;ROW&quot;;[.J28])+506;16)" office:value-type="string" office:string-value="216">
            <text:p>216</text:p>
          </table:table-cell>
          <table:table-cell table:style-name="ce46" office:value-type="string">
            <text:p>SSPxCON2</text:p>
          </table:table-cell>
          <table:table-cell table:style-name="ce39" table:formula="of:=BASE(CELL(&quot;ROW&quot;;[.L28])+634;16)" office:value-type="string" office:string-value="296">
            <text:p>296</text:p>
          </table:table-cell>
          <table:table-cell table:style-name="ce46" office:value-type="string">
            <text:p>PSTR1CON</text:p>
          </table:table-cell>
          <table:table-cell table:style-name="ce39" table:formula="of:=BASE(CELL(&quot;ROW&quot;;[.N28])+762;16)" office:value-type="string" office:string-value="316">
            <text:p>316</text:p>
          </table:table-cell>
          <table:table-cell table:style-name="ce46" office:value-type="string">
            <text:p>PSTR3CON</text:p>
          </table:table-cell>
          <table:table-cell table:style-name="ce39" table:formula="of:=BASE(CELL(&quot;ROW&quot;;[.P28])+890;16)" office:value-type="string" office:string-value="396">
            <text:p>396</text:p>
          </table:table-cell>
          <table:table-cell table:style-name="ce46" office:value-type="string">
            <text:p>IOCBF</text:p>
          </table:table-cell>
          <table:table-cell table:style-name="ce39" table:formula="of:=BASE(CELL(&quot;ROW&quot;;[.R28])+1018;16)" office:value-type="string" office:string-value="416">
            <text:p>416</text:p>
          </table:table-cell>
          <table:table-cell table:style-name="ce46" office:value-type="string">
            <text:p>PR4</text:p>
          </table:table-cell>
          <table:table-cell table:style-name="ce39" table:formula="of:=BASE(CELL(&quot;ROW&quot;;[.T28])+1914;16)" office:value-type="string" office:string-value="796">
            <text:p>796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29])-6;16)" office:value-type="string" office:string-value="17">
            <text:p>17</text:p>
          </table:table-cell>
          <table:table-cell table:style-name="ce39" table:formula="of:=BASE(CELL(&quot;ROW&quot;;[.B29])-6;16)" office:value-type="string" office:string-value="17">
            <text:p>17</text:p>
          </table:table-cell>
          <table:table-cell table:style-name="ce46" office:value-type="string">
            <text:p>TMR1H</text:p>
          </table:table-cell>
          <table:table-cell table:style-name="ce39" table:formula="of:=BASE(CELL(&quot;ROW&quot;;[.D29])+122;16)" office:value-type="string" office:string-value="97">
            <text:p>97</text:p>
          </table:table-cell>
          <table:table-cell table:style-name="ce46" office:value-type="string">
            <text:p>WDTCON</text:p>
          </table:table-cell>
          <table:table-cell table:style-name="ce39" table:formula="of:=BASE(CELL(&quot;ROW&quot;;[.F29])+250;16)" office:value-type="string" office:string-value="117">
            <text:p>117</text:p>
          </table:table-cell>
          <table:table-cell table:style-name="ce46" office:value-type="string">
            <text:p>FVRCON</text:p>
          </table:table-cell>
          <table:table-cell table:style-name="ce39" table:formula="of:=BASE(CELL(&quot;ROW&quot;;[.H29])+378;16)" office:value-type="string" office:string-value="197">
            <text:p>197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J29])+506;16)" office:value-type="string" office:string-value="217">
            <text:p>217</text:p>
          </table:table-cell>
          <table:table-cell table:style-name="ce46" office:value-type="string">
            <text:p>SSPxCON3</text:p>
          </table:table-cell>
          <table:table-cell table:style-name="ce39" table:formula="of:=BASE(CELL(&quot;ROW&quot;;[.L29])+634;16)" office:value-type="string" office:string-value="297">
            <text:p>297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N29])+762;16)" office:value-type="string" office:string-value="317">
            <text:p>317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P29])+890;16)" office:value-type="string" office:string-value="397">
            <text:p>397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R29])+1018;16)" office:value-type="string" office:string-value="417">
            <text:p>417</text:p>
          </table:table-cell>
          <table:table-cell table:style-name="ce46" office:value-type="string">
            <text:p>T4CON</text:p>
          </table:table-cell>
          <table:table-cell table:style-name="ce39" table:formula="of:=BASE(CELL(&quot;ROW&quot;;[.T29])+1914;16)" office:value-type="string" office:string-value="797">
            <text:p>797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30])-6;16)" office:value-type="string" office:string-value="18">
            <text:p>18</text:p>
          </table:table-cell>
          <table:table-cell table:style-name="ce39" table:formula="of:=BASE(CELL(&quot;ROW&quot;;[.B30])-6;16)" office:value-type="string" office:string-value="18">
            <text:p>18</text:p>
          </table:table-cell>
          <table:table-cell table:style-name="ce46" office:value-type="string">
            <text:p>T1CON</text:p>
          </table:table-cell>
          <table:table-cell table:style-name="ce39" table:formula="of:=BASE(CELL(&quot;ROW&quot;;[.D30])+122;16)" office:value-type="string" office:string-value="98">
            <text:p>98</text:p>
          </table:table-cell>
          <table:table-cell table:style-name="ce46" office:value-type="string">
            <text:p>OSCTUNE</text:p>
          </table:table-cell>
          <table:table-cell table:style-name="ce39" table:formula="of:=BASE(CELL(&quot;ROW&quot;;[.F30])+250;16)" office:value-type="string" office:string-value="118">
            <text:p>118</text:p>
          </table:table-cell>
          <table:table-cell table:style-name="ce46" office:value-type="string">
            <text:p>DACCON0</text:p>
          </table:table-cell>
          <table:table-cell table:style-name="ce39" table:formula="of:=BASE(CELL(&quot;ROW&quot;;[.H30])+378;16)" office:value-type="string" office:string-value="198">
            <text:p>198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J30])+506;16)" office:value-type="string" office:string-value="218">
            <text:p>218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L30])+634;16)" office:value-type="string" office:string-value="298">
            <text:p>298</text:p>
          </table:table-cell>
          <table:table-cell table:style-name="ce46" office:value-type="string">
            <text:p>CCPR2L</text:p>
          </table:table-cell>
          <table:table-cell table:style-name="ce39" table:formula="of:=BASE(CELL(&quot;ROW&quot;;[.N30])+762;16)" office:value-type="string" office:string-value="318">
            <text:p>318</text:p>
          </table:table-cell>
          <table:table-cell table:style-name="ce46" office:value-type="string">
            <text:p>CCPR4L</text:p>
          </table:table-cell>
          <table:table-cell table:style-name="ce39" table:formula="of:=BASE(CELL(&quot;ROW&quot;;[.P30])+890;16)" office:value-type="string" office:string-value="398">
            <text:p>398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R30])+1018;16)" office:value-type="string" office:string-value="418">
            <text:p>418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T30])+1914;16)" office:value-type="string" office:string-value="798">
            <text:p>798</text:p>
          </table:table-cell>
          <table:table-cell table:style-name="ce46" office:value-type="string">
            <text:p>LCDSE0</text:p>
          </table:table-cell>
        </table:table-row>
        <table:table-row table:style-name="ro2">
          <table:table-cell table:style-name="ce36" table:formula="of:=BASE(CELL(&quot;ROW&quot;;[.A31])-6;16)" office:value-type="string" office:string-value="19">
            <text:p>19</text:p>
          </table:table-cell>
          <table:table-cell table:style-name="ce39" table:formula="of:=BASE(CELL(&quot;ROW&quot;;[.B31])-6;16)" office:value-type="string" office:string-value="19">
            <text:p>19</text:p>
          </table:table-cell>
          <table:table-cell table:style-name="ce46" office:value-type="string">
            <text:p>T1GCON</text:p>
          </table:table-cell>
          <table:table-cell table:style-name="ce39" table:formula="of:=BASE(CELL(&quot;ROW&quot;;[.D31])+122;16)" office:value-type="string" office:string-value="99">
            <text:p>99</text:p>
          </table:table-cell>
          <table:table-cell table:style-name="ce46" office:value-type="string">
            <text:p>OSCCON</text:p>
          </table:table-cell>
          <table:table-cell table:style-name="ce39" table:formula="of:=BASE(CELL(&quot;ROW&quot;;[.F31])+250;16)" office:value-type="string" office:string-value="119">
            <text:p>119</text:p>
          </table:table-cell>
          <table:table-cell table:style-name="ce46" office:value-type="string">
            <text:p>DACCON1</text:p>
          </table:table-cell>
          <table:table-cell table:style-name="ce39" table:formula="of:=BASE(CELL(&quot;ROW&quot;;[.H31])+378;16)" office:value-type="string" office:string-value="199">
            <text:p>199</text:p>
          </table:table-cell>
          <table:table-cell table:style-name="ce46" office:value-type="string">
            <text:p>RC1REG</text:p>
          </table:table-cell>
          <table:table-cell table:style-name="ce39" table:formula="of:=BASE(CELL(&quot;ROW&quot;;[.J31])+506;16)" office:value-type="string" office:string-value="219">
            <text:p>219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L31])+634;16)" office:value-type="string" office:string-value="299">
            <text:p>299</text:p>
          </table:table-cell>
          <table:table-cell table:style-name="ce46" office:value-type="string">
            <text:p>CCPR2H</text:p>
          </table:table-cell>
          <table:table-cell table:style-name="ce39" table:formula="of:=BASE(CELL(&quot;ROW&quot;;[.N31])+762;16)" office:value-type="string" office:string-value="319">
            <text:p>319</text:p>
          </table:table-cell>
          <table:table-cell table:style-name="ce46" office:value-type="string">
            <text:p>CCPR4H</text:p>
          </table:table-cell>
          <table:table-cell table:style-name="ce39" table:formula="of:=BASE(CELL(&quot;ROW&quot;;[.P31])+890;16)" office:value-type="string" office:string-value="399">
            <text:p>399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R31])+1018;16)" office:value-type="string" office:string-value="419">
            <text:p>419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T31])+1914;16)" office:value-type="string" office:string-value="799">
            <text:p>799</text:p>
          </table:table-cell>
          <table:table-cell table:style-name="ce46" office:value-type="string">
            <text:p>LCDSE1</text:p>
          </table:table-cell>
        </table:table-row>
        <table:table-row table:style-name="ro2">
          <table:table-cell table:style-name="ce36" table:formula="of:=BASE(CELL(&quot;ROW&quot;;[.A32])-6;16)" office:value-type="string" office:string-value="1A">
            <text:p>1A</text:p>
          </table:table-cell>
          <table:table-cell table:style-name="ce39" table:formula="of:=BASE(CELL(&quot;ROW&quot;;[.B32])-6;16)" office:value-type="string" office:string-value="1A">
            <text:p>1A</text:p>
          </table:table-cell>
          <table:table-cell table:style-name="ce46" office:value-type="string">
            <text:p>TMR2</text:p>
          </table:table-cell>
          <table:table-cell table:style-name="ce39" table:formula="of:=BASE(CELL(&quot;ROW&quot;;[.D32])+122;16)" office:value-type="string" office:string-value="9A">
            <text:p>9A</text:p>
          </table:table-cell>
          <table:table-cell table:style-name="ce46" office:value-type="string">
            <text:p>OSCSTAT</text:p>
          </table:table-cell>
          <table:table-cell table:style-name="ce39" table:formula="of:=BASE(CELL(&quot;ROW&quot;;[.F32])+250;16)" office:value-type="string" office:string-value="11A">
            <text:p>11A</text:p>
          </table:table-cell>
          <table:table-cell table:style-name="ce46" office:value-type="string">
            <text:p>SRCON0</text:p>
          </table:table-cell>
          <table:table-cell table:style-name="ce39" table:formula="of:=BASE(CELL(&quot;ROW&quot;;[.H32])+378;16)" office:value-type="string" office:string-value="19A">
            <text:p>19A</text:p>
          </table:table-cell>
          <table:table-cell table:style-name="ce46" office:value-type="string">
            <text:p>TX1REG</text:p>
          </table:table-cell>
          <table:table-cell table:style-name="ce39" table:formula="of:=BASE(CELL(&quot;ROW&quot;;[.J32])+506;16)" office:value-type="string" office:string-value="21A">
            <text:p>21A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L32])+634;16)" office:value-type="string" office:string-value="29A">
            <text:p>29A</text:p>
          </table:table-cell>
          <table:table-cell table:style-name="ce46" office:value-type="string">
            <text:p>CCP2CON</text:p>
          </table:table-cell>
          <table:table-cell table:style-name="ce39" table:formula="of:=BASE(CELL(&quot;ROW&quot;;[.N32])+762;16)" office:value-type="string" office:string-value="31A">
            <text:p>31A</text:p>
          </table:table-cell>
          <table:table-cell table:style-name="ce46" office:value-type="string">
            <text:p>CCP4CON</text:p>
          </table:table-cell>
          <table:table-cell table:style-name="ce39" table:formula="of:=BASE(CELL(&quot;ROW&quot;;[.P32])+890;16)" office:value-type="string" office:string-value="39A">
            <text:p>39A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R32])+1018;16)" office:value-type="string" office:string-value="41A">
            <text:p>41A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T32])+1914;16)" office:value-type="string" office:string-value="79A">
            <text:p>79A</text:p>
          </table:table-cell>
          <table:table-cell table:style-name="ce46" office:value-type="string">
            <text:p>LCDSE2</text:p>
          </table:table-cell>
        </table:table-row>
        <table:table-row table:style-name="ro2">
          <table:table-cell table:style-name="ce36" table:formula="of:=BASE(CELL(&quot;ROW&quot;;[.A33])-6;16)" office:value-type="string" office:string-value="1B">
            <text:p>1B</text:p>
          </table:table-cell>
          <table:table-cell table:style-name="ce39" table:formula="of:=BASE(CELL(&quot;ROW&quot;;[.B33])-6;16)" office:value-type="string" office:string-value="1B">
            <text:p>1B</text:p>
          </table:table-cell>
          <table:table-cell table:style-name="ce46" office:value-type="string">
            <text:p>PR2</text:p>
          </table:table-cell>
          <table:table-cell table:style-name="ce39" table:formula="of:=BASE(CELL(&quot;ROW&quot;;[.D33])+122;16)" office:value-type="string" office:string-value="9B">
            <text:p>9B</text:p>
          </table:table-cell>
          <table:table-cell table:style-name="ce46" office:value-type="string">
            <text:p>ADRESL</text:p>
          </table:table-cell>
          <table:table-cell table:style-name="ce39" table:formula="of:=BASE(CELL(&quot;ROW&quot;;[.F33])+250;16)" office:value-type="string" office:string-value="11B">
            <text:p>11B</text:p>
          </table:table-cell>
          <table:table-cell table:style-name="ce46" office:value-type="string">
            <text:p>SRCON1</text:p>
          </table:table-cell>
          <table:table-cell table:style-name="ce39" table:formula="of:=BASE(CELL(&quot;ROW&quot;;[.H33])+378;16)" office:value-type="string" office:string-value="19B">
            <text:p>19B</text:p>
          </table:table-cell>
          <table:table-cell table:style-name="ce46" office:value-type="string">
            <text:p>SPBRGL</text:p>
          </table:table-cell>
          <table:table-cell table:style-name="ce39" table:formula="of:=BASE(CELL(&quot;ROW&quot;;[.J33])+506;16)" office:value-type="string" office:string-value="21B">
            <text:p>21B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L33])+634;16)" office:value-type="string" office:string-value="29B">
            <text:p>29B</text:p>
          </table:table-cell>
          <table:table-cell table:style-name="ce46" office:value-type="string">
            <text:p>PWM2CON</text:p>
          </table:table-cell>
          <table:table-cell table:style-name="ce39" table:formula="of:=BASE(CELL(&quot;ROW&quot;;[.N33])+762;16)" office:value-type="string" office:string-value="31B">
            <text:p>31B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P33])+890;16)" office:value-type="string" office:string-value="39B">
            <text:p>39B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R33])+1018;16)" office:value-type="string" office:string-value="41B">
            <text:p>41B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T33])+1914;16)" office:value-type="string" office:string-value="79B">
            <text:p>79B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34])-6;16)" office:value-type="string" office:string-value="1C">
            <text:p>1C</text:p>
          </table:table-cell>
          <table:table-cell table:style-name="ce39" table:formula="of:=BASE(CELL(&quot;ROW&quot;;[.B34])-6;16)" office:value-type="string" office:string-value="1C">
            <text:p>1C</text:p>
          </table:table-cell>
          <table:table-cell table:style-name="ce46" office:value-type="string">
            <text:p>T2CON</text:p>
          </table:table-cell>
          <table:table-cell table:style-name="ce39" table:formula="of:=BASE(CELL(&quot;ROW&quot;;[.D34])+122;16)" office:value-type="string" office:string-value="9C">
            <text:p>9C</text:p>
          </table:table-cell>
          <table:table-cell table:style-name="ce46" office:value-type="string">
            <text:p>ADRESH</text:p>
          </table:table-cell>
          <table:table-cell table:style-name="ce39" table:formula="of:=BASE(CELL(&quot;ROW&quot;;[.F34])+250;16)" office:value-type="string" office:string-value="11C">
            <text:p>11C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H34])+378;16)" office:value-type="string" office:string-value="19C">
            <text:p>19C</text:p>
          </table:table-cell>
          <table:table-cell table:style-name="ce46" office:value-type="string">
            <text:p>SPBRGH</text:p>
          </table:table-cell>
          <table:table-cell table:style-name="ce39" table:formula="of:=BASE(CELL(&quot;ROW&quot;;[.J34])+506;16)" office:value-type="string" office:string-value="21C">
            <text:p>21C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L34])+634;16)" office:value-type="string" office:string-value="29C">
            <text:p>29C</text:p>
          </table:table-cell>
          <table:table-cell table:style-name="ce46" office:value-type="string">
            <text:p>CCP2AS</text:p>
          </table:table-cell>
          <table:table-cell table:style-name="ce39" table:formula="of:=BASE(CELL(&quot;ROW&quot;;[.N34])+762;16)" office:value-type="string" office:string-value="31C">
            <text:p>31C</text:p>
          </table:table-cell>
          <table:table-cell table:style-name="ce46" office:value-type="string">
            <text:p>CCPR5L</text:p>
          </table:table-cell>
          <table:table-cell table:style-name="ce39" table:formula="of:=BASE(CELL(&quot;ROW&quot;;[.P34])+890;16)" office:value-type="string" office:string-value="39C">
            <text:p>39C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R34])+1018;16)" office:value-type="string" office:string-value="41C">
            <text:p>41C</text:p>
          </table:table-cell>
          <table:table-cell table:style-name="ce46" office:value-type="string">
            <text:p>TMR6</text:p>
          </table:table-cell>
          <table:table-cell table:style-name="ce39" table:formula="of:=BASE(CELL(&quot;ROW&quot;;[.T34])+1914;16)" office:value-type="string" office:string-value="79C">
            <text:p>79C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35])-6;16)" office:value-type="string" office:string-value="1D">
            <text:p>1D</text:p>
          </table:table-cell>
          <table:table-cell table:style-name="ce39" table:formula="of:=BASE(CELL(&quot;ROW&quot;;[.B35])-6;16)" office:value-type="string" office:string-value="1D">
            <text:p>1D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D35])+122;16)" office:value-type="string" office:string-value="9D">
            <text:p>9D</text:p>
          </table:table-cell>
          <table:table-cell table:style-name="ce46" office:value-type="string">
            <text:p>ADCON0</text:p>
          </table:table-cell>
          <table:table-cell table:style-name="ce39" table:formula="of:=BASE(CELL(&quot;ROW&quot;;[.F35])+250;16)" office:value-type="string" office:string-value="11D">
            <text:p>11D</text:p>
          </table:table-cell>
          <table:table-cell table:style-name="ce46" office:value-type="string">
            <text:p>APFCON</text:p>
          </table:table-cell>
          <table:table-cell table:style-name="ce39" table:formula="of:=BASE(CELL(&quot;ROW&quot;;[.H35])+378;16)" office:value-type="string" office:string-value="19D">
            <text:p>19D</text:p>
          </table:table-cell>
          <table:table-cell table:style-name="ce46" office:value-type="string">
            <text:p>RCSTA</text:p>
          </table:table-cell>
          <table:table-cell table:style-name="ce39" table:formula="of:=BASE(CELL(&quot;ROW&quot;;[.J35])+506;16)" office:value-type="string" office:string-value="21D">
            <text:p>21D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L35])+634;16)" office:value-type="string" office:string-value="29D">
            <text:p>29D</text:p>
          </table:table-cell>
          <table:table-cell table:style-name="ce46" office:value-type="string">
            <text:p>PSTR2CON</text:p>
          </table:table-cell>
          <table:table-cell table:style-name="ce39" table:formula="of:=BASE(CELL(&quot;ROW&quot;;[.N35])+762;16)" office:value-type="string" office:string-value="31D">
            <text:p>31D</text:p>
          </table:table-cell>
          <table:table-cell table:style-name="ce46" office:value-type="string">
            <text:p>CCPR5H</text:p>
          </table:table-cell>
          <table:table-cell table:style-name="ce39" table:formula="of:=BASE(CELL(&quot;ROW&quot;;[.P35])+890;16)" office:value-type="string" office:string-value="39D">
            <text:p>39D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R35])+1018;16)" office:value-type="string" office:string-value="41D">
            <text:p>41D</text:p>
          </table:table-cell>
          <table:table-cell table:style-name="ce46" office:value-type="string">
            <text:p>PR6</text:p>
          </table:table-cell>
          <table:table-cell table:style-name="ce39" table:formula="of:=BASE(CELL(&quot;ROW&quot;;[.T35])+1914;16)" office:value-type="string" office:string-value="79D">
            <text:p>79D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36])-6;16)" office:value-type="string" office:string-value="1E">
            <text:p>1E</text:p>
          </table:table-cell>
          <table:table-cell table:style-name="ce39" table:formula="of:=BASE(CELL(&quot;ROW&quot;;[.B36])-6;16)" office:value-type="string" office:string-value="1E">
            <text:p>1E</text:p>
          </table:table-cell>
          <table:table-cell table:style-name="ce46" office:value-type="string">
            <text:p>CPSCON0</text:p>
          </table:table-cell>
          <table:table-cell table:style-name="ce39" table:formula="of:=BASE(CELL(&quot;ROW&quot;;[.D36])+122;16)" office:value-type="string" office:string-value="9E">
            <text:p>9E</text:p>
          </table:table-cell>
          <table:table-cell table:style-name="ce46" office:value-type="string">
            <text:p>ADCON1</text:p>
          </table:table-cell>
          <table:table-cell table:style-name="ce39" table:formula="of:=BASE(CELL(&quot;ROW&quot;;[.F36])+250;16)" office:value-type="string" office:string-value="11E">
            <text:p>11E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H36])+378;16)" office:value-type="string" office:string-value="19E">
            <text:p>19E</text:p>
          </table:table-cell>
          <table:table-cell table:style-name="ce46" office:value-type="string">
            <text:p>TXSTA</text:p>
          </table:table-cell>
          <table:table-cell table:style-name="ce39" table:formula="of:=BASE(CELL(&quot;ROW&quot;;[.J36])+506;16)" office:value-type="string" office:string-value="21E">
            <text:p>21E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L36])+634;16)" office:value-type="string" office:string-value="29E">
            <text:p>29E</text:p>
          </table:table-cell>
          <table:table-cell table:style-name="ce46" office:value-type="string">
            <text:p>CCPTMRS0</text:p>
          </table:table-cell>
          <table:table-cell table:style-name="ce39" table:formula="of:=BASE(CELL(&quot;ROW&quot;;[.N36])+762;16)" office:value-type="string" office:string-value="31E">
            <text:p>31E</text:p>
          </table:table-cell>
          <table:table-cell table:style-name="ce46" office:value-type="string">
            <text:p>CCP5CON</text:p>
          </table:table-cell>
          <table:table-cell table:style-name="ce39" table:formula="of:=BASE(CELL(&quot;ROW&quot;;[.P36])+890;16)" office:value-type="string" office:string-value="39E">
            <text:p>39E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R36])+1018;16)" office:value-type="string" office:string-value="41E">
            <text:p>41E</text:p>
          </table:table-cell>
          <table:table-cell table:style-name="ce46" office:value-type="string">
            <text:p>T6CON</text:p>
          </table:table-cell>
          <table:table-cell table:style-name="ce39" table:formula="of:=BASE(CELL(&quot;ROW&quot;;[.T36])+1914;16)" office:value-type="string" office:string-value="79E">
            <text:p>79E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37])-6;16)" office:value-type="string" office:string-value="1F">
            <text:p>1F</text:p>
          </table:table-cell>
          <table:table-cell table:style-name="ce39" table:formula="of:=BASE(CELL(&quot;ROW&quot;;[.B37])-6;16)" office:value-type="string" office:string-value="1F">
            <text:p>1F</text:p>
          </table:table-cell>
          <table:table-cell table:style-name="ce46" office:value-type="string">
            <text:p>CPSCON1</text:p>
          </table:table-cell>
          <table:table-cell table:style-name="ce39" table:formula="of:=BASE(CELL(&quot;ROW&quot;;[.D37])+122;16)" office:value-type="string" office:string-value="9F">
            <text:p>9F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F37])+250;16)" office:value-type="string" office:string-value="11F">
            <text:p>11F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H37])+378;16)" office:value-type="string" office:string-value="19F">
            <text:p>19F</text:p>
          </table:table-cell>
          <table:table-cell table:style-name="ce46" office:value-type="string">
            <text:p>BAUDCON</text:p>
          </table:table-cell>
          <table:table-cell table:style-name="ce39" table:formula="of:=BASE(CELL(&quot;ROW&quot;;[.J37])+506;16)" office:value-type="string" office:string-value="21F">
            <text:p>21F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L37])+634;16)" office:value-type="string" office:string-value="29F">
            <text:p>29F</text:p>
          </table:table-cell>
          <table:table-cell table:style-name="ce46" office:value-type="string">
            <text:p>CCPTMRS1</text:p>
          </table:table-cell>
          <table:table-cell table:style-name="ce39" table:formula="of:=BASE(CELL(&quot;ROW&quot;;[.N37])+762;16)" office:value-type="string" office:string-value="31F">
            <text:p>31F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P37])+890;16)" office:value-type="string" office:string-value="39F">
            <text:p>39F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R37])+1018;16)" office:value-type="string" office:string-value="41F">
            <text:p>41F</text:p>
          </table:table-cell>
          <table:table-cell table:style-name="ce46" office:value-type="string">
            <text:p>-</text:p>
          </table:table-cell>
          <table:table-cell table:style-name="ce39" table:formula="of:=BASE(CELL(&quot;ROW&quot;;[.T37])+1914;16)" office:value-type="string" office:string-value="79F">
            <text:p>79F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38])-6;16)" office:value-type="string" office:string-value="20">
            <text:p>20</text:p>
          </table:table-cell>
          <table:table-cell table:style-name="ce39" table:formula="of:=BASE(CELL(&quot;ROW&quot;;[.B38])-6;16)" office:value-type="string" office:string-value="20">
            <text:p>20</text:p>
          </table:table-cell>
          <table:table-cell office:value-type="string">
            <text:p>COUNTER_L</text:p>
          </table:table-cell>
          <table:table-cell table:style-name="ce39" table:formula="of:=BASE(CELL(&quot;ROW&quot;;[.D38])+122;16)" office:value-type="string" office:string-value="A0">
            <text:p>A0</text:p>
          </table:table-cell>
          <table:table-cell/>
          <table:table-cell table:style-name="ce39" table:formula="of:=BASE(CELL(&quot;ROW&quot;;[.F38])+250;16)" office:value-type="string" office:string-value="120">
            <text:p>120</text:p>
          </table:table-cell>
          <table:table-cell/>
          <table:table-cell table:style-name="ce39" table:formula="of:=BASE(CELL(&quot;ROW&quot;;[.H38])+378;16)" office:value-type="string" office:string-value="1A0">
            <text:p>1A0</text:p>
          </table:table-cell>
          <table:table-cell/>
          <table:table-cell table:style-name="ce39" table:formula="of:=BASE(CELL(&quot;ROW&quot;;[.J38])+506;16)" office:value-type="string" office:string-value="220">
            <text:p>220</text:p>
          </table:table-cell>
          <table:table-cell/>
          <table:table-cell table:style-name="ce39" table:formula="of:=BASE(CELL(&quot;ROW&quot;;[.L38])+634;16)" office:value-type="string" office:string-value="2A0">
            <text:p>2A0</text:p>
          </table:table-cell>
          <table:table-cell/>
          <table:table-cell table:style-name="ce39" table:formula="of:=BASE(CELL(&quot;ROW&quot;;[.N38])+762;16)" office:value-type="string" office:string-value="320">
            <text:p>320</text:p>
          </table:table-cell>
          <table:table-cell/>
          <table:table-cell table:style-name="ce39" table:formula="of:=BASE(CELL(&quot;ROW&quot;;[.P38])+890;16)" office:value-type="string" office:string-value="3A0">
            <text:p>3A0</text:p>
          </table:table-cell>
          <table:table-cell/>
          <table:table-cell table:style-name="ce39" table:formula="of:=BASE(CELL(&quot;ROW&quot;;[.R38])+1018;16)" office:value-type="string" office:string-value="420">
            <text:p>420</text:p>
          </table:table-cell>
          <table:table-cell/>
          <table:table-cell table:style-name="ce39" table:formula="of:=BASE(CELL(&quot;ROW&quot;;[.T38])+1914;16)" office:value-type="string" office:string-value="7A0">
            <text:p>7A0</text:p>
          </table:table-cell>
          <table:table-cell table:style-name="ce46" office:value-type="string">
            <text:p>LCDDATA0</text:p>
          </table:table-cell>
        </table:table-row>
        <table:table-row table:style-name="ro2">
          <table:table-cell table:style-name="ce36" table:formula="of:=BASE(CELL(&quot;ROW&quot;;[.A39])-6;16)" office:value-type="string" office:string-value="21">
            <text:p>21</text:p>
          </table:table-cell>
          <table:table-cell table:style-name="ce39" table:formula="of:=BASE(CELL(&quot;ROW&quot;;[.B39])-6;16)" office:value-type="string" office:string-value="21">
            <text:p>21</text:p>
          </table:table-cell>
          <table:table-cell office:value-type="string">
            <text:p>COUNTER_M</text:p>
          </table:table-cell>
          <table:table-cell table:style-name="ce39" table:formula="of:=BASE(CELL(&quot;ROW&quot;;[.D39])+122;16)" office:value-type="string" office:string-value="A1">
            <text:p>A1</text:p>
          </table:table-cell>
          <table:table-cell/>
          <table:table-cell table:style-name="ce39" table:formula="of:=BASE(CELL(&quot;ROW&quot;;[.F39])+250;16)" office:value-type="string" office:string-value="121">
            <text:p>121</text:p>
          </table:table-cell>
          <table:table-cell/>
          <table:table-cell table:style-name="ce39" table:formula="of:=BASE(CELL(&quot;ROW&quot;;[.H39])+378;16)" office:value-type="string" office:string-value="1A1">
            <text:p>1A1</text:p>
          </table:table-cell>
          <table:table-cell/>
          <table:table-cell table:style-name="ce39" table:formula="of:=BASE(CELL(&quot;ROW&quot;;[.J39])+506;16)" office:value-type="string" office:string-value="221">
            <text:p>221</text:p>
          </table:table-cell>
          <table:table-cell/>
          <table:table-cell table:style-name="ce39" table:formula="of:=BASE(CELL(&quot;ROW&quot;;[.L39])+634;16)" office:value-type="string" office:string-value="2A1">
            <text:p>2A1</text:p>
          </table:table-cell>
          <table:table-cell/>
          <table:table-cell table:style-name="ce39" table:formula="of:=BASE(CELL(&quot;ROW&quot;;[.N39])+762;16)" office:value-type="string" office:string-value="321">
            <text:p>321</text:p>
          </table:table-cell>
          <table:table-cell/>
          <table:table-cell table:style-name="ce39" table:formula="of:=BASE(CELL(&quot;ROW&quot;;[.P39])+890;16)" office:value-type="string" office:string-value="3A1">
            <text:p>3A1</text:p>
          </table:table-cell>
          <table:table-cell/>
          <table:table-cell table:style-name="ce39" table:formula="of:=BASE(CELL(&quot;ROW&quot;;[.R39])+1018;16)" office:value-type="string" office:string-value="421">
            <text:p>421</text:p>
          </table:table-cell>
          <table:table-cell/>
          <table:table-cell table:style-name="ce39" table:formula="of:=BASE(CELL(&quot;ROW&quot;;[.T39])+1914;16)" office:value-type="string" office:string-value="7A1">
            <text:p>7A1</text:p>
          </table:table-cell>
          <table:table-cell table:style-name="ce46" office:value-type="string">
            <text:p>LCDDATA1</text:p>
          </table:table-cell>
        </table:table-row>
        <table:table-row table:style-name="ro2">
          <table:table-cell table:style-name="ce36" table:formula="of:=BASE(CELL(&quot;ROW&quot;;[.A40])-6;16)" office:value-type="string" office:string-value="22">
            <text:p>22</text:p>
          </table:table-cell>
          <table:table-cell table:style-name="ce39" table:formula="of:=BASE(CELL(&quot;ROW&quot;;[.B40])-6;16)" office:value-type="string" office:string-value="22">
            <text:p>22</text:p>
          </table:table-cell>
          <table:table-cell office:value-type="string">
            <text:p>COUNTER_H</text:p>
          </table:table-cell>
          <table:table-cell table:style-name="ce39" table:formula="of:=BASE(CELL(&quot;ROW&quot;;[.D40])+122;16)" office:value-type="string" office:string-value="A2">
            <text:p>A2</text:p>
          </table:table-cell>
          <table:table-cell/>
          <table:table-cell table:style-name="ce39" table:formula="of:=BASE(CELL(&quot;ROW&quot;;[.F40])+250;16)" office:value-type="string" office:string-value="122">
            <text:p>122</text:p>
          </table:table-cell>
          <table:table-cell/>
          <table:table-cell table:style-name="ce39" table:formula="of:=BASE(CELL(&quot;ROW&quot;;[.H40])+378;16)" office:value-type="string" office:string-value="1A2">
            <text:p>1A2</text:p>
          </table:table-cell>
          <table:table-cell/>
          <table:table-cell table:style-name="ce39" table:formula="of:=BASE(CELL(&quot;ROW&quot;;[.J40])+506;16)" office:value-type="string" office:string-value="222">
            <text:p>222</text:p>
          </table:table-cell>
          <table:table-cell/>
          <table:table-cell table:style-name="ce39" table:formula="of:=BASE(CELL(&quot;ROW&quot;;[.L40])+634;16)" office:value-type="string" office:string-value="2A2">
            <text:p>2A2</text:p>
          </table:table-cell>
          <table:table-cell/>
          <table:table-cell table:style-name="ce39" table:formula="of:=BASE(CELL(&quot;ROW&quot;;[.N40])+762;16)" office:value-type="string" office:string-value="322">
            <text:p>322</text:p>
          </table:table-cell>
          <table:table-cell/>
          <table:table-cell table:style-name="ce39" table:formula="of:=BASE(CELL(&quot;ROW&quot;;[.P40])+890;16)" office:value-type="string" office:string-value="3A2">
            <text:p>3A2</text:p>
          </table:table-cell>
          <table:table-cell/>
          <table:table-cell table:style-name="ce39" table:formula="of:=BASE(CELL(&quot;ROW&quot;;[.R40])+1018;16)" office:value-type="string" office:string-value="422">
            <text:p>422</text:p>
          </table:table-cell>
          <table:table-cell/>
          <table:table-cell table:style-name="ce39" table:formula="of:=BASE(CELL(&quot;ROW&quot;;[.T40])+1914;16)" office:value-type="string" office:string-value="7A2">
            <text:p>7A2</text:p>
          </table:table-cell>
          <table:table-cell table:style-name="ce46" office:value-type="string">
            <text:p>LCDDATA2</text:p>
          </table:table-cell>
        </table:table-row>
        <table:table-row table:style-name="ro2">
          <table:table-cell table:style-name="ce36" table:formula="of:=BASE(CELL(&quot;ROW&quot;;[.A41])-6;16)" office:value-type="string" office:string-value="23">
            <text:p>23</text:p>
          </table:table-cell>
          <table:table-cell table:style-name="ce39" table:formula="of:=BASE(CELL(&quot;ROW&quot;;[.B41])-6;16)" office:value-type="string" office:string-value="23">
            <text:p>23</text:p>
          </table:table-cell>
          <table:table-cell office:value-type="string">
            <text:p>COUNTER_T0</text:p>
          </table:table-cell>
          <table:table-cell table:style-name="ce39" table:formula="of:=BASE(CELL(&quot;ROW&quot;;[.D41])+122;16)" office:value-type="string" office:string-value="A3">
            <text:p>A3</text:p>
          </table:table-cell>
          <table:table-cell/>
          <table:table-cell table:style-name="ce39" table:formula="of:=BASE(CELL(&quot;ROW&quot;;[.F41])+250;16)" office:value-type="string" office:string-value="123">
            <text:p>123</text:p>
          </table:table-cell>
          <table:table-cell/>
          <table:table-cell table:style-name="ce39" table:formula="of:=BASE(CELL(&quot;ROW&quot;;[.H41])+378;16)" office:value-type="string" office:string-value="1A3">
            <text:p>1A3</text:p>
          </table:table-cell>
          <table:table-cell/>
          <table:table-cell table:style-name="ce39" table:formula="of:=BASE(CELL(&quot;ROW&quot;;[.J41])+506;16)" office:value-type="string" office:string-value="223">
            <text:p>223</text:p>
          </table:table-cell>
          <table:table-cell/>
          <table:table-cell table:style-name="ce39" table:formula="of:=BASE(CELL(&quot;ROW&quot;;[.L41])+634;16)" office:value-type="string" office:string-value="2A3">
            <text:p>2A3</text:p>
          </table:table-cell>
          <table:table-cell/>
          <table:table-cell table:style-name="ce39" table:formula="of:=BASE(CELL(&quot;ROW&quot;;[.N41])+762;16)" office:value-type="string" office:string-value="323">
            <text:p>323</text:p>
          </table:table-cell>
          <table:table-cell/>
          <table:table-cell table:style-name="ce39" table:formula="of:=BASE(CELL(&quot;ROW&quot;;[.P41])+890;16)" office:value-type="string" office:string-value="3A3">
            <text:p>3A3</text:p>
          </table:table-cell>
          <table:table-cell/>
          <table:table-cell table:style-name="ce39" table:formula="of:=BASE(CELL(&quot;ROW&quot;;[.R41])+1018;16)" office:value-type="string" office:string-value="423">
            <text:p>423</text:p>
          </table:table-cell>
          <table:table-cell/>
          <table:table-cell table:style-name="ce39" table:formula="of:=BASE(CELL(&quot;ROW&quot;;[.T41])+1914;16)" office:value-type="string" office:string-value="7A3">
            <text:p>7A3</text:p>
          </table:table-cell>
          <table:table-cell table:style-name="ce46" office:value-type="string">
            <text:p>LCDDATA3</text:p>
          </table:table-cell>
        </table:table-row>
        <table:table-row table:style-name="ro2">
          <table:table-cell table:style-name="ce36" table:formula="of:=BASE(CELL(&quot;ROW&quot;;[.A42])-6;16)" office:value-type="string" office:string-value="24">
            <text:p>24</text:p>
          </table:table-cell>
          <table:table-cell table:style-name="ce39" table:formula="of:=BASE(CELL(&quot;ROW&quot;;[.B42])-6;16)" office:value-type="string" office:string-value="24">
            <text:p>24</text:p>
          </table:table-cell>
          <table:table-cell office:value-type="string">
            <text:p>FIRST_NOTE</text:p>
          </table:table-cell>
          <table:table-cell table:style-name="ce39" table:formula="of:=BASE(CELL(&quot;ROW&quot;;[.D42])+122;16)" office:value-type="string" office:string-value="A4">
            <text:p>A4</text:p>
          </table:table-cell>
          <table:table-cell/>
          <table:table-cell table:style-name="ce39" table:formula="of:=BASE(CELL(&quot;ROW&quot;;[.F42])+250;16)" office:value-type="string" office:string-value="124">
            <text:p>124</text:p>
          </table:table-cell>
          <table:table-cell/>
          <table:table-cell table:style-name="ce39" table:formula="of:=BASE(CELL(&quot;ROW&quot;;[.H42])+378;16)" office:value-type="string" office:string-value="1A4">
            <text:p>1A4</text:p>
          </table:table-cell>
          <table:table-cell/>
          <table:table-cell table:style-name="ce39" table:formula="of:=BASE(CELL(&quot;ROW&quot;;[.J42])+506;16)" office:value-type="string" office:string-value="224">
            <text:p>224</text:p>
          </table:table-cell>
          <table:table-cell/>
          <table:table-cell table:style-name="ce39" table:formula="of:=BASE(CELL(&quot;ROW&quot;;[.L42])+634;16)" office:value-type="string" office:string-value="2A4">
            <text:p>2A4</text:p>
          </table:table-cell>
          <table:table-cell/>
          <table:table-cell table:style-name="ce39" table:formula="of:=BASE(CELL(&quot;ROW&quot;;[.N42])+762;16)" office:value-type="string" office:string-value="324">
            <text:p>324</text:p>
          </table:table-cell>
          <table:table-cell/>
          <table:table-cell table:style-name="ce39" table:formula="of:=BASE(CELL(&quot;ROW&quot;;[.P42])+890;16)" office:value-type="string" office:string-value="3A4">
            <text:p>3A4</text:p>
          </table:table-cell>
          <table:table-cell/>
          <table:table-cell table:style-name="ce39" table:formula="of:=BASE(CELL(&quot;ROW&quot;;[.R42])+1018;16)" office:value-type="string" office:string-value="424">
            <text:p>424</text:p>
          </table:table-cell>
          <table:table-cell/>
          <table:table-cell table:style-name="ce39" table:formula="of:=BASE(CELL(&quot;ROW&quot;;[.T42])+1914;16)" office:value-type="string" office:string-value="7A4">
            <text:p>7A4</text:p>
          </table:table-cell>
          <table:table-cell table:style-name="ce46" office:value-type="string">
            <text:p>LCDDATA4</text:p>
          </table:table-cell>
        </table:table-row>
        <table:table-row table:style-name="ro2">
          <table:table-cell table:style-name="ce36" table:formula="of:=BASE(CELL(&quot;ROW&quot;;[.A43])-6;16)" office:value-type="string" office:string-value="25">
            <text:p>25</text:p>
          </table:table-cell>
          <table:table-cell table:style-name="ce39" table:formula="of:=BASE(CELL(&quot;ROW&quot;;[.B43])-6;16)" office:value-type="string" office:string-value="25">
            <text:p>25</text:p>
          </table:table-cell>
          <table:table-cell/>
          <table:table-cell table:style-name="ce39" table:formula="of:=BASE(CELL(&quot;ROW&quot;;[.D43])+122;16)" office:value-type="string" office:string-value="A5">
            <text:p>A5</text:p>
          </table:table-cell>
          <table:table-cell/>
          <table:table-cell table:style-name="ce39" table:formula="of:=BASE(CELL(&quot;ROW&quot;;[.F43])+250;16)" office:value-type="string" office:string-value="125">
            <text:p>125</text:p>
          </table:table-cell>
          <table:table-cell/>
          <table:table-cell table:style-name="ce39" table:formula="of:=BASE(CELL(&quot;ROW&quot;;[.H43])+378;16)" office:value-type="string" office:string-value="1A5">
            <text:p>1A5</text:p>
          </table:table-cell>
          <table:table-cell/>
          <table:table-cell table:style-name="ce39" table:formula="of:=BASE(CELL(&quot;ROW&quot;;[.J43])+506;16)" office:value-type="string" office:string-value="225">
            <text:p>225</text:p>
          </table:table-cell>
          <table:table-cell/>
          <table:table-cell table:style-name="ce39" table:formula="of:=BASE(CELL(&quot;ROW&quot;;[.L43])+634;16)" office:value-type="string" office:string-value="2A5">
            <text:p>2A5</text:p>
          </table:table-cell>
          <table:table-cell/>
          <table:table-cell table:style-name="ce39" table:formula="of:=BASE(CELL(&quot;ROW&quot;;[.N43])+762;16)" office:value-type="string" office:string-value="325">
            <text:p>325</text:p>
          </table:table-cell>
          <table:table-cell/>
          <table:table-cell table:style-name="ce39" table:formula="of:=BASE(CELL(&quot;ROW&quot;;[.P43])+890;16)" office:value-type="string" office:string-value="3A5">
            <text:p>3A5</text:p>
          </table:table-cell>
          <table:table-cell/>
          <table:table-cell table:style-name="ce39" table:formula="of:=BASE(CELL(&quot;ROW&quot;;[.R43])+1018;16)" office:value-type="string" office:string-value="425">
            <text:p>425</text:p>
          </table:table-cell>
          <table:table-cell/>
          <table:table-cell table:style-name="ce39" table:formula="of:=BASE(CELL(&quot;ROW&quot;;[.T43])+1914;16)" office:value-type="string" office:string-value="7A5">
            <text:p>7A5</text:p>
          </table:table-cell>
          <table:table-cell table:style-name="ce46" office:value-type="string">
            <text:p>LCDDATA5</text:p>
          </table:table-cell>
        </table:table-row>
        <table:table-row table:style-name="ro2">
          <table:table-cell table:style-name="ce36" table:formula="of:=BASE(CELL(&quot;ROW&quot;;[.A44])-6;16)" office:value-type="string" office:string-value="26">
            <text:p>26</text:p>
          </table:table-cell>
          <table:table-cell table:style-name="ce39" table:formula="of:=BASE(CELL(&quot;ROW&quot;;[.B44])-6;16)" office:value-type="string" office:string-value="26">
            <text:p>26</text:p>
          </table:table-cell>
          <table:table-cell/>
          <table:table-cell table:style-name="ce39" table:formula="of:=BASE(CELL(&quot;ROW&quot;;[.D44])+122;16)" office:value-type="string" office:string-value="A6">
            <text:p>A6</text:p>
          </table:table-cell>
          <table:table-cell/>
          <table:table-cell table:style-name="ce39" table:formula="of:=BASE(CELL(&quot;ROW&quot;;[.F44])+250;16)" office:value-type="string" office:string-value="126">
            <text:p>126</text:p>
          </table:table-cell>
          <table:table-cell/>
          <table:table-cell table:style-name="ce39" table:formula="of:=BASE(CELL(&quot;ROW&quot;;[.H44])+378;16)" office:value-type="string" office:string-value="1A6">
            <text:p>1A6</text:p>
          </table:table-cell>
          <table:table-cell/>
          <table:table-cell table:style-name="ce39" table:formula="of:=BASE(CELL(&quot;ROW&quot;;[.J44])+506;16)" office:value-type="string" office:string-value="226">
            <text:p>226</text:p>
          </table:table-cell>
          <table:table-cell/>
          <table:table-cell table:style-name="ce39" table:formula="of:=BASE(CELL(&quot;ROW&quot;;[.L44])+634;16)" office:value-type="string" office:string-value="2A6">
            <text:p>2A6</text:p>
          </table:table-cell>
          <table:table-cell/>
          <table:table-cell table:style-name="ce39" table:formula="of:=BASE(CELL(&quot;ROW&quot;;[.N44])+762;16)" office:value-type="string" office:string-value="326">
            <text:p>326</text:p>
          </table:table-cell>
          <table:table-cell/>
          <table:table-cell table:style-name="ce39" table:formula="of:=BASE(CELL(&quot;ROW&quot;;[.P44])+890;16)" office:value-type="string" office:string-value="3A6">
            <text:p>3A6</text:p>
          </table:table-cell>
          <table:table-cell/>
          <table:table-cell table:style-name="ce39" table:formula="of:=BASE(CELL(&quot;ROW&quot;;[.R44])+1018;16)" office:value-type="string" office:string-value="426">
            <text:p>426</text:p>
          </table:table-cell>
          <table:table-cell/>
          <table:table-cell table:style-name="ce39" table:formula="of:=BASE(CELL(&quot;ROW&quot;;[.T44])+1914;16)" office:value-type="string" office:string-value="7A6">
            <text:p>7A6</text:p>
          </table:table-cell>
          <table:table-cell table:style-name="ce46" office:value-type="string">
            <text:p>LCDDATA6</text:p>
          </table:table-cell>
        </table:table-row>
        <table:table-row table:style-name="ro2">
          <table:table-cell table:style-name="ce36" table:formula="of:=BASE(CELL(&quot;ROW&quot;;[.A45])-6;16)" office:value-type="string" office:string-value="27">
            <text:p>27</text:p>
          </table:table-cell>
          <table:table-cell table:style-name="ce39" table:formula="of:=BASE(CELL(&quot;ROW&quot;;[.B45])-6;16)" office:value-type="string" office:string-value="27">
            <text:p>27</text:p>
          </table:table-cell>
          <table:table-cell table:style-name="Default"/>
          <table:table-cell table:style-name="ce39" table:formula="of:=BASE(CELL(&quot;ROW&quot;;[.D45])+122;16)" office:value-type="string" office:string-value="A7">
            <text:p>A7</text:p>
          </table:table-cell>
          <table:table-cell/>
          <table:table-cell table:style-name="ce39" table:formula="of:=BASE(CELL(&quot;ROW&quot;;[.F45])+250;16)" office:value-type="string" office:string-value="127">
            <text:p>127</text:p>
          </table:table-cell>
          <table:table-cell/>
          <table:table-cell table:style-name="ce39" table:formula="of:=BASE(CELL(&quot;ROW&quot;;[.H45])+378;16)" office:value-type="string" office:string-value="1A7">
            <text:p>1A7</text:p>
          </table:table-cell>
          <table:table-cell/>
          <table:table-cell table:style-name="ce39" table:formula="of:=BASE(CELL(&quot;ROW&quot;;[.J45])+506;16)" office:value-type="string" office:string-value="227">
            <text:p>227</text:p>
          </table:table-cell>
          <table:table-cell/>
          <table:table-cell table:style-name="ce39" table:formula="of:=BASE(CELL(&quot;ROW&quot;;[.L45])+634;16)" office:value-type="string" office:string-value="2A7">
            <text:p>2A7</text:p>
          </table:table-cell>
          <table:table-cell/>
          <table:table-cell table:style-name="ce39" table:formula="of:=BASE(CELL(&quot;ROW&quot;;[.N45])+762;16)" office:value-type="string" office:string-value="327">
            <text:p>327</text:p>
          </table:table-cell>
          <table:table-cell/>
          <table:table-cell table:style-name="ce39" table:formula="of:=BASE(CELL(&quot;ROW&quot;;[.P45])+890;16)" office:value-type="string" office:string-value="3A7">
            <text:p>3A7</text:p>
          </table:table-cell>
          <table:table-cell/>
          <table:table-cell table:style-name="ce39" table:formula="of:=BASE(CELL(&quot;ROW&quot;;[.R45])+1018;16)" office:value-type="string" office:string-value="427">
            <text:p>427</text:p>
          </table:table-cell>
          <table:table-cell/>
          <table:table-cell table:style-name="ce39" table:formula="of:=BASE(CELL(&quot;ROW&quot;;[.T45])+1914;16)" office:value-type="string" office:string-value="7A7">
            <text:p>7A7</text:p>
          </table:table-cell>
          <table:table-cell table:style-name="ce46" office:value-type="string">
            <text:p>LCDDATA7</text:p>
          </table:table-cell>
        </table:table-row>
        <table:table-row table:style-name="ro2">
          <table:table-cell table:style-name="ce36" table:formula="of:=BASE(CELL(&quot;ROW&quot;;[.A46])-6;16)" office:value-type="string" office:string-value="28">
            <text:p>28</text:p>
          </table:table-cell>
          <table:table-cell table:style-name="ce39" table:formula="of:=BASE(CELL(&quot;ROW&quot;;[.B46])-6;16)" office:value-type="string" office:string-value="28">
            <text:p>28</text:p>
          </table:table-cell>
          <table:table-cell/>
          <table:table-cell table:style-name="ce39" table:formula="of:=BASE(CELL(&quot;ROW&quot;;[.D46])+122;16)" office:value-type="string" office:string-value="A8">
            <text:p>A8</text:p>
          </table:table-cell>
          <table:table-cell/>
          <table:table-cell table:style-name="ce39" table:formula="of:=BASE(CELL(&quot;ROW&quot;;[.F46])+250;16)" office:value-type="string" office:string-value="128">
            <text:p>128</text:p>
          </table:table-cell>
          <table:table-cell/>
          <table:table-cell table:style-name="ce39" table:formula="of:=BASE(CELL(&quot;ROW&quot;;[.H46])+378;16)" office:value-type="string" office:string-value="1A8">
            <text:p>1A8</text:p>
          </table:table-cell>
          <table:table-cell/>
          <table:table-cell table:style-name="ce39" table:formula="of:=BASE(CELL(&quot;ROW&quot;;[.J46])+506;16)" office:value-type="string" office:string-value="228">
            <text:p>228</text:p>
          </table:table-cell>
          <table:table-cell/>
          <table:table-cell table:style-name="ce39" table:formula="of:=BASE(CELL(&quot;ROW&quot;;[.L46])+634;16)" office:value-type="string" office:string-value="2A8">
            <text:p>2A8</text:p>
          </table:table-cell>
          <table:table-cell/>
          <table:table-cell table:style-name="ce39" table:formula="of:=BASE(CELL(&quot;ROW&quot;;[.N46])+762;16)" office:value-type="string" office:string-value="328">
            <text:p>328</text:p>
          </table:table-cell>
          <table:table-cell/>
          <table:table-cell table:style-name="ce39" table:formula="of:=BASE(CELL(&quot;ROW&quot;;[.P46])+890;16)" office:value-type="string" office:string-value="3A8">
            <text:p>3A8</text:p>
          </table:table-cell>
          <table:table-cell/>
          <table:table-cell table:style-name="ce39" table:formula="of:=BASE(CELL(&quot;ROW&quot;;[.R46])+1018;16)" office:value-type="string" office:string-value="428">
            <text:p>428</text:p>
          </table:table-cell>
          <table:table-cell/>
          <table:table-cell table:style-name="ce39" table:formula="of:=BASE(CELL(&quot;ROW&quot;;[.T46])+1914;16)" office:value-type="string" office:string-value="7A8">
            <text:p>7A8</text:p>
          </table:table-cell>
          <table:table-cell table:style-name="ce46" office:value-type="string">
            <text:p>LCDDATA8</text:p>
          </table:table-cell>
        </table:table-row>
        <table:table-row table:style-name="ro2">
          <table:table-cell table:style-name="ce36" table:formula="of:=BASE(CELL(&quot;ROW&quot;;[.A47])-6;16)" office:value-type="string" office:string-value="29">
            <text:p>29</text:p>
          </table:table-cell>
          <table:table-cell table:style-name="ce39" table:formula="of:=BASE(CELL(&quot;ROW&quot;;[.B47])-6;16)" office:value-type="string" office:string-value="29">
            <text:p>29</text:p>
          </table:table-cell>
          <table:table-cell/>
          <table:table-cell table:style-name="ce39" table:formula="of:=BASE(CELL(&quot;ROW&quot;;[.D47])+122;16)" office:value-type="string" office:string-value="A9">
            <text:p>A9</text:p>
          </table:table-cell>
          <table:table-cell/>
          <table:table-cell table:style-name="ce39" table:formula="of:=BASE(CELL(&quot;ROW&quot;;[.F47])+250;16)" office:value-type="string" office:string-value="129">
            <text:p>129</text:p>
          </table:table-cell>
          <table:table-cell/>
          <table:table-cell table:style-name="ce39" table:formula="of:=BASE(CELL(&quot;ROW&quot;;[.H47])+378;16)" office:value-type="string" office:string-value="1A9">
            <text:p>1A9</text:p>
          </table:table-cell>
          <table:table-cell/>
          <table:table-cell table:style-name="ce39" table:formula="of:=BASE(CELL(&quot;ROW&quot;;[.J47])+506;16)" office:value-type="string" office:string-value="229">
            <text:p>229</text:p>
          </table:table-cell>
          <table:table-cell/>
          <table:table-cell table:style-name="ce39" table:formula="of:=BASE(CELL(&quot;ROW&quot;;[.L47])+634;16)" office:value-type="string" office:string-value="2A9">
            <text:p>2A9</text:p>
          </table:table-cell>
          <table:table-cell/>
          <table:table-cell table:style-name="ce39" table:formula="of:=BASE(CELL(&quot;ROW&quot;;[.N47])+762;16)" office:value-type="string" office:string-value="329">
            <text:p>329</text:p>
          </table:table-cell>
          <table:table-cell/>
          <table:table-cell table:style-name="ce39" table:formula="of:=BASE(CELL(&quot;ROW&quot;;[.P47])+890;16)" office:value-type="string" office:string-value="3A9">
            <text:p>3A9</text:p>
          </table:table-cell>
          <table:table-cell/>
          <table:table-cell table:style-name="ce39" table:formula="of:=BASE(CELL(&quot;ROW&quot;;[.R47])+1018;16)" office:value-type="string" office:string-value="429">
            <text:p>429</text:p>
          </table:table-cell>
          <table:table-cell/>
          <table:table-cell table:style-name="ce39" table:formula="of:=BASE(CELL(&quot;ROW&quot;;[.T47])+1914;16)" office:value-type="string" office:string-value="7A9">
            <text:p>7A9</text:p>
          </table:table-cell>
          <table:table-cell table:style-name="ce46" office:value-type="string">
            <text:p>LCDDATA9</text:p>
          </table:table-cell>
        </table:table-row>
        <table:table-row table:style-name="ro2">
          <table:table-cell table:style-name="ce36" table:formula="of:=BASE(CELL(&quot;ROW&quot;;[.A48])-6;16)" office:value-type="string" office:string-value="2A">
            <text:p>2A</text:p>
          </table:table-cell>
          <table:table-cell table:style-name="ce39" table:formula="of:=BASE(CELL(&quot;ROW&quot;;[.B48])-6;16)" office:value-type="string" office:string-value="2A">
            <text:p>2A</text:p>
          </table:table-cell>
          <table:table-cell/>
          <table:table-cell table:style-name="ce39" table:formula="of:=BASE(CELL(&quot;ROW&quot;;[.D48])+122;16)" office:value-type="string" office:string-value="AA">
            <text:p>AA</text:p>
          </table:table-cell>
          <table:table-cell/>
          <table:table-cell table:style-name="ce39" table:formula="of:=BASE(CELL(&quot;ROW&quot;;[.F48])+250;16)" office:value-type="string" office:string-value="12A">
            <text:p>12A</text:p>
          </table:table-cell>
          <table:table-cell/>
          <table:table-cell table:style-name="ce39" table:formula="of:=BASE(CELL(&quot;ROW&quot;;[.H48])+378;16)" office:value-type="string" office:string-value="1AA">
            <text:p>1AA</text:p>
          </table:table-cell>
          <table:table-cell/>
          <table:table-cell table:style-name="ce39" table:formula="of:=BASE(CELL(&quot;ROW&quot;;[.J48])+506;16)" office:value-type="string" office:string-value="22A">
            <text:p>22A</text:p>
          </table:table-cell>
          <table:table-cell/>
          <table:table-cell table:style-name="ce39" table:formula="of:=BASE(CELL(&quot;ROW&quot;;[.L48])+634;16)" office:value-type="string" office:string-value="2AA">
            <text:p>2AA</text:p>
          </table:table-cell>
          <table:table-cell/>
          <table:table-cell table:style-name="ce39" table:formula="of:=BASE(CELL(&quot;ROW&quot;;[.N48])+762;16)" office:value-type="string" office:string-value="32A">
            <text:p>32A</text:p>
          </table:table-cell>
          <table:table-cell/>
          <table:table-cell table:style-name="ce39" table:formula="of:=BASE(CELL(&quot;ROW&quot;;[.P48])+890;16)" office:value-type="string" office:string-value="3AA">
            <text:p>3AA</text:p>
          </table:table-cell>
          <table:table-cell/>
          <table:table-cell table:style-name="ce39" table:formula="of:=BASE(CELL(&quot;ROW&quot;;[.R48])+1018;16)" office:value-type="string" office:string-value="42A">
            <text:p>42A</text:p>
          </table:table-cell>
          <table:table-cell/>
          <table:table-cell table:style-name="ce39" table:formula="of:=BASE(CELL(&quot;ROW&quot;;[.T48])+1914;16)" office:value-type="string" office:string-value="7AA">
            <text:p>7AA</text:p>
          </table:table-cell>
          <table:table-cell table:style-name="ce46" office:value-type="string">
            <text:p>LCDDATA10</text:p>
          </table:table-cell>
        </table:table-row>
        <table:table-row table:style-name="ro2">
          <table:table-cell table:style-name="ce36" table:formula="of:=BASE(CELL(&quot;ROW&quot;;[.A49])-6;16)" office:value-type="string" office:string-value="2B">
            <text:p>2B</text:p>
          </table:table-cell>
          <table:table-cell table:style-name="ce39" table:formula="of:=BASE(CELL(&quot;ROW&quot;;[.B49])-6;16)" office:value-type="string" office:string-value="2B">
            <text:p>2B</text:p>
          </table:table-cell>
          <table:table-cell/>
          <table:table-cell table:style-name="ce39" table:formula="of:=BASE(CELL(&quot;ROW&quot;;[.D49])+122;16)" office:value-type="string" office:string-value="AB">
            <text:p>AB</text:p>
          </table:table-cell>
          <table:table-cell/>
          <table:table-cell table:style-name="ce39" table:formula="of:=BASE(CELL(&quot;ROW&quot;;[.F49])+250;16)" office:value-type="string" office:string-value="12B">
            <text:p>12B</text:p>
          </table:table-cell>
          <table:table-cell/>
          <table:table-cell table:style-name="ce39" table:formula="of:=BASE(CELL(&quot;ROW&quot;;[.H49])+378;16)" office:value-type="string" office:string-value="1AB">
            <text:p>1AB</text:p>
          </table:table-cell>
          <table:table-cell/>
          <table:table-cell table:style-name="ce39" table:formula="of:=BASE(CELL(&quot;ROW&quot;;[.J49])+506;16)" office:value-type="string" office:string-value="22B">
            <text:p>22B</text:p>
          </table:table-cell>
          <table:table-cell/>
          <table:table-cell table:style-name="ce39" table:formula="of:=BASE(CELL(&quot;ROW&quot;;[.L49])+634;16)" office:value-type="string" office:string-value="2AB">
            <text:p>2AB</text:p>
          </table:table-cell>
          <table:table-cell/>
          <table:table-cell table:style-name="ce39" table:formula="of:=BASE(CELL(&quot;ROW&quot;;[.N49])+762;16)" office:value-type="string" office:string-value="32B">
            <text:p>32B</text:p>
          </table:table-cell>
          <table:table-cell/>
          <table:table-cell table:style-name="ce39" table:formula="of:=BASE(CELL(&quot;ROW&quot;;[.P49])+890;16)" office:value-type="string" office:string-value="3AB">
            <text:p>3AB</text:p>
          </table:table-cell>
          <table:table-cell/>
          <table:table-cell table:style-name="ce39" table:formula="of:=BASE(CELL(&quot;ROW&quot;;[.R49])+1018;16)" office:value-type="string" office:string-value="42B">
            <text:p>42B</text:p>
          </table:table-cell>
          <table:table-cell/>
          <table:table-cell table:style-name="ce39" table:formula="of:=BASE(CELL(&quot;ROW&quot;;[.T49])+1914;16)" office:value-type="string" office:string-value="7AB">
            <text:p>7AB</text:p>
          </table:table-cell>
          <table:table-cell table:style-name="ce46" office:value-type="string">
            <text:p>LCDDATA11</text:p>
          </table:table-cell>
        </table:table-row>
        <table:table-row table:style-name="ro2">
          <table:table-cell table:style-name="ce36" table:formula="of:=BASE(CELL(&quot;ROW&quot;;[.A50])-6;16)" office:value-type="string" office:string-value="2C">
            <text:p>2C</text:p>
          </table:table-cell>
          <table:table-cell table:style-name="ce39" table:formula="of:=BASE(CELL(&quot;ROW&quot;;[.B50])-6;16)" office:value-type="string" office:string-value="2C">
            <text:p>2C</text:p>
          </table:table-cell>
          <table:table-cell/>
          <table:table-cell table:style-name="ce39" table:formula="of:=BASE(CELL(&quot;ROW&quot;;[.D50])+122;16)" office:value-type="string" office:string-value="AC">
            <text:p>AC</text:p>
          </table:table-cell>
          <table:table-cell/>
          <table:table-cell table:style-name="ce39" table:formula="of:=BASE(CELL(&quot;ROW&quot;;[.F50])+250;16)" office:value-type="string" office:string-value="12C">
            <text:p>12C</text:p>
          </table:table-cell>
          <table:table-cell/>
          <table:table-cell table:style-name="ce39" table:formula="of:=BASE(CELL(&quot;ROW&quot;;[.H50])+378;16)" office:value-type="string" office:string-value="1AC">
            <text:p>1AC</text:p>
          </table:table-cell>
          <table:table-cell/>
          <table:table-cell table:style-name="ce39" table:formula="of:=BASE(CELL(&quot;ROW&quot;;[.J50])+506;16)" office:value-type="string" office:string-value="22C">
            <text:p>22C</text:p>
          </table:table-cell>
          <table:table-cell/>
          <table:table-cell table:style-name="ce39" table:formula="of:=BASE(CELL(&quot;ROW&quot;;[.L50])+634;16)" office:value-type="string" office:string-value="2AC">
            <text:p>2AC</text:p>
          </table:table-cell>
          <table:table-cell/>
          <table:table-cell table:style-name="ce39" table:formula="of:=BASE(CELL(&quot;ROW&quot;;[.N50])+762;16)" office:value-type="string" office:string-value="32C">
            <text:p>32C</text:p>
          </table:table-cell>
          <table:table-cell/>
          <table:table-cell table:style-name="ce39" table:formula="of:=BASE(CELL(&quot;ROW&quot;;[.P50])+890;16)" office:value-type="string" office:string-value="3AC">
            <text:p>3AC</text:p>
          </table:table-cell>
          <table:table-cell/>
          <table:table-cell table:style-name="ce39" table:formula="of:=BASE(CELL(&quot;ROW&quot;;[.R50])+1018;16)" office:value-type="string" office:string-value="42C">
            <text:p>42C</text:p>
          </table:table-cell>
          <table:table-cell/>
          <table:table-cell table:style-name="ce39" table:formula="of:=BASE(CELL(&quot;ROW&quot;;[.T50])+1914;16)" office:value-type="string" office:string-value="7AC">
            <text:p>7AC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51])-6;16)" office:value-type="string" office:string-value="2D">
            <text:p>2D</text:p>
          </table:table-cell>
          <table:table-cell table:style-name="ce39" table:formula="of:=BASE(CELL(&quot;ROW&quot;;[.B51])-6;16)" office:value-type="string" office:string-value="2D">
            <text:p>2D</text:p>
          </table:table-cell>
          <table:table-cell/>
          <table:table-cell table:style-name="ce39" table:formula="of:=BASE(CELL(&quot;ROW&quot;;[.D51])+122;16)" office:value-type="string" office:string-value="AD">
            <text:p>AD</text:p>
          </table:table-cell>
          <table:table-cell/>
          <table:table-cell table:style-name="ce39" table:formula="of:=BASE(CELL(&quot;ROW&quot;;[.F51])+250;16)" office:value-type="string" office:string-value="12D">
            <text:p>12D</text:p>
          </table:table-cell>
          <table:table-cell/>
          <table:table-cell table:style-name="ce39" table:formula="of:=BASE(CELL(&quot;ROW&quot;;[.H51])+378;16)" office:value-type="string" office:string-value="1AD">
            <text:p>1AD</text:p>
          </table:table-cell>
          <table:table-cell/>
          <table:table-cell table:style-name="ce39" table:formula="of:=BASE(CELL(&quot;ROW&quot;;[.J51])+506;16)" office:value-type="string" office:string-value="22D">
            <text:p>22D</text:p>
          </table:table-cell>
          <table:table-cell/>
          <table:table-cell table:style-name="ce39" table:formula="of:=BASE(CELL(&quot;ROW&quot;;[.L51])+634;16)" office:value-type="string" office:string-value="2AD">
            <text:p>2AD</text:p>
          </table:table-cell>
          <table:table-cell/>
          <table:table-cell table:style-name="ce39" table:formula="of:=BASE(CELL(&quot;ROW&quot;;[.N51])+762;16)" office:value-type="string" office:string-value="32D">
            <text:p>32D</text:p>
          </table:table-cell>
          <table:table-cell/>
          <table:table-cell table:style-name="ce39" table:formula="of:=BASE(CELL(&quot;ROW&quot;;[.P51])+890;16)" office:value-type="string" office:string-value="3AD">
            <text:p>3AD</text:p>
          </table:table-cell>
          <table:table-cell/>
          <table:table-cell table:style-name="ce39" table:formula="of:=BASE(CELL(&quot;ROW&quot;;[.R51])+1018;16)" office:value-type="string" office:string-value="42D">
            <text:p>42D</text:p>
          </table:table-cell>
          <table:table-cell/>
          <table:table-cell table:style-name="ce39" table:formula="of:=BASE(CELL(&quot;ROW&quot;;[.T51])+1914;16)" office:value-type="string" office:string-value="7AD">
            <text:p>7AD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52])-6;16)" office:value-type="string" office:string-value="2E">
            <text:p>2E</text:p>
          </table:table-cell>
          <table:table-cell table:style-name="ce39" table:formula="of:=BASE(CELL(&quot;ROW&quot;;[.B52])-6;16)" office:value-type="string" office:string-value="2E">
            <text:p>2E</text:p>
          </table:table-cell>
          <table:table-cell/>
          <table:table-cell table:style-name="ce39" table:formula="of:=BASE(CELL(&quot;ROW&quot;;[.D52])+122;16)" office:value-type="string" office:string-value="AE">
            <text:p>AE</text:p>
          </table:table-cell>
          <table:table-cell/>
          <table:table-cell table:style-name="ce39" table:formula="of:=BASE(CELL(&quot;ROW&quot;;[.F52])+250;16)" office:value-type="string" office:string-value="12E">
            <text:p>12E</text:p>
          </table:table-cell>
          <table:table-cell/>
          <table:table-cell table:style-name="ce39" table:formula="of:=BASE(CELL(&quot;ROW&quot;;[.H52])+378;16)" office:value-type="string" office:string-value="1AE">
            <text:p>1AE</text:p>
          </table:table-cell>
          <table:table-cell/>
          <table:table-cell table:style-name="ce39" table:formula="of:=BASE(CELL(&quot;ROW&quot;;[.J52])+506;16)" office:value-type="string" office:string-value="22E">
            <text:p>22E</text:p>
          </table:table-cell>
          <table:table-cell/>
          <table:table-cell table:style-name="ce39" table:formula="of:=BASE(CELL(&quot;ROW&quot;;[.L52])+634;16)" office:value-type="string" office:string-value="2AE">
            <text:p>2AE</text:p>
          </table:table-cell>
          <table:table-cell/>
          <table:table-cell table:style-name="ce39" table:formula="of:=BASE(CELL(&quot;ROW&quot;;[.N52])+762;16)" office:value-type="string" office:string-value="32E">
            <text:p>32E</text:p>
          </table:table-cell>
          <table:table-cell/>
          <table:table-cell table:style-name="ce39" table:formula="of:=BASE(CELL(&quot;ROW&quot;;[.P52])+890;16)" office:value-type="string" office:string-value="3AE">
            <text:p>3AE</text:p>
          </table:table-cell>
          <table:table-cell/>
          <table:table-cell table:style-name="ce39" table:formula="of:=BASE(CELL(&quot;ROW&quot;;[.R52])+1018;16)" office:value-type="string" office:string-value="42E">
            <text:p>42E</text:p>
          </table:table-cell>
          <table:table-cell/>
          <table:table-cell table:style-name="ce39" table:formula="of:=BASE(CELL(&quot;ROW&quot;;[.T52])+1914;16)" office:value-type="string" office:string-value="7AE">
            <text:p>7AE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53])-6;16)" office:value-type="string" office:string-value="2F">
            <text:p>2F</text:p>
          </table:table-cell>
          <table:table-cell table:style-name="ce39" table:formula="of:=BASE(CELL(&quot;ROW&quot;;[.B53])-6;16)" office:value-type="string" office:string-value="2F">
            <text:p>2F</text:p>
          </table:table-cell>
          <table:table-cell/>
          <table:table-cell table:style-name="ce39" table:formula="of:=BASE(CELL(&quot;ROW&quot;;[.D53])+122;16)" office:value-type="string" office:string-value="AF">
            <text:p>AF</text:p>
          </table:table-cell>
          <table:table-cell/>
          <table:table-cell table:style-name="ce39" table:formula="of:=BASE(CELL(&quot;ROW&quot;;[.F53])+250;16)" office:value-type="string" office:string-value="12F">
            <text:p>12F</text:p>
          </table:table-cell>
          <table:table-cell/>
          <table:table-cell table:style-name="ce39" table:formula="of:=BASE(CELL(&quot;ROW&quot;;[.H53])+378;16)" office:value-type="string" office:string-value="1AF">
            <text:p>1AF</text:p>
          </table:table-cell>
          <table:table-cell/>
          <table:table-cell table:style-name="ce39" table:formula="of:=BASE(CELL(&quot;ROW&quot;;[.J53])+506;16)" office:value-type="string" office:string-value="22F">
            <text:p>22F</text:p>
          </table:table-cell>
          <table:table-cell/>
          <table:table-cell table:style-name="ce39" table:formula="of:=BASE(CELL(&quot;ROW&quot;;[.L53])+634;16)" office:value-type="string" office:string-value="2AF">
            <text:p>2AF</text:p>
          </table:table-cell>
          <table:table-cell/>
          <table:table-cell table:style-name="ce39" table:formula="of:=BASE(CELL(&quot;ROW&quot;;[.N53])+762;16)" office:value-type="string" office:string-value="32F">
            <text:p>32F</text:p>
          </table:table-cell>
          <table:table-cell/>
          <table:table-cell table:style-name="ce39" table:formula="of:=BASE(CELL(&quot;ROW&quot;;[.P53])+890;16)" office:value-type="string" office:string-value="3AF">
            <text:p>3AF</text:p>
          </table:table-cell>
          <table:table-cell/>
          <table:table-cell table:style-name="ce39" table:formula="of:=BASE(CELL(&quot;ROW&quot;;[.R53])+1018;16)" office:value-type="string" office:string-value="42F">
            <text:p>42F</text:p>
          </table:table-cell>
          <table:table-cell/>
          <table:table-cell table:style-name="ce39" table:formula="of:=BASE(CELL(&quot;ROW&quot;;[.T53])+1914;16)" office:value-type="string" office:string-value="7AF">
            <text:p>7AF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54])-6;16)" office:value-type="string" office:string-value="30">
            <text:p>30</text:p>
          </table:table-cell>
          <table:table-cell table:style-name="ce39" table:formula="of:=BASE(CELL(&quot;ROW&quot;;[.B54])-6;16)" office:value-type="string" office:string-value="30">
            <text:p>30</text:p>
          </table:table-cell>
          <table:table-cell table:style-name="Default"/>
          <table:table-cell table:style-name="ce39" table:formula="of:=BASE(CELL(&quot;ROW&quot;;[.D54])+122;16)" office:value-type="string" office:string-value="B0">
            <text:p>B0</text:p>
          </table:table-cell>
          <table:table-cell/>
          <table:table-cell table:style-name="ce39" table:formula="of:=BASE(CELL(&quot;ROW&quot;;[.F54])+250;16)" office:value-type="string" office:string-value="130">
            <text:p>130</text:p>
          </table:table-cell>
          <table:table-cell/>
          <table:table-cell table:style-name="ce39" table:formula="of:=BASE(CELL(&quot;ROW&quot;;[.H54])+378;16)" office:value-type="string" office:string-value="1B0">
            <text:p>1B0</text:p>
          </table:table-cell>
          <table:table-cell/>
          <table:table-cell table:style-name="ce39" table:formula="of:=BASE(CELL(&quot;ROW&quot;;[.J54])+506;16)" office:value-type="string" office:string-value="230">
            <text:p>230</text:p>
          </table:table-cell>
          <table:table-cell/>
          <table:table-cell table:style-name="ce39" table:formula="of:=BASE(CELL(&quot;ROW&quot;;[.L54])+634;16)" office:value-type="string" office:string-value="2B0">
            <text:p>2B0</text:p>
          </table:table-cell>
          <table:table-cell/>
          <table:table-cell table:style-name="ce39" table:formula="of:=BASE(CELL(&quot;ROW&quot;;[.N54])+762;16)" office:value-type="string" office:string-value="330">
            <text:p>330</text:p>
          </table:table-cell>
          <table:table-cell/>
          <table:table-cell table:style-name="ce39" table:formula="of:=BASE(CELL(&quot;ROW&quot;;[.P54])+890;16)" office:value-type="string" office:string-value="3B0">
            <text:p>3B0</text:p>
          </table:table-cell>
          <table:table-cell/>
          <table:table-cell table:style-name="ce39" table:formula="of:=BASE(CELL(&quot;ROW&quot;;[.R54])+1018;16)" office:value-type="string" office:string-value="430">
            <text:p>430</text:p>
          </table:table-cell>
          <table:table-cell/>
          <table:table-cell table:style-name="ce39" table:formula="of:=BASE(CELL(&quot;ROW&quot;;[.T54])+1914;16)" office:value-type="string" office:string-value="7B0">
            <text:p>7B0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55])-6;16)" office:value-type="string" office:string-value="31">
            <text:p>31</text:p>
          </table:table-cell>
          <table:table-cell table:style-name="ce39" table:formula="of:=BASE(CELL(&quot;ROW&quot;;[.B55])-6;16)" office:value-type="string" office:string-value="31">
            <text:p>31</text:p>
          </table:table-cell>
          <table:table-cell table:style-name="Default"/>
          <table:table-cell table:style-name="ce39" table:formula="of:=BASE(CELL(&quot;ROW&quot;;[.D55])+122;16)" office:value-type="string" office:string-value="B1">
            <text:p>B1</text:p>
          </table:table-cell>
          <table:table-cell/>
          <table:table-cell table:style-name="ce39" table:formula="of:=BASE(CELL(&quot;ROW&quot;;[.F55])+250;16)" office:value-type="string" office:string-value="131">
            <text:p>131</text:p>
          </table:table-cell>
          <table:table-cell/>
          <table:table-cell table:style-name="ce39" table:formula="of:=BASE(CELL(&quot;ROW&quot;;[.H55])+378;16)" office:value-type="string" office:string-value="1B1">
            <text:p>1B1</text:p>
          </table:table-cell>
          <table:table-cell/>
          <table:table-cell table:style-name="ce39" table:formula="of:=BASE(CELL(&quot;ROW&quot;;[.J55])+506;16)" office:value-type="string" office:string-value="231">
            <text:p>231</text:p>
          </table:table-cell>
          <table:table-cell/>
          <table:table-cell table:style-name="ce39" table:formula="of:=BASE(CELL(&quot;ROW&quot;;[.L55])+634;16)" office:value-type="string" office:string-value="2B1">
            <text:p>2B1</text:p>
          </table:table-cell>
          <table:table-cell/>
          <table:table-cell table:style-name="ce39" table:formula="of:=BASE(CELL(&quot;ROW&quot;;[.N55])+762;16)" office:value-type="string" office:string-value="331">
            <text:p>331</text:p>
          </table:table-cell>
          <table:table-cell/>
          <table:table-cell table:style-name="ce39" table:formula="of:=BASE(CELL(&quot;ROW&quot;;[.P55])+890;16)" office:value-type="string" office:string-value="3B1">
            <text:p>3B1</text:p>
          </table:table-cell>
          <table:table-cell/>
          <table:table-cell table:style-name="ce39" table:formula="of:=BASE(CELL(&quot;ROW&quot;;[.R55])+1018;16)" office:value-type="string" office:string-value="431">
            <text:p>431</text:p>
          </table:table-cell>
          <table:table-cell/>
          <table:table-cell table:style-name="ce39" table:formula="of:=BASE(CELL(&quot;ROW&quot;;[.T55])+1914;16)" office:value-type="string" office:string-value="7B1">
            <text:p>7B1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56])-6;16)" office:value-type="string" office:string-value="32">
            <text:p>32</text:p>
          </table:table-cell>
          <table:table-cell table:style-name="ce39" table:formula="of:=BASE(CELL(&quot;ROW&quot;;[.B56])-6;16)" office:value-type="string" office:string-value="32">
            <text:p>32</text:p>
          </table:table-cell>
          <table:table-cell table:style-name="Default"/>
          <table:table-cell table:style-name="ce39" table:formula="of:=BASE(CELL(&quot;ROW&quot;;[.D56])+122;16)" office:value-type="string" office:string-value="B2">
            <text:p>B2</text:p>
          </table:table-cell>
          <table:table-cell/>
          <table:table-cell table:style-name="ce39" table:formula="of:=BASE(CELL(&quot;ROW&quot;;[.F56])+250;16)" office:value-type="string" office:string-value="132">
            <text:p>132</text:p>
          </table:table-cell>
          <table:table-cell/>
          <table:table-cell table:style-name="ce39" table:formula="of:=BASE(CELL(&quot;ROW&quot;;[.H56])+378;16)" office:value-type="string" office:string-value="1B2">
            <text:p>1B2</text:p>
          </table:table-cell>
          <table:table-cell/>
          <table:table-cell table:style-name="ce39" table:formula="of:=BASE(CELL(&quot;ROW&quot;;[.J56])+506;16)" office:value-type="string" office:string-value="232">
            <text:p>232</text:p>
          </table:table-cell>
          <table:table-cell/>
          <table:table-cell table:style-name="ce39" table:formula="of:=BASE(CELL(&quot;ROW&quot;;[.L56])+634;16)" office:value-type="string" office:string-value="2B2">
            <text:p>2B2</text:p>
          </table:table-cell>
          <table:table-cell/>
          <table:table-cell table:style-name="ce39" table:formula="of:=BASE(CELL(&quot;ROW&quot;;[.N56])+762;16)" office:value-type="string" office:string-value="332">
            <text:p>332</text:p>
          </table:table-cell>
          <table:table-cell/>
          <table:table-cell table:style-name="ce39" table:formula="of:=BASE(CELL(&quot;ROW&quot;;[.P56])+890;16)" office:value-type="string" office:string-value="3B2">
            <text:p>3B2</text:p>
          </table:table-cell>
          <table:table-cell/>
          <table:table-cell table:style-name="ce39" table:formula="of:=BASE(CELL(&quot;ROW&quot;;[.R56])+1018;16)" office:value-type="string" office:string-value="432">
            <text:p>432</text:p>
          </table:table-cell>
          <table:table-cell/>
          <table:table-cell table:style-name="ce39" table:formula="of:=BASE(CELL(&quot;ROW&quot;;[.T56])+1914;16)" office:value-type="string" office:string-value="7B2">
            <text:p>7B2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57])-6;16)" office:value-type="string" office:string-value="33">
            <text:p>33</text:p>
          </table:table-cell>
          <table:table-cell table:style-name="ce39" table:formula="of:=BASE(CELL(&quot;ROW&quot;;[.B57])-6;16)" office:value-type="string" office:string-value="33">
            <text:p>33</text:p>
          </table:table-cell>
          <table:table-cell table:style-name="Default"/>
          <table:table-cell table:style-name="ce39" table:formula="of:=BASE(CELL(&quot;ROW&quot;;[.D57])+122;16)" office:value-type="string" office:string-value="B3">
            <text:p>B3</text:p>
          </table:table-cell>
          <table:table-cell/>
          <table:table-cell table:style-name="ce39" table:formula="of:=BASE(CELL(&quot;ROW&quot;;[.F57])+250;16)" office:value-type="string" office:string-value="133">
            <text:p>133</text:p>
          </table:table-cell>
          <table:table-cell/>
          <table:table-cell table:style-name="ce39" table:formula="of:=BASE(CELL(&quot;ROW&quot;;[.H57])+378;16)" office:value-type="string" office:string-value="1B3">
            <text:p>1B3</text:p>
          </table:table-cell>
          <table:table-cell/>
          <table:table-cell table:style-name="ce39" table:formula="of:=BASE(CELL(&quot;ROW&quot;;[.J57])+506;16)" office:value-type="string" office:string-value="233">
            <text:p>233</text:p>
          </table:table-cell>
          <table:table-cell/>
          <table:table-cell table:style-name="ce39" table:formula="of:=BASE(CELL(&quot;ROW&quot;;[.L57])+634;16)" office:value-type="string" office:string-value="2B3">
            <text:p>2B3</text:p>
          </table:table-cell>
          <table:table-cell/>
          <table:table-cell table:style-name="ce39" table:formula="of:=BASE(CELL(&quot;ROW&quot;;[.N57])+762;16)" office:value-type="string" office:string-value="333">
            <text:p>333</text:p>
          </table:table-cell>
          <table:table-cell/>
          <table:table-cell table:style-name="ce39" table:formula="of:=BASE(CELL(&quot;ROW&quot;;[.P57])+890;16)" office:value-type="string" office:string-value="3B3">
            <text:p>3B3</text:p>
          </table:table-cell>
          <table:table-cell/>
          <table:table-cell table:style-name="ce39" table:formula="of:=BASE(CELL(&quot;ROW&quot;;[.R57])+1018;16)" office:value-type="string" office:string-value="433">
            <text:p>433</text:p>
          </table:table-cell>
          <table:table-cell/>
          <table:table-cell table:style-name="ce39" table:formula="of:=BASE(CELL(&quot;ROW&quot;;[.T57])+1914;16)" office:value-type="string" office:string-value="7B3">
            <text:p>7B3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58])-6;16)" office:value-type="string" office:string-value="34">
            <text:p>34</text:p>
          </table:table-cell>
          <table:table-cell table:style-name="ce39" table:formula="of:=BASE(CELL(&quot;ROW&quot;;[.B58])-6;16)" office:value-type="string" office:string-value="34">
            <text:p>34</text:p>
          </table:table-cell>
          <table:table-cell table:style-name="Default"/>
          <table:table-cell table:style-name="ce39" table:formula="of:=BASE(CELL(&quot;ROW&quot;;[.D58])+122;16)" office:value-type="string" office:string-value="B4">
            <text:p>B4</text:p>
          </table:table-cell>
          <table:table-cell/>
          <table:table-cell table:style-name="ce39" table:formula="of:=BASE(CELL(&quot;ROW&quot;;[.F58])+250;16)" office:value-type="string" office:string-value="134">
            <text:p>134</text:p>
          </table:table-cell>
          <table:table-cell/>
          <table:table-cell table:style-name="ce39" table:formula="of:=BASE(CELL(&quot;ROW&quot;;[.H58])+378;16)" office:value-type="string" office:string-value="1B4">
            <text:p>1B4</text:p>
          </table:table-cell>
          <table:table-cell/>
          <table:table-cell table:style-name="ce39" table:formula="of:=BASE(CELL(&quot;ROW&quot;;[.J58])+506;16)" office:value-type="string" office:string-value="234">
            <text:p>234</text:p>
          </table:table-cell>
          <table:table-cell/>
          <table:table-cell table:style-name="ce39" table:formula="of:=BASE(CELL(&quot;ROW&quot;;[.L58])+634;16)" office:value-type="string" office:string-value="2B4">
            <text:p>2B4</text:p>
          </table:table-cell>
          <table:table-cell/>
          <table:table-cell table:style-name="ce39" table:formula="of:=BASE(CELL(&quot;ROW&quot;;[.N58])+762;16)" office:value-type="string" office:string-value="334">
            <text:p>334</text:p>
          </table:table-cell>
          <table:table-cell/>
          <table:table-cell table:style-name="ce39" table:formula="of:=BASE(CELL(&quot;ROW&quot;;[.P58])+890;16)" office:value-type="string" office:string-value="3B4">
            <text:p>3B4</text:p>
          </table:table-cell>
          <table:table-cell/>
          <table:table-cell table:style-name="ce39" table:formula="of:=BASE(CELL(&quot;ROW&quot;;[.R58])+1018;16)" office:value-type="string" office:string-value="434">
            <text:p>434</text:p>
          </table:table-cell>
          <table:table-cell/>
          <table:table-cell table:style-name="ce39" table:formula="of:=BASE(CELL(&quot;ROW&quot;;[.T58])+1914;16)" office:value-type="string" office:string-value="7B4">
            <text:p>7B4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59])-6;16)" office:value-type="string" office:string-value="35">
            <text:p>35</text:p>
          </table:table-cell>
          <table:table-cell table:style-name="ce39" table:formula="of:=BASE(CELL(&quot;ROW&quot;;[.B59])-6;16)" office:value-type="string" office:string-value="35">
            <text:p>35</text:p>
          </table:table-cell>
          <table:table-cell table:style-name="Default"/>
          <table:table-cell table:style-name="ce39" table:formula="of:=BASE(CELL(&quot;ROW&quot;;[.D59])+122;16)" office:value-type="string" office:string-value="B5">
            <text:p>B5</text:p>
          </table:table-cell>
          <table:table-cell/>
          <table:table-cell table:style-name="ce39" table:formula="of:=BASE(CELL(&quot;ROW&quot;;[.F59])+250;16)" office:value-type="string" office:string-value="135">
            <text:p>135</text:p>
          </table:table-cell>
          <table:table-cell/>
          <table:table-cell table:style-name="ce39" table:formula="of:=BASE(CELL(&quot;ROW&quot;;[.H59])+378;16)" office:value-type="string" office:string-value="1B5">
            <text:p>1B5</text:p>
          </table:table-cell>
          <table:table-cell/>
          <table:table-cell table:style-name="ce39" table:formula="of:=BASE(CELL(&quot;ROW&quot;;[.J59])+506;16)" office:value-type="string" office:string-value="235">
            <text:p>235</text:p>
          </table:table-cell>
          <table:table-cell/>
          <table:table-cell table:style-name="ce39" table:formula="of:=BASE(CELL(&quot;ROW&quot;;[.L59])+634;16)" office:value-type="string" office:string-value="2B5">
            <text:p>2B5</text:p>
          </table:table-cell>
          <table:table-cell/>
          <table:table-cell table:style-name="ce39" table:formula="of:=BASE(CELL(&quot;ROW&quot;;[.N59])+762;16)" office:value-type="string" office:string-value="335">
            <text:p>335</text:p>
          </table:table-cell>
          <table:table-cell/>
          <table:table-cell table:style-name="ce39" table:formula="of:=BASE(CELL(&quot;ROW&quot;;[.P59])+890;16)" office:value-type="string" office:string-value="3B5">
            <text:p>3B5</text:p>
          </table:table-cell>
          <table:table-cell/>
          <table:table-cell table:style-name="ce39" table:formula="of:=BASE(CELL(&quot;ROW&quot;;[.R59])+1018;16)" office:value-type="string" office:string-value="435">
            <text:p>435</text:p>
          </table:table-cell>
          <table:table-cell/>
          <table:table-cell table:style-name="ce39" table:formula="of:=BASE(CELL(&quot;ROW&quot;;[.T59])+1914;16)" office:value-type="string" office:string-value="7B5">
            <text:p>7B5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60])-6;16)" office:value-type="string" office:string-value="36">
            <text:p>36</text:p>
          </table:table-cell>
          <table:table-cell table:style-name="ce39" table:formula="of:=BASE(CELL(&quot;ROW&quot;;[.B60])-6;16)" office:value-type="string" office:string-value="36">
            <text:p>36</text:p>
          </table:table-cell>
          <table:table-cell table:style-name="Default"/>
          <table:table-cell table:style-name="ce39" table:formula="of:=BASE(CELL(&quot;ROW&quot;;[.D60])+122;16)" office:value-type="string" office:string-value="B6">
            <text:p>B6</text:p>
          </table:table-cell>
          <table:table-cell/>
          <table:table-cell table:style-name="ce39" table:formula="of:=BASE(CELL(&quot;ROW&quot;;[.F60])+250;16)" office:value-type="string" office:string-value="136">
            <text:p>136</text:p>
          </table:table-cell>
          <table:table-cell/>
          <table:table-cell table:style-name="ce39" table:formula="of:=BASE(CELL(&quot;ROW&quot;;[.H60])+378;16)" office:value-type="string" office:string-value="1B6">
            <text:p>1B6</text:p>
          </table:table-cell>
          <table:table-cell/>
          <table:table-cell table:style-name="ce39" table:formula="of:=BASE(CELL(&quot;ROW&quot;;[.J60])+506;16)" office:value-type="string" office:string-value="236">
            <text:p>236</text:p>
          </table:table-cell>
          <table:table-cell/>
          <table:table-cell table:style-name="ce39" table:formula="of:=BASE(CELL(&quot;ROW&quot;;[.L60])+634;16)" office:value-type="string" office:string-value="2B6">
            <text:p>2B6</text:p>
          </table:table-cell>
          <table:table-cell/>
          <table:table-cell table:style-name="ce39" table:formula="of:=BASE(CELL(&quot;ROW&quot;;[.N60])+762;16)" office:value-type="string" office:string-value="336">
            <text:p>336</text:p>
          </table:table-cell>
          <table:table-cell/>
          <table:table-cell table:style-name="ce39" table:formula="of:=BASE(CELL(&quot;ROW&quot;;[.P60])+890;16)" office:value-type="string" office:string-value="3B6">
            <text:p>3B6</text:p>
          </table:table-cell>
          <table:table-cell/>
          <table:table-cell table:style-name="ce39" table:formula="of:=BASE(CELL(&quot;ROW&quot;;[.R60])+1018;16)" office:value-type="string" office:string-value="436">
            <text:p>436</text:p>
          </table:table-cell>
          <table:table-cell/>
          <table:table-cell table:style-name="ce39" table:formula="of:=BASE(CELL(&quot;ROW&quot;;[.T60])+1914;16)" office:value-type="string" office:string-value="7B6">
            <text:p>7B6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61])-6;16)" office:value-type="string" office:string-value="37">
            <text:p>37</text:p>
          </table:table-cell>
          <table:table-cell table:style-name="ce39" table:formula="of:=BASE(CELL(&quot;ROW&quot;;[.B61])-6;16)" office:value-type="string" office:string-value="37">
            <text:p>37</text:p>
          </table:table-cell>
          <table:table-cell table:style-name="Default"/>
          <table:table-cell table:style-name="ce39" table:formula="of:=BASE(CELL(&quot;ROW&quot;;[.D61])+122;16)" office:value-type="string" office:string-value="B7">
            <text:p>B7</text:p>
          </table:table-cell>
          <table:table-cell/>
          <table:table-cell table:style-name="ce39" table:formula="of:=BASE(CELL(&quot;ROW&quot;;[.F61])+250;16)" office:value-type="string" office:string-value="137">
            <text:p>137</text:p>
          </table:table-cell>
          <table:table-cell/>
          <table:table-cell table:style-name="ce39" table:formula="of:=BASE(CELL(&quot;ROW&quot;;[.H61])+378;16)" office:value-type="string" office:string-value="1B7">
            <text:p>1B7</text:p>
          </table:table-cell>
          <table:table-cell/>
          <table:table-cell table:style-name="ce39" table:formula="of:=BASE(CELL(&quot;ROW&quot;;[.J61])+506;16)" office:value-type="string" office:string-value="237">
            <text:p>237</text:p>
          </table:table-cell>
          <table:table-cell/>
          <table:table-cell table:style-name="ce39" table:formula="of:=BASE(CELL(&quot;ROW&quot;;[.L61])+634;16)" office:value-type="string" office:string-value="2B7">
            <text:p>2B7</text:p>
          </table:table-cell>
          <table:table-cell/>
          <table:table-cell table:style-name="ce39" table:formula="of:=BASE(CELL(&quot;ROW&quot;;[.N61])+762;16)" office:value-type="string" office:string-value="337">
            <text:p>337</text:p>
          </table:table-cell>
          <table:table-cell/>
          <table:table-cell table:style-name="ce39" table:formula="of:=BASE(CELL(&quot;ROW&quot;;[.P61])+890;16)" office:value-type="string" office:string-value="3B7">
            <text:p>3B7</text:p>
          </table:table-cell>
          <table:table-cell/>
          <table:table-cell table:style-name="ce39" table:formula="of:=BASE(CELL(&quot;ROW&quot;;[.R61])+1018;16)" office:value-type="string" office:string-value="437">
            <text:p>437</text:p>
          </table:table-cell>
          <table:table-cell/>
          <table:table-cell table:style-name="ce39" table:formula="of:=BASE(CELL(&quot;ROW&quot;;[.T61])+1914;16)" office:value-type="string" office:string-value="7B7">
            <text:p>7B7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62])-6;16)" office:value-type="string" office:string-value="38">
            <text:p>38</text:p>
          </table:table-cell>
          <table:table-cell table:style-name="ce39" table:formula="of:=BASE(CELL(&quot;ROW&quot;;[.B62])-6;16)" office:value-type="string" office:string-value="38">
            <text:p>38</text:p>
          </table:table-cell>
          <table:table-cell table:style-name="Default"/>
          <table:table-cell table:style-name="ce39" table:formula="of:=BASE(CELL(&quot;ROW&quot;;[.D62])+122;16)" office:value-type="string" office:string-value="B8">
            <text:p>B8</text:p>
          </table:table-cell>
          <table:table-cell/>
          <table:table-cell table:style-name="ce39" table:formula="of:=BASE(CELL(&quot;ROW&quot;;[.F62])+250;16)" office:value-type="string" office:string-value="138">
            <text:p>138</text:p>
          </table:table-cell>
          <table:table-cell/>
          <table:table-cell table:style-name="ce39" table:formula="of:=BASE(CELL(&quot;ROW&quot;;[.H62])+378;16)" office:value-type="string" office:string-value="1B8">
            <text:p>1B8</text:p>
          </table:table-cell>
          <table:table-cell/>
          <table:table-cell table:style-name="ce39" table:formula="of:=BASE(CELL(&quot;ROW&quot;;[.J62])+506;16)" office:value-type="string" office:string-value="238">
            <text:p>238</text:p>
          </table:table-cell>
          <table:table-cell/>
          <table:table-cell table:style-name="ce39" table:formula="of:=BASE(CELL(&quot;ROW&quot;;[.L62])+634;16)" office:value-type="string" office:string-value="2B8">
            <text:p>2B8</text:p>
          </table:table-cell>
          <table:table-cell/>
          <table:table-cell table:style-name="ce39" table:formula="of:=BASE(CELL(&quot;ROW&quot;;[.N62])+762;16)" office:value-type="string" office:string-value="338">
            <text:p>338</text:p>
          </table:table-cell>
          <table:table-cell/>
          <table:table-cell table:style-name="ce39" table:formula="of:=BASE(CELL(&quot;ROW&quot;;[.P62])+890;16)" office:value-type="string" office:string-value="3B8">
            <text:p>3B8</text:p>
          </table:table-cell>
          <table:table-cell/>
          <table:table-cell table:style-name="ce39" table:formula="of:=BASE(CELL(&quot;ROW&quot;;[.R62])+1018;16)" office:value-type="string" office:string-value="438">
            <text:p>438</text:p>
          </table:table-cell>
          <table:table-cell/>
          <table:table-cell table:style-name="ce39" table:formula="of:=BASE(CELL(&quot;ROW&quot;;[.T62])+1914;16)" office:value-type="string" office:string-value="7B8">
            <text:p>7B8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63])-6;16)" office:value-type="string" office:string-value="39">
            <text:p>39</text:p>
          </table:table-cell>
          <table:table-cell table:style-name="ce39" table:formula="of:=BASE(CELL(&quot;ROW&quot;;[.B63])-6;16)" office:value-type="string" office:string-value="39">
            <text:p>39</text:p>
          </table:table-cell>
          <table:table-cell table:style-name="Default"/>
          <table:table-cell table:style-name="ce39" table:formula="of:=BASE(CELL(&quot;ROW&quot;;[.D63])+122;16)" office:value-type="string" office:string-value="B9">
            <text:p>B9</text:p>
          </table:table-cell>
          <table:table-cell/>
          <table:table-cell table:style-name="ce39" table:formula="of:=BASE(CELL(&quot;ROW&quot;;[.F63])+250;16)" office:value-type="string" office:string-value="139">
            <text:p>139</text:p>
          </table:table-cell>
          <table:table-cell/>
          <table:table-cell table:style-name="ce39" table:formula="of:=BASE(CELL(&quot;ROW&quot;;[.H63])+378;16)" office:value-type="string" office:string-value="1B9">
            <text:p>1B9</text:p>
          </table:table-cell>
          <table:table-cell/>
          <table:table-cell table:style-name="ce39" table:formula="of:=BASE(CELL(&quot;ROW&quot;;[.J63])+506;16)" office:value-type="string" office:string-value="239">
            <text:p>239</text:p>
          </table:table-cell>
          <table:table-cell/>
          <table:table-cell table:style-name="ce39" table:formula="of:=BASE(CELL(&quot;ROW&quot;;[.L63])+634;16)" office:value-type="string" office:string-value="2B9">
            <text:p>2B9</text:p>
          </table:table-cell>
          <table:table-cell/>
          <table:table-cell table:style-name="ce39" table:formula="of:=BASE(CELL(&quot;ROW&quot;;[.N63])+762;16)" office:value-type="string" office:string-value="339">
            <text:p>339</text:p>
          </table:table-cell>
          <table:table-cell/>
          <table:table-cell table:style-name="ce39" table:formula="of:=BASE(CELL(&quot;ROW&quot;;[.P63])+890;16)" office:value-type="string" office:string-value="3B9">
            <text:p>3B9</text:p>
          </table:table-cell>
          <table:table-cell/>
          <table:table-cell table:style-name="ce39" table:formula="of:=BASE(CELL(&quot;ROW&quot;;[.R63])+1018;16)" office:value-type="string" office:string-value="439">
            <text:p>439</text:p>
          </table:table-cell>
          <table:table-cell/>
          <table:table-cell table:style-name="ce39" table:formula="of:=BASE(CELL(&quot;ROW&quot;;[.T63])+1914;16)" office:value-type="string" office:string-value="7B9">
            <text:p>7B9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64])-6;16)" office:value-type="string" office:string-value="3A">
            <text:p>3A</text:p>
          </table:table-cell>
          <table:table-cell table:style-name="ce39" table:formula="of:=BASE(CELL(&quot;ROW&quot;;[.B64])-6;16)" office:value-type="string" office:string-value="3A">
            <text:p>3A</text:p>
          </table:table-cell>
          <table:table-cell table:style-name="Default"/>
          <table:table-cell table:style-name="ce39" table:formula="of:=BASE(CELL(&quot;ROW&quot;;[.D64])+122;16)" office:value-type="string" office:string-value="BA">
            <text:p>BA</text:p>
          </table:table-cell>
          <table:table-cell/>
          <table:table-cell table:style-name="ce39" table:formula="of:=BASE(CELL(&quot;ROW&quot;;[.F64])+250;16)" office:value-type="string" office:string-value="13A">
            <text:p>13A</text:p>
          </table:table-cell>
          <table:table-cell/>
          <table:table-cell table:style-name="ce39" table:formula="of:=BASE(CELL(&quot;ROW&quot;;[.H64])+378;16)" office:value-type="string" office:string-value="1BA">
            <text:p>1BA</text:p>
          </table:table-cell>
          <table:table-cell/>
          <table:table-cell table:style-name="ce39" table:formula="of:=BASE(CELL(&quot;ROW&quot;;[.J64])+506;16)" office:value-type="string" office:string-value="23A">
            <text:p>23A</text:p>
          </table:table-cell>
          <table:table-cell/>
          <table:table-cell table:style-name="ce39" table:formula="of:=BASE(CELL(&quot;ROW&quot;;[.L64])+634;16)" office:value-type="string" office:string-value="2BA">
            <text:p>2BA</text:p>
          </table:table-cell>
          <table:table-cell/>
          <table:table-cell table:style-name="ce39" table:formula="of:=BASE(CELL(&quot;ROW&quot;;[.N64])+762;16)" office:value-type="string" office:string-value="33A">
            <text:p>33A</text:p>
          </table:table-cell>
          <table:table-cell/>
          <table:table-cell table:style-name="ce39" table:formula="of:=BASE(CELL(&quot;ROW&quot;;[.P64])+890;16)" office:value-type="string" office:string-value="3BA">
            <text:p>3BA</text:p>
          </table:table-cell>
          <table:table-cell/>
          <table:table-cell table:style-name="ce39" table:formula="of:=BASE(CELL(&quot;ROW&quot;;[.R64])+1018;16)" office:value-type="string" office:string-value="43A">
            <text:p>43A</text:p>
          </table:table-cell>
          <table:table-cell/>
          <table:table-cell table:style-name="ce39" table:formula="of:=BASE(CELL(&quot;ROW&quot;;[.T64])+1914;16)" office:value-type="string" office:string-value="7BA">
            <text:p>7BA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65])-6;16)" office:value-type="string" office:string-value="3B">
            <text:p>3B</text:p>
          </table:table-cell>
          <table:table-cell table:style-name="ce39" table:formula="of:=BASE(CELL(&quot;ROW&quot;;[.B65])-6;16)" office:value-type="string" office:string-value="3B">
            <text:p>3B</text:p>
          </table:table-cell>
          <table:table-cell table:style-name="Default"/>
          <table:table-cell table:style-name="ce39" table:formula="of:=BASE(CELL(&quot;ROW&quot;;[.D65])+122;16)" office:value-type="string" office:string-value="BB">
            <text:p>BB</text:p>
          </table:table-cell>
          <table:table-cell/>
          <table:table-cell table:style-name="ce39" table:formula="of:=BASE(CELL(&quot;ROW&quot;;[.F65])+250;16)" office:value-type="string" office:string-value="13B">
            <text:p>13B</text:p>
          </table:table-cell>
          <table:table-cell/>
          <table:table-cell table:style-name="ce39" table:formula="of:=BASE(CELL(&quot;ROW&quot;;[.H65])+378;16)" office:value-type="string" office:string-value="1BB">
            <text:p>1BB</text:p>
          </table:table-cell>
          <table:table-cell/>
          <table:table-cell table:style-name="ce39" table:formula="of:=BASE(CELL(&quot;ROW&quot;;[.J65])+506;16)" office:value-type="string" office:string-value="23B">
            <text:p>23B</text:p>
          </table:table-cell>
          <table:table-cell/>
          <table:table-cell table:style-name="ce39" table:formula="of:=BASE(CELL(&quot;ROW&quot;;[.L65])+634;16)" office:value-type="string" office:string-value="2BB">
            <text:p>2BB</text:p>
          </table:table-cell>
          <table:table-cell/>
          <table:table-cell table:style-name="ce39" table:formula="of:=BASE(CELL(&quot;ROW&quot;;[.N65])+762;16)" office:value-type="string" office:string-value="33B">
            <text:p>33B</text:p>
          </table:table-cell>
          <table:table-cell/>
          <table:table-cell table:style-name="ce39" table:formula="of:=BASE(CELL(&quot;ROW&quot;;[.P65])+890;16)" office:value-type="string" office:string-value="3BB">
            <text:p>3BB</text:p>
          </table:table-cell>
          <table:table-cell/>
          <table:table-cell table:style-name="ce39" table:formula="of:=BASE(CELL(&quot;ROW&quot;;[.R65])+1018;16)" office:value-type="string" office:string-value="43B">
            <text:p>43B</text:p>
          </table:table-cell>
          <table:table-cell/>
          <table:table-cell table:style-name="ce39" table:formula="of:=BASE(CELL(&quot;ROW&quot;;[.T65])+1914;16)" office:value-type="string" office:string-value="7BB">
            <text:p>7BB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66])-6;16)" office:value-type="string" office:string-value="3C">
            <text:p>3C</text:p>
          </table:table-cell>
          <table:table-cell table:style-name="ce39" table:formula="of:=BASE(CELL(&quot;ROW&quot;;[.B66])-6;16)" office:value-type="string" office:string-value="3C">
            <text:p>3C</text:p>
          </table:table-cell>
          <table:table-cell table:style-name="Default"/>
          <table:table-cell table:style-name="ce39" table:formula="of:=BASE(CELL(&quot;ROW&quot;;[.D66])+122;16)" office:value-type="string" office:string-value="BC">
            <text:p>BC</text:p>
          </table:table-cell>
          <table:table-cell/>
          <table:table-cell table:style-name="ce39" table:formula="of:=BASE(CELL(&quot;ROW&quot;;[.F66])+250;16)" office:value-type="string" office:string-value="13C">
            <text:p>13C</text:p>
          </table:table-cell>
          <table:table-cell/>
          <table:table-cell table:style-name="ce39" table:formula="of:=BASE(CELL(&quot;ROW&quot;;[.H66])+378;16)" office:value-type="string" office:string-value="1BC">
            <text:p>1BC</text:p>
          </table:table-cell>
          <table:table-cell/>
          <table:table-cell table:style-name="ce39" table:formula="of:=BASE(CELL(&quot;ROW&quot;;[.J66])+506;16)" office:value-type="string" office:string-value="23C">
            <text:p>23C</text:p>
          </table:table-cell>
          <table:table-cell/>
          <table:table-cell table:style-name="ce39" table:formula="of:=BASE(CELL(&quot;ROW&quot;;[.L66])+634;16)" office:value-type="string" office:string-value="2BC">
            <text:p>2BC</text:p>
          </table:table-cell>
          <table:table-cell/>
          <table:table-cell table:style-name="ce39" table:formula="of:=BASE(CELL(&quot;ROW&quot;;[.N66])+762;16)" office:value-type="string" office:string-value="33C">
            <text:p>33C</text:p>
          </table:table-cell>
          <table:table-cell/>
          <table:table-cell table:style-name="ce39" table:formula="of:=BASE(CELL(&quot;ROW&quot;;[.P66])+890;16)" office:value-type="string" office:string-value="3BC">
            <text:p>3BC</text:p>
          </table:table-cell>
          <table:table-cell/>
          <table:table-cell table:style-name="ce39" table:formula="of:=BASE(CELL(&quot;ROW&quot;;[.R66])+1018;16)" office:value-type="string" office:string-value="43C">
            <text:p>43C</text:p>
          </table:table-cell>
          <table:table-cell/>
          <table:table-cell table:style-name="ce39" table:formula="of:=BASE(CELL(&quot;ROW&quot;;[.T66])+1914;16)" office:value-type="string" office:string-value="7BC">
            <text:p>7BC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67])-6;16)" office:value-type="string" office:string-value="3D">
            <text:p>3D</text:p>
          </table:table-cell>
          <table:table-cell table:style-name="ce39" table:formula="of:=BASE(CELL(&quot;ROW&quot;;[.B67])-6;16)" office:value-type="string" office:string-value="3D">
            <text:p>3D</text:p>
          </table:table-cell>
          <table:table-cell table:style-name="Default"/>
          <table:table-cell table:style-name="ce39" table:formula="of:=BASE(CELL(&quot;ROW&quot;;[.D67])+122;16)" office:value-type="string" office:string-value="BD">
            <text:p>BD</text:p>
          </table:table-cell>
          <table:table-cell/>
          <table:table-cell table:style-name="ce39" table:formula="of:=BASE(CELL(&quot;ROW&quot;;[.F67])+250;16)" office:value-type="string" office:string-value="13D">
            <text:p>13D</text:p>
          </table:table-cell>
          <table:table-cell/>
          <table:table-cell table:style-name="ce39" table:formula="of:=BASE(CELL(&quot;ROW&quot;;[.H67])+378;16)" office:value-type="string" office:string-value="1BD">
            <text:p>1BD</text:p>
          </table:table-cell>
          <table:table-cell/>
          <table:table-cell table:style-name="ce39" table:formula="of:=BASE(CELL(&quot;ROW&quot;;[.J67])+506;16)" office:value-type="string" office:string-value="23D">
            <text:p>23D</text:p>
          </table:table-cell>
          <table:table-cell/>
          <table:table-cell table:style-name="ce39" table:formula="of:=BASE(CELL(&quot;ROW&quot;;[.L67])+634;16)" office:value-type="string" office:string-value="2BD">
            <text:p>2BD</text:p>
          </table:table-cell>
          <table:table-cell/>
          <table:table-cell table:style-name="ce39" table:formula="of:=BASE(CELL(&quot;ROW&quot;;[.N67])+762;16)" office:value-type="string" office:string-value="33D">
            <text:p>33D</text:p>
          </table:table-cell>
          <table:table-cell/>
          <table:table-cell table:style-name="ce39" table:formula="of:=BASE(CELL(&quot;ROW&quot;;[.P67])+890;16)" office:value-type="string" office:string-value="3BD">
            <text:p>3BD</text:p>
          </table:table-cell>
          <table:table-cell/>
          <table:table-cell table:style-name="ce39" table:formula="of:=BASE(CELL(&quot;ROW&quot;;[.R67])+1018;16)" office:value-type="string" office:string-value="43D">
            <text:p>43D</text:p>
          </table:table-cell>
          <table:table-cell/>
          <table:table-cell table:style-name="ce39" table:formula="of:=BASE(CELL(&quot;ROW&quot;;[.T67])+1914;16)" office:value-type="string" office:string-value="7BD">
            <text:p>7BD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68])-6;16)" office:value-type="string" office:string-value="3E">
            <text:p>3E</text:p>
          </table:table-cell>
          <table:table-cell table:style-name="ce39" table:formula="of:=BASE(CELL(&quot;ROW&quot;;[.B68])-6;16)" office:value-type="string" office:string-value="3E">
            <text:p>3E</text:p>
          </table:table-cell>
          <table:table-cell table:style-name="Default"/>
          <table:table-cell table:style-name="ce39" table:formula="of:=BASE(CELL(&quot;ROW&quot;;[.D68])+122;16)" office:value-type="string" office:string-value="BE">
            <text:p>BE</text:p>
          </table:table-cell>
          <table:table-cell/>
          <table:table-cell table:style-name="ce39" table:formula="of:=BASE(CELL(&quot;ROW&quot;;[.F68])+250;16)" office:value-type="string" office:string-value="13E">
            <text:p>13E</text:p>
          </table:table-cell>
          <table:table-cell/>
          <table:table-cell table:style-name="ce39" table:formula="of:=BASE(CELL(&quot;ROW&quot;;[.H68])+378;16)" office:value-type="string" office:string-value="1BE">
            <text:p>1BE</text:p>
          </table:table-cell>
          <table:table-cell/>
          <table:table-cell table:style-name="ce39" table:formula="of:=BASE(CELL(&quot;ROW&quot;;[.J68])+506;16)" office:value-type="string" office:string-value="23E">
            <text:p>23E</text:p>
          </table:table-cell>
          <table:table-cell/>
          <table:table-cell table:style-name="ce39" table:formula="of:=BASE(CELL(&quot;ROW&quot;;[.L68])+634;16)" office:value-type="string" office:string-value="2BE">
            <text:p>2BE</text:p>
          </table:table-cell>
          <table:table-cell/>
          <table:table-cell table:style-name="ce39" table:formula="of:=BASE(CELL(&quot;ROW&quot;;[.N68])+762;16)" office:value-type="string" office:string-value="33E">
            <text:p>33E</text:p>
          </table:table-cell>
          <table:table-cell/>
          <table:table-cell table:style-name="ce39" table:formula="of:=BASE(CELL(&quot;ROW&quot;;[.P68])+890;16)" office:value-type="string" office:string-value="3BE">
            <text:p>3BE</text:p>
          </table:table-cell>
          <table:table-cell/>
          <table:table-cell table:style-name="ce39" table:formula="of:=BASE(CELL(&quot;ROW&quot;;[.R68])+1018;16)" office:value-type="string" office:string-value="43E">
            <text:p>43E</text:p>
          </table:table-cell>
          <table:table-cell/>
          <table:table-cell table:style-name="ce39" table:formula="of:=BASE(CELL(&quot;ROW&quot;;[.T68])+1914;16)" office:value-type="string" office:string-value="7BE">
            <text:p>7BE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69])-6;16)" office:value-type="string" office:string-value="3F">
            <text:p>3F</text:p>
          </table:table-cell>
          <table:table-cell table:style-name="ce39" table:formula="of:=BASE(CELL(&quot;ROW&quot;;[.B69])-6;16)" office:value-type="string" office:string-value="3F">
            <text:p>3F</text:p>
          </table:table-cell>
          <table:table-cell table:style-name="Default"/>
          <table:table-cell table:style-name="ce39" table:formula="of:=BASE(CELL(&quot;ROW&quot;;[.D69])+122;16)" office:value-type="string" office:string-value="BF">
            <text:p>BF</text:p>
          </table:table-cell>
          <table:table-cell/>
          <table:table-cell table:style-name="ce39" table:formula="of:=BASE(CELL(&quot;ROW&quot;;[.F69])+250;16)" office:value-type="string" office:string-value="13F">
            <text:p>13F</text:p>
          </table:table-cell>
          <table:table-cell/>
          <table:table-cell table:style-name="ce39" table:formula="of:=BASE(CELL(&quot;ROW&quot;;[.H69])+378;16)" office:value-type="string" office:string-value="1BF">
            <text:p>1BF</text:p>
          </table:table-cell>
          <table:table-cell/>
          <table:table-cell table:style-name="ce39" table:formula="of:=BASE(CELL(&quot;ROW&quot;;[.J69])+506;16)" office:value-type="string" office:string-value="23F">
            <text:p>23F</text:p>
          </table:table-cell>
          <table:table-cell/>
          <table:table-cell table:style-name="ce39" table:formula="of:=BASE(CELL(&quot;ROW&quot;;[.L69])+634;16)" office:value-type="string" office:string-value="2BF">
            <text:p>2BF</text:p>
          </table:table-cell>
          <table:table-cell/>
          <table:table-cell table:style-name="ce39" table:formula="of:=BASE(CELL(&quot;ROW&quot;;[.N69])+762;16)" office:value-type="string" office:string-value="33F">
            <text:p>33F</text:p>
          </table:table-cell>
          <table:table-cell/>
          <table:table-cell table:style-name="ce39" table:formula="of:=BASE(CELL(&quot;ROW&quot;;[.P69])+890;16)" office:value-type="string" office:string-value="3BF">
            <text:p>3BF</text:p>
          </table:table-cell>
          <table:table-cell/>
          <table:table-cell table:style-name="ce39" table:formula="of:=BASE(CELL(&quot;ROW&quot;;[.R69])+1018;16)" office:value-type="string" office:string-value="43F">
            <text:p>43F</text:p>
          </table:table-cell>
          <table:table-cell/>
          <table:table-cell table:style-name="ce39" table:formula="of:=BASE(CELL(&quot;ROW&quot;;[.T69])+1914;16)" office:value-type="string" office:string-value="7BF">
            <text:p>7BF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70])-6;16)" office:value-type="string" office:string-value="40">
            <text:p>40</text:p>
          </table:table-cell>
          <table:table-cell table:style-name="ce39" table:formula="of:=BASE(CELL(&quot;ROW&quot;;[.B70])-6;16)" office:value-type="string" office:string-value="40">
            <text:p>40</text:p>
          </table:table-cell>
          <table:table-cell table:style-name="Default"/>
          <table:table-cell table:style-name="ce39" table:formula="of:=BASE(CELL(&quot;ROW&quot;;[.D70])+122;16)" office:value-type="string" office:string-value="C0">
            <text:p>C0</text:p>
          </table:table-cell>
          <table:table-cell/>
          <table:table-cell table:style-name="ce39" table:formula="of:=BASE(CELL(&quot;ROW&quot;;[.F70])+250;16)" office:value-type="string" office:string-value="140">
            <text:p>140</text:p>
          </table:table-cell>
          <table:table-cell/>
          <table:table-cell table:style-name="ce39" table:formula="of:=BASE(CELL(&quot;ROW&quot;;[.H70])+378;16)" office:value-type="string" office:string-value="1C0">
            <text:p>1C0</text:p>
          </table:table-cell>
          <table:table-cell/>
          <table:table-cell table:style-name="ce39" table:formula="of:=BASE(CELL(&quot;ROW&quot;;[.J70])+506;16)" office:value-type="string" office:string-value="240">
            <text:p>240</text:p>
          </table:table-cell>
          <table:table-cell/>
          <table:table-cell table:style-name="ce39" table:formula="of:=BASE(CELL(&quot;ROW&quot;;[.L70])+634;16)" office:value-type="string" office:string-value="2C0">
            <text:p>2C0</text:p>
          </table:table-cell>
          <table:table-cell/>
          <table:table-cell table:style-name="ce39" table:formula="of:=BASE(CELL(&quot;ROW&quot;;[.N70])+762;16)" office:value-type="string" office:string-value="340">
            <text:p>340</text:p>
          </table:table-cell>
          <table:table-cell/>
          <table:table-cell table:style-name="ce39" table:formula="of:=BASE(CELL(&quot;ROW&quot;;[.P70])+890;16)" office:value-type="string" office:string-value="3C0">
            <text:p>3C0</text:p>
          </table:table-cell>
          <table:table-cell/>
          <table:table-cell table:style-name="ce39" table:formula="of:=BASE(CELL(&quot;ROW&quot;;[.R70])+1018;16)" office:value-type="string" office:string-value="440">
            <text:p>440</text:p>
          </table:table-cell>
          <table:table-cell/>
          <table:table-cell table:style-name="ce39" table:formula="of:=BASE(CELL(&quot;ROW&quot;;[.T70])+1914;16)" office:value-type="string" office:string-value="7C0">
            <text:p>7C0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71])-6;16)" office:value-type="string" office:string-value="41">
            <text:p>41</text:p>
          </table:table-cell>
          <table:table-cell table:style-name="ce39" table:formula="of:=BASE(CELL(&quot;ROW&quot;;[.B71])-6;16)" office:value-type="string" office:string-value="41">
            <text:p>41</text:p>
          </table:table-cell>
          <table:table-cell table:style-name="Default"/>
          <table:table-cell table:style-name="ce39" table:formula="of:=BASE(CELL(&quot;ROW&quot;;[.D71])+122;16)" office:value-type="string" office:string-value="C1">
            <text:p>C1</text:p>
          </table:table-cell>
          <table:table-cell/>
          <table:table-cell table:style-name="ce39" table:formula="of:=BASE(CELL(&quot;ROW&quot;;[.F71])+250;16)" office:value-type="string" office:string-value="141">
            <text:p>141</text:p>
          </table:table-cell>
          <table:table-cell/>
          <table:table-cell table:style-name="ce39" table:formula="of:=BASE(CELL(&quot;ROW&quot;;[.H71])+378;16)" office:value-type="string" office:string-value="1C1">
            <text:p>1C1</text:p>
          </table:table-cell>
          <table:table-cell/>
          <table:table-cell table:style-name="ce39" table:formula="of:=BASE(CELL(&quot;ROW&quot;;[.J71])+506;16)" office:value-type="string" office:string-value="241">
            <text:p>241</text:p>
          </table:table-cell>
          <table:table-cell/>
          <table:table-cell table:style-name="ce39" table:formula="of:=BASE(CELL(&quot;ROW&quot;;[.L71])+634;16)" office:value-type="string" office:string-value="2C1">
            <text:p>2C1</text:p>
          </table:table-cell>
          <table:table-cell/>
          <table:table-cell table:style-name="ce39" table:formula="of:=BASE(CELL(&quot;ROW&quot;;[.N71])+762;16)" office:value-type="string" office:string-value="341">
            <text:p>341</text:p>
          </table:table-cell>
          <table:table-cell/>
          <table:table-cell table:style-name="ce39" table:formula="of:=BASE(CELL(&quot;ROW&quot;;[.P71])+890;16)" office:value-type="string" office:string-value="3C1">
            <text:p>3C1</text:p>
          </table:table-cell>
          <table:table-cell/>
          <table:table-cell table:style-name="ce39" table:formula="of:=BASE(CELL(&quot;ROW&quot;;[.R71])+1018;16)" office:value-type="string" office:string-value="441">
            <text:p>441</text:p>
          </table:table-cell>
          <table:table-cell/>
          <table:table-cell table:style-name="ce39" table:formula="of:=BASE(CELL(&quot;ROW&quot;;[.T71])+1914;16)" office:value-type="string" office:string-value="7C1">
            <text:p>7C1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72])-6;16)" office:value-type="string" office:string-value="42">
            <text:p>42</text:p>
          </table:table-cell>
          <table:table-cell table:style-name="ce39" table:formula="of:=BASE(CELL(&quot;ROW&quot;;[.B72])-6;16)" office:value-type="string" office:string-value="42">
            <text:p>42</text:p>
          </table:table-cell>
          <table:table-cell table:style-name="Default"/>
          <table:table-cell table:style-name="ce39" table:formula="of:=BASE(CELL(&quot;ROW&quot;;[.D72])+122;16)" office:value-type="string" office:string-value="C2">
            <text:p>C2</text:p>
          </table:table-cell>
          <table:table-cell/>
          <table:table-cell table:style-name="ce39" table:formula="of:=BASE(CELL(&quot;ROW&quot;;[.F72])+250;16)" office:value-type="string" office:string-value="142">
            <text:p>142</text:p>
          </table:table-cell>
          <table:table-cell/>
          <table:table-cell table:style-name="ce39" table:formula="of:=BASE(CELL(&quot;ROW&quot;;[.H72])+378;16)" office:value-type="string" office:string-value="1C2">
            <text:p>1C2</text:p>
          </table:table-cell>
          <table:table-cell/>
          <table:table-cell table:style-name="ce39" table:formula="of:=BASE(CELL(&quot;ROW&quot;;[.J72])+506;16)" office:value-type="string" office:string-value="242">
            <text:p>242</text:p>
          </table:table-cell>
          <table:table-cell/>
          <table:table-cell table:style-name="ce39" table:formula="of:=BASE(CELL(&quot;ROW&quot;;[.L72])+634;16)" office:value-type="string" office:string-value="2C2">
            <text:p>2C2</text:p>
          </table:table-cell>
          <table:table-cell/>
          <table:table-cell table:style-name="ce39" table:formula="of:=BASE(CELL(&quot;ROW&quot;;[.N72])+762;16)" office:value-type="string" office:string-value="342">
            <text:p>342</text:p>
          </table:table-cell>
          <table:table-cell/>
          <table:table-cell table:style-name="ce39" table:formula="of:=BASE(CELL(&quot;ROW&quot;;[.P72])+890;16)" office:value-type="string" office:string-value="3C2">
            <text:p>3C2</text:p>
          </table:table-cell>
          <table:table-cell/>
          <table:table-cell table:style-name="ce39" table:formula="of:=BASE(CELL(&quot;ROW&quot;;[.R72])+1018;16)" office:value-type="string" office:string-value="442">
            <text:p>442</text:p>
          </table:table-cell>
          <table:table-cell/>
          <table:table-cell table:style-name="ce39" table:formula="of:=BASE(CELL(&quot;ROW&quot;;[.T72])+1914;16)" office:value-type="string" office:string-value="7C2">
            <text:p>7C2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73])-6;16)" office:value-type="string" office:string-value="43">
            <text:p>43</text:p>
          </table:table-cell>
          <table:table-cell table:style-name="ce39" table:formula="of:=BASE(CELL(&quot;ROW&quot;;[.B73])-6;16)" office:value-type="string" office:string-value="43">
            <text:p>43</text:p>
          </table:table-cell>
          <table:table-cell table:style-name="Default"/>
          <table:table-cell table:style-name="ce39" table:formula="of:=BASE(CELL(&quot;ROW&quot;;[.D73])+122;16)" office:value-type="string" office:string-value="C3">
            <text:p>C3</text:p>
          </table:table-cell>
          <table:table-cell/>
          <table:table-cell table:style-name="ce39" table:formula="of:=BASE(CELL(&quot;ROW&quot;;[.F73])+250;16)" office:value-type="string" office:string-value="143">
            <text:p>143</text:p>
          </table:table-cell>
          <table:table-cell/>
          <table:table-cell table:style-name="ce39" table:formula="of:=BASE(CELL(&quot;ROW&quot;;[.H73])+378;16)" office:value-type="string" office:string-value="1C3">
            <text:p>1C3</text:p>
          </table:table-cell>
          <table:table-cell/>
          <table:table-cell table:style-name="ce39" table:formula="of:=BASE(CELL(&quot;ROW&quot;;[.J73])+506;16)" office:value-type="string" office:string-value="243">
            <text:p>243</text:p>
          </table:table-cell>
          <table:table-cell/>
          <table:table-cell table:style-name="ce39" table:formula="of:=BASE(CELL(&quot;ROW&quot;;[.L73])+634;16)" office:value-type="string" office:string-value="2C3">
            <text:p>2C3</text:p>
          </table:table-cell>
          <table:table-cell/>
          <table:table-cell table:style-name="ce39" table:formula="of:=BASE(CELL(&quot;ROW&quot;;[.N73])+762;16)" office:value-type="string" office:string-value="343">
            <text:p>343</text:p>
          </table:table-cell>
          <table:table-cell/>
          <table:table-cell table:style-name="ce39" table:formula="of:=BASE(CELL(&quot;ROW&quot;;[.P73])+890;16)" office:value-type="string" office:string-value="3C3">
            <text:p>3C3</text:p>
          </table:table-cell>
          <table:table-cell/>
          <table:table-cell table:style-name="ce39" table:formula="of:=BASE(CELL(&quot;ROW&quot;;[.R73])+1018;16)" office:value-type="string" office:string-value="443">
            <text:p>443</text:p>
          </table:table-cell>
          <table:table-cell/>
          <table:table-cell table:style-name="ce39" table:formula="of:=BASE(CELL(&quot;ROW&quot;;[.T73])+1914;16)" office:value-type="string" office:string-value="7C3">
            <text:p>7C3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74])-6;16)" office:value-type="string" office:string-value="44">
            <text:p>44</text:p>
          </table:table-cell>
          <table:table-cell table:style-name="ce39" table:formula="of:=BASE(CELL(&quot;ROW&quot;;[.B74])-6;16)" office:value-type="string" office:string-value="44">
            <text:p>44</text:p>
          </table:table-cell>
          <table:table-cell table:style-name="Default"/>
          <table:table-cell table:style-name="ce39" table:formula="of:=BASE(CELL(&quot;ROW&quot;;[.D74])+122;16)" office:value-type="string" office:string-value="C4">
            <text:p>C4</text:p>
          </table:table-cell>
          <table:table-cell/>
          <table:table-cell table:style-name="ce39" table:formula="of:=BASE(CELL(&quot;ROW&quot;;[.F74])+250;16)" office:value-type="string" office:string-value="144">
            <text:p>144</text:p>
          </table:table-cell>
          <table:table-cell/>
          <table:table-cell table:style-name="ce39" table:formula="of:=BASE(CELL(&quot;ROW&quot;;[.H74])+378;16)" office:value-type="string" office:string-value="1C4">
            <text:p>1C4</text:p>
          </table:table-cell>
          <table:table-cell/>
          <table:table-cell table:style-name="ce39" table:formula="of:=BASE(CELL(&quot;ROW&quot;;[.J74])+506;16)" office:value-type="string" office:string-value="244">
            <text:p>244</text:p>
          </table:table-cell>
          <table:table-cell/>
          <table:table-cell table:style-name="ce39" table:formula="of:=BASE(CELL(&quot;ROW&quot;;[.L74])+634;16)" office:value-type="string" office:string-value="2C4">
            <text:p>2C4</text:p>
          </table:table-cell>
          <table:table-cell/>
          <table:table-cell table:style-name="ce39" table:formula="of:=BASE(CELL(&quot;ROW&quot;;[.N74])+762;16)" office:value-type="string" office:string-value="344">
            <text:p>344</text:p>
          </table:table-cell>
          <table:table-cell/>
          <table:table-cell table:style-name="ce39" table:formula="of:=BASE(CELL(&quot;ROW&quot;;[.P74])+890;16)" office:value-type="string" office:string-value="3C4">
            <text:p>3C4</text:p>
          </table:table-cell>
          <table:table-cell/>
          <table:table-cell table:style-name="ce39" table:formula="of:=BASE(CELL(&quot;ROW&quot;;[.R74])+1018;16)" office:value-type="string" office:string-value="444">
            <text:p>444</text:p>
          </table:table-cell>
          <table:table-cell/>
          <table:table-cell table:style-name="ce39" table:formula="of:=BASE(CELL(&quot;ROW&quot;;[.T74])+1914;16)" office:value-type="string" office:string-value="7C4">
            <text:p>7C4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75])-6;16)" office:value-type="string" office:string-value="45">
            <text:p>45</text:p>
          </table:table-cell>
          <table:table-cell table:style-name="ce39" table:formula="of:=BASE(CELL(&quot;ROW&quot;;[.B75])-6;16)" office:value-type="string" office:string-value="45">
            <text:p>45</text:p>
          </table:table-cell>
          <table:table-cell table:style-name="Default"/>
          <table:table-cell table:style-name="ce39" table:formula="of:=BASE(CELL(&quot;ROW&quot;;[.D75])+122;16)" office:value-type="string" office:string-value="C5">
            <text:p>C5</text:p>
          </table:table-cell>
          <table:table-cell/>
          <table:table-cell table:style-name="ce39" table:formula="of:=BASE(CELL(&quot;ROW&quot;;[.F75])+250;16)" office:value-type="string" office:string-value="145">
            <text:p>145</text:p>
          </table:table-cell>
          <table:table-cell/>
          <table:table-cell table:style-name="ce39" table:formula="of:=BASE(CELL(&quot;ROW&quot;;[.H75])+378;16)" office:value-type="string" office:string-value="1C5">
            <text:p>1C5</text:p>
          </table:table-cell>
          <table:table-cell/>
          <table:table-cell table:style-name="ce39" table:formula="of:=BASE(CELL(&quot;ROW&quot;;[.J75])+506;16)" office:value-type="string" office:string-value="245">
            <text:p>245</text:p>
          </table:table-cell>
          <table:table-cell/>
          <table:table-cell table:style-name="ce39" table:formula="of:=BASE(CELL(&quot;ROW&quot;;[.L75])+634;16)" office:value-type="string" office:string-value="2C5">
            <text:p>2C5</text:p>
          </table:table-cell>
          <table:table-cell/>
          <table:table-cell table:style-name="ce39" table:formula="of:=BASE(CELL(&quot;ROW&quot;;[.N75])+762;16)" office:value-type="string" office:string-value="345">
            <text:p>345</text:p>
          </table:table-cell>
          <table:table-cell/>
          <table:table-cell table:style-name="ce39" table:formula="of:=BASE(CELL(&quot;ROW&quot;;[.P75])+890;16)" office:value-type="string" office:string-value="3C5">
            <text:p>3C5</text:p>
          </table:table-cell>
          <table:table-cell/>
          <table:table-cell table:style-name="ce39" table:formula="of:=BASE(CELL(&quot;ROW&quot;;[.R75])+1018;16)" office:value-type="string" office:string-value="445">
            <text:p>445</text:p>
          </table:table-cell>
          <table:table-cell/>
          <table:table-cell table:style-name="ce39" table:formula="of:=BASE(CELL(&quot;ROW&quot;;[.T75])+1914;16)" office:value-type="string" office:string-value="7C5">
            <text:p>7C5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76])-6;16)" office:value-type="string" office:string-value="46">
            <text:p>46</text:p>
          </table:table-cell>
          <table:table-cell table:style-name="ce39" table:formula="of:=BASE(CELL(&quot;ROW&quot;;[.B76])-6;16)" office:value-type="string" office:string-value="46">
            <text:p>46</text:p>
          </table:table-cell>
          <table:table-cell table:style-name="Default"/>
          <table:table-cell table:style-name="ce39" table:formula="of:=BASE(CELL(&quot;ROW&quot;;[.D76])+122;16)" office:value-type="string" office:string-value="C6">
            <text:p>C6</text:p>
          </table:table-cell>
          <table:table-cell/>
          <table:table-cell table:style-name="ce39" table:formula="of:=BASE(CELL(&quot;ROW&quot;;[.F76])+250;16)" office:value-type="string" office:string-value="146">
            <text:p>146</text:p>
          </table:table-cell>
          <table:table-cell/>
          <table:table-cell table:style-name="ce39" table:formula="of:=BASE(CELL(&quot;ROW&quot;;[.H76])+378;16)" office:value-type="string" office:string-value="1C6">
            <text:p>1C6</text:p>
          </table:table-cell>
          <table:table-cell/>
          <table:table-cell table:style-name="ce39" table:formula="of:=BASE(CELL(&quot;ROW&quot;;[.J76])+506;16)" office:value-type="string" office:string-value="246">
            <text:p>246</text:p>
          </table:table-cell>
          <table:table-cell/>
          <table:table-cell table:style-name="ce39" table:formula="of:=BASE(CELL(&quot;ROW&quot;;[.L76])+634;16)" office:value-type="string" office:string-value="2C6">
            <text:p>2C6</text:p>
          </table:table-cell>
          <table:table-cell/>
          <table:table-cell table:style-name="ce39" table:formula="of:=BASE(CELL(&quot;ROW&quot;;[.N76])+762;16)" office:value-type="string" office:string-value="346">
            <text:p>346</text:p>
          </table:table-cell>
          <table:table-cell/>
          <table:table-cell table:style-name="ce39" table:formula="of:=BASE(CELL(&quot;ROW&quot;;[.P76])+890;16)" office:value-type="string" office:string-value="3C6">
            <text:p>3C6</text:p>
          </table:table-cell>
          <table:table-cell/>
          <table:table-cell table:style-name="ce39" table:formula="of:=BASE(CELL(&quot;ROW&quot;;[.R76])+1018;16)" office:value-type="string" office:string-value="446">
            <text:p>446</text:p>
          </table:table-cell>
          <table:table-cell/>
          <table:table-cell table:style-name="ce39" table:formula="of:=BASE(CELL(&quot;ROW&quot;;[.T76])+1914;16)" office:value-type="string" office:string-value="7C6">
            <text:p>7C6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77])-6;16)" office:value-type="string" office:string-value="47">
            <text:p>47</text:p>
          </table:table-cell>
          <table:table-cell table:style-name="ce39" table:formula="of:=BASE(CELL(&quot;ROW&quot;;[.B77])-6;16)" office:value-type="string" office:string-value="47">
            <text:p>47</text:p>
          </table:table-cell>
          <table:table-cell table:style-name="Default"/>
          <table:table-cell table:style-name="ce39" table:formula="of:=BASE(CELL(&quot;ROW&quot;;[.D77])+122;16)" office:value-type="string" office:string-value="C7">
            <text:p>C7</text:p>
          </table:table-cell>
          <table:table-cell/>
          <table:table-cell table:style-name="ce39" table:formula="of:=BASE(CELL(&quot;ROW&quot;;[.F77])+250;16)" office:value-type="string" office:string-value="147">
            <text:p>147</text:p>
          </table:table-cell>
          <table:table-cell/>
          <table:table-cell table:style-name="ce39" table:formula="of:=BASE(CELL(&quot;ROW&quot;;[.H77])+378;16)" office:value-type="string" office:string-value="1C7">
            <text:p>1C7</text:p>
          </table:table-cell>
          <table:table-cell/>
          <table:table-cell table:style-name="ce39" table:formula="of:=BASE(CELL(&quot;ROW&quot;;[.J77])+506;16)" office:value-type="string" office:string-value="247">
            <text:p>247</text:p>
          </table:table-cell>
          <table:table-cell/>
          <table:table-cell table:style-name="ce39" table:formula="of:=BASE(CELL(&quot;ROW&quot;;[.L77])+634;16)" office:value-type="string" office:string-value="2C7">
            <text:p>2C7</text:p>
          </table:table-cell>
          <table:table-cell/>
          <table:table-cell table:style-name="ce39" table:formula="of:=BASE(CELL(&quot;ROW&quot;;[.N77])+762;16)" office:value-type="string" office:string-value="347">
            <text:p>347</text:p>
          </table:table-cell>
          <table:table-cell/>
          <table:table-cell table:style-name="ce39" table:formula="of:=BASE(CELL(&quot;ROW&quot;;[.P77])+890;16)" office:value-type="string" office:string-value="3C7">
            <text:p>3C7</text:p>
          </table:table-cell>
          <table:table-cell/>
          <table:table-cell table:style-name="ce39" table:formula="of:=BASE(CELL(&quot;ROW&quot;;[.R77])+1018;16)" office:value-type="string" office:string-value="447">
            <text:p>447</text:p>
          </table:table-cell>
          <table:table-cell/>
          <table:table-cell table:style-name="ce39" table:formula="of:=BASE(CELL(&quot;ROW&quot;;[.T77])+1914;16)" office:value-type="string" office:string-value="7C7">
            <text:p>7C7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78])-6;16)" office:value-type="string" office:string-value="48">
            <text:p>48</text:p>
          </table:table-cell>
          <table:table-cell table:style-name="ce39" table:formula="of:=BASE(CELL(&quot;ROW&quot;;[.B78])-6;16)" office:value-type="string" office:string-value="48">
            <text:p>48</text:p>
          </table:table-cell>
          <table:table-cell table:style-name="Default"/>
          <table:table-cell table:style-name="ce39" table:formula="of:=BASE(CELL(&quot;ROW&quot;;[.D78])+122;16)" office:value-type="string" office:string-value="C8">
            <text:p>C8</text:p>
          </table:table-cell>
          <table:table-cell/>
          <table:table-cell table:style-name="ce39" table:formula="of:=BASE(CELL(&quot;ROW&quot;;[.F78])+250;16)" office:value-type="string" office:string-value="148">
            <text:p>148</text:p>
          </table:table-cell>
          <table:table-cell/>
          <table:table-cell table:style-name="ce39" table:formula="of:=BASE(CELL(&quot;ROW&quot;;[.H78])+378;16)" office:value-type="string" office:string-value="1C8">
            <text:p>1C8</text:p>
          </table:table-cell>
          <table:table-cell/>
          <table:table-cell table:style-name="ce39" table:formula="of:=BASE(CELL(&quot;ROW&quot;;[.J78])+506;16)" office:value-type="string" office:string-value="248">
            <text:p>248</text:p>
          </table:table-cell>
          <table:table-cell/>
          <table:table-cell table:style-name="ce39" table:formula="of:=BASE(CELL(&quot;ROW&quot;;[.L78])+634;16)" office:value-type="string" office:string-value="2C8">
            <text:p>2C8</text:p>
          </table:table-cell>
          <table:table-cell/>
          <table:table-cell table:style-name="ce39" table:formula="of:=BASE(CELL(&quot;ROW&quot;;[.N78])+762;16)" office:value-type="string" office:string-value="348">
            <text:p>348</text:p>
          </table:table-cell>
          <table:table-cell/>
          <table:table-cell table:style-name="ce39" table:formula="of:=BASE(CELL(&quot;ROW&quot;;[.P78])+890;16)" office:value-type="string" office:string-value="3C8">
            <text:p>3C8</text:p>
          </table:table-cell>
          <table:table-cell/>
          <table:table-cell table:style-name="ce39" table:formula="of:=BASE(CELL(&quot;ROW&quot;;[.R78])+1018;16)" office:value-type="string" office:string-value="448">
            <text:p>448</text:p>
          </table:table-cell>
          <table:table-cell/>
          <table:table-cell table:style-name="ce39" table:formula="of:=BASE(CELL(&quot;ROW&quot;;[.T78])+1914;16)" office:value-type="string" office:string-value="7C8">
            <text:p>7C8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79])-6;16)" office:value-type="string" office:string-value="49">
            <text:p>49</text:p>
          </table:table-cell>
          <table:table-cell table:style-name="ce39" table:formula="of:=BASE(CELL(&quot;ROW&quot;;[.B79])-6;16)" office:value-type="string" office:string-value="49">
            <text:p>49</text:p>
          </table:table-cell>
          <table:table-cell table:style-name="Default"/>
          <table:table-cell table:style-name="ce39" table:formula="of:=BASE(CELL(&quot;ROW&quot;;[.D79])+122;16)" office:value-type="string" office:string-value="C9">
            <text:p>C9</text:p>
          </table:table-cell>
          <table:table-cell/>
          <table:table-cell table:style-name="ce39" table:formula="of:=BASE(CELL(&quot;ROW&quot;;[.F79])+250;16)" office:value-type="string" office:string-value="149">
            <text:p>149</text:p>
          </table:table-cell>
          <table:table-cell/>
          <table:table-cell table:style-name="ce39" table:formula="of:=BASE(CELL(&quot;ROW&quot;;[.H79])+378;16)" office:value-type="string" office:string-value="1C9">
            <text:p>1C9</text:p>
          </table:table-cell>
          <table:table-cell/>
          <table:table-cell table:style-name="ce39" table:formula="of:=BASE(CELL(&quot;ROW&quot;;[.J79])+506;16)" office:value-type="string" office:string-value="249">
            <text:p>249</text:p>
          </table:table-cell>
          <table:table-cell/>
          <table:table-cell table:style-name="ce39" table:formula="of:=BASE(CELL(&quot;ROW&quot;;[.L79])+634;16)" office:value-type="string" office:string-value="2C9">
            <text:p>2C9</text:p>
          </table:table-cell>
          <table:table-cell/>
          <table:table-cell table:style-name="ce39" table:formula="of:=BASE(CELL(&quot;ROW&quot;;[.N79])+762;16)" office:value-type="string" office:string-value="349">
            <text:p>349</text:p>
          </table:table-cell>
          <table:table-cell/>
          <table:table-cell table:style-name="ce39" table:formula="of:=BASE(CELL(&quot;ROW&quot;;[.P79])+890;16)" office:value-type="string" office:string-value="3C9">
            <text:p>3C9</text:p>
          </table:table-cell>
          <table:table-cell/>
          <table:table-cell table:style-name="ce39" table:formula="of:=BASE(CELL(&quot;ROW&quot;;[.R79])+1018;16)" office:value-type="string" office:string-value="449">
            <text:p>449</text:p>
          </table:table-cell>
          <table:table-cell/>
          <table:table-cell table:style-name="ce39" table:formula="of:=BASE(CELL(&quot;ROW&quot;;[.T79])+1914;16)" office:value-type="string" office:string-value="7C9">
            <text:p>7C9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80])-6;16)" office:value-type="string" office:string-value="4A">
            <text:p>4A</text:p>
          </table:table-cell>
          <table:table-cell table:style-name="ce39" table:formula="of:=BASE(CELL(&quot;ROW&quot;;[.B80])-6;16)" office:value-type="string" office:string-value="4A">
            <text:p>4A</text:p>
          </table:table-cell>
          <table:table-cell table:style-name="Default"/>
          <table:table-cell table:style-name="ce39" table:formula="of:=BASE(CELL(&quot;ROW&quot;;[.D80])+122;16)" office:value-type="string" office:string-value="CA">
            <text:p>CA</text:p>
          </table:table-cell>
          <table:table-cell/>
          <table:table-cell table:style-name="ce39" table:formula="of:=BASE(CELL(&quot;ROW&quot;;[.F80])+250;16)" office:value-type="string" office:string-value="14A">
            <text:p>14A</text:p>
          </table:table-cell>
          <table:table-cell/>
          <table:table-cell table:style-name="ce39" table:formula="of:=BASE(CELL(&quot;ROW&quot;;[.H80])+378;16)" office:value-type="string" office:string-value="1CA">
            <text:p>1CA</text:p>
          </table:table-cell>
          <table:table-cell/>
          <table:table-cell table:style-name="ce39" table:formula="of:=BASE(CELL(&quot;ROW&quot;;[.J80])+506;16)" office:value-type="string" office:string-value="24A">
            <text:p>24A</text:p>
          </table:table-cell>
          <table:table-cell/>
          <table:table-cell table:style-name="ce39" table:formula="of:=BASE(CELL(&quot;ROW&quot;;[.L80])+634;16)" office:value-type="string" office:string-value="2CA">
            <text:p>2CA</text:p>
          </table:table-cell>
          <table:table-cell/>
          <table:table-cell table:style-name="ce39" table:formula="of:=BASE(CELL(&quot;ROW&quot;;[.N80])+762;16)" office:value-type="string" office:string-value="34A">
            <text:p>34A</text:p>
          </table:table-cell>
          <table:table-cell/>
          <table:table-cell table:style-name="ce39" table:formula="of:=BASE(CELL(&quot;ROW&quot;;[.P80])+890;16)" office:value-type="string" office:string-value="3CA">
            <text:p>3CA</text:p>
          </table:table-cell>
          <table:table-cell/>
          <table:table-cell table:style-name="ce39" table:formula="of:=BASE(CELL(&quot;ROW&quot;;[.R80])+1018;16)" office:value-type="string" office:string-value="44A">
            <text:p>44A</text:p>
          </table:table-cell>
          <table:table-cell/>
          <table:table-cell table:style-name="ce39" table:formula="of:=BASE(CELL(&quot;ROW&quot;;[.T80])+1914;16)" office:value-type="string" office:string-value="7CA">
            <text:p>7CA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81])-6;16)" office:value-type="string" office:string-value="4B">
            <text:p>4B</text:p>
          </table:table-cell>
          <table:table-cell table:style-name="ce39" table:formula="of:=BASE(CELL(&quot;ROW&quot;;[.B81])-6;16)" office:value-type="string" office:string-value="4B">
            <text:p>4B</text:p>
          </table:table-cell>
          <table:table-cell table:style-name="Default"/>
          <table:table-cell table:style-name="ce39" table:formula="of:=BASE(CELL(&quot;ROW&quot;;[.D81])+122;16)" office:value-type="string" office:string-value="CB">
            <text:p>CB</text:p>
          </table:table-cell>
          <table:table-cell/>
          <table:table-cell table:style-name="ce39" table:formula="of:=BASE(CELL(&quot;ROW&quot;;[.F81])+250;16)" office:value-type="string" office:string-value="14B">
            <text:p>14B</text:p>
          </table:table-cell>
          <table:table-cell/>
          <table:table-cell table:style-name="ce39" table:formula="of:=BASE(CELL(&quot;ROW&quot;;[.H81])+378;16)" office:value-type="string" office:string-value="1CB">
            <text:p>1CB</text:p>
          </table:table-cell>
          <table:table-cell/>
          <table:table-cell table:style-name="ce39" table:formula="of:=BASE(CELL(&quot;ROW&quot;;[.J81])+506;16)" office:value-type="string" office:string-value="24B">
            <text:p>24B</text:p>
          </table:table-cell>
          <table:table-cell/>
          <table:table-cell table:style-name="ce39" table:formula="of:=BASE(CELL(&quot;ROW&quot;;[.L81])+634;16)" office:value-type="string" office:string-value="2CB">
            <text:p>2CB</text:p>
          </table:table-cell>
          <table:table-cell/>
          <table:table-cell table:style-name="ce39" table:formula="of:=BASE(CELL(&quot;ROW&quot;;[.N81])+762;16)" office:value-type="string" office:string-value="34B">
            <text:p>34B</text:p>
          </table:table-cell>
          <table:table-cell/>
          <table:table-cell table:style-name="ce39" table:formula="of:=BASE(CELL(&quot;ROW&quot;;[.P81])+890;16)" office:value-type="string" office:string-value="3CB">
            <text:p>3CB</text:p>
          </table:table-cell>
          <table:table-cell/>
          <table:table-cell table:style-name="ce39" table:formula="of:=BASE(CELL(&quot;ROW&quot;;[.R81])+1018;16)" office:value-type="string" office:string-value="44B">
            <text:p>44B</text:p>
          </table:table-cell>
          <table:table-cell/>
          <table:table-cell table:style-name="ce39" table:formula="of:=BASE(CELL(&quot;ROW&quot;;[.T81])+1914;16)" office:value-type="string" office:string-value="7CB">
            <text:p>7CB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82])-6;16)" office:value-type="string" office:string-value="4C">
            <text:p>4C</text:p>
          </table:table-cell>
          <table:table-cell table:style-name="ce39" table:formula="of:=BASE(CELL(&quot;ROW&quot;;[.B82])-6;16)" office:value-type="string" office:string-value="4C">
            <text:p>4C</text:p>
          </table:table-cell>
          <table:table-cell table:style-name="Default"/>
          <table:table-cell table:style-name="ce39" table:formula="of:=BASE(CELL(&quot;ROW&quot;;[.D82])+122;16)" office:value-type="string" office:string-value="CC">
            <text:p>CC</text:p>
          </table:table-cell>
          <table:table-cell/>
          <table:table-cell table:style-name="ce39" table:formula="of:=BASE(CELL(&quot;ROW&quot;;[.F82])+250;16)" office:value-type="string" office:string-value="14C">
            <text:p>14C</text:p>
          </table:table-cell>
          <table:table-cell/>
          <table:table-cell table:style-name="ce39" table:formula="of:=BASE(CELL(&quot;ROW&quot;;[.H82])+378;16)" office:value-type="string" office:string-value="1CC">
            <text:p>1CC</text:p>
          </table:table-cell>
          <table:table-cell/>
          <table:table-cell table:style-name="ce39" table:formula="of:=BASE(CELL(&quot;ROW&quot;;[.J82])+506;16)" office:value-type="string" office:string-value="24C">
            <text:p>24C</text:p>
          </table:table-cell>
          <table:table-cell/>
          <table:table-cell table:style-name="ce39" table:formula="of:=BASE(CELL(&quot;ROW&quot;;[.L82])+634;16)" office:value-type="string" office:string-value="2CC">
            <text:p>2CC</text:p>
          </table:table-cell>
          <table:table-cell/>
          <table:table-cell table:style-name="ce39" table:formula="of:=BASE(CELL(&quot;ROW&quot;;[.N82])+762;16)" office:value-type="string" office:string-value="34C">
            <text:p>34C</text:p>
          </table:table-cell>
          <table:table-cell/>
          <table:table-cell table:style-name="ce39" table:formula="of:=BASE(CELL(&quot;ROW&quot;;[.P82])+890;16)" office:value-type="string" office:string-value="3CC">
            <text:p>3CC</text:p>
          </table:table-cell>
          <table:table-cell/>
          <table:table-cell table:style-name="ce39" table:formula="of:=BASE(CELL(&quot;ROW&quot;;[.R82])+1018;16)" office:value-type="string" office:string-value="44C">
            <text:p>44C</text:p>
          </table:table-cell>
          <table:table-cell/>
          <table:table-cell table:style-name="ce39" table:formula="of:=BASE(CELL(&quot;ROW&quot;;[.T82])+1914;16)" office:value-type="string" office:string-value="7CC">
            <text:p>7CC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83])-6;16)" office:value-type="string" office:string-value="4D">
            <text:p>4D</text:p>
          </table:table-cell>
          <table:table-cell table:style-name="ce39" table:formula="of:=BASE(CELL(&quot;ROW&quot;;[.B83])-6;16)" office:value-type="string" office:string-value="4D">
            <text:p>4D</text:p>
          </table:table-cell>
          <table:table-cell table:style-name="Default"/>
          <table:table-cell table:style-name="ce39" table:formula="of:=BASE(CELL(&quot;ROW&quot;;[.D83])+122;16)" office:value-type="string" office:string-value="CD">
            <text:p>CD</text:p>
          </table:table-cell>
          <table:table-cell/>
          <table:table-cell table:style-name="ce39" table:formula="of:=BASE(CELL(&quot;ROW&quot;;[.F83])+250;16)" office:value-type="string" office:string-value="14D">
            <text:p>14D</text:p>
          </table:table-cell>
          <table:table-cell/>
          <table:table-cell table:style-name="ce39" table:formula="of:=BASE(CELL(&quot;ROW&quot;;[.H83])+378;16)" office:value-type="string" office:string-value="1CD">
            <text:p>1CD</text:p>
          </table:table-cell>
          <table:table-cell/>
          <table:table-cell table:style-name="ce39" table:formula="of:=BASE(CELL(&quot;ROW&quot;;[.J83])+506;16)" office:value-type="string" office:string-value="24D">
            <text:p>24D</text:p>
          </table:table-cell>
          <table:table-cell/>
          <table:table-cell table:style-name="ce39" table:formula="of:=BASE(CELL(&quot;ROW&quot;;[.L83])+634;16)" office:value-type="string" office:string-value="2CD">
            <text:p>2CD</text:p>
          </table:table-cell>
          <table:table-cell/>
          <table:table-cell table:style-name="ce39" table:formula="of:=BASE(CELL(&quot;ROW&quot;;[.N83])+762;16)" office:value-type="string" office:string-value="34D">
            <text:p>34D</text:p>
          </table:table-cell>
          <table:table-cell/>
          <table:table-cell table:style-name="ce39" table:formula="of:=BASE(CELL(&quot;ROW&quot;;[.P83])+890;16)" office:value-type="string" office:string-value="3CD">
            <text:p>3CD</text:p>
          </table:table-cell>
          <table:table-cell/>
          <table:table-cell table:style-name="ce39" table:formula="of:=BASE(CELL(&quot;ROW&quot;;[.R83])+1018;16)" office:value-type="string" office:string-value="44D">
            <text:p>44D</text:p>
          </table:table-cell>
          <table:table-cell/>
          <table:table-cell table:style-name="ce39" table:formula="of:=BASE(CELL(&quot;ROW&quot;;[.T83])+1914;16)" office:value-type="string" office:string-value="7CD">
            <text:p>7CD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84])-6;16)" office:value-type="string" office:string-value="4E">
            <text:p>4E</text:p>
          </table:table-cell>
          <table:table-cell table:style-name="ce39" table:formula="of:=BASE(CELL(&quot;ROW&quot;;[.B84])-6;16)" office:value-type="string" office:string-value="4E">
            <text:p>4E</text:p>
          </table:table-cell>
          <table:table-cell table:style-name="Default"/>
          <table:table-cell table:style-name="ce39" table:formula="of:=BASE(CELL(&quot;ROW&quot;;[.D84])+122;16)" office:value-type="string" office:string-value="CE">
            <text:p>CE</text:p>
          </table:table-cell>
          <table:table-cell/>
          <table:table-cell table:style-name="ce39" table:formula="of:=BASE(CELL(&quot;ROW&quot;;[.F84])+250;16)" office:value-type="string" office:string-value="14E">
            <text:p>14E</text:p>
          </table:table-cell>
          <table:table-cell/>
          <table:table-cell table:style-name="ce39" table:formula="of:=BASE(CELL(&quot;ROW&quot;;[.H84])+378;16)" office:value-type="string" office:string-value="1CE">
            <text:p>1CE</text:p>
          </table:table-cell>
          <table:table-cell/>
          <table:table-cell table:style-name="ce39" table:formula="of:=BASE(CELL(&quot;ROW&quot;;[.J84])+506;16)" office:value-type="string" office:string-value="24E">
            <text:p>24E</text:p>
          </table:table-cell>
          <table:table-cell/>
          <table:table-cell table:style-name="ce39" table:formula="of:=BASE(CELL(&quot;ROW&quot;;[.L84])+634;16)" office:value-type="string" office:string-value="2CE">
            <text:p>2CE</text:p>
          </table:table-cell>
          <table:table-cell/>
          <table:table-cell table:style-name="ce39" table:formula="of:=BASE(CELL(&quot;ROW&quot;;[.N84])+762;16)" office:value-type="string" office:string-value="34E">
            <text:p>34E</text:p>
          </table:table-cell>
          <table:table-cell/>
          <table:table-cell table:style-name="ce39" table:formula="of:=BASE(CELL(&quot;ROW&quot;;[.P84])+890;16)" office:value-type="string" office:string-value="3CE">
            <text:p>3CE</text:p>
          </table:table-cell>
          <table:table-cell/>
          <table:table-cell table:style-name="ce39" table:formula="of:=BASE(CELL(&quot;ROW&quot;;[.R84])+1018;16)" office:value-type="string" office:string-value="44E">
            <text:p>44E</text:p>
          </table:table-cell>
          <table:table-cell/>
          <table:table-cell table:style-name="ce39" table:formula="of:=BASE(CELL(&quot;ROW&quot;;[.T84])+1914;16)" office:value-type="string" office:string-value="7CE">
            <text:p>7CE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85])-6;16)" office:value-type="string" office:string-value="4F">
            <text:p>4F</text:p>
          </table:table-cell>
          <table:table-cell table:style-name="ce39" table:formula="of:=BASE(CELL(&quot;ROW&quot;;[.B85])-6;16)" office:value-type="string" office:string-value="4F">
            <text:p>4F</text:p>
          </table:table-cell>
          <table:table-cell table:style-name="Default"/>
          <table:table-cell table:style-name="ce39" table:formula="of:=BASE(CELL(&quot;ROW&quot;;[.D85])+122;16)" office:value-type="string" office:string-value="CF">
            <text:p>CF</text:p>
          </table:table-cell>
          <table:table-cell/>
          <table:table-cell table:style-name="ce39" table:formula="of:=BASE(CELL(&quot;ROW&quot;;[.F85])+250;16)" office:value-type="string" office:string-value="14F">
            <text:p>14F</text:p>
          </table:table-cell>
          <table:table-cell/>
          <table:table-cell table:style-name="ce39" table:formula="of:=BASE(CELL(&quot;ROW&quot;;[.H85])+378;16)" office:value-type="string" office:string-value="1CF">
            <text:p>1CF</text:p>
          </table:table-cell>
          <table:table-cell/>
          <table:table-cell table:style-name="ce39" table:formula="of:=BASE(CELL(&quot;ROW&quot;;[.J85])+506;16)" office:value-type="string" office:string-value="24F">
            <text:p>24F</text:p>
          </table:table-cell>
          <table:table-cell/>
          <table:table-cell table:style-name="ce39" table:formula="of:=BASE(CELL(&quot;ROW&quot;;[.L85])+634;16)" office:value-type="string" office:string-value="2CF">
            <text:p>2CF</text:p>
          </table:table-cell>
          <table:table-cell/>
          <table:table-cell table:style-name="ce39" table:formula="of:=BASE(CELL(&quot;ROW&quot;;[.N85])+762;16)" office:value-type="string" office:string-value="34F">
            <text:p>34F</text:p>
          </table:table-cell>
          <table:table-cell/>
          <table:table-cell table:style-name="ce39" table:formula="of:=BASE(CELL(&quot;ROW&quot;;[.P85])+890;16)" office:value-type="string" office:string-value="3CF">
            <text:p>3CF</text:p>
          </table:table-cell>
          <table:table-cell/>
          <table:table-cell table:style-name="ce39" table:formula="of:=BASE(CELL(&quot;ROW&quot;;[.R85])+1018;16)" office:value-type="string" office:string-value="44F">
            <text:p>44F</text:p>
          </table:table-cell>
          <table:table-cell/>
          <table:table-cell table:style-name="ce39" table:formula="of:=BASE(CELL(&quot;ROW&quot;;[.T85])+1914;16)" office:value-type="string" office:string-value="7CF">
            <text:p>7CF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86])-6;16)" office:value-type="string" office:string-value="50">
            <text:p>50</text:p>
          </table:table-cell>
          <table:table-cell table:style-name="ce39" table:formula="of:=BASE(CELL(&quot;ROW&quot;;[.B86])-6;16)" office:value-type="string" office:string-value="50">
            <text:p>50</text:p>
          </table:table-cell>
          <table:table-cell table:style-name="ce47" office:value-type="string" table:number-columns-spanned="1" table:number-rows-spanned="16">
            <text:p>SELECT_FLAGS (for learn)</text:p>
          </table:table-cell>
          <table:table-cell table:style-name="ce39" table:formula="of:=BASE(CELL(&quot;ROW&quot;;[.D86])+122;16)" office:value-type="string" office:string-value="D0">
            <text:p>D0</text:p>
          </table:table-cell>
          <table:table-cell/>
          <table:table-cell table:style-name="ce39" table:formula="of:=BASE(CELL(&quot;ROW&quot;;[.F86])+250;16)" office:value-type="string" office:string-value="150">
            <text:p>150</text:p>
          </table:table-cell>
          <table:table-cell/>
          <table:table-cell table:style-name="ce39" table:formula="of:=BASE(CELL(&quot;ROW&quot;;[.H86])+378;16)" office:value-type="string" office:string-value="1D0">
            <text:p>1D0</text:p>
          </table:table-cell>
          <table:table-cell/>
          <table:table-cell table:style-name="ce39" table:formula="of:=BASE(CELL(&quot;ROW&quot;;[.J86])+506;16)" office:value-type="string" office:string-value="250">
            <text:p>250</text:p>
          </table:table-cell>
          <table:table-cell/>
          <table:table-cell table:style-name="ce39" table:formula="of:=BASE(CELL(&quot;ROW&quot;;[.L86])+634;16)" office:value-type="string" office:string-value="2D0">
            <text:p>2D0</text:p>
          </table:table-cell>
          <table:table-cell/>
          <table:table-cell table:style-name="ce39" table:formula="of:=BASE(CELL(&quot;ROW&quot;;[.N86])+762;16)" office:value-type="string" office:string-value="350">
            <text:p>350</text:p>
          </table:table-cell>
          <table:table-cell/>
          <table:table-cell table:style-name="ce39" table:formula="of:=BASE(CELL(&quot;ROW&quot;;[.P86])+890;16)" office:value-type="string" office:string-value="3D0">
            <text:p>3D0</text:p>
          </table:table-cell>
          <table:table-cell/>
          <table:table-cell table:style-name="ce39" table:formula="of:=BASE(CELL(&quot;ROW&quot;;[.R86])+1018;16)" office:value-type="string" office:string-value="450">
            <text:p>450</text:p>
          </table:table-cell>
          <table:table-cell/>
          <table:table-cell table:style-name="ce39" table:formula="of:=BASE(CELL(&quot;ROW&quot;;[.T86])+1914;16)" office:value-type="string" office:string-value="7D0">
            <text:p>7D0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87])-6;16)" office:value-type="string" office:string-value="51">
            <text:p>51</text:p>
          </table:table-cell>
          <table:table-cell table:style-name="ce39" table:formula="of:=BASE(CELL(&quot;ROW&quot;;[.B87])-6;16)" office:value-type="string" office:string-value="51">
            <text:p>51</text:p>
          </table:table-cell>
          <table:covered-table-cell table:style-name="Default"/>
          <table:table-cell table:style-name="ce39" table:formula="of:=BASE(CELL(&quot;ROW&quot;;[.D87])+122;16)" office:value-type="string" office:string-value="D1">
            <text:p>D1</text:p>
          </table:table-cell>
          <table:table-cell/>
          <table:table-cell table:style-name="ce39" table:formula="of:=BASE(CELL(&quot;ROW&quot;;[.F87])+250;16)" office:value-type="string" office:string-value="151">
            <text:p>151</text:p>
          </table:table-cell>
          <table:table-cell/>
          <table:table-cell table:style-name="ce39" table:formula="of:=BASE(CELL(&quot;ROW&quot;;[.H87])+378;16)" office:value-type="string" office:string-value="1D1">
            <text:p>1D1</text:p>
          </table:table-cell>
          <table:table-cell/>
          <table:table-cell table:style-name="ce39" table:formula="of:=BASE(CELL(&quot;ROW&quot;;[.J87])+506;16)" office:value-type="string" office:string-value="251">
            <text:p>251</text:p>
          </table:table-cell>
          <table:table-cell/>
          <table:table-cell table:style-name="ce39" table:formula="of:=BASE(CELL(&quot;ROW&quot;;[.L87])+634;16)" office:value-type="string" office:string-value="2D1">
            <text:p>2D1</text:p>
          </table:table-cell>
          <table:table-cell/>
          <table:table-cell table:style-name="ce39" table:formula="of:=BASE(CELL(&quot;ROW&quot;;[.N87])+762;16)" office:value-type="string" office:string-value="351">
            <text:p>351</text:p>
          </table:table-cell>
          <table:table-cell/>
          <table:table-cell table:style-name="ce39" table:formula="of:=BASE(CELL(&quot;ROW&quot;;[.P87])+890;16)" office:value-type="string" office:string-value="3D1">
            <text:p>3D1</text:p>
          </table:table-cell>
          <table:table-cell/>
          <table:table-cell table:style-name="ce39" table:formula="of:=BASE(CELL(&quot;ROW&quot;;[.R87])+1018;16)" office:value-type="string" office:string-value="451">
            <text:p>451</text:p>
          </table:table-cell>
          <table:table-cell/>
          <table:table-cell table:style-name="ce39" table:formula="of:=BASE(CELL(&quot;ROW&quot;;[.T87])+1914;16)" office:value-type="string" office:string-value="7D1">
            <text:p>7D1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88])-6;16)" office:value-type="string" office:string-value="52">
            <text:p>52</text:p>
          </table:table-cell>
          <table:table-cell table:style-name="ce39" table:formula="of:=BASE(CELL(&quot;ROW&quot;;[.B88])-6;16)" office:value-type="string" office:string-value="52">
            <text:p>52</text:p>
          </table:table-cell>
          <table:covered-table-cell table:style-name="Default"/>
          <table:table-cell table:style-name="ce39" table:formula="of:=BASE(CELL(&quot;ROW&quot;;[.D88])+122;16)" office:value-type="string" office:string-value="D2">
            <text:p>D2</text:p>
          </table:table-cell>
          <table:table-cell/>
          <table:table-cell table:style-name="ce39" table:formula="of:=BASE(CELL(&quot;ROW&quot;;[.F88])+250;16)" office:value-type="string" office:string-value="152">
            <text:p>152</text:p>
          </table:table-cell>
          <table:table-cell/>
          <table:table-cell table:style-name="ce39" table:formula="of:=BASE(CELL(&quot;ROW&quot;;[.H88])+378;16)" office:value-type="string" office:string-value="1D2">
            <text:p>1D2</text:p>
          </table:table-cell>
          <table:table-cell/>
          <table:table-cell table:style-name="ce39" table:formula="of:=BASE(CELL(&quot;ROW&quot;;[.J88])+506;16)" office:value-type="string" office:string-value="252">
            <text:p>252</text:p>
          </table:table-cell>
          <table:table-cell/>
          <table:table-cell table:style-name="ce39" table:formula="of:=BASE(CELL(&quot;ROW&quot;;[.L88])+634;16)" office:value-type="string" office:string-value="2D2">
            <text:p>2D2</text:p>
          </table:table-cell>
          <table:table-cell/>
          <table:table-cell table:style-name="ce39" table:formula="of:=BASE(CELL(&quot;ROW&quot;;[.N88])+762;16)" office:value-type="string" office:string-value="352">
            <text:p>352</text:p>
          </table:table-cell>
          <table:table-cell/>
          <table:table-cell table:style-name="ce39" table:formula="of:=BASE(CELL(&quot;ROW&quot;;[.P88])+890;16)" office:value-type="string" office:string-value="3D2">
            <text:p>3D2</text:p>
          </table:table-cell>
          <table:table-cell/>
          <table:table-cell table:style-name="ce39" table:formula="of:=BASE(CELL(&quot;ROW&quot;;[.R88])+1018;16)" office:value-type="string" office:string-value="452">
            <text:p>452</text:p>
          </table:table-cell>
          <table:table-cell/>
          <table:table-cell table:style-name="ce39" table:formula="of:=BASE(CELL(&quot;ROW&quot;;[.T88])+1914;16)" office:value-type="string" office:string-value="7D2">
            <text:p>7D2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89])-6;16)" office:value-type="string" office:string-value="53">
            <text:p>53</text:p>
          </table:table-cell>
          <table:table-cell table:style-name="ce39" table:formula="of:=BASE(CELL(&quot;ROW&quot;;[.B89])-6;16)" office:value-type="string" office:string-value="53">
            <text:p>53</text:p>
          </table:table-cell>
          <table:covered-table-cell table:style-name="Default"/>
          <table:table-cell table:style-name="ce39" table:formula="of:=BASE(CELL(&quot;ROW&quot;;[.D89])+122;16)" office:value-type="string" office:string-value="D3">
            <text:p>D3</text:p>
          </table:table-cell>
          <table:table-cell/>
          <table:table-cell table:style-name="ce39" table:formula="of:=BASE(CELL(&quot;ROW&quot;;[.F89])+250;16)" office:value-type="string" office:string-value="153">
            <text:p>153</text:p>
          </table:table-cell>
          <table:table-cell/>
          <table:table-cell table:style-name="ce39" table:formula="of:=BASE(CELL(&quot;ROW&quot;;[.H89])+378;16)" office:value-type="string" office:string-value="1D3">
            <text:p>1D3</text:p>
          </table:table-cell>
          <table:table-cell/>
          <table:table-cell table:style-name="ce39" table:formula="of:=BASE(CELL(&quot;ROW&quot;;[.J89])+506;16)" office:value-type="string" office:string-value="253">
            <text:p>253</text:p>
          </table:table-cell>
          <table:table-cell/>
          <table:table-cell table:style-name="ce39" table:formula="of:=BASE(CELL(&quot;ROW&quot;;[.L89])+634;16)" office:value-type="string" office:string-value="2D3">
            <text:p>2D3</text:p>
          </table:table-cell>
          <table:table-cell/>
          <table:table-cell table:style-name="ce39" table:formula="of:=BASE(CELL(&quot;ROW&quot;;[.N89])+762;16)" office:value-type="string" office:string-value="353">
            <text:p>353</text:p>
          </table:table-cell>
          <table:table-cell/>
          <table:table-cell table:style-name="ce39" table:formula="of:=BASE(CELL(&quot;ROW&quot;;[.P89])+890;16)" office:value-type="string" office:string-value="3D3">
            <text:p>3D3</text:p>
          </table:table-cell>
          <table:table-cell/>
          <table:table-cell table:style-name="ce39" table:formula="of:=BASE(CELL(&quot;ROW&quot;;[.R89])+1018;16)" office:value-type="string" office:string-value="453">
            <text:p>453</text:p>
          </table:table-cell>
          <table:table-cell/>
          <table:table-cell table:style-name="ce39" table:formula="of:=BASE(CELL(&quot;ROW&quot;;[.T89])+1914;16)" office:value-type="string" office:string-value="7D3">
            <text:p>7D3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90])-6;16)" office:value-type="string" office:string-value="54">
            <text:p>54</text:p>
          </table:table-cell>
          <table:table-cell table:style-name="ce39" table:formula="of:=BASE(CELL(&quot;ROW&quot;;[.B90])-6;16)" office:value-type="string" office:string-value="54">
            <text:p>54</text:p>
          </table:table-cell>
          <table:covered-table-cell table:style-name="Default"/>
          <table:table-cell table:style-name="ce39" table:formula="of:=BASE(CELL(&quot;ROW&quot;;[.D90])+122;16)" office:value-type="string" office:string-value="D4">
            <text:p>D4</text:p>
          </table:table-cell>
          <table:table-cell/>
          <table:table-cell table:style-name="ce39" table:formula="of:=BASE(CELL(&quot;ROW&quot;;[.F90])+250;16)" office:value-type="string" office:string-value="154">
            <text:p>154</text:p>
          </table:table-cell>
          <table:table-cell/>
          <table:table-cell table:style-name="ce39" table:formula="of:=BASE(CELL(&quot;ROW&quot;;[.H90])+378;16)" office:value-type="string" office:string-value="1D4">
            <text:p>1D4</text:p>
          </table:table-cell>
          <table:table-cell/>
          <table:table-cell table:style-name="ce39" table:formula="of:=BASE(CELL(&quot;ROW&quot;;[.J90])+506;16)" office:value-type="string" office:string-value="254">
            <text:p>254</text:p>
          </table:table-cell>
          <table:table-cell/>
          <table:table-cell table:style-name="ce39" table:formula="of:=BASE(CELL(&quot;ROW&quot;;[.L90])+634;16)" office:value-type="string" office:string-value="2D4">
            <text:p>2D4</text:p>
          </table:table-cell>
          <table:table-cell/>
          <table:table-cell table:style-name="ce39" table:formula="of:=BASE(CELL(&quot;ROW&quot;;[.N90])+762;16)" office:value-type="string" office:string-value="354">
            <text:p>354</text:p>
          </table:table-cell>
          <table:table-cell/>
          <table:table-cell table:style-name="ce39" table:formula="of:=BASE(CELL(&quot;ROW&quot;;[.P90])+890;16)" office:value-type="string" office:string-value="3D4">
            <text:p>3D4</text:p>
          </table:table-cell>
          <table:table-cell/>
          <table:table-cell table:style-name="ce39" table:formula="of:=BASE(CELL(&quot;ROW&quot;;[.R90])+1018;16)" office:value-type="string" office:string-value="454">
            <text:p>454</text:p>
          </table:table-cell>
          <table:table-cell/>
          <table:table-cell table:style-name="ce39" table:formula="of:=BASE(CELL(&quot;ROW&quot;;[.T90])+1914;16)" office:value-type="string" office:string-value="7D4">
            <text:p>7D4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91])-6;16)" office:value-type="string" office:string-value="55">
            <text:p>55</text:p>
          </table:table-cell>
          <table:table-cell table:style-name="ce39" table:formula="of:=BASE(CELL(&quot;ROW&quot;;[.B91])-6;16)" office:value-type="string" office:string-value="55">
            <text:p>55</text:p>
          </table:table-cell>
          <table:covered-table-cell table:style-name="Default"/>
          <table:table-cell table:style-name="ce39" table:formula="of:=BASE(CELL(&quot;ROW&quot;;[.D91])+122;16)" office:value-type="string" office:string-value="D5">
            <text:p>D5</text:p>
          </table:table-cell>
          <table:table-cell/>
          <table:table-cell table:style-name="ce39" table:formula="of:=BASE(CELL(&quot;ROW&quot;;[.F91])+250;16)" office:value-type="string" office:string-value="155">
            <text:p>155</text:p>
          </table:table-cell>
          <table:table-cell/>
          <table:table-cell table:style-name="ce39" table:formula="of:=BASE(CELL(&quot;ROW&quot;;[.H91])+378;16)" office:value-type="string" office:string-value="1D5">
            <text:p>1D5</text:p>
          </table:table-cell>
          <table:table-cell/>
          <table:table-cell table:style-name="ce39" table:formula="of:=BASE(CELL(&quot;ROW&quot;;[.J91])+506;16)" office:value-type="string" office:string-value="255">
            <text:p>255</text:p>
          </table:table-cell>
          <table:table-cell/>
          <table:table-cell table:style-name="ce39" table:formula="of:=BASE(CELL(&quot;ROW&quot;;[.L91])+634;16)" office:value-type="string" office:string-value="2D5">
            <text:p>2D5</text:p>
          </table:table-cell>
          <table:table-cell/>
          <table:table-cell table:style-name="ce39" table:formula="of:=BASE(CELL(&quot;ROW&quot;;[.N91])+762;16)" office:value-type="string" office:string-value="355">
            <text:p>355</text:p>
          </table:table-cell>
          <table:table-cell/>
          <table:table-cell table:style-name="ce39" table:formula="of:=BASE(CELL(&quot;ROW&quot;;[.P91])+890;16)" office:value-type="string" office:string-value="3D5">
            <text:p>3D5</text:p>
          </table:table-cell>
          <table:table-cell/>
          <table:table-cell table:style-name="ce39" table:formula="of:=BASE(CELL(&quot;ROW&quot;;[.R91])+1018;16)" office:value-type="string" office:string-value="455">
            <text:p>455</text:p>
          </table:table-cell>
          <table:table-cell/>
          <table:table-cell table:style-name="ce39" table:formula="of:=BASE(CELL(&quot;ROW&quot;;[.T91])+1914;16)" office:value-type="string" office:string-value="7D5">
            <text:p>7D5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92])-6;16)" office:value-type="string" office:string-value="56">
            <text:p>56</text:p>
          </table:table-cell>
          <table:table-cell table:style-name="ce39" table:formula="of:=BASE(CELL(&quot;ROW&quot;;[.B92])-6;16)" office:value-type="string" office:string-value="56">
            <text:p>56</text:p>
          </table:table-cell>
          <table:covered-table-cell table:style-name="Default"/>
          <table:table-cell table:style-name="ce39" table:formula="of:=BASE(CELL(&quot;ROW&quot;;[.D92])+122;16)" office:value-type="string" office:string-value="D6">
            <text:p>D6</text:p>
          </table:table-cell>
          <table:table-cell/>
          <table:table-cell table:style-name="ce39" table:formula="of:=BASE(CELL(&quot;ROW&quot;;[.F92])+250;16)" office:value-type="string" office:string-value="156">
            <text:p>156</text:p>
          </table:table-cell>
          <table:table-cell/>
          <table:table-cell table:style-name="ce39" table:formula="of:=BASE(CELL(&quot;ROW&quot;;[.H92])+378;16)" office:value-type="string" office:string-value="1D6">
            <text:p>1D6</text:p>
          </table:table-cell>
          <table:table-cell/>
          <table:table-cell table:style-name="ce39" table:formula="of:=BASE(CELL(&quot;ROW&quot;;[.J92])+506;16)" office:value-type="string" office:string-value="256">
            <text:p>256</text:p>
          </table:table-cell>
          <table:table-cell/>
          <table:table-cell table:style-name="ce39" table:formula="of:=BASE(CELL(&quot;ROW&quot;;[.L92])+634;16)" office:value-type="string" office:string-value="2D6">
            <text:p>2D6</text:p>
          </table:table-cell>
          <table:table-cell/>
          <table:table-cell table:style-name="ce39" table:formula="of:=BASE(CELL(&quot;ROW&quot;;[.N92])+762;16)" office:value-type="string" office:string-value="356">
            <text:p>356</text:p>
          </table:table-cell>
          <table:table-cell/>
          <table:table-cell table:style-name="ce39" table:formula="of:=BASE(CELL(&quot;ROW&quot;;[.P92])+890;16)" office:value-type="string" office:string-value="3D6">
            <text:p>3D6</text:p>
          </table:table-cell>
          <table:table-cell/>
          <table:table-cell table:style-name="ce39" table:formula="of:=BASE(CELL(&quot;ROW&quot;;[.R92])+1018;16)" office:value-type="string" office:string-value="456">
            <text:p>456</text:p>
          </table:table-cell>
          <table:table-cell/>
          <table:table-cell table:style-name="ce39" table:formula="of:=BASE(CELL(&quot;ROW&quot;;[.T92])+1914;16)" office:value-type="string" office:string-value="7D6">
            <text:p>7D6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93])-6;16)" office:value-type="string" office:string-value="57">
            <text:p>57</text:p>
          </table:table-cell>
          <table:table-cell table:style-name="ce39" table:formula="of:=BASE(CELL(&quot;ROW&quot;;[.B93])-6;16)" office:value-type="string" office:string-value="57">
            <text:p>57</text:p>
          </table:table-cell>
          <table:covered-table-cell table:style-name="Default"/>
          <table:table-cell table:style-name="ce39" table:formula="of:=BASE(CELL(&quot;ROW&quot;;[.D93])+122;16)" office:value-type="string" office:string-value="D7">
            <text:p>D7</text:p>
          </table:table-cell>
          <table:table-cell/>
          <table:table-cell table:style-name="ce39" table:formula="of:=BASE(CELL(&quot;ROW&quot;;[.F93])+250;16)" office:value-type="string" office:string-value="157">
            <text:p>157</text:p>
          </table:table-cell>
          <table:table-cell/>
          <table:table-cell table:style-name="ce39" table:formula="of:=BASE(CELL(&quot;ROW&quot;;[.H93])+378;16)" office:value-type="string" office:string-value="1D7">
            <text:p>1D7</text:p>
          </table:table-cell>
          <table:table-cell/>
          <table:table-cell table:style-name="ce39" table:formula="of:=BASE(CELL(&quot;ROW&quot;;[.J93])+506;16)" office:value-type="string" office:string-value="257">
            <text:p>257</text:p>
          </table:table-cell>
          <table:table-cell/>
          <table:table-cell table:style-name="ce39" table:formula="of:=BASE(CELL(&quot;ROW&quot;;[.L93])+634;16)" office:value-type="string" office:string-value="2D7">
            <text:p>2D7</text:p>
          </table:table-cell>
          <table:table-cell/>
          <table:table-cell table:style-name="ce39" table:formula="of:=BASE(CELL(&quot;ROW&quot;;[.N93])+762;16)" office:value-type="string" office:string-value="357">
            <text:p>357</text:p>
          </table:table-cell>
          <table:table-cell/>
          <table:table-cell table:style-name="ce39" table:formula="of:=BASE(CELL(&quot;ROW&quot;;[.P93])+890;16)" office:value-type="string" office:string-value="3D7">
            <text:p>3D7</text:p>
          </table:table-cell>
          <table:table-cell/>
          <table:table-cell table:style-name="ce39" table:formula="of:=BASE(CELL(&quot;ROW&quot;;[.R93])+1018;16)" office:value-type="string" office:string-value="457">
            <text:p>457</text:p>
          </table:table-cell>
          <table:table-cell/>
          <table:table-cell table:style-name="ce39" table:formula="of:=BASE(CELL(&quot;ROW&quot;;[.T93])+1914;16)" office:value-type="string" office:string-value="7D7">
            <text:p>7D7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94])-6;16)" office:value-type="string" office:string-value="58">
            <text:p>58</text:p>
          </table:table-cell>
          <table:table-cell table:style-name="ce39" table:formula="of:=BASE(CELL(&quot;ROW&quot;;[.B94])-6;16)" office:value-type="string" office:string-value="58">
            <text:p>58</text:p>
          </table:table-cell>
          <table:covered-table-cell table:style-name="Default"/>
          <table:table-cell table:style-name="ce39" table:formula="of:=BASE(CELL(&quot;ROW&quot;;[.D94])+122;16)" office:value-type="string" office:string-value="D8">
            <text:p>D8</text:p>
          </table:table-cell>
          <table:table-cell/>
          <table:table-cell table:style-name="ce39" table:formula="of:=BASE(CELL(&quot;ROW&quot;;[.F94])+250;16)" office:value-type="string" office:string-value="158">
            <text:p>158</text:p>
          </table:table-cell>
          <table:table-cell/>
          <table:table-cell table:style-name="ce39" table:formula="of:=BASE(CELL(&quot;ROW&quot;;[.H94])+378;16)" office:value-type="string" office:string-value="1D8">
            <text:p>1D8</text:p>
          </table:table-cell>
          <table:table-cell/>
          <table:table-cell table:style-name="ce39" table:formula="of:=BASE(CELL(&quot;ROW&quot;;[.J94])+506;16)" office:value-type="string" office:string-value="258">
            <text:p>258</text:p>
          </table:table-cell>
          <table:table-cell/>
          <table:table-cell table:style-name="ce39" table:formula="of:=BASE(CELL(&quot;ROW&quot;;[.L94])+634;16)" office:value-type="string" office:string-value="2D8">
            <text:p>2D8</text:p>
          </table:table-cell>
          <table:table-cell/>
          <table:table-cell table:style-name="ce39" table:formula="of:=BASE(CELL(&quot;ROW&quot;;[.N94])+762;16)" office:value-type="string" office:string-value="358">
            <text:p>358</text:p>
          </table:table-cell>
          <table:table-cell/>
          <table:table-cell table:style-name="ce39" table:formula="of:=BASE(CELL(&quot;ROW&quot;;[.P94])+890;16)" office:value-type="string" office:string-value="3D8">
            <text:p>3D8</text:p>
          </table:table-cell>
          <table:table-cell/>
          <table:table-cell table:style-name="ce39" table:formula="of:=BASE(CELL(&quot;ROW&quot;;[.R94])+1018;16)" office:value-type="string" office:string-value="458">
            <text:p>458</text:p>
          </table:table-cell>
          <table:table-cell/>
          <table:table-cell table:style-name="ce39" table:formula="of:=BASE(CELL(&quot;ROW&quot;;[.T94])+1914;16)" office:value-type="string" office:string-value="7D8">
            <text:p>7D8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95])-6;16)" office:value-type="string" office:string-value="59">
            <text:p>59</text:p>
          </table:table-cell>
          <table:table-cell table:style-name="ce39" table:formula="of:=BASE(CELL(&quot;ROW&quot;;[.B95])-6;16)" office:value-type="string" office:string-value="59">
            <text:p>59</text:p>
          </table:table-cell>
          <table:covered-table-cell table:style-name="Default"/>
          <table:table-cell table:style-name="ce39" table:formula="of:=BASE(CELL(&quot;ROW&quot;;[.D95])+122;16)" office:value-type="string" office:string-value="D9">
            <text:p>D9</text:p>
          </table:table-cell>
          <table:table-cell/>
          <table:table-cell table:style-name="ce39" table:formula="of:=BASE(CELL(&quot;ROW&quot;;[.F95])+250;16)" office:value-type="string" office:string-value="159">
            <text:p>159</text:p>
          </table:table-cell>
          <table:table-cell/>
          <table:table-cell table:style-name="ce39" table:formula="of:=BASE(CELL(&quot;ROW&quot;;[.H95])+378;16)" office:value-type="string" office:string-value="1D9">
            <text:p>1D9</text:p>
          </table:table-cell>
          <table:table-cell/>
          <table:table-cell table:style-name="ce39" table:formula="of:=BASE(CELL(&quot;ROW&quot;;[.J95])+506;16)" office:value-type="string" office:string-value="259">
            <text:p>259</text:p>
          </table:table-cell>
          <table:table-cell/>
          <table:table-cell table:style-name="ce39" table:formula="of:=BASE(CELL(&quot;ROW&quot;;[.L95])+634;16)" office:value-type="string" office:string-value="2D9">
            <text:p>2D9</text:p>
          </table:table-cell>
          <table:table-cell/>
          <table:table-cell table:style-name="ce39" table:formula="of:=BASE(CELL(&quot;ROW&quot;;[.N95])+762;16)" office:value-type="string" office:string-value="359">
            <text:p>359</text:p>
          </table:table-cell>
          <table:table-cell/>
          <table:table-cell table:style-name="ce39" table:formula="of:=BASE(CELL(&quot;ROW&quot;;[.P95])+890;16)" office:value-type="string" office:string-value="3D9">
            <text:p>3D9</text:p>
          </table:table-cell>
          <table:table-cell/>
          <table:table-cell table:style-name="ce39" table:formula="of:=BASE(CELL(&quot;ROW&quot;;[.R95])+1018;16)" office:value-type="string" office:string-value="459">
            <text:p>459</text:p>
          </table:table-cell>
          <table:table-cell/>
          <table:table-cell table:style-name="ce39" table:formula="of:=BASE(CELL(&quot;ROW&quot;;[.T95])+1914;16)" office:value-type="string" office:string-value="7D9">
            <text:p>7D9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96])-6;16)" office:value-type="string" office:string-value="5A">
            <text:p>5A</text:p>
          </table:table-cell>
          <table:table-cell table:style-name="ce39" table:formula="of:=BASE(CELL(&quot;ROW&quot;;[.B96])-6;16)" office:value-type="string" office:string-value="5A">
            <text:p>5A</text:p>
          </table:table-cell>
          <table:covered-table-cell table:style-name="Default"/>
          <table:table-cell table:style-name="ce39" table:formula="of:=BASE(CELL(&quot;ROW&quot;;[.D96])+122;16)" office:value-type="string" office:string-value="DA">
            <text:p>DA</text:p>
          </table:table-cell>
          <table:table-cell/>
          <table:table-cell table:style-name="ce39" table:formula="of:=BASE(CELL(&quot;ROW&quot;;[.F96])+250;16)" office:value-type="string" office:string-value="15A">
            <text:p>15A</text:p>
          </table:table-cell>
          <table:table-cell/>
          <table:table-cell table:style-name="ce39" table:formula="of:=BASE(CELL(&quot;ROW&quot;;[.H96])+378;16)" office:value-type="string" office:string-value="1DA">
            <text:p>1DA</text:p>
          </table:table-cell>
          <table:table-cell/>
          <table:table-cell table:style-name="ce39" table:formula="of:=BASE(CELL(&quot;ROW&quot;;[.J96])+506;16)" office:value-type="string" office:string-value="25A">
            <text:p>25A</text:p>
          </table:table-cell>
          <table:table-cell/>
          <table:table-cell table:style-name="ce39" table:formula="of:=BASE(CELL(&quot;ROW&quot;;[.L96])+634;16)" office:value-type="string" office:string-value="2DA">
            <text:p>2DA</text:p>
          </table:table-cell>
          <table:table-cell/>
          <table:table-cell table:style-name="ce39" table:formula="of:=BASE(CELL(&quot;ROW&quot;;[.N96])+762;16)" office:value-type="string" office:string-value="35A">
            <text:p>35A</text:p>
          </table:table-cell>
          <table:table-cell/>
          <table:table-cell table:style-name="ce39" table:formula="of:=BASE(CELL(&quot;ROW&quot;;[.P96])+890;16)" office:value-type="string" office:string-value="3DA">
            <text:p>3DA</text:p>
          </table:table-cell>
          <table:table-cell/>
          <table:table-cell table:style-name="ce39" table:formula="of:=BASE(CELL(&quot;ROW&quot;;[.R96])+1018;16)" office:value-type="string" office:string-value="45A">
            <text:p>45A</text:p>
          </table:table-cell>
          <table:table-cell/>
          <table:table-cell table:style-name="ce39" table:formula="of:=BASE(CELL(&quot;ROW&quot;;[.T96])+1914;16)" office:value-type="string" office:string-value="7DA">
            <text:p>7DA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97])-6;16)" office:value-type="string" office:string-value="5B">
            <text:p>5B</text:p>
          </table:table-cell>
          <table:table-cell table:style-name="ce39" table:formula="of:=BASE(CELL(&quot;ROW&quot;;[.B97])-6;16)" office:value-type="string" office:string-value="5B">
            <text:p>5B</text:p>
          </table:table-cell>
          <table:covered-table-cell table:style-name="Default"/>
          <table:table-cell table:style-name="ce39" table:formula="of:=BASE(CELL(&quot;ROW&quot;;[.D97])+122;16)" office:value-type="string" office:string-value="DB">
            <text:p>DB</text:p>
          </table:table-cell>
          <table:table-cell/>
          <table:table-cell table:style-name="ce39" table:formula="of:=BASE(CELL(&quot;ROW&quot;;[.F97])+250;16)" office:value-type="string" office:string-value="15B">
            <text:p>15B</text:p>
          </table:table-cell>
          <table:table-cell/>
          <table:table-cell table:style-name="ce39" table:formula="of:=BASE(CELL(&quot;ROW&quot;;[.H97])+378;16)" office:value-type="string" office:string-value="1DB">
            <text:p>1DB</text:p>
          </table:table-cell>
          <table:table-cell/>
          <table:table-cell table:style-name="ce39" table:formula="of:=BASE(CELL(&quot;ROW&quot;;[.J97])+506;16)" office:value-type="string" office:string-value="25B">
            <text:p>25B</text:p>
          </table:table-cell>
          <table:table-cell/>
          <table:table-cell table:style-name="ce39" table:formula="of:=BASE(CELL(&quot;ROW&quot;;[.L97])+634;16)" office:value-type="string" office:string-value="2DB">
            <text:p>2DB</text:p>
          </table:table-cell>
          <table:table-cell/>
          <table:table-cell table:style-name="ce39" table:formula="of:=BASE(CELL(&quot;ROW&quot;;[.N97])+762;16)" office:value-type="string" office:string-value="35B">
            <text:p>35B</text:p>
          </table:table-cell>
          <table:table-cell/>
          <table:table-cell table:style-name="ce39" table:formula="of:=BASE(CELL(&quot;ROW&quot;;[.P97])+890;16)" office:value-type="string" office:string-value="3DB">
            <text:p>3DB</text:p>
          </table:table-cell>
          <table:table-cell/>
          <table:table-cell table:style-name="ce39" table:formula="of:=BASE(CELL(&quot;ROW&quot;;[.R97])+1018;16)" office:value-type="string" office:string-value="45B">
            <text:p>45B</text:p>
          </table:table-cell>
          <table:table-cell/>
          <table:table-cell table:style-name="ce39" table:formula="of:=BASE(CELL(&quot;ROW&quot;;[.T97])+1914;16)" office:value-type="string" office:string-value="7DB">
            <text:p>7DB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98])-6;16)" office:value-type="string" office:string-value="5C">
            <text:p>5C</text:p>
          </table:table-cell>
          <table:table-cell table:style-name="ce39" table:formula="of:=BASE(CELL(&quot;ROW&quot;;[.B98])-6;16)" office:value-type="string" office:string-value="5C">
            <text:p>5C</text:p>
          </table:table-cell>
          <table:covered-table-cell table:style-name="Default"/>
          <table:table-cell table:style-name="ce39" table:formula="of:=BASE(CELL(&quot;ROW&quot;;[.D98])+122;16)" office:value-type="string" office:string-value="DC">
            <text:p>DC</text:p>
          </table:table-cell>
          <table:table-cell/>
          <table:table-cell table:style-name="ce39" table:formula="of:=BASE(CELL(&quot;ROW&quot;;[.F98])+250;16)" office:value-type="string" office:string-value="15C">
            <text:p>15C</text:p>
          </table:table-cell>
          <table:table-cell/>
          <table:table-cell table:style-name="ce39" table:formula="of:=BASE(CELL(&quot;ROW&quot;;[.H98])+378;16)" office:value-type="string" office:string-value="1DC">
            <text:p>1DC</text:p>
          </table:table-cell>
          <table:table-cell/>
          <table:table-cell table:style-name="ce39" table:formula="of:=BASE(CELL(&quot;ROW&quot;;[.J98])+506;16)" office:value-type="string" office:string-value="25C">
            <text:p>25C</text:p>
          </table:table-cell>
          <table:table-cell/>
          <table:table-cell table:style-name="ce39" table:formula="of:=BASE(CELL(&quot;ROW&quot;;[.L98])+634;16)" office:value-type="string" office:string-value="2DC">
            <text:p>2DC</text:p>
          </table:table-cell>
          <table:table-cell/>
          <table:table-cell table:style-name="ce39" table:formula="of:=BASE(CELL(&quot;ROW&quot;;[.N98])+762;16)" office:value-type="string" office:string-value="35C">
            <text:p>35C</text:p>
          </table:table-cell>
          <table:table-cell/>
          <table:table-cell table:style-name="ce39" table:formula="of:=BASE(CELL(&quot;ROW&quot;;[.P98])+890;16)" office:value-type="string" office:string-value="3DC">
            <text:p>3DC</text:p>
          </table:table-cell>
          <table:table-cell/>
          <table:table-cell table:style-name="ce39" table:formula="of:=BASE(CELL(&quot;ROW&quot;;[.R98])+1018;16)" office:value-type="string" office:string-value="45C">
            <text:p>45C</text:p>
          </table:table-cell>
          <table:table-cell/>
          <table:table-cell table:style-name="ce39" table:formula="of:=BASE(CELL(&quot;ROW&quot;;[.T98])+1914;16)" office:value-type="string" office:string-value="7DC">
            <text:p>7DC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99])-6;16)" office:value-type="string" office:string-value="5D">
            <text:p>5D</text:p>
          </table:table-cell>
          <table:table-cell table:style-name="ce39" table:formula="of:=BASE(CELL(&quot;ROW&quot;;[.B99])-6;16)" office:value-type="string" office:string-value="5D">
            <text:p>5D</text:p>
          </table:table-cell>
          <table:covered-table-cell table:style-name="Default"/>
          <table:table-cell table:style-name="ce39" table:formula="of:=BASE(CELL(&quot;ROW&quot;;[.D99])+122;16)" office:value-type="string" office:string-value="DD">
            <text:p>DD</text:p>
          </table:table-cell>
          <table:table-cell/>
          <table:table-cell table:style-name="ce39" table:formula="of:=BASE(CELL(&quot;ROW&quot;;[.F99])+250;16)" office:value-type="string" office:string-value="15D">
            <text:p>15D</text:p>
          </table:table-cell>
          <table:table-cell/>
          <table:table-cell table:style-name="ce39" table:formula="of:=BASE(CELL(&quot;ROW&quot;;[.H99])+378;16)" office:value-type="string" office:string-value="1DD">
            <text:p>1DD</text:p>
          </table:table-cell>
          <table:table-cell/>
          <table:table-cell table:style-name="ce39" table:formula="of:=BASE(CELL(&quot;ROW&quot;;[.J99])+506;16)" office:value-type="string" office:string-value="25D">
            <text:p>25D</text:p>
          </table:table-cell>
          <table:table-cell/>
          <table:table-cell table:style-name="ce39" table:formula="of:=BASE(CELL(&quot;ROW&quot;;[.L99])+634;16)" office:value-type="string" office:string-value="2DD">
            <text:p>2DD</text:p>
          </table:table-cell>
          <table:table-cell/>
          <table:table-cell table:style-name="ce39" table:formula="of:=BASE(CELL(&quot;ROW&quot;;[.N99])+762;16)" office:value-type="string" office:string-value="35D">
            <text:p>35D</text:p>
          </table:table-cell>
          <table:table-cell/>
          <table:table-cell table:style-name="ce39" table:formula="of:=BASE(CELL(&quot;ROW&quot;;[.P99])+890;16)" office:value-type="string" office:string-value="3DD">
            <text:p>3DD</text:p>
          </table:table-cell>
          <table:table-cell/>
          <table:table-cell table:style-name="ce39" table:formula="of:=BASE(CELL(&quot;ROW&quot;;[.R99])+1018;16)" office:value-type="string" office:string-value="45D">
            <text:p>45D</text:p>
          </table:table-cell>
          <table:table-cell/>
          <table:table-cell table:style-name="ce39" table:formula="of:=BASE(CELL(&quot;ROW&quot;;[.T99])+1914;16)" office:value-type="string" office:string-value="7DD">
            <text:p>7DD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100])-6;16)" office:value-type="string" office:string-value="5E">
            <text:p>5E</text:p>
          </table:table-cell>
          <table:table-cell table:style-name="ce39" table:formula="of:=BASE(CELL(&quot;ROW&quot;;[.B100])-6;16)" office:value-type="string" office:string-value="5E">
            <text:p>5E</text:p>
          </table:table-cell>
          <table:covered-table-cell table:style-name="Default"/>
          <table:table-cell table:style-name="ce39" table:formula="of:=BASE(CELL(&quot;ROW&quot;;[.D100])+122;16)" office:value-type="string" office:string-value="DE">
            <text:p>DE</text:p>
          </table:table-cell>
          <table:table-cell/>
          <table:table-cell table:style-name="ce39" table:formula="of:=BASE(CELL(&quot;ROW&quot;;[.F100])+250;16)" office:value-type="string" office:string-value="15E">
            <text:p>15E</text:p>
          </table:table-cell>
          <table:table-cell/>
          <table:table-cell table:style-name="ce39" table:formula="of:=BASE(CELL(&quot;ROW&quot;;[.H100])+378;16)" office:value-type="string" office:string-value="1DE">
            <text:p>1DE</text:p>
          </table:table-cell>
          <table:table-cell/>
          <table:table-cell table:style-name="ce39" table:formula="of:=BASE(CELL(&quot;ROW&quot;;[.J100])+506;16)" office:value-type="string" office:string-value="25E">
            <text:p>25E</text:p>
          </table:table-cell>
          <table:table-cell/>
          <table:table-cell table:style-name="ce39" table:formula="of:=BASE(CELL(&quot;ROW&quot;;[.L100])+634;16)" office:value-type="string" office:string-value="2DE">
            <text:p>2DE</text:p>
          </table:table-cell>
          <table:table-cell/>
          <table:table-cell table:style-name="ce39" table:formula="of:=BASE(CELL(&quot;ROW&quot;;[.N100])+762;16)" office:value-type="string" office:string-value="35E">
            <text:p>35E</text:p>
          </table:table-cell>
          <table:table-cell/>
          <table:table-cell table:style-name="ce39" table:formula="of:=BASE(CELL(&quot;ROW&quot;;[.P100])+890;16)" office:value-type="string" office:string-value="3DE">
            <text:p>3DE</text:p>
          </table:table-cell>
          <table:table-cell/>
          <table:table-cell table:style-name="ce39" table:formula="of:=BASE(CELL(&quot;ROW&quot;;[.R100])+1018;16)" office:value-type="string" office:string-value="45E">
            <text:p>45E</text:p>
          </table:table-cell>
          <table:table-cell/>
          <table:table-cell table:style-name="ce39" table:formula="of:=BASE(CELL(&quot;ROW&quot;;[.T100])+1914;16)" office:value-type="string" office:string-value="7DE">
            <text:p>7DE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101])-6;16)" office:value-type="string" office:string-value="5F">
            <text:p>5F</text:p>
          </table:table-cell>
          <table:table-cell table:style-name="ce39" table:formula="of:=BASE(CELL(&quot;ROW&quot;;[.B101])-6;16)" office:value-type="string" office:string-value="5F">
            <text:p>5F</text:p>
          </table:table-cell>
          <table:covered-table-cell table:style-name="Default"/>
          <table:table-cell table:style-name="ce39" table:formula="of:=BASE(CELL(&quot;ROW&quot;;[.D101])+122;16)" office:value-type="string" office:string-value="DF">
            <text:p>DF</text:p>
          </table:table-cell>
          <table:table-cell/>
          <table:table-cell table:style-name="ce39" table:formula="of:=BASE(CELL(&quot;ROW&quot;;[.F101])+250;16)" office:value-type="string" office:string-value="15F">
            <text:p>15F</text:p>
          </table:table-cell>
          <table:table-cell/>
          <table:table-cell table:style-name="ce39" table:formula="of:=BASE(CELL(&quot;ROW&quot;;[.H101])+378;16)" office:value-type="string" office:string-value="1DF">
            <text:p>1DF</text:p>
          </table:table-cell>
          <table:table-cell/>
          <table:table-cell table:style-name="ce39" table:formula="of:=BASE(CELL(&quot;ROW&quot;;[.J101])+506;16)" office:value-type="string" office:string-value="25F">
            <text:p>25F</text:p>
          </table:table-cell>
          <table:table-cell/>
          <table:table-cell table:style-name="ce39" table:formula="of:=BASE(CELL(&quot;ROW&quot;;[.L101])+634;16)" office:value-type="string" office:string-value="2DF">
            <text:p>2DF</text:p>
          </table:table-cell>
          <table:table-cell/>
          <table:table-cell table:style-name="ce39" table:formula="of:=BASE(CELL(&quot;ROW&quot;;[.N101])+762;16)" office:value-type="string" office:string-value="35F">
            <text:p>35F</text:p>
          </table:table-cell>
          <table:table-cell/>
          <table:table-cell table:style-name="ce39" table:formula="of:=BASE(CELL(&quot;ROW&quot;;[.P101])+890;16)" office:value-type="string" office:string-value="3DF">
            <text:p>3DF</text:p>
          </table:table-cell>
          <table:table-cell/>
          <table:table-cell table:style-name="ce39" table:formula="of:=BASE(CELL(&quot;ROW&quot;;[.R101])+1018;16)" office:value-type="string" office:string-value="45F">
            <text:p>45F</text:p>
          </table:table-cell>
          <table:table-cell/>
          <table:table-cell table:style-name="ce39" table:formula="of:=BASE(CELL(&quot;ROW&quot;;[.T101])+1914;16)" office:value-type="string" office:string-value="7DF">
            <text:p>7DF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102])-6;16)" office:value-type="string" office:string-value="60">
            <text:p>60</text:p>
          </table:table-cell>
          <table:table-cell table:style-name="ce39" table:formula="of:=BASE(CELL(&quot;ROW&quot;;[.B102])-6;16)" office:value-type="string" office:string-value="60">
            <text:p>60</text:p>
          </table:table-cell>
          <table:table-cell table:style-name="ce47" office:value-type="string" table:number-columns-spanned="1" table:number-rows-spanned="16">
            <text:p>KEY_BITS (learn and normal tx)</text:p>
          </table:table-cell>
          <table:table-cell table:style-name="ce39" table:formula="of:=BASE(CELL(&quot;ROW&quot;;[.D102])+122;16)" office:value-type="string" office:string-value="E0">
            <text:p>E0</text:p>
          </table:table-cell>
          <table:table-cell/>
          <table:table-cell table:style-name="ce39" table:formula="of:=BASE(CELL(&quot;ROW&quot;;[.F102])+250;16)" office:value-type="string" office:string-value="160">
            <text:p>160</text:p>
          </table:table-cell>
          <table:table-cell/>
          <table:table-cell table:style-name="ce39" table:formula="of:=BASE(CELL(&quot;ROW&quot;;[.H102])+378;16)" office:value-type="string" office:string-value="1E0">
            <text:p>1E0</text:p>
          </table:table-cell>
          <table:table-cell/>
          <table:table-cell table:style-name="ce39" table:formula="of:=BASE(CELL(&quot;ROW&quot;;[.J102])+506;16)" office:value-type="string" office:string-value="260">
            <text:p>260</text:p>
          </table:table-cell>
          <table:table-cell/>
          <table:table-cell table:style-name="ce39" table:formula="of:=BASE(CELL(&quot;ROW&quot;;[.L102])+634;16)" office:value-type="string" office:string-value="2E0">
            <text:p>2E0</text:p>
          </table:table-cell>
          <table:table-cell/>
          <table:table-cell table:style-name="ce39" table:formula="of:=BASE(CELL(&quot;ROW&quot;;[.N102])+762;16)" office:value-type="string" office:string-value="360">
            <text:p>360</text:p>
          </table:table-cell>
          <table:table-cell/>
          <table:table-cell table:style-name="ce39" table:formula="of:=BASE(CELL(&quot;ROW&quot;;[.P102])+890;16)" office:value-type="string" office:string-value="3E0">
            <text:p>3E0</text:p>
          </table:table-cell>
          <table:table-cell/>
          <table:table-cell table:style-name="ce39" table:formula="of:=BASE(CELL(&quot;ROW&quot;;[.R102])+1018;16)" office:value-type="string" office:string-value="460">
            <text:p>460</text:p>
          </table:table-cell>
          <table:table-cell/>
          <table:table-cell table:style-name="ce39" table:formula="of:=BASE(CELL(&quot;ROW&quot;;[.T102])+1914;16)" office:value-type="string" office:string-value="7E0">
            <text:p>7E0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103])-6;16)" office:value-type="string" office:string-value="61">
            <text:p>61</text:p>
          </table:table-cell>
          <table:table-cell table:style-name="ce39" table:formula="of:=BASE(CELL(&quot;ROW&quot;;[.B103])-6;16)" office:value-type="string" office:string-value="61">
            <text:p>61</text:p>
          </table:table-cell>
          <table:covered-table-cell/>
          <table:table-cell table:style-name="ce39" table:formula="of:=BASE(CELL(&quot;ROW&quot;;[.D103])+122;16)" office:value-type="string" office:string-value="E1">
            <text:p>E1</text:p>
          </table:table-cell>
          <table:table-cell/>
          <table:table-cell table:style-name="ce39" table:formula="of:=BASE(CELL(&quot;ROW&quot;;[.F103])+250;16)" office:value-type="string" office:string-value="161">
            <text:p>161</text:p>
          </table:table-cell>
          <table:table-cell/>
          <table:table-cell table:style-name="ce39" table:formula="of:=BASE(CELL(&quot;ROW&quot;;[.H103])+378;16)" office:value-type="string" office:string-value="1E1">
            <text:p>1E1</text:p>
          </table:table-cell>
          <table:table-cell/>
          <table:table-cell table:style-name="ce39" table:formula="of:=BASE(CELL(&quot;ROW&quot;;[.J103])+506;16)" office:value-type="string" office:string-value="261">
            <text:p>261</text:p>
          </table:table-cell>
          <table:table-cell/>
          <table:table-cell table:style-name="ce39" table:formula="of:=BASE(CELL(&quot;ROW&quot;;[.L103])+634;16)" office:value-type="string" office:string-value="2E1">
            <text:p>2E1</text:p>
          </table:table-cell>
          <table:table-cell/>
          <table:table-cell table:style-name="ce39" table:formula="of:=BASE(CELL(&quot;ROW&quot;;[.N103])+762;16)" office:value-type="string" office:string-value="361">
            <text:p>361</text:p>
          </table:table-cell>
          <table:table-cell/>
          <table:table-cell table:style-name="ce39" table:formula="of:=BASE(CELL(&quot;ROW&quot;;[.P103])+890;16)" office:value-type="string" office:string-value="3E1">
            <text:p>3E1</text:p>
          </table:table-cell>
          <table:table-cell/>
          <table:table-cell table:style-name="ce39" table:formula="of:=BASE(CELL(&quot;ROW&quot;;[.R103])+1018;16)" office:value-type="string" office:string-value="461">
            <text:p>461</text:p>
          </table:table-cell>
          <table:table-cell/>
          <table:table-cell table:style-name="ce39" table:formula="of:=BASE(CELL(&quot;ROW&quot;;[.T103])+1914;16)" office:value-type="string" office:string-value="7E1">
            <text:p>7E1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104])-6;16)" office:value-type="string" office:string-value="62">
            <text:p>62</text:p>
          </table:table-cell>
          <table:table-cell table:style-name="ce39" table:formula="of:=BASE(CELL(&quot;ROW&quot;;[.B104])-6;16)" office:value-type="string" office:string-value="62">
            <text:p>62</text:p>
          </table:table-cell>
          <table:covered-table-cell/>
          <table:table-cell table:style-name="ce39" table:formula="of:=BASE(CELL(&quot;ROW&quot;;[.D104])+122;16)" office:value-type="string" office:string-value="E2">
            <text:p>E2</text:p>
          </table:table-cell>
          <table:table-cell/>
          <table:table-cell table:style-name="ce39" table:formula="of:=BASE(CELL(&quot;ROW&quot;;[.F104])+250;16)" office:value-type="string" office:string-value="162">
            <text:p>162</text:p>
          </table:table-cell>
          <table:table-cell/>
          <table:table-cell table:style-name="ce39" table:formula="of:=BASE(CELL(&quot;ROW&quot;;[.H104])+378;16)" office:value-type="string" office:string-value="1E2">
            <text:p>1E2</text:p>
          </table:table-cell>
          <table:table-cell/>
          <table:table-cell table:style-name="ce39" table:formula="of:=BASE(CELL(&quot;ROW&quot;;[.J104])+506;16)" office:value-type="string" office:string-value="262">
            <text:p>262</text:p>
          </table:table-cell>
          <table:table-cell/>
          <table:table-cell table:style-name="ce39" table:formula="of:=BASE(CELL(&quot;ROW&quot;;[.L104])+634;16)" office:value-type="string" office:string-value="2E2">
            <text:p>2E2</text:p>
          </table:table-cell>
          <table:table-cell/>
          <table:table-cell table:style-name="ce39" table:formula="of:=BASE(CELL(&quot;ROW&quot;;[.N104])+762;16)" office:value-type="string" office:string-value="362">
            <text:p>362</text:p>
          </table:table-cell>
          <table:table-cell/>
          <table:table-cell table:style-name="ce39" table:formula="of:=BASE(CELL(&quot;ROW&quot;;[.P104])+890;16)" office:value-type="string" office:string-value="3E2">
            <text:p>3E2</text:p>
          </table:table-cell>
          <table:table-cell/>
          <table:table-cell table:style-name="ce39" table:formula="of:=BASE(CELL(&quot;ROW&quot;;[.R104])+1018;16)" office:value-type="string" office:string-value="462">
            <text:p>462</text:p>
          </table:table-cell>
          <table:table-cell/>
          <table:table-cell table:style-name="ce39" table:formula="of:=BASE(CELL(&quot;ROW&quot;;[.T104])+1914;16)" office:value-type="string" office:string-value="7E2">
            <text:p>7E2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105])-6;16)" office:value-type="string" office:string-value="63">
            <text:p>63</text:p>
          </table:table-cell>
          <table:table-cell table:style-name="ce39" table:formula="of:=BASE(CELL(&quot;ROW&quot;;[.B105])-6;16)" office:value-type="string" office:string-value="63">
            <text:p>63</text:p>
          </table:table-cell>
          <table:covered-table-cell/>
          <table:table-cell table:style-name="ce39" table:formula="of:=BASE(CELL(&quot;ROW&quot;;[.D105])+122;16)" office:value-type="string" office:string-value="E3">
            <text:p>E3</text:p>
          </table:table-cell>
          <table:table-cell/>
          <table:table-cell table:style-name="ce39" table:formula="of:=BASE(CELL(&quot;ROW&quot;;[.F105])+250;16)" office:value-type="string" office:string-value="163">
            <text:p>163</text:p>
          </table:table-cell>
          <table:table-cell/>
          <table:table-cell table:style-name="ce39" table:formula="of:=BASE(CELL(&quot;ROW&quot;;[.H105])+378;16)" office:value-type="string" office:string-value="1E3">
            <text:p>1E3</text:p>
          </table:table-cell>
          <table:table-cell/>
          <table:table-cell table:style-name="ce39" table:formula="of:=BASE(CELL(&quot;ROW&quot;;[.J105])+506;16)" office:value-type="string" office:string-value="263">
            <text:p>263</text:p>
          </table:table-cell>
          <table:table-cell/>
          <table:table-cell table:style-name="ce39" table:formula="of:=BASE(CELL(&quot;ROW&quot;;[.L105])+634;16)" office:value-type="string" office:string-value="2E3">
            <text:p>2E3</text:p>
          </table:table-cell>
          <table:table-cell/>
          <table:table-cell table:style-name="ce39" table:formula="of:=BASE(CELL(&quot;ROW&quot;;[.N105])+762;16)" office:value-type="string" office:string-value="363">
            <text:p>363</text:p>
          </table:table-cell>
          <table:table-cell/>
          <table:table-cell table:style-name="ce39" table:formula="of:=BASE(CELL(&quot;ROW&quot;;[.P105])+890;16)" office:value-type="string" office:string-value="3E3">
            <text:p>3E3</text:p>
          </table:table-cell>
          <table:table-cell/>
          <table:table-cell table:style-name="ce39" table:formula="of:=BASE(CELL(&quot;ROW&quot;;[.R105])+1018;16)" office:value-type="string" office:string-value="463">
            <text:p>463</text:p>
          </table:table-cell>
          <table:table-cell/>
          <table:table-cell table:style-name="ce39" table:formula="of:=BASE(CELL(&quot;ROW&quot;;[.T105])+1914;16)" office:value-type="string" office:string-value="7E3">
            <text:p>7E3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106])-6;16)" office:value-type="string" office:string-value="64">
            <text:p>64</text:p>
          </table:table-cell>
          <table:table-cell table:style-name="ce39" table:formula="of:=BASE(CELL(&quot;ROW&quot;;[.B106])-6;16)" office:value-type="string" office:string-value="64">
            <text:p>64</text:p>
          </table:table-cell>
          <table:covered-table-cell/>
          <table:table-cell table:style-name="ce39" table:formula="of:=BASE(CELL(&quot;ROW&quot;;[.D106])+122;16)" office:value-type="string" office:string-value="E4">
            <text:p>E4</text:p>
          </table:table-cell>
          <table:table-cell/>
          <table:table-cell table:style-name="ce39" table:formula="of:=BASE(CELL(&quot;ROW&quot;;[.F106])+250;16)" office:value-type="string" office:string-value="164">
            <text:p>164</text:p>
          </table:table-cell>
          <table:table-cell/>
          <table:table-cell table:style-name="ce39" table:formula="of:=BASE(CELL(&quot;ROW&quot;;[.H106])+378;16)" office:value-type="string" office:string-value="1E4">
            <text:p>1E4</text:p>
          </table:table-cell>
          <table:table-cell/>
          <table:table-cell table:style-name="ce39" table:formula="of:=BASE(CELL(&quot;ROW&quot;;[.J106])+506;16)" office:value-type="string" office:string-value="264">
            <text:p>264</text:p>
          </table:table-cell>
          <table:table-cell/>
          <table:table-cell table:style-name="ce39" table:formula="of:=BASE(CELL(&quot;ROW&quot;;[.L106])+634;16)" office:value-type="string" office:string-value="2E4">
            <text:p>2E4</text:p>
          </table:table-cell>
          <table:table-cell/>
          <table:table-cell table:style-name="ce39" table:formula="of:=BASE(CELL(&quot;ROW&quot;;[.N106])+762;16)" office:value-type="string" office:string-value="364">
            <text:p>364</text:p>
          </table:table-cell>
          <table:table-cell/>
          <table:table-cell table:style-name="ce39" table:formula="of:=BASE(CELL(&quot;ROW&quot;;[.P106])+890;16)" office:value-type="string" office:string-value="3E4">
            <text:p>3E4</text:p>
          </table:table-cell>
          <table:table-cell/>
          <table:table-cell table:style-name="ce39" table:formula="of:=BASE(CELL(&quot;ROW&quot;;[.R106])+1018;16)" office:value-type="string" office:string-value="464">
            <text:p>464</text:p>
          </table:table-cell>
          <table:table-cell/>
          <table:table-cell table:style-name="ce39" table:formula="of:=BASE(CELL(&quot;ROW&quot;;[.T106])+1914;16)" office:value-type="string" office:string-value="7E4">
            <text:p>7E4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107])-6;16)" office:value-type="string" office:string-value="65">
            <text:p>65</text:p>
          </table:table-cell>
          <table:table-cell table:style-name="ce39" table:formula="of:=BASE(CELL(&quot;ROW&quot;;[.B107])-6;16)" office:value-type="string" office:string-value="65">
            <text:p>65</text:p>
          </table:table-cell>
          <table:covered-table-cell/>
          <table:table-cell table:style-name="ce39" table:formula="of:=BASE(CELL(&quot;ROW&quot;;[.D107])+122;16)" office:value-type="string" office:string-value="E5">
            <text:p>E5</text:p>
          </table:table-cell>
          <table:table-cell/>
          <table:table-cell table:style-name="ce39" table:formula="of:=BASE(CELL(&quot;ROW&quot;;[.F107])+250;16)" office:value-type="string" office:string-value="165">
            <text:p>165</text:p>
          </table:table-cell>
          <table:table-cell/>
          <table:table-cell table:style-name="ce39" table:formula="of:=BASE(CELL(&quot;ROW&quot;;[.H107])+378;16)" office:value-type="string" office:string-value="1E5">
            <text:p>1E5</text:p>
          </table:table-cell>
          <table:table-cell/>
          <table:table-cell table:style-name="ce39" table:formula="of:=BASE(CELL(&quot;ROW&quot;;[.J107])+506;16)" office:value-type="string" office:string-value="265">
            <text:p>265</text:p>
          </table:table-cell>
          <table:table-cell/>
          <table:table-cell table:style-name="ce39" table:formula="of:=BASE(CELL(&quot;ROW&quot;;[.L107])+634;16)" office:value-type="string" office:string-value="2E5">
            <text:p>2E5</text:p>
          </table:table-cell>
          <table:table-cell/>
          <table:table-cell table:style-name="ce39" table:formula="of:=BASE(CELL(&quot;ROW&quot;;[.N107])+762;16)" office:value-type="string" office:string-value="365">
            <text:p>365</text:p>
          </table:table-cell>
          <table:table-cell/>
          <table:table-cell table:style-name="ce39" table:formula="of:=BASE(CELL(&quot;ROW&quot;;[.P107])+890;16)" office:value-type="string" office:string-value="3E5">
            <text:p>3E5</text:p>
          </table:table-cell>
          <table:table-cell/>
          <table:table-cell table:style-name="ce39" table:formula="of:=BASE(CELL(&quot;ROW&quot;;[.R107])+1018;16)" office:value-type="string" office:string-value="465">
            <text:p>465</text:p>
          </table:table-cell>
          <table:table-cell/>
          <table:table-cell table:style-name="ce39" table:formula="of:=BASE(CELL(&quot;ROW&quot;;[.T107])+1914;16)" office:value-type="string" office:string-value="7E5">
            <text:p>7E5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108])-6;16)" office:value-type="string" office:string-value="66">
            <text:p>66</text:p>
          </table:table-cell>
          <table:table-cell table:style-name="ce39" table:formula="of:=BASE(CELL(&quot;ROW&quot;;[.B108])-6;16)" office:value-type="string" office:string-value="66">
            <text:p>66</text:p>
          </table:table-cell>
          <table:covered-table-cell/>
          <table:table-cell table:style-name="ce39" table:formula="of:=BASE(CELL(&quot;ROW&quot;;[.D108])+122;16)" office:value-type="string" office:string-value="E6">
            <text:p>E6</text:p>
          </table:table-cell>
          <table:table-cell/>
          <table:table-cell table:style-name="ce39" table:formula="of:=BASE(CELL(&quot;ROW&quot;;[.F108])+250;16)" office:value-type="string" office:string-value="166">
            <text:p>166</text:p>
          </table:table-cell>
          <table:table-cell/>
          <table:table-cell table:style-name="ce39" table:formula="of:=BASE(CELL(&quot;ROW&quot;;[.H108])+378;16)" office:value-type="string" office:string-value="1E6">
            <text:p>1E6</text:p>
          </table:table-cell>
          <table:table-cell/>
          <table:table-cell table:style-name="ce39" table:formula="of:=BASE(CELL(&quot;ROW&quot;;[.J108])+506;16)" office:value-type="string" office:string-value="266">
            <text:p>266</text:p>
          </table:table-cell>
          <table:table-cell/>
          <table:table-cell table:style-name="ce39" table:formula="of:=BASE(CELL(&quot;ROW&quot;;[.L108])+634;16)" office:value-type="string" office:string-value="2E6">
            <text:p>2E6</text:p>
          </table:table-cell>
          <table:table-cell/>
          <table:table-cell table:style-name="ce39" table:formula="of:=BASE(CELL(&quot;ROW&quot;;[.N108])+762;16)" office:value-type="string" office:string-value="366">
            <text:p>366</text:p>
          </table:table-cell>
          <table:table-cell/>
          <table:table-cell table:style-name="ce39" table:formula="of:=BASE(CELL(&quot;ROW&quot;;[.P108])+890;16)" office:value-type="string" office:string-value="3E6">
            <text:p>3E6</text:p>
          </table:table-cell>
          <table:table-cell/>
          <table:table-cell table:style-name="ce39" table:formula="of:=BASE(CELL(&quot;ROW&quot;;[.R108])+1018;16)" office:value-type="string" office:string-value="466">
            <text:p>466</text:p>
          </table:table-cell>
          <table:table-cell/>
          <table:table-cell table:style-name="ce39" table:formula="of:=BASE(CELL(&quot;ROW&quot;;[.T108])+1914;16)" office:value-type="string" office:string-value="7E6">
            <text:p>7E6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109])-6;16)" office:value-type="string" office:string-value="67">
            <text:p>67</text:p>
          </table:table-cell>
          <table:table-cell table:style-name="ce39" table:formula="of:=BASE(CELL(&quot;ROW&quot;;[.B109])-6;16)" office:value-type="string" office:string-value="67">
            <text:p>67</text:p>
          </table:table-cell>
          <table:covered-table-cell/>
          <table:table-cell table:style-name="ce39" table:formula="of:=BASE(CELL(&quot;ROW&quot;;[.D109])+122;16)" office:value-type="string" office:string-value="E7">
            <text:p>E7</text:p>
          </table:table-cell>
          <table:table-cell/>
          <table:table-cell table:style-name="ce39" table:formula="of:=BASE(CELL(&quot;ROW&quot;;[.F109])+250;16)" office:value-type="string" office:string-value="167">
            <text:p>167</text:p>
          </table:table-cell>
          <table:table-cell/>
          <table:table-cell table:style-name="ce39" table:formula="of:=BASE(CELL(&quot;ROW&quot;;[.H109])+378;16)" office:value-type="string" office:string-value="1E7">
            <text:p>1E7</text:p>
          </table:table-cell>
          <table:table-cell/>
          <table:table-cell table:style-name="ce39" table:formula="of:=BASE(CELL(&quot;ROW&quot;;[.J109])+506;16)" office:value-type="string" office:string-value="267">
            <text:p>267</text:p>
          </table:table-cell>
          <table:table-cell/>
          <table:table-cell table:style-name="ce39" table:formula="of:=BASE(CELL(&quot;ROW&quot;;[.L109])+634;16)" office:value-type="string" office:string-value="2E7">
            <text:p>2E7</text:p>
          </table:table-cell>
          <table:table-cell/>
          <table:table-cell table:style-name="ce39" table:formula="of:=BASE(CELL(&quot;ROW&quot;;[.N109])+762;16)" office:value-type="string" office:string-value="367">
            <text:p>367</text:p>
          </table:table-cell>
          <table:table-cell/>
          <table:table-cell table:style-name="ce39" table:formula="of:=BASE(CELL(&quot;ROW&quot;;[.P109])+890;16)" office:value-type="string" office:string-value="3E7">
            <text:p>3E7</text:p>
          </table:table-cell>
          <table:table-cell/>
          <table:table-cell table:style-name="ce39" table:formula="of:=BASE(CELL(&quot;ROW&quot;;[.R109])+1018;16)" office:value-type="string" office:string-value="467">
            <text:p>467</text:p>
          </table:table-cell>
          <table:table-cell/>
          <table:table-cell table:style-name="ce39" table:formula="of:=BASE(CELL(&quot;ROW&quot;;[.T109])+1914;16)" office:value-type="string" office:string-value="7E7">
            <text:p>7E7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110])-6;16)" office:value-type="string" office:string-value="68">
            <text:p>68</text:p>
          </table:table-cell>
          <table:table-cell table:style-name="ce39" table:formula="of:=BASE(CELL(&quot;ROW&quot;;[.B110])-6;16)" office:value-type="string" office:string-value="68">
            <text:p>68</text:p>
          </table:table-cell>
          <table:covered-table-cell/>
          <table:table-cell table:style-name="ce39" table:formula="of:=BASE(CELL(&quot;ROW&quot;;[.D110])+122;16)" office:value-type="string" office:string-value="E8">
            <text:p>E8</text:p>
          </table:table-cell>
          <table:table-cell/>
          <table:table-cell table:style-name="ce39" table:formula="of:=BASE(CELL(&quot;ROW&quot;;[.F110])+250;16)" office:value-type="string" office:string-value="168">
            <text:p>168</text:p>
          </table:table-cell>
          <table:table-cell/>
          <table:table-cell table:style-name="ce39" table:formula="of:=BASE(CELL(&quot;ROW&quot;;[.H110])+378;16)" office:value-type="string" office:string-value="1E8">
            <text:p>1E8</text:p>
          </table:table-cell>
          <table:table-cell/>
          <table:table-cell table:style-name="ce39" table:formula="of:=BASE(CELL(&quot;ROW&quot;;[.J110])+506;16)" office:value-type="string" office:string-value="268">
            <text:p>268</text:p>
          </table:table-cell>
          <table:table-cell/>
          <table:table-cell table:style-name="ce39" table:formula="of:=BASE(CELL(&quot;ROW&quot;;[.L110])+634;16)" office:value-type="string" office:string-value="2E8">
            <text:p>2E8</text:p>
          </table:table-cell>
          <table:table-cell/>
          <table:table-cell table:style-name="ce39" table:formula="of:=BASE(CELL(&quot;ROW&quot;;[.N110])+762;16)" office:value-type="string" office:string-value="368">
            <text:p>368</text:p>
          </table:table-cell>
          <table:table-cell/>
          <table:table-cell table:style-name="ce39" table:formula="of:=BASE(CELL(&quot;ROW&quot;;[.P110])+890;16)" office:value-type="string" office:string-value="3E8">
            <text:p>3E8</text:p>
          </table:table-cell>
          <table:table-cell/>
          <table:table-cell table:style-name="ce39" table:formula="of:=BASE(CELL(&quot;ROW&quot;;[.R110])+1018;16)" office:value-type="string" office:string-value="468">
            <text:p>468</text:p>
          </table:table-cell>
          <table:table-cell/>
          <table:table-cell table:style-name="ce39" table:formula="of:=BASE(CELL(&quot;ROW&quot;;[.T110])+1914;16)" office:value-type="string" office:string-value="7E8">
            <text:p>7E8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111])-6;16)" office:value-type="string" office:string-value="69">
            <text:p>69</text:p>
          </table:table-cell>
          <table:table-cell table:style-name="ce39" table:formula="of:=BASE(CELL(&quot;ROW&quot;;[.B111])-6;16)" office:value-type="string" office:string-value="69">
            <text:p>69</text:p>
          </table:table-cell>
          <table:covered-table-cell/>
          <table:table-cell table:style-name="ce39" table:formula="of:=BASE(CELL(&quot;ROW&quot;;[.D111])+122;16)" office:value-type="string" office:string-value="E9">
            <text:p>E9</text:p>
          </table:table-cell>
          <table:table-cell/>
          <table:table-cell table:style-name="ce39" table:formula="of:=BASE(CELL(&quot;ROW&quot;;[.F111])+250;16)" office:value-type="string" office:string-value="169">
            <text:p>169</text:p>
          </table:table-cell>
          <table:table-cell/>
          <table:table-cell table:style-name="ce39" table:formula="of:=BASE(CELL(&quot;ROW&quot;;[.H111])+378;16)" office:value-type="string" office:string-value="1E9">
            <text:p>1E9</text:p>
          </table:table-cell>
          <table:table-cell/>
          <table:table-cell table:style-name="ce39" table:formula="of:=BASE(CELL(&quot;ROW&quot;;[.J111])+506;16)" office:value-type="string" office:string-value="269">
            <text:p>269</text:p>
          </table:table-cell>
          <table:table-cell/>
          <table:table-cell table:style-name="ce39" table:formula="of:=BASE(CELL(&quot;ROW&quot;;[.L111])+634;16)" office:value-type="string" office:string-value="2E9">
            <text:p>2E9</text:p>
          </table:table-cell>
          <table:table-cell/>
          <table:table-cell table:style-name="ce39" table:formula="of:=BASE(CELL(&quot;ROW&quot;;[.N111])+762;16)" office:value-type="string" office:string-value="369">
            <text:p>369</text:p>
          </table:table-cell>
          <table:table-cell/>
          <table:table-cell table:style-name="ce39" table:formula="of:=BASE(CELL(&quot;ROW&quot;;[.P111])+890;16)" office:value-type="string" office:string-value="3E9">
            <text:p>3E9</text:p>
          </table:table-cell>
          <table:table-cell/>
          <table:table-cell table:style-name="ce39" table:formula="of:=BASE(CELL(&quot;ROW&quot;;[.R111])+1018;16)" office:value-type="string" office:string-value="469">
            <text:p>469</text:p>
          </table:table-cell>
          <table:table-cell/>
          <table:table-cell table:style-name="ce39" table:formula="of:=BASE(CELL(&quot;ROW&quot;;[.T111])+1914;16)" office:value-type="string" office:string-value="7E9">
            <text:p>7E9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112])-6;16)" office:value-type="string" office:string-value="6A">
            <text:p>6A</text:p>
          </table:table-cell>
          <table:table-cell table:style-name="ce39" table:formula="of:=BASE(CELL(&quot;ROW&quot;;[.B112])-6;16)" office:value-type="string" office:string-value="6A">
            <text:p>6A</text:p>
          </table:table-cell>
          <table:covered-table-cell/>
          <table:table-cell table:style-name="ce39" table:formula="of:=BASE(CELL(&quot;ROW&quot;;[.D112])+122;16)" office:value-type="string" office:string-value="EA">
            <text:p>EA</text:p>
          </table:table-cell>
          <table:table-cell/>
          <table:table-cell table:style-name="ce39" table:formula="of:=BASE(CELL(&quot;ROW&quot;;[.F112])+250;16)" office:value-type="string" office:string-value="16A">
            <text:p>16A</text:p>
          </table:table-cell>
          <table:table-cell/>
          <table:table-cell table:style-name="ce39" table:formula="of:=BASE(CELL(&quot;ROW&quot;;[.H112])+378;16)" office:value-type="string" office:string-value="1EA">
            <text:p>1EA</text:p>
          </table:table-cell>
          <table:table-cell/>
          <table:table-cell table:style-name="ce39" table:formula="of:=BASE(CELL(&quot;ROW&quot;;[.J112])+506;16)" office:value-type="string" office:string-value="26A">
            <text:p>26A</text:p>
          </table:table-cell>
          <table:table-cell/>
          <table:table-cell table:style-name="ce39" table:formula="of:=BASE(CELL(&quot;ROW&quot;;[.L112])+634;16)" office:value-type="string" office:string-value="2EA">
            <text:p>2EA</text:p>
          </table:table-cell>
          <table:table-cell/>
          <table:table-cell table:style-name="ce39" table:formula="of:=BASE(CELL(&quot;ROW&quot;;[.N112])+762;16)" office:value-type="string" office:string-value="36A">
            <text:p>36A</text:p>
          </table:table-cell>
          <table:table-cell/>
          <table:table-cell table:style-name="ce39" table:formula="of:=BASE(CELL(&quot;ROW&quot;;[.P112])+890;16)" office:value-type="string" office:string-value="3EA">
            <text:p>3EA</text:p>
          </table:table-cell>
          <table:table-cell/>
          <table:table-cell table:style-name="ce39" table:formula="of:=BASE(CELL(&quot;ROW&quot;;[.R112])+1018;16)" office:value-type="string" office:string-value="46A">
            <text:p>46A</text:p>
          </table:table-cell>
          <table:table-cell/>
          <table:table-cell table:style-name="ce39" table:formula="of:=BASE(CELL(&quot;ROW&quot;;[.T112])+1914;16)" office:value-type="string" office:string-value="7EA">
            <text:p>7EA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113])-6;16)" office:value-type="string" office:string-value="6B">
            <text:p>6B</text:p>
          </table:table-cell>
          <table:table-cell table:style-name="ce39" table:formula="of:=BASE(CELL(&quot;ROW&quot;;[.B113])-6;16)" office:value-type="string" office:string-value="6B">
            <text:p>6B</text:p>
          </table:table-cell>
          <table:covered-table-cell/>
          <table:table-cell table:style-name="ce39" table:formula="of:=BASE(CELL(&quot;ROW&quot;;[.D113])+122;16)" office:value-type="string" office:string-value="EB">
            <text:p>EB</text:p>
          </table:table-cell>
          <table:table-cell/>
          <table:table-cell table:style-name="ce39" table:formula="of:=BASE(CELL(&quot;ROW&quot;;[.F113])+250;16)" office:value-type="string" office:string-value="16B">
            <text:p>16B</text:p>
          </table:table-cell>
          <table:table-cell/>
          <table:table-cell table:style-name="ce39" table:formula="of:=BASE(CELL(&quot;ROW&quot;;[.H113])+378;16)" office:value-type="string" office:string-value="1EB">
            <text:p>1EB</text:p>
          </table:table-cell>
          <table:table-cell/>
          <table:table-cell table:style-name="ce39" table:formula="of:=BASE(CELL(&quot;ROW&quot;;[.J113])+506;16)" office:value-type="string" office:string-value="26B">
            <text:p>26B</text:p>
          </table:table-cell>
          <table:table-cell/>
          <table:table-cell table:style-name="ce39" table:formula="of:=BASE(CELL(&quot;ROW&quot;;[.L113])+634;16)" office:value-type="string" office:string-value="2EB">
            <text:p>2EB</text:p>
          </table:table-cell>
          <table:table-cell/>
          <table:table-cell table:style-name="ce39" table:formula="of:=BASE(CELL(&quot;ROW&quot;;[.N113])+762;16)" office:value-type="string" office:string-value="36B">
            <text:p>36B</text:p>
          </table:table-cell>
          <table:table-cell/>
          <table:table-cell table:style-name="ce39" table:formula="of:=BASE(CELL(&quot;ROW&quot;;[.P113])+890;16)" office:value-type="string" office:string-value="3EB">
            <text:p>3EB</text:p>
          </table:table-cell>
          <table:table-cell/>
          <table:table-cell table:style-name="ce39" table:formula="of:=BASE(CELL(&quot;ROW&quot;;[.R113])+1018;16)" office:value-type="string" office:string-value="46B">
            <text:p>46B</text:p>
          </table:table-cell>
          <table:table-cell/>
          <table:table-cell table:style-name="ce39" table:formula="of:=BASE(CELL(&quot;ROW&quot;;[.T113])+1914;16)" office:value-type="string" office:string-value="7EB">
            <text:p>7EB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114])-6;16)" office:value-type="string" office:string-value="6C">
            <text:p>6C</text:p>
          </table:table-cell>
          <table:table-cell table:style-name="ce39" table:formula="of:=BASE(CELL(&quot;ROW&quot;;[.B114])-6;16)" office:value-type="string" office:string-value="6C">
            <text:p>6C</text:p>
          </table:table-cell>
          <table:covered-table-cell/>
          <table:table-cell table:style-name="ce39" table:formula="of:=BASE(CELL(&quot;ROW&quot;;[.D114])+122;16)" office:value-type="string" office:string-value="EC">
            <text:p>EC</text:p>
          </table:table-cell>
          <table:table-cell/>
          <table:table-cell table:style-name="ce39" table:formula="of:=BASE(CELL(&quot;ROW&quot;;[.F114])+250;16)" office:value-type="string" office:string-value="16C">
            <text:p>16C</text:p>
          </table:table-cell>
          <table:table-cell/>
          <table:table-cell table:style-name="ce39" table:formula="of:=BASE(CELL(&quot;ROW&quot;;[.H114])+378;16)" office:value-type="string" office:string-value="1EC">
            <text:p>1EC</text:p>
          </table:table-cell>
          <table:table-cell/>
          <table:table-cell table:style-name="ce39" table:formula="of:=BASE(CELL(&quot;ROW&quot;;[.J114])+506;16)" office:value-type="string" office:string-value="26C">
            <text:p>26C</text:p>
          </table:table-cell>
          <table:table-cell/>
          <table:table-cell table:style-name="ce39" table:formula="of:=BASE(CELL(&quot;ROW&quot;;[.L114])+634;16)" office:value-type="string" office:string-value="2EC">
            <text:p>2EC</text:p>
          </table:table-cell>
          <table:table-cell/>
          <table:table-cell table:style-name="ce39" table:formula="of:=BASE(CELL(&quot;ROW&quot;;[.N114])+762;16)" office:value-type="string" office:string-value="36C">
            <text:p>36C</text:p>
          </table:table-cell>
          <table:table-cell/>
          <table:table-cell table:style-name="ce39" table:formula="of:=BASE(CELL(&quot;ROW&quot;;[.P114])+890;16)" office:value-type="string" office:string-value="3EC">
            <text:p>3EC</text:p>
          </table:table-cell>
          <table:table-cell/>
          <table:table-cell table:style-name="ce39" table:formula="of:=BASE(CELL(&quot;ROW&quot;;[.R114])+1018;16)" office:value-type="string" office:string-value="46C">
            <text:p>46C</text:p>
          </table:table-cell>
          <table:table-cell/>
          <table:table-cell table:style-name="ce39" table:formula="of:=BASE(CELL(&quot;ROW&quot;;[.T114])+1914;16)" office:value-type="string" office:string-value="7EC">
            <text:p>7EC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115])-6;16)" office:value-type="string" office:string-value="6D">
            <text:p>6D</text:p>
          </table:table-cell>
          <table:table-cell table:style-name="ce39" table:formula="of:=BASE(CELL(&quot;ROW&quot;;[.B115])-6;16)" office:value-type="string" office:string-value="6D">
            <text:p>6D</text:p>
          </table:table-cell>
          <table:covered-table-cell/>
          <table:table-cell table:style-name="ce39" table:formula="of:=BASE(CELL(&quot;ROW&quot;;[.D115])+122;16)" office:value-type="string" office:string-value="ED">
            <text:p>ED</text:p>
          </table:table-cell>
          <table:table-cell/>
          <table:table-cell table:style-name="ce39" table:formula="of:=BASE(CELL(&quot;ROW&quot;;[.F115])+250;16)" office:value-type="string" office:string-value="16D">
            <text:p>16D</text:p>
          </table:table-cell>
          <table:table-cell/>
          <table:table-cell table:style-name="ce39" table:formula="of:=BASE(CELL(&quot;ROW&quot;;[.H115])+378;16)" office:value-type="string" office:string-value="1ED">
            <text:p>1ED</text:p>
          </table:table-cell>
          <table:table-cell/>
          <table:table-cell table:style-name="ce39" table:formula="of:=BASE(CELL(&quot;ROW&quot;;[.J115])+506;16)" office:value-type="string" office:string-value="26D">
            <text:p>26D</text:p>
          </table:table-cell>
          <table:table-cell/>
          <table:table-cell table:style-name="ce39" table:formula="of:=BASE(CELL(&quot;ROW&quot;;[.L115])+634;16)" office:value-type="string" office:string-value="2ED">
            <text:p>2ED</text:p>
          </table:table-cell>
          <table:table-cell/>
          <table:table-cell table:style-name="ce39" table:formula="of:=BASE(CELL(&quot;ROW&quot;;[.N115])+762;16)" office:value-type="string" office:string-value="36D">
            <text:p>36D</text:p>
          </table:table-cell>
          <table:table-cell/>
          <table:table-cell table:style-name="ce39" table:formula="of:=BASE(CELL(&quot;ROW&quot;;[.P115])+890;16)" office:value-type="string" office:string-value="3ED">
            <text:p>3ED</text:p>
          </table:table-cell>
          <table:table-cell/>
          <table:table-cell table:style-name="ce39" table:formula="of:=BASE(CELL(&quot;ROW&quot;;[.R115])+1018;16)" office:value-type="string" office:string-value="46D">
            <text:p>46D</text:p>
          </table:table-cell>
          <table:table-cell/>
          <table:table-cell table:style-name="ce39" table:formula="of:=BASE(CELL(&quot;ROW&quot;;[.T115])+1914;16)" office:value-type="string" office:string-value="7ED">
            <text:p>7ED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116])-6;16)" office:value-type="string" office:string-value="6E">
            <text:p>6E</text:p>
          </table:table-cell>
          <table:table-cell table:style-name="ce39" table:formula="of:=BASE(CELL(&quot;ROW&quot;;[.B116])-6;16)" office:value-type="string" office:string-value="6E">
            <text:p>6E</text:p>
          </table:table-cell>
          <table:covered-table-cell/>
          <table:table-cell table:style-name="ce39" table:formula="of:=BASE(CELL(&quot;ROW&quot;;[.D116])+122;16)" office:value-type="string" office:string-value="EE">
            <text:p>EE</text:p>
          </table:table-cell>
          <table:table-cell/>
          <table:table-cell table:style-name="ce39" table:formula="of:=BASE(CELL(&quot;ROW&quot;;[.F116])+250;16)" office:value-type="string" office:string-value="16E">
            <text:p>16E</text:p>
          </table:table-cell>
          <table:table-cell/>
          <table:table-cell table:style-name="ce39" table:formula="of:=BASE(CELL(&quot;ROW&quot;;[.H116])+378;16)" office:value-type="string" office:string-value="1EE">
            <text:p>1EE</text:p>
          </table:table-cell>
          <table:table-cell/>
          <table:table-cell table:style-name="ce39" table:formula="of:=BASE(CELL(&quot;ROW&quot;;[.J116])+506;16)" office:value-type="string" office:string-value="26E">
            <text:p>26E</text:p>
          </table:table-cell>
          <table:table-cell/>
          <table:table-cell table:style-name="ce39" table:formula="of:=BASE(CELL(&quot;ROW&quot;;[.L116])+634;16)" office:value-type="string" office:string-value="2EE">
            <text:p>2EE</text:p>
          </table:table-cell>
          <table:table-cell/>
          <table:table-cell table:style-name="ce39" table:formula="of:=BASE(CELL(&quot;ROW&quot;;[.N116])+762;16)" office:value-type="string" office:string-value="36E">
            <text:p>36E</text:p>
          </table:table-cell>
          <table:table-cell/>
          <table:table-cell table:style-name="ce39" table:formula="of:=BASE(CELL(&quot;ROW&quot;;[.P116])+890;16)" office:value-type="string" office:string-value="3EE">
            <text:p>3EE</text:p>
          </table:table-cell>
          <table:table-cell/>
          <table:table-cell table:style-name="ce39" table:formula="of:=BASE(CELL(&quot;ROW&quot;;[.R116])+1018;16)" office:value-type="string" office:string-value="46E">
            <text:p>46E</text:p>
          </table:table-cell>
          <table:table-cell/>
          <table:table-cell table:style-name="ce39" table:formula="of:=BASE(CELL(&quot;ROW&quot;;[.T116])+1914;16)" office:value-type="string" office:string-value="7EE">
            <text:p>7EE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117])-6;16)" office:value-type="string" office:string-value="6F">
            <text:p>6F</text:p>
          </table:table-cell>
          <table:table-cell table:style-name="ce39" table:formula="of:=BASE(CELL(&quot;ROW&quot;;[.B117])-6;16)" office:value-type="string" office:string-value="6F">
            <text:p>6F</text:p>
          </table:table-cell>
          <table:covered-table-cell/>
          <table:table-cell table:style-name="ce39" table:formula="of:=BASE(CELL(&quot;ROW&quot;;[.D117])+122;16)" office:value-type="string" office:string-value="EF">
            <text:p>EF</text:p>
          </table:table-cell>
          <table:table-cell/>
          <table:table-cell table:style-name="ce39" table:formula="of:=BASE(CELL(&quot;ROW&quot;;[.F117])+250;16)" office:value-type="string" office:string-value="16F">
            <text:p>16F</text:p>
          </table:table-cell>
          <table:table-cell/>
          <table:table-cell table:style-name="ce39" table:formula="of:=BASE(CELL(&quot;ROW&quot;;[.H117])+378;16)" office:value-type="string" office:string-value="1EF">
            <text:p>1EF</text:p>
          </table:table-cell>
          <table:table-cell/>
          <table:table-cell table:style-name="ce39" table:formula="of:=BASE(CELL(&quot;ROW&quot;;[.J117])+506;16)" office:value-type="string" office:string-value="26F">
            <text:p>26F</text:p>
          </table:table-cell>
          <table:table-cell/>
          <table:table-cell table:style-name="ce39" table:formula="of:=BASE(CELL(&quot;ROW&quot;;[.L117])+634;16)" office:value-type="string" office:string-value="2EF">
            <text:p>2EF</text:p>
          </table:table-cell>
          <table:table-cell/>
          <table:table-cell table:style-name="ce39" table:formula="of:=BASE(CELL(&quot;ROW&quot;;[.N117])+762;16)" office:value-type="string" office:string-value="36F">
            <text:p>36F</text:p>
          </table:table-cell>
          <table:table-cell/>
          <table:table-cell table:style-name="ce39" table:formula="of:=BASE(CELL(&quot;ROW&quot;;[.P117])+890;16)" office:value-type="string" office:string-value="3EF">
            <text:p>3EF</text:p>
          </table:table-cell>
          <table:table-cell/>
          <table:table-cell table:style-name="ce39" table:formula="of:=BASE(CELL(&quot;ROW&quot;;[.R117])+1018;16)" office:value-type="string" office:string-value="46F">
            <text:p>46F</text:p>
          </table:table-cell>
          <table:table-cell/>
          <table:table-cell table:style-name="ce39" table:formula="of:=BASE(CELL(&quot;ROW&quot;;[.T117])+1914;16)" office:value-type="string" office:string-value="7EF">
            <text:p>7EF</text:p>
          </table:table-cell>
          <table:table-cell table:style-name="ce46" office:value-type="string">
            <text:p>-</text:p>
          </table:table-cell>
        </table:table-row>
        <table:table-row table:style-name="ro2">
          <table:table-cell table:style-name="ce36" table:formula="of:=BASE(CELL(&quot;ROW&quot;;[.A118])-6;16)" office:value-type="string" office:string-value="70">
            <text:p>70</text:p>
          </table:table-cell>
          <table:table-cell table:style-name="ce39" table:formula="of:=BASE(CELL(&quot;ROW&quot;;[.B118])-6;16)" office:value-type="string" office:string-value="70">
            <text:p>70</text:p>
          </table:table-cell>
          <table:table-cell table:style-name="ce48" office:value-type="string" table:number-columns-spanned="7" table:number-rows-spanned="1">
            <text:p>INBOUND_STATUS</text:p>
          </table:table-cell>
          <table:covered-table-cell table:number-columns-repeated="6"/>
          <table:table-cell table:style-name="ce39" table:formula="of:=BASE(CELL(&quot;ROW&quot;;[.J118])-6;16)" office:value-type="string" office:string-value="70">
            <text:p>70</text:p>
          </table:table-cell>
          <table:table-cell table:style-name="ce48" office:value-type="string" table:number-columns-spanned="7" table:number-rows-spanned="1">
            <text:p><text:s/></text:p>
          </table:table-cell>
          <table:covered-table-cell table:number-columns-repeated="6"/>
          <table:table-cell table:style-name="ce39" table:formula="of:=BASE(CELL(&quot;ROW&quot;;[.R118])-6;16)" office:value-type="string" office:string-value="70">
            <text:p>70</text:p>
          </table:table-cell>
          <table:table-cell table:number-columns-repeated="3"/>
        </table:table-row>
        <table:table-row table:style-name="ro2">
          <table:table-cell table:style-name="ce36" table:formula="of:=BASE(CELL(&quot;ROW&quot;;[.A119])-6;16)" office:value-type="string" office:string-value="71">
            <text:p>71</text:p>
          </table:table-cell>
          <table:table-cell table:style-name="ce39" table:formula="of:=BASE(CELL(&quot;ROW&quot;;[.B119])-6;16)" office:value-type="string" office:string-value="71">
            <text:p>71</text:p>
          </table:table-cell>
          <table:table-cell table:style-name="ce48" office:value-type="string" table:number-columns-spanned="7" table:number-rows-spanned="1">
            <text:p>INBOUND_D0</text:p>
          </table:table-cell>
          <table:covered-table-cell table:number-columns-repeated="6"/>
          <table:table-cell table:style-name="ce39" table:formula="of:=BASE(CELL(&quot;ROW&quot;;[.J119])-6;16)" office:value-type="string" office:string-value="71">
            <text:p>71</text:p>
          </table:table-cell>
          <table:table-cell table:style-name="ce48" office:value-type="string" table:number-columns-spanned="7" table:number-rows-spanned="1">
            <text:p><text:s/></text:p>
          </table:table-cell>
          <table:covered-table-cell table:number-columns-repeated="6"/>
          <table:table-cell table:style-name="ce39" table:formula="of:=BASE(CELL(&quot;ROW&quot;;[.R119])-6;16)" office:value-type="string" office:string-value="71">
            <text:p>71</text:p>
          </table:table-cell>
          <table:table-cell table:number-columns-repeated="3"/>
        </table:table-row>
        <table:table-row table:style-name="ro2">
          <table:table-cell table:style-name="ce36" table:formula="of:=BASE(CELL(&quot;ROW&quot;;[.A120])-6;16)" office:value-type="string" office:string-value="72">
            <text:p>72</text:p>
          </table:table-cell>
          <table:table-cell table:style-name="ce39" table:formula="of:=BASE(CELL(&quot;ROW&quot;;[.B120])-6;16)" office:value-type="string" office:string-value="72">
            <text:p>72</text:p>
          </table:table-cell>
          <table:table-cell table:style-name="ce48" office:value-type="string" table:number-columns-spanned="7" table:number-rows-spanned="1">
            <text:p>BYTE_COUNT</text:p>
          </table:table-cell>
          <table:covered-table-cell table:number-columns-repeated="6"/>
          <table:table-cell table:style-name="ce39" table:formula="of:=BASE(CELL(&quot;ROW&quot;;[.J120])-6;16)" office:value-type="string" office:string-value="72">
            <text:p>72</text:p>
          </table:table-cell>
          <table:table-cell table:style-name="ce48" office:value-type="string" table:number-columns-spanned="7" table:number-rows-spanned="1">
            <text:p><text:s/></text:p>
          </table:table-cell>
          <table:covered-table-cell table:number-columns-repeated="6"/>
          <table:table-cell table:style-name="ce39" table:formula="of:=BASE(CELL(&quot;ROW&quot;;[.R120])-6;16)" office:value-type="string" office:string-value="72">
            <text:p>72</text:p>
          </table:table-cell>
          <table:table-cell table:number-columns-repeated="3"/>
        </table:table-row>
        <table:table-row table:style-name="ro2">
          <table:table-cell table:style-name="ce36" table:formula="of:=BASE(CELL(&quot;ROW&quot;;[.A121])-6;16)" office:value-type="string" office:string-value="73">
            <text:p>73</text:p>
          </table:table-cell>
          <table:table-cell table:style-name="ce39" table:formula="of:=BASE(CELL(&quot;ROW&quot;;[.B121])-6;16)" office:value-type="string" office:string-value="73">
            <text:p>73</text:p>
          </table:table-cell>
          <table:table-cell table:style-name="ce48" office:value-type="string" table:number-columns-spanned="7" table:number-rows-spanned="1">
            <text:p>GHOSTD</text:p>
          </table:table-cell>
          <table:covered-table-cell table:number-columns-repeated="6"/>
          <table:table-cell table:style-name="ce39" table:formula="of:=BASE(CELL(&quot;ROW&quot;;[.J121])-6;16)" office:value-type="string" office:string-value="73">
            <text:p>73</text:p>
          </table:table-cell>
          <table:table-cell table:style-name="ce48" office:value-type="string" table:number-columns-spanned="7" table:number-rows-spanned="1">
            <text:p><text:s/></text:p>
          </table:table-cell>
          <table:covered-table-cell table:number-columns-repeated="6"/>
          <table:table-cell table:style-name="ce39" table:formula="of:=BASE(CELL(&quot;ROW&quot;;[.R121])-6;16)" office:value-type="string" office:string-value="73">
            <text:p>73</text:p>
          </table:table-cell>
          <table:table-cell table:number-columns-repeated="3"/>
        </table:table-row>
        <table:table-row table:style-name="ro2">
          <table:table-cell table:style-name="ce36" table:formula="of:=BASE(CELL(&quot;ROW&quot;;[.A122])-6;16)" office:value-type="string" office:string-value="74">
            <text:p>74</text:p>
          </table:table-cell>
          <table:table-cell table:style-name="ce39" table:formula="of:=BASE(CELL(&quot;ROW&quot;;[.B122])-6;16)" office:value-type="string" office:string-value="74">
            <text:p>74</text:p>
          </table:table-cell>
          <table:table-cell table:style-name="ce48" office:value-type="string" table:number-columns-spanned="7" table:number-rows-spanned="1">
            <text:p>GHOSTE</text:p>
          </table:table-cell>
          <table:covered-table-cell table:number-columns-repeated="6"/>
          <table:table-cell table:style-name="ce39" table:formula="of:=BASE(CELL(&quot;ROW&quot;;[.J122])-6;16)" office:value-type="string" office:string-value="74">
            <text:p>74</text:p>
          </table:table-cell>
          <table:table-cell table:style-name="ce48" office:value-type="string" table:number-columns-spanned="7" table:number-rows-spanned="1">
            <text:p>TEMP</text:p>
          </table:table-cell>
          <table:covered-table-cell table:number-columns-repeated="6"/>
          <table:table-cell table:style-name="ce39" table:formula="of:=BASE(CELL(&quot;ROW&quot;;[.R122])-6;16)" office:value-type="string" office:string-value="74">
            <text:p>74</text:p>
          </table:table-cell>
          <table:table-cell table:number-columns-repeated="3"/>
        </table:table-row>
        <table:table-row table:style-name="ro2">
          <table:table-cell table:style-name="ce36" table:formula="of:=BASE(CELL(&quot;ROW&quot;;[.A123])-6;16)" office:value-type="string" office:string-value="75">
            <text:p>75</text:p>
          </table:table-cell>
          <table:table-cell table:style-name="ce39" table:formula="of:=BASE(CELL(&quot;ROW&quot;;[.B123])-6;16)" office:value-type="string" office:string-value="75">
            <text:p>75</text:p>
          </table:table-cell>
          <table:table-cell table:style-name="ce48" office:value-type="string" table:number-columns-spanned="7" table:number-rows-spanned="1">
            <text:p>TEMP</text:p>
          </table:table-cell>
          <table:covered-table-cell table:number-columns-repeated="6"/>
          <table:table-cell table:style-name="ce39" table:formula="of:=BASE(CELL(&quot;ROW&quot;;[.J123])-6;16)" office:value-type="string" office:string-value="75">
            <text:p>75</text:p>
          </table:table-cell>
          <table:table-cell table:style-name="ce48" office:value-type="string" table:number-columns-spanned="7" table:number-rows-spanned="1">
            <text:p>TEMP_2</text:p>
          </table:table-cell>
          <table:covered-table-cell table:number-columns-repeated="6"/>
          <table:table-cell table:style-name="ce39" table:formula="of:=BASE(CELL(&quot;ROW&quot;;[.R123])-6;16)" office:value-type="string" office:string-value="75">
            <text:p>75</text:p>
          </table:table-cell>
          <table:table-cell table:number-columns-repeated="3"/>
        </table:table-row>
        <table:table-row table:style-name="ro2">
          <table:table-cell table:style-name="ce36" table:formula="of:=BASE(CELL(&quot;ROW&quot;;[.A124])-6;16)" office:value-type="string" office:string-value="76">
            <text:p>76</text:p>
          </table:table-cell>
          <table:table-cell table:style-name="ce39" table:formula="of:=BASE(CELL(&quot;ROW&quot;;[.B124])-6;16)" office:value-type="string" office:string-value="76">
            <text:p>76</text:p>
          </table:table-cell>
          <table:table-cell table:style-name="ce48" office:value-type="string" table:number-columns-spanned="7" table:number-rows-spanned="1">
            <text:p>TEMP_2</text:p>
          </table:table-cell>
          <table:covered-table-cell table:number-columns-repeated="6"/>
          <table:table-cell table:style-name="ce39" table:formula="of:=BASE(CELL(&quot;ROW&quot;;[.J124])-6;16)" office:value-type="string" office:string-value="76">
            <text:p>76</text:p>
          </table:table-cell>
          <table:table-cell table:style-name="ce48" office:value-type="string" table:number-columns-spanned="7" table:number-rows-spanned="1">
            <text:p>TEMP_3</text:p>
          </table:table-cell>
          <table:covered-table-cell table:number-columns-repeated="6"/>
          <table:table-cell table:style-name="ce39" table:formula="of:=BASE(CELL(&quot;ROW&quot;;[.R124])-6;16)" office:value-type="string" office:string-value="76">
            <text:p>76</text:p>
          </table:table-cell>
          <table:table-cell table:number-columns-repeated="3"/>
        </table:table-row>
        <table:table-row table:style-name="ro2">
          <table:table-cell table:style-name="ce36" table:formula="of:=BASE(CELL(&quot;ROW&quot;;[.A125])-6;16)" office:value-type="string" office:string-value="77">
            <text:p>77</text:p>
          </table:table-cell>
          <table:table-cell table:style-name="ce39" table:formula="of:=BASE(CELL(&quot;ROW&quot;;[.B125])-6;16)" office:value-type="string" office:string-value="77">
            <text:p>77</text:p>
          </table:table-cell>
          <table:table-cell table:style-name="ce48" office:value-type="string" table:number-columns-spanned="7" table:number-rows-spanned="1">
            <text:p>TEMP_3</text:p>
          </table:table-cell>
          <table:covered-table-cell table:number-columns-repeated="6"/>
          <table:table-cell table:style-name="ce39" table:formula="of:=BASE(CELL(&quot;ROW&quot;;[.J125])-6;16)" office:value-type="string" office:string-value="77">
            <text:p>77</text:p>
          </table:table-cell>
          <table:table-cell table:style-name="ce48" office:value-type="string" table:number-columns-spanned="7" table:number-rows-spanned="1">
            <text:p>TEMP_4</text:p>
          </table:table-cell>
          <table:covered-table-cell table:number-columns-repeated="6"/>
          <table:table-cell table:style-name="ce39" table:formula="of:=BASE(CELL(&quot;ROW&quot;;[.R125])-6;16)" office:value-type="string" office:string-value="77">
            <text:p>77</text:p>
          </table:table-cell>
          <table:table-cell table:number-columns-repeated="3"/>
        </table:table-row>
        <table:table-row table:style-name="ro2">
          <table:table-cell table:style-name="ce36" table:formula="of:=BASE(CELL(&quot;ROW&quot;;[.A126])-6;16)" office:value-type="string" office:string-value="78">
            <text:p>78</text:p>
          </table:table-cell>
          <table:table-cell table:style-name="ce39" table:formula="of:=BASE(CELL(&quot;ROW&quot;;[.B126])-6;16)" office:value-type="string" office:string-value="78">
            <text:p>78</text:p>
          </table:table-cell>
          <table:table-cell table:style-name="ce48" office:value-type="string" table:number-columns-spanned="7" table:number-rows-spanned="1">
            <text:p>TEMP_4</text:p>
          </table:table-cell>
          <table:covered-table-cell table:number-columns-repeated="6"/>
          <table:table-cell table:style-name="ce39" table:formula="of:=BASE(CELL(&quot;ROW&quot;;[.J126])-6;16)" office:value-type="string" office:string-value="78">
            <text:p>78</text:p>
          </table:table-cell>
          <table:table-cell table:style-name="ce48" office:value-type="string" table:number-columns-spanned="7" table:number-rows-spanned="1">
            <text:p>TEMP_5</text:p>
          </table:table-cell>
          <table:covered-table-cell table:number-columns-repeated="6"/>
          <table:table-cell table:style-name="ce39" table:formula="of:=BASE(CELL(&quot;ROW&quot;;[.R126])-6;16)" office:value-type="string" office:string-value="78">
            <text:p>78</text:p>
          </table:table-cell>
          <table:table-cell table:number-columns-repeated="3"/>
        </table:table-row>
        <table:table-row table:style-name="ro2">
          <table:table-cell table:style-name="ce36" table:formula="of:=BASE(CELL(&quot;ROW&quot;;[.A127])-6;16)" office:value-type="string" office:string-value="79">
            <text:p>79</text:p>
          </table:table-cell>
          <table:table-cell table:style-name="ce39" table:formula="of:=BASE(CELL(&quot;ROW&quot;;[.B127])-6;16)" office:value-type="string" office:string-value="79">
            <text:p>79</text:p>
          </table:table-cell>
          <table:table-cell table:style-name="ce48" office:value-type="string" table:number-columns-spanned="7" table:number-rows-spanned="1">
            <text:p>TEMP_5</text:p>
          </table:table-cell>
          <table:covered-table-cell table:number-columns-repeated="6"/>
          <table:table-cell table:style-name="ce39" table:formula="of:=BASE(CELL(&quot;ROW&quot;;[.J127])-6;16)" office:value-type="string" office:string-value="79">
            <text:p>79</text:p>
          </table:table-cell>
          <table:table-cell table:style-name="ce48" office:value-type="string" table:number-columns-spanned="7" table:number-rows-spanned="1">
            <text:p>TEMP_6</text:p>
          </table:table-cell>
          <table:covered-table-cell table:number-columns-repeated="6"/>
          <table:table-cell table:style-name="ce39" table:formula="of:=BASE(CELL(&quot;ROW&quot;;[.R127])-6;16)" office:value-type="string" office:string-value="79">
            <text:p>79</text:p>
          </table:table-cell>
          <table:table-cell table:number-columns-repeated="3"/>
        </table:table-row>
        <table:table-row table:style-name="ro2">
          <table:table-cell table:style-name="ce36" table:formula="of:=BASE(CELL(&quot;ROW&quot;;[.A128])-6;16)" office:value-type="string" office:string-value="7A">
            <text:p>7A</text:p>
          </table:table-cell>
          <table:table-cell table:style-name="ce39" table:formula="of:=BASE(CELL(&quot;ROW&quot;;[.B128])-6;16)" office:value-type="string" office:string-value="7A">
            <text:p>7A</text:p>
          </table:table-cell>
          <table:table-cell table:style-name="ce48" office:value-type="string" table:number-columns-spanned="7" table:number-rows-spanned="1">
            <text:p>TEMP_6</text:p>
          </table:table-cell>
          <table:covered-table-cell table:number-columns-repeated="6"/>
          <table:table-cell table:style-name="ce39" table:formula="of:=BASE(CELL(&quot;ROW&quot;;[.J128])-6;16)" office:value-type="string" office:string-value="7A">
            <text:p>7A</text:p>
          </table:table-cell>
          <table:table-cell table:style-name="ce48" office:value-type="string" table:number-columns-spanned="7" table:number-rows-spanned="1">
            <text:p>COUNTER_H</text:p>
          </table:table-cell>
          <table:covered-table-cell table:number-columns-repeated="6"/>
          <table:table-cell table:style-name="ce39" table:formula="of:=BASE(CELL(&quot;ROW&quot;;[.R128])-6;16)" office:value-type="string" office:string-value="7A">
            <text:p>7A</text:p>
          </table:table-cell>
          <table:table-cell table:number-columns-repeated="3"/>
        </table:table-row>
        <table:table-row table:style-name="ro2">
          <table:table-cell table:style-name="ce36" table:formula="of:=BASE(CELL(&quot;ROW&quot;;[.A129])-6;16)" office:value-type="string" office:string-value="7B">
            <text:p>7B</text:p>
          </table:table-cell>
          <table:table-cell table:style-name="ce39" table:formula="of:=BASE(CELL(&quot;ROW&quot;;[.B129])-6;16)" office:value-type="string" office:string-value="7B">
            <text:p>7B</text:p>
          </table:table-cell>
          <table:table-cell table:style-name="ce48" office:value-type="string" table:number-columns-spanned="7" table:number-rows-spanned="1">
            <text:p>TEMP_7</text:p>
          </table:table-cell>
          <table:covered-table-cell table:number-columns-repeated="6"/>
          <table:table-cell table:style-name="ce39" table:formula="of:=BASE(CELL(&quot;ROW&quot;;[.J129])-6;16)" office:value-type="string" office:string-value="7B">
            <text:p>7B</text:p>
          </table:table-cell>
          <table:table-cell table:style-name="ce48" office:value-type="string" table:number-columns-spanned="7" table:number-rows-spanned="1">
            <text:p>COUNTER_L</text:p>
          </table:table-cell>
          <table:covered-table-cell table:number-columns-repeated="6"/>
          <table:table-cell table:style-name="ce39" table:formula="of:=BASE(CELL(&quot;ROW&quot;;[.R129])-6;16)" office:value-type="string" office:string-value="7B">
            <text:p>7B</text:p>
          </table:table-cell>
          <table:table-cell table:number-columns-repeated="3"/>
        </table:table-row>
        <table:table-row table:style-name="ro2">
          <table:table-cell table:style-name="ce36" table:formula="of:=BASE(CELL(&quot;ROW&quot;;[.A130])-6;16)" office:value-type="string" office:string-value="7C">
            <text:p>7C</text:p>
          </table:table-cell>
          <table:table-cell table:style-name="ce39" table:formula="of:=BASE(CELL(&quot;ROW&quot;;[.B130])-6;16)" office:value-type="string" office:string-value="7C">
            <text:p>7C</text:p>
          </table:table-cell>
          <table:table-cell table:style-name="ce48" office:value-type="string" table:number-columns-spanned="7" table:number-rows-spanned="1">
            <text:p>MESSAGE_TYPE</text:p>
          </table:table-cell>
          <table:covered-table-cell table:number-columns-repeated="6"/>
          <table:table-cell table:style-name="ce39" table:formula="of:=BASE(CELL(&quot;ROW&quot;;[.J130])-6;16)" office:value-type="string" office:string-value="7C">
            <text:p>7C</text:p>
          </table:table-cell>
          <table:table-cell table:style-name="ce48" office:value-type="string" table:number-columns-spanned="7" table:number-rows-spanned="1">
            <text:p>BITMASK</text:p>
          </table:table-cell>
          <table:covered-table-cell table:number-columns-repeated="6"/>
          <table:table-cell table:style-name="ce39" table:formula="of:=BASE(CELL(&quot;ROW&quot;;[.R130])-6;16)" office:value-type="string" office:string-value="7C">
            <text:p>7C</text:p>
          </table:table-cell>
          <table:table-cell table:number-columns-repeated="3"/>
        </table:table-row>
        <table:table-row table:style-name="ro2">
          <table:table-cell table:style-name="ce36" table:formula="of:=BASE(CELL(&quot;ROW&quot;;[.A131])-6;16)" office:value-type="string" office:string-value="7D">
            <text:p>7D</text:p>
          </table:table-cell>
          <table:table-cell table:style-name="ce39" table:formula="of:=BASE(CELL(&quot;ROW&quot;;[.B131])-6;16)" office:value-type="string" office:string-value="7D">
            <text:p>7D</text:p>
          </table:table-cell>
          <table:table-cell table:style-name="ce48" office:value-type="string" table:number-columns-spanned="7" table:number-rows-spanned="1">
            <text:p>NOTE_OFF_STATUS</text:p>
          </table:table-cell>
          <table:covered-table-cell table:number-columns-repeated="6"/>
          <table:table-cell table:style-name="ce39" table:formula="of:=BASE(CELL(&quot;ROW&quot;;[.J131])-6;16)" office:value-type="string" office:string-value="7D">
            <text:p>7D</text:p>
          </table:table-cell>
          <table:table-cell table:style-name="ce48" office:value-type="string" table:number-columns-spanned="7" table:number-rows-spanned="1">
            <text:p>W_STORAGE</text:p>
          </table:table-cell>
          <table:covered-table-cell table:number-columns-repeated="6"/>
          <table:table-cell table:style-name="ce39" table:formula="of:=BASE(CELL(&quot;ROW&quot;;[.R131])-6;16)" office:value-type="string" office:string-value="7D">
            <text:p>7D</text:p>
          </table:table-cell>
          <table:table-cell table:number-columns-repeated="3"/>
        </table:table-row>
        <table:table-row table:style-name="ro2">
          <table:table-cell table:style-name="ce36" table:formula="of:=BASE(CELL(&quot;ROW&quot;;[.A132])-6;16)" office:value-type="string" office:string-value="7E">
            <text:p>7E</text:p>
          </table:table-cell>
          <table:table-cell table:style-name="ce39" table:formula="of:=BASE(CELL(&quot;ROW&quot;;[.B132])-6;16)" office:value-type="string" office:string-value="7E">
            <text:p>7E</text:p>
          </table:table-cell>
          <table:table-cell table:style-name="ce48" office:value-type="string" table:number-columns-spanned="7" table:number-rows-spanned="1">
            <text:p>TEMP_ISR</text:p>
          </table:table-cell>
          <table:covered-table-cell table:number-columns-repeated="6"/>
          <table:table-cell table:style-name="ce39" table:formula="of:=BASE(CELL(&quot;ROW&quot;;[.J132])-6;16)" office:value-type="string" office:string-value="7E">
            <text:p>7E</text:p>
          </table:table-cell>
          <table:table-cell table:style-name="ce48" office:value-type="string" table:number-columns-spanned="7" table:number-rows-spanned="1">
            <text:p>STATUS_STORAGE</text:p>
          </table:table-cell>
          <table:covered-table-cell table:number-columns-repeated="6"/>
          <table:table-cell table:style-name="ce39" table:formula="of:=BASE(CELL(&quot;ROW&quot;;[.R132])-6;16)" office:value-type="string" office:string-value="7E">
            <text:p>7E</text:p>
          </table:table-cell>
          <table:table-cell table:number-columns-repeated="3"/>
        </table:table-row>
        <table:table-row table:style-name="ro2">
          <table:table-cell table:style-name="ce36" table:formula="of:=BASE(CELL(&quot;ROW&quot;;[.A133])-6;16)" office:value-type="string" office:string-value="7F">
            <text:p>7F</text:p>
          </table:table-cell>
          <table:table-cell table:style-name="ce39" table:formula="of:=BASE(CELL(&quot;ROW&quot;;[.B133])-6;16)" office:value-type="string" office:string-value="7F">
            <text:p>7F</text:p>
          </table:table-cell>
          <table:table-cell table:style-name="ce48" office:value-type="string" table:number-columns-spanned="7" table:number-rows-spanned="1">
            <text:p>STATE_FLAGS</text:p>
          </table:table-cell>
          <table:covered-table-cell table:number-columns-repeated="6"/>
          <table:table-cell table:style-name="ce39" table:formula="of:=BASE(CELL(&quot;ROW&quot;;[.J133])-6;16)" office:value-type="string" office:string-value="7F">
            <text:p>7F</text:p>
          </table:table-cell>
          <table:table-cell table:style-name="ce48" office:value-type="string" table:number-columns-spanned="7" table:number-rows-spanned="1">
            <text:p>FSR_STORAGE</text:p>
          </table:table-cell>
          <table:covered-table-cell table:number-columns-repeated="6"/>
          <table:table-cell table:style-name="ce39" table:formula="of:=BASE(CELL(&quot;ROW&quot;;[.R133])-6;16)" office:value-type="string" office:string-value="7F">
            <text:p>7F</text:p>
          </table:table-cell>
          <table:table-cell table:number-columns-repeated="3"/>
        </table:table-row>
        <table:table-row table:style-name="ro2" table:number-rows-repeated="7">
          <table:table-cell table:style-name="ce37"/>
          <table:table-cell table:number-columns-repeated="20"/>
        </table:table-row>
        <table:table-row table:style-name="ro2">
          <table:table-cell table:style-name="ce37"/>
          <table:table-cell table:style-name="ce41" office:value-type="string">
            <text:p>Bit</text:p>
          </table:table-cell>
          <table:table-cell table:style-name="ce49" office:value-type="string">
            <text:p>STATE_FLAGS</text:p>
          </table:table-cell>
          <table:table-cell table:style-name="ce49" office:value-type="string">
            <text:p>Bit</text:p>
          </table:table-cell>
          <table:table-cell table:style-name="ce49" office:value-type="string">
            <text:p>LEARN_STATE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style-name="ce37"/>
          <table:table-cell table:style-name="ce42" office:value-type="float" office:value="0">
            <text:p>0</text:p>
          </table:table-cell>
          <table:table-cell office:value-type="string">
            <text:p>firmware update / program mode</text:p>
          </table:table-cell>
          <table:table-cell table:style-name="ce42" office:value-type="float" office:value="0">
            <text:p>0</text:p>
          </table:table-cell>
          <table:table-cell office:value-type="string">
            <text:p>First Note / Channel Set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style-name="ce37"/>
          <table:table-cell table:style-name="ce42" office:value-type="float" office:value="1">
            <text:p>1</text:p>
          </table:table-cell>
          <table:table-cell office:value-type="string">
            <text:p>byte count</text:p>
          </table:table-cell>
          <table:table-cell table:style-name="ce4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1"/>
        </table:table-row>
        <table:table-row table:style-name="ro2">
          <table:table-cell table:style-name="ce37"/>
          <table:table-cell table:style-name="ce42" office:value-type="float" office:value="2">
            <text:p>2</text:p>
          </table:table-cell>
          <table:table-cell office:value-type="string">
            <text:p>learn mode?</text:p>
          </table:table-cell>
          <table:table-cell table:style-name="ce42" office:value-type="float" office:value="2">
            <text:p>2</text:p>
          </table:table-cell>
          <table:table-cell table:number-columns-repeated="5"/>
          <table:table-cell table:style-name="Default"/>
          <table:table-cell table:number-columns-repeated="11"/>
        </table:table-row>
        <table:table-row table:style-name="ro2">
          <table:table-cell table:style-name="ce37"/>
          <table:table-cell table:style-name="ce42" office:value-type="float" office:value="3">
            <text:p>3</text:p>
          </table:table-cell>
          <table:table-cell office:value-type="string">
            <text:p>Learn – note received</text:p>
          </table:table-cell>
          <table:table-cell table:style-name="ce42" office:value-type="float" office:value="3">
            <text:p>3</text:p>
          </table:table-cell>
          <table:table-cell table:number-columns-repeated="5"/>
          <table:table-cell table:style-name="Default"/>
          <table:table-cell table:number-columns-repeated="11"/>
        </table:table-row>
        <table:table-row table:style-name="ro2">
          <table:table-cell table:style-name="ce37"/>
          <table:table-cell table:style-name="ce42" office:value-type="float" office:value="4">
            <text:p>4</text:p>
          </table:table-cell>
          <table:table-cell office:value-type="string">
            <text:p>Rx (0) / Tx (1) mode</text:p>
          </table:table-cell>
          <table:table-cell table:style-name="ce42" office:value-type="float" office:value="4">
            <text:p>4</text:p>
          </table:table-cell>
          <table:table-cell table:number-columns-repeated="5"/>
          <table:table-cell table:style-name="Default"/>
          <table:table-cell table:number-columns-repeated="11"/>
        </table:table-row>
        <table:table-row table:style-name="ro2">
          <table:table-cell table:style-name="ce37"/>
          <table:table-cell table:style-name="ce42" office:value-type="float" office:value="5">
            <text:p>5</text:p>
          </table:table-cell>
          <table:table-cell/>
          <table:table-cell table:style-name="ce42" office:value-type="float" office:value="5">
            <text:p>5</text:p>
          </table:table-cell>
          <table:table-cell table:number-columns-repeated="5"/>
          <table:table-cell table:style-name="Default"/>
          <table:table-cell table:number-columns-repeated="11"/>
        </table:table-row>
        <table:table-row table:style-name="ro2">
          <table:table-cell table:style-name="ce37"/>
          <table:table-cell table:style-name="ce42" office:value-type="float" office:value="6">
            <text:p>6</text:p>
          </table:table-cell>
          <table:table-cell/>
          <table:table-cell table:style-name="ce42" office:value-type="float" office:value="6">
            <text:p>6</text:p>
          </table:table-cell>
          <table:table-cell table:number-columns-repeated="5"/>
          <table:table-cell table:style-name="Default"/>
          <table:table-cell table:number-columns-repeated="11"/>
        </table:table-row>
        <table:table-row table:style-name="ro2">
          <table:table-cell table:style-name="ce37"/>
          <table:table-cell table:style-name="ce42" office:value-type="float" office:value="7">
            <text:p>7</text:p>
          </table:table-cell>
          <table:table-cell/>
          <table:table-cell table:style-name="ce42" office:value-type="float" office:value="7">
            <text:p>7</text:p>
          </table:table-cell>
          <table:table-cell table:number-columns-repeated="5"/>
          <table:table-cell table:style-name="Default"/>
          <table:table-cell table:number-columns-repeated="11"/>
        </table:table-row>
        <table:table-row table:style-name="ro2">
          <table:table-cell table:style-name="ce37"/>
          <table:table-cell table:number-columns-repeated="8"/>
          <table:table-cell table:style-name="Default"/>
          <table:table-cell table:number-columns-repeated="11"/>
        </table:table-row>
        <table:table-row table:style-name="ro2" table:number-rows-repeated="7">
          <table:table-cell table:style-name="ce37"/>
          <table:table-cell table:number-columns-repeated="20"/>
        </table:table-row>
        <table:table-row table:style-name="ro2" table:number-rows-repeated="65378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LinearRAM" table:style-name="ta1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7"/>
        <table:table-column table:style-name="co11" table:number-columns-repeated="3" table:default-cell-style-name="Default"/>
        <table:table-column table:style-name="co2" table:default-cell-style-name="Default"/>
        <table:table-row table:style-name="ro2">
          <table:table-cell/>
          <table:table-cell table:style-name="Default"/>
          <table:table-cell table:number-columns-repeated="4"/>
        </table:table-row>
        <table:table-row table:style-name="ro5">
          <table:table-cell/>
          <table:table-cell table:style-name="ce50" office:value-type="string">
            <text:p>Indirect Address</text:p>
          </table:table-cell>
          <table:table-cell table:style-name="ce50" office:value-type="string">
            <text:p>Data (MIDI IN)</text:p>
          </table:table-cell>
          <table:table-cell table:style-name="ce50" office:value-type="string">
            <text:p>Data (MIDI OUT)</text:p>
          </table:table-cell>
          <table:table-cell table:style-name="ce50" office:value-type="string">
            <text:p>Learn</text:p>
          </table:table-cell>
          <table:table-cell/>
        </table:table-row>
        <table:table-row table:style-name="ro6">
          <table:table-cell office:value-type="float" office:value="0">
            <text:p>0</text:p>
          </table:table-cell>
          <table:table-cell table:formula="of:=BASE([.A3]+8192;16; 4)" office:value-type="string" office:string-value="2000">
            <text:p>2000</text:p>
          </table:table-cell>
          <table:table-cell table:number-columns-repeated="3" table:style-name="ce47" office:value-type="string">
            <text:p>Variables</text:p>
          </table:table-cell>
          <table:table-cell/>
        </table:table-row>
        <table:table-row table:style-name="ro7">
          <table:table-cell table:formula="of:=[.A3]+128" office:value-type="float" office:value="128">
            <text:p>128</text:p>
          </table:table-cell>
          <table:table-cell table:formula="of:=BASE([.A4]+8192;16; 4)" office:value-type="string" office:string-value="2080">
            <text:p>2080</text:p>
          </table:table-cell>
          <table:table-cell table:number-columns-repeated="2"/>
          <table:table-cell table:style-name="ce47" office:value-type="string">
            <text:p>Select 1-12 x Data 1-8 Notes</text:p>
          </table:table-cell>
          <table:table-cell table:style-name="ce47" office:value-type="string">
            <text:p>TX Map</text:p>
          </table:table-cell>
        </table:table-row>
        <table:table-row table:style-name="ro6">
          <table:table-cell table:formula="of:=[.A4]+128" office:value-type="float" office:value="256">
            <text:p>256</text:p>
          </table:table-cell>
          <table:table-cell table:formula="of:=BASE([.A5]+8192;16; 4)" office:value-type="string" office:string-value="2100">
            <text:p>2100</text:p>
          </table:table-cell>
          <table:table-cell/>
          <table:table-cell table:style-name="ce47" office:value-type="string">
            <text:p>Key Bits</text:p>
          </table:table-cell>
          <table:table-cell table:style-name="ce47" office:value-type="string">
            <text:p>Notes 0-127 Select (Low)</text:p>
          </table:table-cell>
          <table:table-cell table:style-name="ce47" office:value-type="string" table:number-columns-spanned="1" table:number-rows-spanned="6">
            <text:p>RX Map</text:p>
          </table:table-cell>
        </table:table-row>
        <table:table-row table:style-name="ro2">
          <table:table-cell table:formula="of:=[.A5]+128" office:value-type="float" office:value="384">
            <text:p>384</text:p>
          </table:table-cell>
          <table:table-cell table:formula="of:=BASE([.A6]+8192;16; 4)" office:value-type="string" office:string-value="2180">
            <text:p>2180</text:p>
          </table:table-cell>
          <table:table-cell table:number-columns-repeated="3"/>
          <table:covered-table-cell/>
        </table:table-row>
        <table:table-row table:style-name="ro7">
          <table:table-cell table:formula="of:=[.A6]+128" office:value-type="float" office:value="512">
            <text:p>512</text:p>
          </table:table-cell>
          <table:table-cell table:formula="of:=BASE([.A7]+8192;16; 4)" office:value-type="string" office:string-value="2200">
            <text:p>2200</text:p>
          </table:table-cell>
          <table:table-cell table:style-name="ce47" office:value-type="string" table:number-columns-spanned="1" table:number-rows-spanned="4">
            <text:p>Key States</text:p>
          </table:table-cell>
          <table:table-cell/>
          <table:table-cell table:style-name="ce47" office:value-type="string">
            <text:p>Notes 0-127 Select (High)</text:p>
          </table:table-cell>
          <table:covered-table-cell/>
        </table:table-row>
        <table:table-row table:style-name="ro2">
          <table:table-cell table:formula="of:=[.A7]+128" office:value-type="float" office:value="640">
            <text:p>640</text:p>
          </table:table-cell>
          <table:table-cell table:formula="of:=BASE([.A8]+8192;16; 4)" office:value-type="string" office:string-value="2280">
            <text:p>2280</text:p>
          </table:table-cell>
          <table:covered-table-cell/>
          <table:table-cell table:number-columns-repeated="2"/>
          <table:covered-table-cell/>
        </table:table-row>
        <table:table-row table:style-name="ro6">
          <table:table-cell table:formula="of:=[.A8]+128" office:value-type="float" office:value="768">
            <text:p>768</text:p>
          </table:table-cell>
          <table:table-cell table:formula="of:=BASE([.A9]+8192;16; 4)" office:value-type="string" office:string-value="2300">
            <text:p>2300</text:p>
          </table:table-cell>
          <table:covered-table-cell/>
          <table:table-cell/>
          <table:table-cell table:style-name="ce47" office:value-type="string">
            <text:p>Notes 0-127 Data</text:p>
          </table:table-cell>
          <table:covered-table-cell/>
        </table:table-row>
        <table:table-row table:style-name="ro2">
          <table:table-cell table:formula="of:=[.A9]+128" office:value-type="float" office:value="896">
            <text:p>896</text:p>
          </table:table-cell>
          <table:table-cell table:formula="of:=BASE([.A10]+8192;16; 4)" office:value-type="string" office:string-value="2380">
            <text:p>2380</text:p>
          </table:table-cell>
          <table:covered-table-cell/>
          <table:table-cell table:number-columns-repeated="2"/>
          <table:covered-table-cell/>
        </table:table-row>
        <table:table-row table:style-name="ro2">
          <table:table-cell table:formula="of:=[.A10]+128" office:value-type="float" office:value="1024">
            <text:p>1024</text:p>
          </table:table-cell>
          <table:table-cell table:formula="of:=BASE([.A11]+8192;16; 4)" office:value-type="string" office:string-value="2400">
            <text:p>2400</text:p>
          </table:table-cell>
          <table:table-cell table:number-columns-repeated="4"/>
        </table:table-row>
      </table:table>
      <table:table table:name="DataROM" table:style-name="ta1" table:print="false">
        <office:forms form:automatic-focus="false" form:apply-design-mode="false"/>
        <table:table-column table:style-name="co2" table:default-cell-style-name="ce36"/>
        <table:table-column table:style-name="co12" table:default-cell-style-name="Default"/>
        <table:table-row table:style-name="ro2" table:number-rows-repeated="4">
          <table:table-cell table:style-name="Default"/>
          <table:table-cell/>
        </table:table-row>
        <table:table-row table:style-name="ro4">
          <table:table-cell table:style-name="ce44" office:value-type="string" table:number-columns-spanned="2" table:number-rows-spanned="1">
            <text:p>DATA EEPROM</text:p>
          </table:table-cell>
          <table:covered-table-cell table:style-name="ce51"/>
        </table:table-row>
        <table:table-row table:style-name="ro2">
          <table:table-cell table:formula="of:=BASE(CELL(&quot;ROW&quot;;[.A6])-6;16)" office:value-type="string" office:string-value="0">
            <text:p>0</text:p>
          </table:table-cell>
          <table:table-cell office:value-type="string">
            <text:p>Version</text:p>
          </table:table-cell>
        </table:table-row>
        <table:table-row table:style-name="ro2">
          <table:table-cell table:formula="of:=BASE(CELL(&quot;ROW&quot;;[.A7])-6;16)" office:value-type="string" office:string-value="1">
            <text:p>1</text:p>
          </table:table-cell>
          <table:table-cell office:value-type="string">
            <text:p>Checksum – High</text:p>
          </table:table-cell>
        </table:table-row>
        <table:table-row table:style-name="ro2">
          <table:table-cell table:formula="of:=BASE(CELL(&quot;ROW&quot;;[.A8])-6;16)" office:value-type="string" office:string-value="2">
            <text:p>2</text:p>
          </table:table-cell>
          <table:table-cell office:value-type="string">
            <text:p>Checksum – Low</text:p>
          </table:table-cell>
        </table:table-row>
        <table:table-row table:style-name="ro2">
          <table:table-cell table:formula="of:=BASE(CELL(&quot;ROW&quot;;[.A9])-6;16)" office:value-type="string" office:string-value="3">
            <text:p>3</text:p>
          </table:table-cell>
          <table:table-cell office:value-type="string">
            <text:p>MIDI Channel</text:p>
          </table:table-cell>
        </table:table-row>
        <table:table-row table:style-name="ro2">
          <table:table-cell table:formula="of:=BASE(CELL(&quot;ROW&quot;;[.A10])-6;16)" office:value-type="string" office:string-value="4">
            <text:p>4</text:p>
          </table:table-cell>
          <table:table-cell office:value-type="string">
            <text:p>First Note</text:p>
          </table:table-cell>
        </table:table-row>
        <table:table-row table:style-name="ro2">
          <table:table-cell table:formula="of:=BASE(CELL(&quot;ROW&quot;;[.A11])-6;16)" office:value-type="string" office:string-value="5">
            <text:p>5</text:p>
          </table:table-cell>
          <table:table-cell office:value-type="string">
            <text:p>Note Count</text:p>
          </table:table-cell>
        </table:table-row>
        <table:table-row table:style-name="ro2">
          <table:table-cell table:formula="of:=BASE(CELL(&quot;ROW&quot;;[.A12])-6;16)" office:value-type="string" office:string-value="6">
            <text:p>6</text:p>
          </table:table-cell>
          <table:table-cell office:value-type="string">
            <text:p>Setup Count</text:p>
          </table:table-cell>
        </table:table-row>
        <table:table-row table:style-name="ro2">
          <table:table-cell table:formula="of:=BASE(CELL(&quot;ROW&quot;;[.A13])-6;16)" office:value-type="string" office:string-value="7">
            <text:p>7</text:p>
          </table:table-cell>
          <table:table-cell/>
        </table:table-row>
        <table:table-row table:style-name="ro2">
          <table:table-cell table:formula="of:=BASE(CELL(&quot;ROW&quot;;[.A14])-6;16)" office:value-type="string" office:string-value="8">
            <text:p>8</text:p>
          </table:table-cell>
          <table:table-cell/>
        </table:table-row>
        <table:table-row table:style-name="ro2">
          <table:table-cell table:formula="of:=BASE(CELL(&quot;ROW&quot;;[.A15])-6;16)" office:value-type="string" office:string-value="9">
            <text:p>9</text:p>
          </table:table-cell>
          <table:table-cell/>
        </table:table-row>
        <table:table-row table:style-name="ro2">
          <table:table-cell table:formula="of:=BASE(CELL(&quot;ROW&quot;;[.A16])-6;16)" office:value-type="string" office:string-value="A">
            <text:p>A</text:p>
          </table:table-cell>
          <table:table-cell/>
        </table:table-row>
        <table:table-row table:style-name="ro2">
          <table:table-cell table:formula="of:=BASE(CELL(&quot;ROW&quot;;[.A17])-6;16)" office:value-type="string" office:string-value="B">
            <text:p>B</text:p>
          </table:table-cell>
          <table:table-cell/>
        </table:table-row>
        <table:table-row table:style-name="ro2">
          <table:table-cell table:formula="of:=BASE(CELL(&quot;ROW&quot;;[.A18])-6;16)" office:value-type="string" office:string-value="C">
            <text:p>C</text:p>
          </table:table-cell>
          <table:table-cell/>
        </table:table-row>
        <table:table-row table:style-name="ro2">
          <table:table-cell table:formula="of:=BASE(CELL(&quot;ROW&quot;;[.A19])-6;16)" office:value-type="string" office:string-value="D">
            <text:p>D</text:p>
          </table:table-cell>
          <table:table-cell/>
        </table:table-row>
        <table:table-row table:style-name="ro2">
          <table:table-cell table:formula="of:=BASE(CELL(&quot;ROW&quot;;[.A20])-6;16)" office:value-type="string" office:string-value="E">
            <text:p>E</text:p>
          </table:table-cell>
          <table:table-cell/>
        </table:table-row>
        <table:table-row table:style-name="ro2">
          <table:table-cell table:formula="of:=BASE(CELL(&quot;ROW&quot;;[.A21])-6;16)" office:value-type="string" office:string-value="F">
            <text:p>F</text:p>
          </table:table-cell>
          <table:table-cell/>
        </table:table-row>
        <table:table-row table:style-name="ro2">
          <table:table-cell table:formula="of:=BASE(CELL(&quot;ROW&quot;;[.A22])-6;16)" office:value-type="string" office:string-value="10">
            <text:p>10</text:p>
          </table:table-cell>
          <table:table-cell/>
        </table:table-row>
        <table:table-row table:style-name="ro2">
          <table:table-cell table:formula="of:=BASE(CELL(&quot;ROW&quot;;[.A23])-6;16)" office:value-type="string" office:string-value="11">
            <text:p>11</text:p>
          </table:table-cell>
          <table:table-cell/>
        </table:table-row>
        <table:table-row table:style-name="ro2">
          <table:table-cell table:formula="of:=BASE(CELL(&quot;ROW&quot;;[.A24])-6;16)" office:value-type="string" office:string-value="12">
            <text:p>12</text:p>
          </table:table-cell>
          <table:table-cell/>
        </table:table-row>
        <table:table-row table:style-name="ro2">
          <table:table-cell table:formula="of:=BASE(CELL(&quot;ROW&quot;;[.A25])-6;16)" office:value-type="string" office:string-value="13">
            <text:p>13</text:p>
          </table:table-cell>
          <table:table-cell/>
        </table:table-row>
        <table:table-row table:style-name="ro2">
          <table:table-cell table:formula="of:=BASE(CELL(&quot;ROW&quot;;[.A26])-6;16)" office:value-type="string" office:string-value="14">
            <text:p>14</text:p>
          </table:table-cell>
          <table:table-cell/>
        </table:table-row>
        <table:table-row table:style-name="ro2">
          <table:table-cell table:formula="of:=BASE(CELL(&quot;ROW&quot;;[.A27])-6;16)" office:value-type="string" office:string-value="15">
            <text:p>15</text:p>
          </table:table-cell>
          <table:table-cell/>
        </table:table-row>
        <table:table-row table:style-name="ro2">
          <table:table-cell table:formula="of:=BASE(CELL(&quot;ROW&quot;;[.A28])-6;16)" office:value-type="string" office:string-value="16">
            <text:p>16</text:p>
          </table:table-cell>
          <table:table-cell/>
        </table:table-row>
        <table:table-row table:style-name="ro2">
          <table:table-cell table:formula="of:=BASE(CELL(&quot;ROW&quot;;[.A29])-6;16)" office:value-type="string" office:string-value="17">
            <text:p>17</text:p>
          </table:table-cell>
          <table:table-cell/>
        </table:table-row>
        <table:table-row table:style-name="ro2">
          <table:table-cell table:formula="of:=BASE(CELL(&quot;ROW&quot;;[.A30])-6;16)" office:value-type="string" office:string-value="18">
            <text:p>18</text:p>
          </table:table-cell>
          <table:table-cell/>
        </table:table-row>
        <table:table-row table:style-name="ro2">
          <table:table-cell table:formula="of:=BASE(CELL(&quot;ROW&quot;;[.A31])-6;16)" office:value-type="string" office:string-value="19">
            <text:p>19</text:p>
          </table:table-cell>
          <table:table-cell/>
        </table:table-row>
        <table:table-row table:style-name="ro2">
          <table:table-cell table:formula="of:=BASE(CELL(&quot;ROW&quot;;[.A32])-6;16)" office:value-type="string" office:string-value="1A">
            <text:p>1A</text:p>
          </table:table-cell>
          <table:table-cell/>
        </table:table-row>
        <table:table-row table:style-name="ro2">
          <table:table-cell table:formula="of:=BASE(CELL(&quot;ROW&quot;;[.A33])-6;16)" office:value-type="string" office:string-value="1B">
            <text:p>1B</text:p>
          </table:table-cell>
          <table:table-cell/>
        </table:table-row>
        <table:table-row table:style-name="ro2">
          <table:table-cell table:formula="of:=BASE(CELL(&quot;ROW&quot;;[.A34])-6;16)" office:value-type="string" office:string-value="1C">
            <text:p>1C</text:p>
          </table:table-cell>
          <table:table-cell/>
        </table:table-row>
        <table:table-row table:style-name="ro2">
          <table:table-cell table:formula="of:=BASE(CELL(&quot;ROW&quot;;[.A35])-6;16)" office:value-type="string" office:string-value="1D">
            <text:p>1D</text:p>
          </table:table-cell>
          <table:table-cell/>
        </table:table-row>
        <table:table-row table:style-name="ro2">
          <table:table-cell table:formula="of:=BASE(CELL(&quot;ROW&quot;;[.A36])-6;16)" office:value-type="string" office:string-value="1E">
            <text:p>1E</text:p>
          </table:table-cell>
          <table:table-cell/>
        </table:table-row>
        <table:table-row table:style-name="ro2">
          <table:table-cell table:formula="of:=BASE(CELL(&quot;ROW&quot;;[.A37])-6;16)" office:value-type="string" office:string-value="1F">
            <text:p>1F</text:p>
          </table:table-cell>
          <table:table-cell/>
        </table:table-row>
        <table:table-row table:style-name="ro2">
          <table:table-cell table:formula="of:=BASE(CELL(&quot;ROW&quot;;[.A38])-6;16)" office:value-type="string" office:string-value="20">
            <text:p>20</text:p>
          </table:table-cell>
          <table:table-cell/>
        </table:table-row>
        <table:table-row table:style-name="ro2">
          <table:table-cell table:formula="of:=BASE(CELL(&quot;ROW&quot;;[.A39])-6;16)" office:value-type="string" office:string-value="21">
            <text:p>21</text:p>
          </table:table-cell>
          <table:table-cell/>
        </table:table-row>
        <table:table-row table:style-name="ro2">
          <table:table-cell table:formula="of:=BASE(CELL(&quot;ROW&quot;;[.A40])-6;16)" office:value-type="string" office:string-value="22">
            <text:p>22</text:p>
          </table:table-cell>
          <table:table-cell/>
        </table:table-row>
        <table:table-row table:style-name="ro2">
          <table:table-cell table:formula="of:=BASE(CELL(&quot;ROW&quot;;[.A41])-6;16)" office:value-type="string" office:string-value="23">
            <text:p>23</text:p>
          </table:table-cell>
          <table:table-cell/>
        </table:table-row>
        <table:table-row table:style-name="ro2">
          <table:table-cell table:formula="of:=BASE(CELL(&quot;ROW&quot;;[.A42])-6;16)" office:value-type="string" office:string-value="24">
            <text:p>24</text:p>
          </table:table-cell>
          <table:table-cell/>
        </table:table-row>
        <table:table-row table:style-name="ro2">
          <table:table-cell table:formula="of:=BASE(CELL(&quot;ROW&quot;;[.A43])-6;16)" office:value-type="string" office:string-value="25">
            <text:p>25</text:p>
          </table:table-cell>
          <table:table-cell/>
        </table:table-row>
        <table:table-row table:style-name="ro2">
          <table:table-cell table:formula="of:=BASE(CELL(&quot;ROW&quot;;[.A44])-6;16)" office:value-type="string" office:string-value="26">
            <text:p>26</text:p>
          </table:table-cell>
          <table:table-cell/>
        </table:table-row>
        <table:table-row table:style-name="ro2">
          <table:table-cell table:formula="of:=BASE(CELL(&quot;ROW&quot;;[.A45])-6;16)" office:value-type="string" office:string-value="27">
            <text:p>27</text:p>
          </table:table-cell>
          <table:table-cell/>
        </table:table-row>
        <table:table-row table:style-name="ro2">
          <table:table-cell table:formula="of:=BASE(CELL(&quot;ROW&quot;;[.A46])-6;16)" office:value-type="string" office:string-value="28">
            <text:p>28</text:p>
          </table:table-cell>
          <table:table-cell/>
        </table:table-row>
        <table:table-row table:style-name="ro2">
          <table:table-cell table:formula="of:=BASE(CELL(&quot;ROW&quot;;[.A47])-6;16)" office:value-type="string" office:string-value="29">
            <text:p>29</text:p>
          </table:table-cell>
          <table:table-cell/>
        </table:table-row>
        <table:table-row table:style-name="ro2">
          <table:table-cell table:formula="of:=BASE(CELL(&quot;ROW&quot;;[.A48])-6;16)" office:value-type="string" office:string-value="2A">
            <text:p>2A</text:p>
          </table:table-cell>
          <table:table-cell/>
        </table:table-row>
        <table:table-row table:style-name="ro2">
          <table:table-cell table:formula="of:=BASE(CELL(&quot;ROW&quot;;[.A49])-6;16)" office:value-type="string" office:string-value="2B">
            <text:p>2B</text:p>
          </table:table-cell>
          <table:table-cell/>
        </table:table-row>
        <table:table-row table:style-name="ro2">
          <table:table-cell table:formula="of:=BASE(CELL(&quot;ROW&quot;;[.A50])-6;16)" office:value-type="string" office:string-value="2C">
            <text:p>2C</text:p>
          </table:table-cell>
          <table:table-cell/>
        </table:table-row>
        <table:table-row table:style-name="ro2">
          <table:table-cell table:formula="of:=BASE(CELL(&quot;ROW&quot;;[.A51])-6;16)" office:value-type="string" office:string-value="2D">
            <text:p>2D</text:p>
          </table:table-cell>
          <table:table-cell/>
        </table:table-row>
        <table:table-row table:style-name="ro2">
          <table:table-cell table:formula="of:=BASE(CELL(&quot;ROW&quot;;[.A52])-6;16)" office:value-type="string" office:string-value="2E">
            <text:p>2E</text:p>
          </table:table-cell>
          <table:table-cell/>
        </table:table-row>
        <table:table-row table:style-name="ro2">
          <table:table-cell table:formula="of:=BASE(CELL(&quot;ROW&quot;;[.A53])-6;16)" office:value-type="string" office:string-value="2F">
            <text:p>2F</text:p>
          </table:table-cell>
          <table:table-cell/>
        </table:table-row>
        <table:table-row table:style-name="ro2">
          <table:table-cell table:formula="of:=BASE(CELL(&quot;ROW&quot;;[.A54])-6;16)" office:value-type="string" office:string-value="30">
            <text:p>30</text:p>
          </table:table-cell>
          <table:table-cell/>
        </table:table-row>
        <table:table-row table:style-name="ro2">
          <table:table-cell table:formula="of:=BASE(CELL(&quot;ROW&quot;;[.A55])-6;16)" office:value-type="string" office:string-value="31">
            <text:p>31</text:p>
          </table:table-cell>
          <table:table-cell/>
        </table:table-row>
        <table:table-row table:style-name="ro2">
          <table:table-cell table:formula="of:=BASE(CELL(&quot;ROW&quot;;[.A56])-6;16)" office:value-type="string" office:string-value="32">
            <text:p>32</text:p>
          </table:table-cell>
          <table:table-cell/>
        </table:table-row>
        <table:table-row table:style-name="ro2">
          <table:table-cell table:formula="of:=BASE(CELL(&quot;ROW&quot;;[.A57])-6;16)" office:value-type="string" office:string-value="33">
            <text:p>33</text:p>
          </table:table-cell>
          <table:table-cell/>
        </table:table-row>
        <table:table-row table:style-name="ro2">
          <table:table-cell table:formula="of:=BASE(CELL(&quot;ROW&quot;;[.A58])-6;16)" office:value-type="string" office:string-value="34">
            <text:p>34</text:p>
          </table:table-cell>
          <table:table-cell/>
        </table:table-row>
        <table:table-row table:style-name="ro2">
          <table:table-cell table:formula="of:=BASE(CELL(&quot;ROW&quot;;[.A59])-6;16)" office:value-type="string" office:string-value="35">
            <text:p>35</text:p>
          </table:table-cell>
          <table:table-cell/>
        </table:table-row>
        <table:table-row table:style-name="ro2">
          <table:table-cell table:formula="of:=BASE(CELL(&quot;ROW&quot;;[.A60])-6;16)" office:value-type="string" office:string-value="36">
            <text:p>36</text:p>
          </table:table-cell>
          <table:table-cell/>
        </table:table-row>
        <table:table-row table:style-name="ro2">
          <table:table-cell table:formula="of:=BASE(CELL(&quot;ROW&quot;;[.A61])-6;16)" office:value-type="string" office:string-value="37">
            <text:p>37</text:p>
          </table:table-cell>
          <table:table-cell/>
        </table:table-row>
        <table:table-row table:style-name="ro2">
          <table:table-cell table:formula="of:=BASE(CELL(&quot;ROW&quot;;[.A62])-6;16)" office:value-type="string" office:string-value="38">
            <text:p>38</text:p>
          </table:table-cell>
          <table:table-cell/>
        </table:table-row>
        <table:table-row table:style-name="ro2">
          <table:table-cell table:formula="of:=BASE(CELL(&quot;ROW&quot;;[.A63])-6;16)" office:value-type="string" office:string-value="39">
            <text:p>39</text:p>
          </table:table-cell>
          <table:table-cell/>
        </table:table-row>
        <table:table-row table:style-name="ro2">
          <table:table-cell table:formula="of:=BASE(CELL(&quot;ROW&quot;;[.A64])-6;16)" office:value-type="string" office:string-value="3A">
            <text:p>3A</text:p>
          </table:table-cell>
          <table:table-cell/>
        </table:table-row>
        <table:table-row table:style-name="ro2">
          <table:table-cell table:formula="of:=BASE(CELL(&quot;ROW&quot;;[.A65])-6;16)" office:value-type="string" office:string-value="3B">
            <text:p>3B</text:p>
          </table:table-cell>
          <table:table-cell/>
        </table:table-row>
        <table:table-row table:style-name="ro2">
          <table:table-cell table:formula="of:=BASE(CELL(&quot;ROW&quot;;[.A66])-6;16)" office:value-type="string" office:string-value="3C">
            <text:p>3C</text:p>
          </table:table-cell>
          <table:table-cell/>
        </table:table-row>
        <table:table-row table:style-name="ro2">
          <table:table-cell table:formula="of:=BASE(CELL(&quot;ROW&quot;;[.A67])-6;16)" office:value-type="string" office:string-value="3D">
            <text:p>3D</text:p>
          </table:table-cell>
          <table:table-cell/>
        </table:table-row>
        <table:table-row table:style-name="ro2">
          <table:table-cell table:formula="of:=BASE(CELL(&quot;ROW&quot;;[.A68])-6;16)" office:value-type="string" office:string-value="3E">
            <text:p>3E</text:p>
          </table:table-cell>
          <table:table-cell/>
        </table:table-row>
        <table:table-row table:style-name="ro2">
          <table:table-cell table:formula="of:=BASE(CELL(&quot;ROW&quot;;[.A69])-6;16)" office:value-type="string" office:string-value="3F">
            <text:p>3F</text:p>
          </table:table-cell>
          <table:table-cell/>
        </table:table-row>
        <table:table-row table:style-name="ro2">
          <table:table-cell table:formula="of:=BASE(CELL(&quot;ROW&quot;;[.A70])-6;16)" office:value-type="string" office:string-value="40">
            <text:p>40</text:p>
          </table:table-cell>
          <table:table-cell/>
        </table:table-row>
        <table:table-row table:style-name="ro2">
          <table:table-cell table:formula="of:=BASE(CELL(&quot;ROW&quot;;[.A71])-6;16)" office:value-type="string" office:string-value="41">
            <text:p>41</text:p>
          </table:table-cell>
          <table:table-cell/>
        </table:table-row>
        <table:table-row table:style-name="ro2">
          <table:table-cell table:formula="of:=BASE(CELL(&quot;ROW&quot;;[.A72])-6;16)" office:value-type="string" office:string-value="42">
            <text:p>42</text:p>
          </table:table-cell>
          <table:table-cell/>
        </table:table-row>
        <table:table-row table:style-name="ro2">
          <table:table-cell table:formula="of:=BASE(CELL(&quot;ROW&quot;;[.A73])-6;16)" office:value-type="string" office:string-value="43">
            <text:p>43</text:p>
          </table:table-cell>
          <table:table-cell/>
        </table:table-row>
        <table:table-row table:style-name="ro2">
          <table:table-cell table:formula="of:=BASE(CELL(&quot;ROW&quot;;[.A74])-6;16)" office:value-type="string" office:string-value="44">
            <text:p>44</text:p>
          </table:table-cell>
          <table:table-cell/>
        </table:table-row>
        <table:table-row table:style-name="ro2">
          <table:table-cell table:formula="of:=BASE(CELL(&quot;ROW&quot;;[.A75])-6;16)" office:value-type="string" office:string-value="45">
            <text:p>45</text:p>
          </table:table-cell>
          <table:table-cell/>
        </table:table-row>
        <table:table-row table:style-name="ro2">
          <table:table-cell table:formula="of:=BASE(CELL(&quot;ROW&quot;;[.A76])-6;16)" office:value-type="string" office:string-value="46">
            <text:p>46</text:p>
          </table:table-cell>
          <table:table-cell/>
        </table:table-row>
        <table:table-row table:style-name="ro2">
          <table:table-cell table:formula="of:=BASE(CELL(&quot;ROW&quot;;[.A77])-6;16)" office:value-type="string" office:string-value="47">
            <text:p>47</text:p>
          </table:table-cell>
          <table:table-cell/>
        </table:table-row>
        <table:table-row table:style-name="ro2">
          <table:table-cell table:formula="of:=BASE(CELL(&quot;ROW&quot;;[.A78])-6;16)" office:value-type="string" office:string-value="48">
            <text:p>48</text:p>
          </table:table-cell>
          <table:table-cell/>
        </table:table-row>
        <table:table-row table:style-name="ro2">
          <table:table-cell table:formula="of:=BASE(CELL(&quot;ROW&quot;;[.A79])-6;16)" office:value-type="string" office:string-value="49">
            <text:p>49</text:p>
          </table:table-cell>
          <table:table-cell/>
        </table:table-row>
        <table:table-row table:style-name="ro2">
          <table:table-cell table:formula="of:=BASE(CELL(&quot;ROW&quot;;[.A80])-6;16)" office:value-type="string" office:string-value="4A">
            <text:p>4A</text:p>
          </table:table-cell>
          <table:table-cell/>
        </table:table-row>
        <table:table-row table:style-name="ro2">
          <table:table-cell table:formula="of:=BASE(CELL(&quot;ROW&quot;;[.A81])-6;16)" office:value-type="string" office:string-value="4B">
            <text:p>4B</text:p>
          </table:table-cell>
          <table:table-cell/>
        </table:table-row>
        <table:table-row table:style-name="ro2">
          <table:table-cell table:formula="of:=BASE(CELL(&quot;ROW&quot;;[.A82])-6;16)" office:value-type="string" office:string-value="4C">
            <text:p>4C</text:p>
          </table:table-cell>
          <table:table-cell/>
        </table:table-row>
        <table:table-row table:style-name="ro2">
          <table:table-cell table:formula="of:=BASE(CELL(&quot;ROW&quot;;[.A83])-6;16)" office:value-type="string" office:string-value="4D">
            <text:p>4D</text:p>
          </table:table-cell>
          <table:table-cell/>
        </table:table-row>
        <table:table-row table:style-name="ro2">
          <table:table-cell table:formula="of:=BASE(CELL(&quot;ROW&quot;;[.A84])-6;16)" office:value-type="string" office:string-value="4E">
            <text:p>4E</text:p>
          </table:table-cell>
          <table:table-cell/>
        </table:table-row>
        <table:table-row table:style-name="ro2">
          <table:table-cell table:formula="of:=BASE(CELL(&quot;ROW&quot;;[.A85])-6;16)" office:value-type="string" office:string-value="4F">
            <text:p>4F</text:p>
          </table:table-cell>
          <table:table-cell/>
        </table:table-row>
        <table:table-row table:style-name="ro2">
          <table:table-cell table:formula="of:=BASE(CELL(&quot;ROW&quot;;[.A86])-6;16)" office:value-type="string" office:string-value="50">
            <text:p>50</text:p>
          </table:table-cell>
          <table:table-cell/>
        </table:table-row>
        <table:table-row table:style-name="ro2">
          <table:table-cell table:formula="of:=BASE(CELL(&quot;ROW&quot;;[.A87])-6;16)" office:value-type="string" office:string-value="51">
            <text:p>51</text:p>
          </table:table-cell>
          <table:table-cell/>
        </table:table-row>
        <table:table-row table:style-name="ro2">
          <table:table-cell table:formula="of:=BASE(CELL(&quot;ROW&quot;;[.A88])-6;16)" office:value-type="string" office:string-value="52">
            <text:p>52</text:p>
          </table:table-cell>
          <table:table-cell/>
        </table:table-row>
        <table:table-row table:style-name="ro2">
          <table:table-cell table:formula="of:=BASE(CELL(&quot;ROW&quot;;[.A89])-6;16)" office:value-type="string" office:string-value="53">
            <text:p>53</text:p>
          </table:table-cell>
          <table:table-cell/>
        </table:table-row>
        <table:table-row table:style-name="ro2">
          <table:table-cell table:formula="of:=BASE(CELL(&quot;ROW&quot;;[.A90])-6;16)" office:value-type="string" office:string-value="54">
            <text:p>54</text:p>
          </table:table-cell>
          <table:table-cell/>
        </table:table-row>
        <table:table-row table:style-name="ro2">
          <table:table-cell table:formula="of:=BASE(CELL(&quot;ROW&quot;;[.A91])-6;16)" office:value-type="string" office:string-value="55">
            <text:p>55</text:p>
          </table:table-cell>
          <table:table-cell/>
        </table:table-row>
        <table:table-row table:style-name="ro2">
          <table:table-cell table:formula="of:=BASE(CELL(&quot;ROW&quot;;[.A92])-6;16)" office:value-type="string" office:string-value="56">
            <text:p>56</text:p>
          </table:table-cell>
          <table:table-cell/>
        </table:table-row>
        <table:table-row table:style-name="ro2">
          <table:table-cell table:formula="of:=BASE(CELL(&quot;ROW&quot;;[.A93])-6;16)" office:value-type="string" office:string-value="57">
            <text:p>57</text:p>
          </table:table-cell>
          <table:table-cell/>
        </table:table-row>
        <table:table-row table:style-name="ro2">
          <table:table-cell table:formula="of:=BASE(CELL(&quot;ROW&quot;;[.A94])-6;16)" office:value-type="string" office:string-value="58">
            <text:p>58</text:p>
          </table:table-cell>
          <table:table-cell/>
        </table:table-row>
        <table:table-row table:style-name="ro2">
          <table:table-cell table:formula="of:=BASE(CELL(&quot;ROW&quot;;[.A95])-6;16)" office:value-type="string" office:string-value="59">
            <text:p>59</text:p>
          </table:table-cell>
          <table:table-cell/>
        </table:table-row>
        <table:table-row table:style-name="ro2">
          <table:table-cell table:formula="of:=BASE(CELL(&quot;ROW&quot;;[.A96])-6;16)" office:value-type="string" office:string-value="5A">
            <text:p>5A</text:p>
          </table:table-cell>
          <table:table-cell/>
        </table:table-row>
        <table:table-row table:style-name="ro2">
          <table:table-cell table:formula="of:=BASE(CELL(&quot;ROW&quot;;[.A97])-6;16)" office:value-type="string" office:string-value="5B">
            <text:p>5B</text:p>
          </table:table-cell>
          <table:table-cell/>
        </table:table-row>
        <table:table-row table:style-name="ro2">
          <table:table-cell table:formula="of:=BASE(CELL(&quot;ROW&quot;;[.A98])-6;16)" office:value-type="string" office:string-value="5C">
            <text:p>5C</text:p>
          </table:table-cell>
          <table:table-cell/>
        </table:table-row>
        <table:table-row table:style-name="ro2">
          <table:table-cell table:formula="of:=BASE(CELL(&quot;ROW&quot;;[.A99])-6;16)" office:value-type="string" office:string-value="5D">
            <text:p>5D</text:p>
          </table:table-cell>
          <table:table-cell/>
        </table:table-row>
        <table:table-row table:style-name="ro2">
          <table:table-cell table:formula="of:=BASE(CELL(&quot;ROW&quot;;[.A100])-6;16)" office:value-type="string" office:string-value="5E">
            <text:p>5E</text:p>
          </table:table-cell>
          <table:table-cell/>
        </table:table-row>
        <table:table-row table:style-name="ro2">
          <table:table-cell table:formula="of:=BASE(CELL(&quot;ROW&quot;;[.A101])-6;16)" office:value-type="string" office:string-value="5F">
            <text:p>5F</text:p>
          </table:table-cell>
          <table:table-cell/>
        </table:table-row>
        <table:table-row table:style-name="ro2">
          <table:table-cell table:formula="of:=BASE(CELL(&quot;ROW&quot;;[.A102])-6;16)" office:value-type="string" office:string-value="60">
            <text:p>60</text:p>
          </table:table-cell>
          <table:table-cell/>
        </table:table-row>
        <table:table-row table:style-name="ro2">
          <table:table-cell table:formula="of:=BASE(CELL(&quot;ROW&quot;;[.A103])-6;16)" office:value-type="string" office:string-value="61">
            <text:p>61</text:p>
          </table:table-cell>
          <table:table-cell/>
        </table:table-row>
        <table:table-row table:style-name="ro2">
          <table:table-cell table:formula="of:=BASE(CELL(&quot;ROW&quot;;[.A104])-6;16)" office:value-type="string" office:string-value="62">
            <text:p>62</text:p>
          </table:table-cell>
          <table:table-cell/>
        </table:table-row>
        <table:table-row table:style-name="ro2">
          <table:table-cell table:formula="of:=BASE(CELL(&quot;ROW&quot;;[.A105])-6;16)" office:value-type="string" office:string-value="63">
            <text:p>63</text:p>
          </table:table-cell>
          <table:table-cell/>
        </table:table-row>
        <table:table-row table:style-name="ro2">
          <table:table-cell table:formula="of:=BASE(CELL(&quot;ROW&quot;;[.A106])-6;16)" office:value-type="string" office:string-value="64">
            <text:p>64</text:p>
          </table:table-cell>
          <table:table-cell/>
        </table:table-row>
        <table:table-row table:style-name="ro2">
          <table:table-cell table:formula="of:=BASE(CELL(&quot;ROW&quot;;[.A107])-6;16)" office:value-type="string" office:string-value="65">
            <text:p>65</text:p>
          </table:table-cell>
          <table:table-cell/>
        </table:table-row>
        <table:table-row table:style-name="ro2">
          <table:table-cell table:formula="of:=BASE(CELL(&quot;ROW&quot;;[.A108])-6;16)" office:value-type="string" office:string-value="66">
            <text:p>66</text:p>
          </table:table-cell>
          <table:table-cell/>
        </table:table-row>
        <table:table-row table:style-name="ro2">
          <table:table-cell table:formula="of:=BASE(CELL(&quot;ROW&quot;;[.A109])-6;16)" office:value-type="string" office:string-value="67">
            <text:p>67</text:p>
          </table:table-cell>
          <table:table-cell/>
        </table:table-row>
        <table:table-row table:style-name="ro2">
          <table:table-cell table:formula="of:=BASE(CELL(&quot;ROW&quot;;[.A110])-6;16)" office:value-type="string" office:string-value="68">
            <text:p>68</text:p>
          </table:table-cell>
          <table:table-cell/>
        </table:table-row>
        <table:table-row table:style-name="ro2">
          <table:table-cell table:formula="of:=BASE(CELL(&quot;ROW&quot;;[.A111])-6;16)" office:value-type="string" office:string-value="69">
            <text:p>69</text:p>
          </table:table-cell>
          <table:table-cell/>
        </table:table-row>
        <table:table-row table:style-name="ro2">
          <table:table-cell table:formula="of:=BASE(CELL(&quot;ROW&quot;;[.A112])-6;16)" office:value-type="string" office:string-value="6A">
            <text:p>6A</text:p>
          </table:table-cell>
          <table:table-cell/>
        </table:table-row>
        <table:table-row table:style-name="ro2">
          <table:table-cell table:formula="of:=BASE(CELL(&quot;ROW&quot;;[.A113])-6;16)" office:value-type="string" office:string-value="6B">
            <text:p>6B</text:p>
          </table:table-cell>
          <table:table-cell/>
        </table:table-row>
        <table:table-row table:style-name="ro2">
          <table:table-cell table:formula="of:=BASE(CELL(&quot;ROW&quot;;[.A114])-6;16)" office:value-type="string" office:string-value="6C">
            <text:p>6C</text:p>
          </table:table-cell>
          <table:table-cell/>
        </table:table-row>
        <table:table-row table:style-name="ro2">
          <table:table-cell table:formula="of:=BASE(CELL(&quot;ROW&quot;;[.A115])-6;16)" office:value-type="string" office:string-value="6D">
            <text:p>6D</text:p>
          </table:table-cell>
          <table:table-cell/>
        </table:table-row>
        <table:table-row table:style-name="ro2">
          <table:table-cell table:formula="of:=BASE(CELL(&quot;ROW&quot;;[.A116])-6;16)" office:value-type="string" office:string-value="6E">
            <text:p>6E</text:p>
          </table:table-cell>
          <table:table-cell/>
        </table:table-row>
        <table:table-row table:style-name="ro2">
          <table:table-cell table:formula="of:=BASE(CELL(&quot;ROW&quot;;[.A117])-6;16)" office:value-type="string" office:string-value="6F">
            <text:p>6F</text:p>
          </table:table-cell>
          <table:table-cell/>
        </table:table-row>
        <table:table-row table:style-name="ro2">
          <table:table-cell table:formula="of:=BASE(CELL(&quot;ROW&quot;;[.A118])-6;16)" office:value-type="string" office:string-value="70">
            <text:p>70</text:p>
          </table:table-cell>
          <table:table-cell/>
        </table:table-row>
        <table:table-row table:style-name="ro2">
          <table:table-cell table:formula="of:=BASE(CELL(&quot;ROW&quot;;[.A119])-6;16)" office:value-type="string" office:string-value="71">
            <text:p>71</text:p>
          </table:table-cell>
          <table:table-cell/>
        </table:table-row>
        <table:table-row table:style-name="ro2">
          <table:table-cell table:formula="of:=BASE(CELL(&quot;ROW&quot;;[.A120])-6;16)" office:value-type="string" office:string-value="72">
            <text:p>72</text:p>
          </table:table-cell>
          <table:table-cell/>
        </table:table-row>
        <table:table-row table:style-name="ro2">
          <table:table-cell table:formula="of:=BASE(CELL(&quot;ROW&quot;;[.A121])-6;16)" office:value-type="string" office:string-value="73">
            <text:p>73</text:p>
          </table:table-cell>
          <table:table-cell/>
        </table:table-row>
        <table:table-row table:style-name="ro2">
          <table:table-cell table:formula="of:=BASE(CELL(&quot;ROW&quot;;[.A122])-6;16)" office:value-type="string" office:string-value="74">
            <text:p>74</text:p>
          </table:table-cell>
          <table:table-cell/>
        </table:table-row>
        <table:table-row table:style-name="ro2">
          <table:table-cell table:formula="of:=BASE(CELL(&quot;ROW&quot;;[.A123])-6;16)" office:value-type="string" office:string-value="75">
            <text:p>75</text:p>
          </table:table-cell>
          <table:table-cell/>
        </table:table-row>
        <table:table-row table:style-name="ro2">
          <table:table-cell table:formula="of:=BASE(CELL(&quot;ROW&quot;;[.A124])-6;16)" office:value-type="string" office:string-value="76">
            <text:p>76</text:p>
          </table:table-cell>
          <table:table-cell/>
        </table:table-row>
        <table:table-row table:style-name="ro2">
          <table:table-cell table:formula="of:=BASE(CELL(&quot;ROW&quot;;[.A125])-6;16)" office:value-type="string" office:string-value="77">
            <text:p>77</text:p>
          </table:table-cell>
          <table:table-cell/>
        </table:table-row>
        <table:table-row table:style-name="ro2">
          <table:table-cell table:formula="of:=BASE(CELL(&quot;ROW&quot;;[.A126])-6;16)" office:value-type="string" office:string-value="78">
            <text:p>78</text:p>
          </table:table-cell>
          <table:table-cell/>
        </table:table-row>
        <table:table-row table:style-name="ro2">
          <table:table-cell table:formula="of:=BASE(CELL(&quot;ROW&quot;;[.A127])-6;16)" office:value-type="string" office:string-value="79">
            <text:p>79</text:p>
          </table:table-cell>
          <table:table-cell/>
        </table:table-row>
        <table:table-row table:style-name="ro2">
          <table:table-cell table:formula="of:=BASE(CELL(&quot;ROW&quot;;[.A128])-6;16)" office:value-type="string" office:string-value="7A">
            <text:p>7A</text:p>
          </table:table-cell>
          <table:table-cell/>
        </table:table-row>
        <table:table-row table:style-name="ro2">
          <table:table-cell table:formula="of:=BASE(CELL(&quot;ROW&quot;;[.A129])-6;16)" office:value-type="string" office:string-value="7B">
            <text:p>7B</text:p>
          </table:table-cell>
          <table:table-cell/>
        </table:table-row>
        <table:table-row table:style-name="ro2">
          <table:table-cell table:formula="of:=BASE(CELL(&quot;ROW&quot;;[.A130])-6;16)" office:value-type="string" office:string-value="7C">
            <text:p>7C</text:p>
          </table:table-cell>
          <table:table-cell/>
        </table:table-row>
        <table:table-row table:style-name="ro2">
          <table:table-cell table:formula="of:=BASE(CELL(&quot;ROW&quot;;[.A131])-6;16)" office:value-type="string" office:string-value="7D">
            <text:p>7D</text:p>
          </table:table-cell>
          <table:table-cell/>
        </table:table-row>
        <table:table-row table:style-name="ro2">
          <table:table-cell table:formula="of:=BASE(CELL(&quot;ROW&quot;;[.A132])-6;16)" office:value-type="string" office:string-value="7E">
            <text:p>7E</text:p>
          </table:table-cell>
          <table:table-cell/>
        </table:table-row>
        <table:table-row table:style-name="ro2">
          <table:table-cell table:formula="of:=BASE(CELL(&quot;ROW&quot;;[.A133])-6;16)" office:value-type="string" office:string-value="7F">
            <text:p>7F</text:p>
          </table:table-cell>
          <table:table-cell/>
        </table:table-row>
        <table:table-row table:style-name="ro2">
          <table:table-cell table:formula="of:=BASE(CELL(&quot;ROW&quot;;[.A134])-6;16)" office:value-type="string" office:string-value="80">
            <text:p>80</text:p>
          </table:table-cell>
          <table:table-cell/>
        </table:table-row>
        <table:table-row table:style-name="ro2">
          <table:table-cell table:formula="of:=BASE(CELL(&quot;ROW&quot;;[.A135])-6;16)" office:value-type="string" office:string-value="81">
            <text:p>81</text:p>
          </table:table-cell>
          <table:table-cell/>
        </table:table-row>
        <table:table-row table:style-name="ro2">
          <table:table-cell table:formula="of:=BASE(CELL(&quot;ROW&quot;;[.A136])-6;16)" office:value-type="string" office:string-value="82">
            <text:p>82</text:p>
          </table:table-cell>
          <table:table-cell/>
        </table:table-row>
        <table:table-row table:style-name="ro2">
          <table:table-cell table:formula="of:=BASE(CELL(&quot;ROW&quot;;[.A137])-6;16)" office:value-type="string" office:string-value="83">
            <text:p>83</text:p>
          </table:table-cell>
          <table:table-cell/>
        </table:table-row>
        <table:table-row table:style-name="ro2">
          <table:table-cell table:formula="of:=BASE(CELL(&quot;ROW&quot;;[.A138])-6;16)" office:value-type="string" office:string-value="84">
            <text:p>84</text:p>
          </table:table-cell>
          <table:table-cell/>
        </table:table-row>
        <table:table-row table:style-name="ro2">
          <table:table-cell table:formula="of:=BASE(CELL(&quot;ROW&quot;;[.A139])-6;16)" office:value-type="string" office:string-value="85">
            <text:p>85</text:p>
          </table:table-cell>
          <table:table-cell/>
        </table:table-row>
        <table:table-row table:style-name="ro2">
          <table:table-cell table:formula="of:=BASE(CELL(&quot;ROW&quot;;[.A140])-6;16)" office:value-type="string" office:string-value="86">
            <text:p>86</text:p>
          </table:table-cell>
          <table:table-cell/>
        </table:table-row>
        <table:table-row table:style-name="ro2">
          <table:table-cell table:formula="of:=BASE(CELL(&quot;ROW&quot;;[.A141])-6;16)" office:value-type="string" office:string-value="87">
            <text:p>87</text:p>
          </table:table-cell>
          <table:table-cell/>
        </table:table-row>
        <table:table-row table:style-name="ro2">
          <table:table-cell table:formula="of:=BASE(CELL(&quot;ROW&quot;;[.A142])-6;16)" office:value-type="string" office:string-value="88">
            <text:p>88</text:p>
          </table:table-cell>
          <table:table-cell/>
        </table:table-row>
        <table:table-row table:style-name="ro2">
          <table:table-cell table:formula="of:=BASE(CELL(&quot;ROW&quot;;[.A143])-6;16)" office:value-type="string" office:string-value="89">
            <text:p>89</text:p>
          </table:table-cell>
          <table:table-cell/>
        </table:table-row>
        <table:table-row table:style-name="ro2">
          <table:table-cell table:formula="of:=BASE(CELL(&quot;ROW&quot;;[.A144])-6;16)" office:value-type="string" office:string-value="8A">
            <text:p>8A</text:p>
          </table:table-cell>
          <table:table-cell/>
        </table:table-row>
        <table:table-row table:style-name="ro2">
          <table:table-cell table:formula="of:=BASE(CELL(&quot;ROW&quot;;[.A145])-6;16)" office:value-type="string" office:string-value="8B">
            <text:p>8B</text:p>
          </table:table-cell>
          <table:table-cell/>
        </table:table-row>
        <table:table-row table:style-name="ro2">
          <table:table-cell table:formula="of:=BASE(CELL(&quot;ROW&quot;;[.A146])-6;16)" office:value-type="string" office:string-value="8C">
            <text:p>8C</text:p>
          </table:table-cell>
          <table:table-cell/>
        </table:table-row>
        <table:table-row table:style-name="ro2">
          <table:table-cell table:formula="of:=BASE(CELL(&quot;ROW&quot;;[.A147])-6;16)" office:value-type="string" office:string-value="8D">
            <text:p>8D</text:p>
          </table:table-cell>
          <table:table-cell/>
        </table:table-row>
        <table:table-row table:style-name="ro2">
          <table:table-cell table:formula="of:=BASE(CELL(&quot;ROW&quot;;[.A148])-6;16)" office:value-type="string" office:string-value="8E">
            <text:p>8E</text:p>
          </table:table-cell>
          <table:table-cell/>
        </table:table-row>
        <table:table-row table:style-name="ro2">
          <table:table-cell table:formula="of:=BASE(CELL(&quot;ROW&quot;;[.A149])-6;16)" office:value-type="string" office:string-value="8F">
            <text:p>8F</text:p>
          </table:table-cell>
          <table:table-cell/>
        </table:table-row>
        <table:table-row table:style-name="ro2">
          <table:table-cell table:formula="of:=BASE(CELL(&quot;ROW&quot;;[.A150])-6;16)" office:value-type="string" office:string-value="90">
            <text:p>90</text:p>
          </table:table-cell>
          <table:table-cell/>
        </table:table-row>
        <table:table-row table:style-name="ro2">
          <table:table-cell table:formula="of:=BASE(CELL(&quot;ROW&quot;;[.A151])-6;16)" office:value-type="string" office:string-value="91">
            <text:p>91</text:p>
          </table:table-cell>
          <table:table-cell/>
        </table:table-row>
        <table:table-row table:style-name="ro2">
          <table:table-cell table:formula="of:=BASE(CELL(&quot;ROW&quot;;[.A152])-6;16)" office:value-type="string" office:string-value="92">
            <text:p>92</text:p>
          </table:table-cell>
          <table:table-cell/>
        </table:table-row>
        <table:table-row table:style-name="ro2">
          <table:table-cell table:formula="of:=BASE(CELL(&quot;ROW&quot;;[.A153])-6;16)" office:value-type="string" office:string-value="93">
            <text:p>93</text:p>
          </table:table-cell>
          <table:table-cell/>
        </table:table-row>
        <table:table-row table:style-name="ro2">
          <table:table-cell table:formula="of:=BASE(CELL(&quot;ROW&quot;;[.A154])-6;16)" office:value-type="string" office:string-value="94">
            <text:p>94</text:p>
          </table:table-cell>
          <table:table-cell/>
        </table:table-row>
        <table:table-row table:style-name="ro2">
          <table:table-cell table:formula="of:=BASE(CELL(&quot;ROW&quot;;[.A155])-6;16)" office:value-type="string" office:string-value="95">
            <text:p>95</text:p>
          </table:table-cell>
          <table:table-cell/>
        </table:table-row>
        <table:table-row table:style-name="ro2">
          <table:table-cell table:formula="of:=BASE(CELL(&quot;ROW&quot;;[.A156])-6;16)" office:value-type="string" office:string-value="96">
            <text:p>96</text:p>
          </table:table-cell>
          <table:table-cell/>
        </table:table-row>
        <table:table-row table:style-name="ro2">
          <table:table-cell table:formula="of:=BASE(CELL(&quot;ROW&quot;;[.A157])-6;16)" office:value-type="string" office:string-value="97">
            <text:p>97</text:p>
          </table:table-cell>
          <table:table-cell/>
        </table:table-row>
        <table:table-row table:style-name="ro2">
          <table:table-cell table:formula="of:=BASE(CELL(&quot;ROW&quot;;[.A158])-6;16)" office:value-type="string" office:string-value="98">
            <text:p>98</text:p>
          </table:table-cell>
          <table:table-cell/>
        </table:table-row>
        <table:table-row table:style-name="ro2">
          <table:table-cell table:formula="of:=BASE(CELL(&quot;ROW&quot;;[.A159])-6;16)" office:value-type="string" office:string-value="99">
            <text:p>99</text:p>
          </table:table-cell>
          <table:table-cell/>
        </table:table-row>
        <table:table-row table:style-name="ro2">
          <table:table-cell table:formula="of:=BASE(CELL(&quot;ROW&quot;;[.A160])-6;16)" office:value-type="string" office:string-value="9A">
            <text:p>9A</text:p>
          </table:table-cell>
          <table:table-cell/>
        </table:table-row>
        <table:table-row table:style-name="ro2">
          <table:table-cell table:formula="of:=BASE(CELL(&quot;ROW&quot;;[.A161])-6;16)" office:value-type="string" office:string-value="9B">
            <text:p>9B</text:p>
          </table:table-cell>
          <table:table-cell/>
        </table:table-row>
        <table:table-row table:style-name="ro2">
          <table:table-cell table:formula="of:=BASE(CELL(&quot;ROW&quot;;[.A162])-6;16)" office:value-type="string" office:string-value="9C">
            <text:p>9C</text:p>
          </table:table-cell>
          <table:table-cell/>
        </table:table-row>
        <table:table-row table:style-name="ro2">
          <table:table-cell table:formula="of:=BASE(CELL(&quot;ROW&quot;;[.A163])-6;16)" office:value-type="string" office:string-value="9D">
            <text:p>9D</text:p>
          </table:table-cell>
          <table:table-cell/>
        </table:table-row>
        <table:table-row table:style-name="ro2">
          <table:table-cell table:formula="of:=BASE(CELL(&quot;ROW&quot;;[.A164])-6;16)" office:value-type="string" office:string-value="9E">
            <text:p>9E</text:p>
          </table:table-cell>
          <table:table-cell/>
        </table:table-row>
        <table:table-row table:style-name="ro2">
          <table:table-cell table:formula="of:=BASE(CELL(&quot;ROW&quot;;[.A165])-6;16)" office:value-type="string" office:string-value="9F">
            <text:p>9F</text:p>
          </table:table-cell>
          <table:table-cell/>
        </table:table-row>
        <table:table-row table:style-name="ro2">
          <table:table-cell table:formula="of:=BASE(CELL(&quot;ROW&quot;;[.A166])-6;16)" office:value-type="string" office:string-value="A0">
            <text:p>A0</text:p>
          </table:table-cell>
          <table:table-cell/>
        </table:table-row>
        <table:table-row table:style-name="ro2">
          <table:table-cell table:formula="of:=BASE(CELL(&quot;ROW&quot;;[.A167])-6;16)" office:value-type="string" office:string-value="A1">
            <text:p>A1</text:p>
          </table:table-cell>
          <table:table-cell/>
        </table:table-row>
        <table:table-row table:style-name="ro2">
          <table:table-cell table:formula="of:=BASE(CELL(&quot;ROW&quot;;[.A168])-6;16)" office:value-type="string" office:string-value="A2">
            <text:p>A2</text:p>
          </table:table-cell>
          <table:table-cell/>
        </table:table-row>
        <table:table-row table:style-name="ro2">
          <table:table-cell table:formula="of:=BASE(CELL(&quot;ROW&quot;;[.A169])-6;16)" office:value-type="string" office:string-value="A3">
            <text:p>A3</text:p>
          </table:table-cell>
          <table:table-cell/>
        </table:table-row>
        <table:table-row table:style-name="ro2">
          <table:table-cell table:formula="of:=BASE(CELL(&quot;ROW&quot;;[.A170])-6;16)" office:value-type="string" office:string-value="A4">
            <text:p>A4</text:p>
          </table:table-cell>
          <table:table-cell/>
        </table:table-row>
        <table:table-row table:style-name="ro2">
          <table:table-cell table:formula="of:=BASE(CELL(&quot;ROW&quot;;[.A171])-6;16)" office:value-type="string" office:string-value="A5">
            <text:p>A5</text:p>
          </table:table-cell>
          <table:table-cell/>
        </table:table-row>
        <table:table-row table:style-name="ro2">
          <table:table-cell table:formula="of:=BASE(CELL(&quot;ROW&quot;;[.A172])-6;16)" office:value-type="string" office:string-value="A6">
            <text:p>A6</text:p>
          </table:table-cell>
          <table:table-cell/>
        </table:table-row>
        <table:table-row table:style-name="ro2">
          <table:table-cell table:formula="of:=BASE(CELL(&quot;ROW&quot;;[.A173])-6;16)" office:value-type="string" office:string-value="A7">
            <text:p>A7</text:p>
          </table:table-cell>
          <table:table-cell/>
        </table:table-row>
        <table:table-row table:style-name="ro2">
          <table:table-cell table:formula="of:=BASE(CELL(&quot;ROW&quot;;[.A174])-6;16)" office:value-type="string" office:string-value="A8">
            <text:p>A8</text:p>
          </table:table-cell>
          <table:table-cell/>
        </table:table-row>
        <table:table-row table:style-name="ro2">
          <table:table-cell table:formula="of:=BASE(CELL(&quot;ROW&quot;;[.A175])-6;16)" office:value-type="string" office:string-value="A9">
            <text:p>A9</text:p>
          </table:table-cell>
          <table:table-cell/>
        </table:table-row>
        <table:table-row table:style-name="ro2">
          <table:table-cell table:formula="of:=BASE(CELL(&quot;ROW&quot;;[.A176])-6;16)" office:value-type="string" office:string-value="AA">
            <text:p>AA</text:p>
          </table:table-cell>
          <table:table-cell/>
        </table:table-row>
        <table:table-row table:style-name="ro2">
          <table:table-cell table:formula="of:=BASE(CELL(&quot;ROW&quot;;[.A177])-6;16)" office:value-type="string" office:string-value="AB">
            <text:p>AB</text:p>
          </table:table-cell>
          <table:table-cell/>
        </table:table-row>
        <table:table-row table:style-name="ro2">
          <table:table-cell table:formula="of:=BASE(CELL(&quot;ROW&quot;;[.A178])-6;16)" office:value-type="string" office:string-value="AC">
            <text:p>AC</text:p>
          </table:table-cell>
          <table:table-cell/>
        </table:table-row>
        <table:table-row table:style-name="ro2">
          <table:table-cell table:formula="of:=BASE(CELL(&quot;ROW&quot;;[.A179])-6;16)" office:value-type="string" office:string-value="AD">
            <text:p>AD</text:p>
          </table:table-cell>
          <table:table-cell/>
        </table:table-row>
        <table:table-row table:style-name="ro2">
          <table:table-cell table:formula="of:=BASE(CELL(&quot;ROW&quot;;[.A180])-6;16)" office:value-type="string" office:string-value="AE">
            <text:p>AE</text:p>
          </table:table-cell>
          <table:table-cell/>
        </table:table-row>
        <table:table-row table:style-name="ro2">
          <table:table-cell table:formula="of:=BASE(CELL(&quot;ROW&quot;;[.A181])-6;16)" office:value-type="string" office:string-value="AF">
            <text:p>AF</text:p>
          </table:table-cell>
          <table:table-cell/>
        </table:table-row>
        <table:table-row table:style-name="ro2">
          <table:table-cell table:formula="of:=BASE(CELL(&quot;ROW&quot;;[.A182])-6;16)" office:value-type="string" office:string-value="B0">
            <text:p>B0</text:p>
          </table:table-cell>
          <table:table-cell/>
        </table:table-row>
        <table:table-row table:style-name="ro2">
          <table:table-cell table:formula="of:=BASE(CELL(&quot;ROW&quot;;[.A183])-6;16)" office:value-type="string" office:string-value="B1">
            <text:p>B1</text:p>
          </table:table-cell>
          <table:table-cell/>
        </table:table-row>
        <table:table-row table:style-name="ro2">
          <table:table-cell table:formula="of:=BASE(CELL(&quot;ROW&quot;;[.A184])-6;16)" office:value-type="string" office:string-value="B2">
            <text:p>B2</text:p>
          </table:table-cell>
          <table:table-cell/>
        </table:table-row>
        <table:table-row table:style-name="ro2">
          <table:table-cell table:formula="of:=BASE(CELL(&quot;ROW&quot;;[.A185])-6;16)" office:value-type="string" office:string-value="B3">
            <text:p>B3</text:p>
          </table:table-cell>
          <table:table-cell/>
        </table:table-row>
        <table:table-row table:style-name="ro2">
          <table:table-cell table:formula="of:=BASE(CELL(&quot;ROW&quot;;[.A186])-6;16)" office:value-type="string" office:string-value="B4">
            <text:p>B4</text:p>
          </table:table-cell>
          <table:table-cell/>
        </table:table-row>
        <table:table-row table:style-name="ro2">
          <table:table-cell table:formula="of:=BASE(CELL(&quot;ROW&quot;;[.A187])-6;16)" office:value-type="string" office:string-value="B5">
            <text:p>B5</text:p>
          </table:table-cell>
          <table:table-cell/>
        </table:table-row>
        <table:table-row table:style-name="ro2">
          <table:table-cell table:formula="of:=BASE(CELL(&quot;ROW&quot;;[.A188])-6;16)" office:value-type="string" office:string-value="B6">
            <text:p>B6</text:p>
          </table:table-cell>
          <table:table-cell/>
        </table:table-row>
        <table:table-row table:style-name="ro2">
          <table:table-cell table:formula="of:=BASE(CELL(&quot;ROW&quot;;[.A189])-6;16)" office:value-type="string" office:string-value="B7">
            <text:p>B7</text:p>
          </table:table-cell>
          <table:table-cell/>
        </table:table-row>
        <table:table-row table:style-name="ro2">
          <table:table-cell table:formula="of:=BASE(CELL(&quot;ROW&quot;;[.A190])-6;16)" office:value-type="string" office:string-value="B8">
            <text:p>B8</text:p>
          </table:table-cell>
          <table:table-cell/>
        </table:table-row>
        <table:table-row table:style-name="ro2">
          <table:table-cell table:formula="of:=BASE(CELL(&quot;ROW&quot;;[.A191])-6;16)" office:value-type="string" office:string-value="B9">
            <text:p>B9</text:p>
          </table:table-cell>
          <table:table-cell/>
        </table:table-row>
        <table:table-row table:style-name="ro2">
          <table:table-cell table:formula="of:=BASE(CELL(&quot;ROW&quot;;[.A192])-6;16)" office:value-type="string" office:string-value="BA">
            <text:p>BA</text:p>
          </table:table-cell>
          <table:table-cell/>
        </table:table-row>
        <table:table-row table:style-name="ro2">
          <table:table-cell table:formula="of:=BASE(CELL(&quot;ROW&quot;;[.A193])-6;16)" office:value-type="string" office:string-value="BB">
            <text:p>BB</text:p>
          </table:table-cell>
          <table:table-cell/>
        </table:table-row>
        <table:table-row table:style-name="ro2">
          <table:table-cell table:formula="of:=BASE(CELL(&quot;ROW&quot;;[.A194])-6;16)" office:value-type="string" office:string-value="BC">
            <text:p>BC</text:p>
          </table:table-cell>
          <table:table-cell/>
        </table:table-row>
        <table:table-row table:style-name="ro2">
          <table:table-cell table:formula="of:=BASE(CELL(&quot;ROW&quot;;[.A195])-6;16)" office:value-type="string" office:string-value="BD">
            <text:p>BD</text:p>
          </table:table-cell>
          <table:table-cell/>
        </table:table-row>
        <table:table-row table:style-name="ro2">
          <table:table-cell table:formula="of:=BASE(CELL(&quot;ROW&quot;;[.A196])-6;16)" office:value-type="string" office:string-value="BE">
            <text:p>BE</text:p>
          </table:table-cell>
          <table:table-cell/>
        </table:table-row>
        <table:table-row table:style-name="ro2">
          <table:table-cell table:formula="of:=BASE(CELL(&quot;ROW&quot;;[.A197])-6;16)" office:value-type="string" office:string-value="BF">
            <text:p>BF</text:p>
          </table:table-cell>
          <table:table-cell/>
        </table:table-row>
        <table:table-row table:style-name="ro2">
          <table:table-cell table:formula="of:=BASE(CELL(&quot;ROW&quot;;[.A198])-6;16)" office:value-type="string" office:string-value="C0">
            <text:p>C0</text:p>
          </table:table-cell>
          <table:table-cell/>
        </table:table-row>
        <table:table-row table:style-name="ro2">
          <table:table-cell table:formula="of:=BASE(CELL(&quot;ROW&quot;;[.A199])-6;16)" office:value-type="string" office:string-value="C1">
            <text:p>C1</text:p>
          </table:table-cell>
          <table:table-cell/>
        </table:table-row>
        <table:table-row table:style-name="ro2">
          <table:table-cell table:formula="of:=BASE(CELL(&quot;ROW&quot;;[.A200])-6;16)" office:value-type="string" office:string-value="C2">
            <text:p>C2</text:p>
          </table:table-cell>
          <table:table-cell/>
        </table:table-row>
        <table:table-row table:style-name="ro2">
          <table:table-cell table:formula="of:=BASE(CELL(&quot;ROW&quot;;[.A201])-6;16)" office:value-type="string" office:string-value="C3">
            <text:p>C3</text:p>
          </table:table-cell>
          <table:table-cell/>
        </table:table-row>
        <table:table-row table:style-name="ro2">
          <table:table-cell table:formula="of:=BASE(CELL(&quot;ROW&quot;;[.A202])-6;16)" office:value-type="string" office:string-value="C4">
            <text:p>C4</text:p>
          </table:table-cell>
          <table:table-cell/>
        </table:table-row>
        <table:table-row table:style-name="ro2">
          <table:table-cell table:formula="of:=BASE(CELL(&quot;ROW&quot;;[.A203])-6;16)" office:value-type="string" office:string-value="C5">
            <text:p>C5</text:p>
          </table:table-cell>
          <table:table-cell/>
        </table:table-row>
        <table:table-row table:style-name="ro2">
          <table:table-cell table:formula="of:=BASE(CELL(&quot;ROW&quot;;[.A204])-6;16)" office:value-type="string" office:string-value="C6">
            <text:p>C6</text:p>
          </table:table-cell>
          <table:table-cell/>
        </table:table-row>
        <table:table-row table:style-name="ro2">
          <table:table-cell table:formula="of:=BASE(CELL(&quot;ROW&quot;;[.A205])-6;16)" office:value-type="string" office:string-value="C7">
            <text:p>C7</text:p>
          </table:table-cell>
          <table:table-cell/>
        </table:table-row>
        <table:table-row table:style-name="ro2">
          <table:table-cell table:formula="of:=BASE(CELL(&quot;ROW&quot;;[.A206])-6;16)" office:value-type="string" office:string-value="C8">
            <text:p>C8</text:p>
          </table:table-cell>
          <table:table-cell/>
        </table:table-row>
        <table:table-row table:style-name="ro2">
          <table:table-cell table:formula="of:=BASE(CELL(&quot;ROW&quot;;[.A207])-6;16)" office:value-type="string" office:string-value="C9">
            <text:p>C9</text:p>
          </table:table-cell>
          <table:table-cell/>
        </table:table-row>
        <table:table-row table:style-name="ro2">
          <table:table-cell table:formula="of:=BASE(CELL(&quot;ROW&quot;;[.A208])-6;16)" office:value-type="string" office:string-value="CA">
            <text:p>CA</text:p>
          </table:table-cell>
          <table:table-cell/>
        </table:table-row>
        <table:table-row table:style-name="ro2">
          <table:table-cell table:formula="of:=BASE(CELL(&quot;ROW&quot;;[.A209])-6;16)" office:value-type="string" office:string-value="CB">
            <text:p>CB</text:p>
          </table:table-cell>
          <table:table-cell/>
        </table:table-row>
        <table:table-row table:style-name="ro2">
          <table:table-cell table:formula="of:=BASE(CELL(&quot;ROW&quot;;[.A210])-6;16)" office:value-type="string" office:string-value="CC">
            <text:p>CC</text:p>
          </table:table-cell>
          <table:table-cell/>
        </table:table-row>
        <table:table-row table:style-name="ro2">
          <table:table-cell table:formula="of:=BASE(CELL(&quot;ROW&quot;;[.A211])-6;16)" office:value-type="string" office:string-value="CD">
            <text:p>CD</text:p>
          </table:table-cell>
          <table:table-cell/>
        </table:table-row>
        <table:table-row table:style-name="ro2">
          <table:table-cell table:formula="of:=BASE(CELL(&quot;ROW&quot;;[.A212])-6;16)" office:value-type="string" office:string-value="CE">
            <text:p>CE</text:p>
          </table:table-cell>
          <table:table-cell/>
        </table:table-row>
        <table:table-row table:style-name="ro2">
          <table:table-cell table:formula="of:=BASE(CELL(&quot;ROW&quot;;[.A213])-6;16)" office:value-type="string" office:string-value="CF">
            <text:p>CF</text:p>
          </table:table-cell>
          <table:table-cell/>
        </table:table-row>
        <table:table-row table:style-name="ro2">
          <table:table-cell table:formula="of:=BASE(CELL(&quot;ROW&quot;;[.A214])-6;16)" office:value-type="string" office:string-value="D0">
            <text:p>D0</text:p>
          </table:table-cell>
          <table:table-cell/>
        </table:table-row>
        <table:table-row table:style-name="ro2">
          <table:table-cell table:formula="of:=BASE(CELL(&quot;ROW&quot;;[.A215])-6;16)" office:value-type="string" office:string-value="D1">
            <text:p>D1</text:p>
          </table:table-cell>
          <table:table-cell/>
        </table:table-row>
        <table:table-row table:style-name="ro2">
          <table:table-cell table:formula="of:=BASE(CELL(&quot;ROW&quot;;[.A216])-6;16)" office:value-type="string" office:string-value="D2">
            <text:p>D2</text:p>
          </table:table-cell>
          <table:table-cell/>
        </table:table-row>
        <table:table-row table:style-name="ro2">
          <table:table-cell table:formula="of:=BASE(CELL(&quot;ROW&quot;;[.A217])-6;16)" office:value-type="string" office:string-value="D3">
            <text:p>D3</text:p>
          </table:table-cell>
          <table:table-cell/>
        </table:table-row>
        <table:table-row table:style-name="ro2">
          <table:table-cell table:formula="of:=BASE(CELL(&quot;ROW&quot;;[.A218])-6;16)" office:value-type="string" office:string-value="D4">
            <text:p>D4</text:p>
          </table:table-cell>
          <table:table-cell/>
        </table:table-row>
        <table:table-row table:style-name="ro2">
          <table:table-cell table:formula="of:=BASE(CELL(&quot;ROW&quot;;[.A219])-6;16)" office:value-type="string" office:string-value="D5">
            <text:p>D5</text:p>
          </table:table-cell>
          <table:table-cell/>
        </table:table-row>
        <table:table-row table:style-name="ro2">
          <table:table-cell table:formula="of:=BASE(CELL(&quot;ROW&quot;;[.A220])-6;16)" office:value-type="string" office:string-value="D6">
            <text:p>D6</text:p>
          </table:table-cell>
          <table:table-cell/>
        </table:table-row>
        <table:table-row table:style-name="ro2">
          <table:table-cell table:formula="of:=BASE(CELL(&quot;ROW&quot;;[.A221])-6;16)" office:value-type="string" office:string-value="D7">
            <text:p>D7</text:p>
          </table:table-cell>
          <table:table-cell/>
        </table:table-row>
        <table:table-row table:style-name="ro2">
          <table:table-cell table:formula="of:=BASE(CELL(&quot;ROW&quot;;[.A222])-6;16)" office:value-type="string" office:string-value="D8">
            <text:p>D8</text:p>
          </table:table-cell>
          <table:table-cell/>
        </table:table-row>
        <table:table-row table:style-name="ro2">
          <table:table-cell table:formula="of:=BASE(CELL(&quot;ROW&quot;;[.A223])-6;16)" office:value-type="string" office:string-value="D9">
            <text:p>D9</text:p>
          </table:table-cell>
          <table:table-cell/>
        </table:table-row>
        <table:table-row table:style-name="ro2">
          <table:table-cell table:formula="of:=BASE(CELL(&quot;ROW&quot;;[.A224])-6;16)" office:value-type="string" office:string-value="DA">
            <text:p>DA</text:p>
          </table:table-cell>
          <table:table-cell/>
        </table:table-row>
        <table:table-row table:style-name="ro2">
          <table:table-cell table:formula="of:=BASE(CELL(&quot;ROW&quot;;[.A225])-6;16)" office:value-type="string" office:string-value="DB">
            <text:p>DB</text:p>
          </table:table-cell>
          <table:table-cell/>
        </table:table-row>
        <table:table-row table:style-name="ro2">
          <table:table-cell table:formula="of:=BASE(CELL(&quot;ROW&quot;;[.A226])-6;16)" office:value-type="string" office:string-value="DC">
            <text:p>DC</text:p>
          </table:table-cell>
          <table:table-cell/>
        </table:table-row>
        <table:table-row table:style-name="ro2">
          <table:table-cell table:formula="of:=BASE(CELL(&quot;ROW&quot;;[.A227])-6;16)" office:value-type="string" office:string-value="DD">
            <text:p>DD</text:p>
          </table:table-cell>
          <table:table-cell/>
        </table:table-row>
        <table:table-row table:style-name="ro2">
          <table:table-cell table:formula="of:=BASE(CELL(&quot;ROW&quot;;[.A228])-6;16)" office:value-type="string" office:string-value="DE">
            <text:p>DE</text:p>
          </table:table-cell>
          <table:table-cell/>
        </table:table-row>
        <table:table-row table:style-name="ro2">
          <table:table-cell table:formula="of:=BASE(CELL(&quot;ROW&quot;;[.A229])-6;16)" office:value-type="string" office:string-value="DF">
            <text:p>DF</text:p>
          </table:table-cell>
          <table:table-cell/>
        </table:table-row>
        <table:table-row table:style-name="ro2">
          <table:table-cell table:formula="of:=BASE(CELL(&quot;ROW&quot;;[.A230])-6;16)" office:value-type="string" office:string-value="E0">
            <text:p>E0</text:p>
          </table:table-cell>
          <table:table-cell/>
        </table:table-row>
        <table:table-row table:style-name="ro2">
          <table:table-cell table:formula="of:=BASE(CELL(&quot;ROW&quot;;[.A231])-6;16)" office:value-type="string" office:string-value="E1">
            <text:p>E1</text:p>
          </table:table-cell>
          <table:table-cell/>
        </table:table-row>
        <table:table-row table:style-name="ro2">
          <table:table-cell table:formula="of:=BASE(CELL(&quot;ROW&quot;;[.A232])-6;16)" office:value-type="string" office:string-value="E2">
            <text:p>E2</text:p>
          </table:table-cell>
          <table:table-cell/>
        </table:table-row>
        <table:table-row table:style-name="ro2">
          <table:table-cell table:formula="of:=BASE(CELL(&quot;ROW&quot;;[.A233])-6;16)" office:value-type="string" office:string-value="E3">
            <text:p>E3</text:p>
          </table:table-cell>
          <table:table-cell/>
        </table:table-row>
        <table:table-row table:style-name="ro2">
          <table:table-cell table:formula="of:=BASE(CELL(&quot;ROW&quot;;[.A234])-6;16)" office:value-type="string" office:string-value="E4">
            <text:p>E4</text:p>
          </table:table-cell>
          <table:table-cell/>
        </table:table-row>
        <table:table-row table:style-name="ro2">
          <table:table-cell table:formula="of:=BASE(CELL(&quot;ROW&quot;;[.A235])-6;16)" office:value-type="string" office:string-value="E5">
            <text:p>E5</text:p>
          </table:table-cell>
          <table:table-cell/>
        </table:table-row>
        <table:table-row table:style-name="ro2">
          <table:table-cell table:formula="of:=BASE(CELL(&quot;ROW&quot;;[.A236])-6;16)" office:value-type="string" office:string-value="E6">
            <text:p>E6</text:p>
          </table:table-cell>
          <table:table-cell/>
        </table:table-row>
        <table:table-row table:style-name="ro2">
          <table:table-cell table:formula="of:=BASE(CELL(&quot;ROW&quot;;[.A237])-6;16)" office:value-type="string" office:string-value="E7">
            <text:p>E7</text:p>
          </table:table-cell>
          <table:table-cell/>
        </table:table-row>
        <table:table-row table:style-name="ro2">
          <table:table-cell table:formula="of:=BASE(CELL(&quot;ROW&quot;;[.A238])-6;16)" office:value-type="string" office:string-value="E8">
            <text:p>E8</text:p>
          </table:table-cell>
          <table:table-cell/>
        </table:table-row>
        <table:table-row table:style-name="ro2">
          <table:table-cell table:formula="of:=BASE(CELL(&quot;ROW&quot;;[.A239])-6;16)" office:value-type="string" office:string-value="E9">
            <text:p>E9</text:p>
          </table:table-cell>
          <table:table-cell/>
        </table:table-row>
        <table:table-row table:style-name="ro2">
          <table:table-cell table:formula="of:=BASE(CELL(&quot;ROW&quot;;[.A240])-6;16)" office:value-type="string" office:string-value="EA">
            <text:p>EA</text:p>
          </table:table-cell>
          <table:table-cell/>
        </table:table-row>
        <table:table-row table:style-name="ro2">
          <table:table-cell table:formula="of:=BASE(CELL(&quot;ROW&quot;;[.A241])-6;16)" office:value-type="string" office:string-value="EB">
            <text:p>EB</text:p>
          </table:table-cell>
          <table:table-cell/>
        </table:table-row>
        <table:table-row table:style-name="ro2">
          <table:table-cell table:formula="of:=BASE(CELL(&quot;ROW&quot;;[.A242])-6;16)" office:value-type="string" office:string-value="EC">
            <text:p>EC</text:p>
          </table:table-cell>
          <table:table-cell/>
        </table:table-row>
        <table:table-row table:style-name="ro2">
          <table:table-cell table:formula="of:=BASE(CELL(&quot;ROW&quot;;[.A243])-6;16)" office:value-type="string" office:string-value="ED">
            <text:p>ED</text:p>
          </table:table-cell>
          <table:table-cell/>
        </table:table-row>
        <table:table-row table:style-name="ro2">
          <table:table-cell table:formula="of:=BASE(CELL(&quot;ROW&quot;;[.A244])-6;16)" office:value-type="string" office:string-value="EE">
            <text:p>EE</text:p>
          </table:table-cell>
          <table:table-cell/>
        </table:table-row>
        <table:table-row table:style-name="ro2">
          <table:table-cell table:formula="of:=BASE(CELL(&quot;ROW&quot;;[.A245])-6;16)" office:value-type="string" office:string-value="EF">
            <text:p>EF</text:p>
          </table:table-cell>
          <table:table-cell/>
        </table:table-row>
        <table:table-row table:style-name="ro2">
          <table:table-cell table:formula="of:=BASE(CELL(&quot;ROW&quot;;[.A246])-6;16)" office:value-type="string" office:string-value="F0">
            <text:p>F0</text:p>
          </table:table-cell>
          <table:table-cell/>
        </table:table-row>
        <table:table-row table:style-name="ro2">
          <table:table-cell table:formula="of:=BASE(CELL(&quot;ROW&quot;;[.A247])-6;16)" office:value-type="string" office:string-value="F1">
            <text:p>F1</text:p>
          </table:table-cell>
          <table:table-cell/>
        </table:table-row>
        <table:table-row table:style-name="ro2">
          <table:table-cell table:formula="of:=BASE(CELL(&quot;ROW&quot;;[.A248])-6;16)" office:value-type="string" office:string-value="F2">
            <text:p>F2</text:p>
          </table:table-cell>
          <table:table-cell/>
        </table:table-row>
        <table:table-row table:style-name="ro2">
          <table:table-cell table:formula="of:=BASE(CELL(&quot;ROW&quot;;[.A249])-6;16)" office:value-type="string" office:string-value="F3">
            <text:p>F3</text:p>
          </table:table-cell>
          <table:table-cell/>
        </table:table-row>
        <table:table-row table:style-name="ro2">
          <table:table-cell table:formula="of:=BASE(CELL(&quot;ROW&quot;;[.A250])-6;16)" office:value-type="string" office:string-value="F4">
            <text:p>F4</text:p>
          </table:table-cell>
          <table:table-cell/>
        </table:table-row>
        <table:table-row table:style-name="ro2">
          <table:table-cell table:formula="of:=BASE(CELL(&quot;ROW&quot;;[.A251])-6;16)" office:value-type="string" office:string-value="F5">
            <text:p>F5</text:p>
          </table:table-cell>
          <table:table-cell/>
        </table:table-row>
        <table:table-row table:style-name="ro2">
          <table:table-cell table:formula="of:=BASE(CELL(&quot;ROW&quot;;[.A252])-6;16)" office:value-type="string" office:string-value="F6">
            <text:p>F6</text:p>
          </table:table-cell>
          <table:table-cell/>
        </table:table-row>
        <table:table-row table:style-name="ro2">
          <table:table-cell table:formula="of:=BASE(CELL(&quot;ROW&quot;;[.A253])-6;16)" office:value-type="string" office:string-value="F7">
            <text:p>F7</text:p>
          </table:table-cell>
          <table:table-cell/>
        </table:table-row>
        <table:table-row table:style-name="ro2">
          <table:table-cell table:formula="of:=BASE(CELL(&quot;ROW&quot;;[.A254])-6;16)" office:value-type="string" office:string-value="F8">
            <text:p>F8</text:p>
          </table:table-cell>
          <table:table-cell/>
        </table:table-row>
        <table:table-row table:style-name="ro2">
          <table:table-cell table:formula="of:=BASE(CELL(&quot;ROW&quot;;[.A255])-6;16)" office:value-type="string" office:string-value="F9">
            <text:p>F9</text:p>
          </table:table-cell>
          <table:table-cell/>
        </table:table-row>
        <table:table-row table:style-name="ro2">
          <table:table-cell table:formula="of:=BASE(CELL(&quot;ROW&quot;;[.A256])-6;16)" office:value-type="string" office:string-value="FA">
            <text:p>FA</text:p>
          </table:table-cell>
          <table:table-cell/>
        </table:table-row>
        <table:table-row table:style-name="ro2">
          <table:table-cell table:formula="of:=BASE(CELL(&quot;ROW&quot;;[.A257])-6;16)" office:value-type="string" office:string-value="FB">
            <text:p>FB</text:p>
          </table:table-cell>
          <table:table-cell/>
        </table:table-row>
        <table:table-row table:style-name="ro2">
          <table:table-cell table:formula="of:=BASE(CELL(&quot;ROW&quot;;[.A258])-6;16)" office:value-type="string" office:string-value="FC">
            <text:p>FC</text:p>
          </table:table-cell>
          <table:table-cell/>
        </table:table-row>
        <table:table-row table:style-name="ro2">
          <table:table-cell table:formula="of:=BASE(CELL(&quot;ROW&quot;;[.A259])-6;16)" office:value-type="string" office:string-value="FD">
            <text:p>FD</text:p>
          </table:table-cell>
          <table:table-cell/>
        </table:table-row>
        <table:table-row table:style-name="ro2">
          <table:table-cell table:formula="of:=BASE(CELL(&quot;ROW&quot;;[.A260])-6;16)" office:value-type="string" office:string-value="FE">
            <text:p>FE</text:p>
          </table:table-cell>
          <table:table-cell/>
        </table:table-row>
        <table:table-row table:style-name="ro2">
          <table:table-cell table:formula="of:=BASE(CELL(&quot;ROW&quot;;[.A261])-6;16)" office:value-type="string" office:string-value="FF">
            <text:p>FF</text:p>
          </table:table-cell>
          <table:table-cell/>
        </table:table-row>
      </table:table>
      <table:table table:name="ProgROM" table:style-name="ta1" table:print="false">
        <office:forms form:automatic-focus="false" form:apply-design-mode="false"/>
        <table:table-column table:style-name="co9" table:default-cell-style-name="Default"/>
        <table:table-column table:style-name="co13" table:number-columns-repeated="2" table:default-cell-style-name="ce17"/>
        <table:table-column table:style-name="co14" table:default-cell-style-name="ce17"/>
        <table:table-column table:style-name="co15" table:default-cell-style-name="Default"/>
        <table:table-row table:style-name="ro2">
          <table:table-cell table:number-columns-repeated="5"/>
        </table:table-row>
        <table:table-row table:style-name="ro8">
          <table:table-cell/>
          <table:table-cell table:style-name="ce50" office:value-type="string">
            <text:p>Program EEPROM Address</text:p>
          </table:table-cell>
          <table:table-cell table:style-name="ce50" office:value-type="string">
            <text:p>Indirect Address</text:p>
          </table:table-cell>
          <table:table-cell table:style-name="ce50" office:value-type="string">
            <text:p>Data</text:p>
          </table:table-cell>
          <table:table-cell table:style-name="ce50" office:value-type="string">
            <text:p>Notes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BASE([.A3];16; 4)" office:value-type="string" office:string-value="0000">
            <text:p>0000</text:p>
          </table:table-cell>
          <table:table-cell table:formula="of:=BASE([.A3]+32768;16; 4)" office:value-type="string" office:string-value="8000">
            <text:p>8000</text:p>
          </table:table-cell>
          <table:table-cell table:style-name="ce53" office:value-type="string" table:number-columns-spanned="1" table:number-rows-spanned="16">
            <text:p>Boot Code</text:p>
          </table:table-cell>
          <table:table-cell/>
        </table:table-row>
        <table:table-row table:style-name="ro2">
          <table:table-cell table:formula="of:=[.A3]+128" office:value-type="float" office:value="128">
            <text:p>128</text:p>
          </table:table-cell>
          <table:table-cell table:formula="of:=BASE([.A4];16; 4)" office:value-type="string" office:string-value="0080">
            <text:p>0080</text:p>
          </table:table-cell>
          <table:table-cell table:formula="of:=BASE([.A4]+32768;16; 4)" office:value-type="string" office:string-value="8080">
            <text:p>8080</text:p>
          </table:table-cell>
          <table:covered-table-cell/>
          <table:table-cell/>
        </table:table-row>
        <table:table-row table:style-name="ro2">
          <table:table-cell table:formula="of:=[.A4]+128" office:value-type="float" office:value="256">
            <text:p>256</text:p>
          </table:table-cell>
          <table:table-cell table:formula="of:=BASE([.A5];16; 4)" office:value-type="string" office:string-value="0100">
            <text:p>0100</text:p>
          </table:table-cell>
          <table:table-cell table:formula="of:=BASE([.A5]+32768;16; 4)" office:value-type="string" office:string-value="8100">
            <text:p>8100</text:p>
          </table:table-cell>
          <table:covered-table-cell/>
          <table:table-cell/>
        </table:table-row>
        <table:table-row table:style-name="ro2">
          <table:table-cell table:formula="of:=[.A5]+128" office:value-type="float" office:value="384">
            <text:p>384</text:p>
          </table:table-cell>
          <table:table-cell table:formula="of:=BASE([.A6];16; 4)" office:value-type="string" office:string-value="0180">
            <text:p>0180</text:p>
          </table:table-cell>
          <table:table-cell table:formula="of:=BASE([.A6]+32768;16; 4)" office:value-type="string" office:string-value="8180">
            <text:p>8180</text:p>
          </table:table-cell>
          <table:covered-table-cell/>
          <table:table-cell/>
        </table:table-row>
        <table:table-row table:style-name="ro2">
          <table:table-cell table:formula="of:=[.A6]+128" office:value-type="float" office:value="512">
            <text:p>512</text:p>
          </table:table-cell>
          <table:table-cell table:formula="of:=BASE([.A7];16; 4)" office:value-type="string" office:string-value="0200">
            <text:p>0200</text:p>
          </table:table-cell>
          <table:table-cell table:formula="of:=BASE([.A7]+32768;16; 4)" office:value-type="string" office:string-value="8200">
            <text:p>8200</text:p>
          </table:table-cell>
          <table:covered-table-cell/>
          <table:table-cell/>
        </table:table-row>
        <table:table-row table:style-name="ro2">
          <table:table-cell table:formula="of:=[.A7]+128" office:value-type="float" office:value="640">
            <text:p>640</text:p>
          </table:table-cell>
          <table:table-cell table:formula="of:=BASE([.A8];16; 4)" office:value-type="string" office:string-value="0280">
            <text:p>0280</text:p>
          </table:table-cell>
          <table:table-cell table:formula="of:=BASE([.A8]+32768;16; 4)" office:value-type="string" office:string-value="8280">
            <text:p>8280</text:p>
          </table:table-cell>
          <table:covered-table-cell/>
          <table:table-cell/>
        </table:table-row>
        <table:table-row table:style-name="ro2">
          <table:table-cell table:formula="of:=[.A8]+128" office:value-type="float" office:value="768">
            <text:p>768</text:p>
          </table:table-cell>
          <table:table-cell table:formula="of:=BASE([.A9];16; 4)" office:value-type="string" office:string-value="0300">
            <text:p>0300</text:p>
          </table:table-cell>
          <table:table-cell table:formula="of:=BASE([.A9]+32768;16; 4)" office:value-type="string" office:string-value="8300">
            <text:p>8300</text:p>
          </table:table-cell>
          <table:covered-table-cell/>
          <table:table-cell/>
        </table:table-row>
        <table:table-row table:style-name="ro2">
          <table:table-cell table:formula="of:=[.A9]+128" office:value-type="float" office:value="896">
            <text:p>896</text:p>
          </table:table-cell>
          <table:table-cell table:formula="of:=BASE([.A10];16; 4)" office:value-type="string" office:string-value="0380">
            <text:p>0380</text:p>
          </table:table-cell>
          <table:table-cell table:formula="of:=BASE([.A10]+32768;16; 4)" office:value-type="string" office:string-value="8380">
            <text:p>8380</text:p>
          </table:table-cell>
          <table:covered-table-cell/>
          <table:table-cell/>
        </table:table-row>
        <table:table-row table:style-name="ro2">
          <table:table-cell table:formula="of:=[.A10]+128" office:value-type="float" office:value="1024">
            <text:p>1024</text:p>
          </table:table-cell>
          <table:table-cell table:formula="of:=BASE([.A11];16; 4)" office:value-type="string" office:string-value="0400">
            <text:p>0400</text:p>
          </table:table-cell>
          <table:table-cell table:formula="of:=BASE([.A11]+32768;16; 4)" office:value-type="string" office:string-value="8400">
            <text:p>8400</text:p>
          </table:table-cell>
          <table:covered-table-cell/>
          <table:table-cell/>
        </table:table-row>
        <table:table-row table:style-name="ro2">
          <table:table-cell table:formula="of:=[.A11]+128" office:value-type="float" office:value="1152">
            <text:p>1152</text:p>
          </table:table-cell>
          <table:table-cell table:formula="of:=BASE([.A12];16; 4)" office:value-type="string" office:string-value="0480">
            <text:p>0480</text:p>
          </table:table-cell>
          <table:table-cell table:formula="of:=BASE([.A12]+32768;16; 4)" office:value-type="string" office:string-value="8480">
            <text:p>8480</text:p>
          </table:table-cell>
          <table:covered-table-cell/>
          <table:table-cell/>
        </table:table-row>
        <table:table-row table:style-name="ro2">
          <table:table-cell table:formula="of:=[.A12]+128" office:value-type="float" office:value="1280">
            <text:p>1280</text:p>
          </table:table-cell>
          <table:table-cell table:formula="of:=BASE([.A13];16; 4)" office:value-type="string" office:string-value="0500">
            <text:p>0500</text:p>
          </table:table-cell>
          <table:table-cell table:formula="of:=BASE([.A13]+32768;16; 4)" office:value-type="string" office:string-value="8500">
            <text:p>8500</text:p>
          </table:table-cell>
          <table:covered-table-cell/>
          <table:table-cell/>
        </table:table-row>
        <table:table-row table:style-name="ro2">
          <table:table-cell table:formula="of:=[.A13]+128" office:value-type="float" office:value="1408">
            <text:p>1408</text:p>
          </table:table-cell>
          <table:table-cell table:formula="of:=BASE([.A14];16; 4)" office:value-type="string" office:string-value="0580">
            <text:p>0580</text:p>
          </table:table-cell>
          <table:table-cell table:formula="of:=BASE([.A14]+32768;16; 4)" office:value-type="string" office:string-value="8580">
            <text:p>8580</text:p>
          </table:table-cell>
          <table:covered-table-cell/>
          <table:table-cell/>
        </table:table-row>
        <table:table-row table:style-name="ro2">
          <table:table-cell table:formula="of:=[.A14]+128" office:value-type="float" office:value="1536">
            <text:p>1536</text:p>
          </table:table-cell>
          <table:table-cell table:formula="of:=BASE([.A15];16; 4)" office:value-type="string" office:string-value="0600">
            <text:p>0600</text:p>
          </table:table-cell>
          <table:table-cell table:formula="of:=BASE([.A15]+32768;16; 4)" office:value-type="string" office:string-value="8600">
            <text:p>8600</text:p>
          </table:table-cell>
          <table:covered-table-cell/>
          <table:table-cell/>
        </table:table-row>
        <table:table-row table:style-name="ro2">
          <table:table-cell table:formula="of:=[.A15]+128" office:value-type="float" office:value="1664">
            <text:p>1664</text:p>
          </table:table-cell>
          <table:table-cell table:formula="of:=BASE([.A16];16; 4)" office:value-type="string" office:string-value="0680">
            <text:p>0680</text:p>
          </table:table-cell>
          <table:table-cell table:formula="of:=BASE([.A16]+32768;16; 4)" office:value-type="string" office:string-value="8680">
            <text:p>8680</text:p>
          </table:table-cell>
          <table:covered-table-cell/>
          <table:table-cell/>
        </table:table-row>
        <table:table-row table:style-name="ro2">
          <table:table-cell table:formula="of:=[.A16]+128" office:value-type="float" office:value="1792">
            <text:p>1792</text:p>
          </table:table-cell>
          <table:table-cell table:formula="of:=BASE([.A17];16; 4)" office:value-type="string" office:string-value="0700">
            <text:p>0700</text:p>
          </table:table-cell>
          <table:table-cell table:formula="of:=BASE([.A17]+32768;16; 4)" office:value-type="string" office:string-value="8700">
            <text:p>8700</text:p>
          </table:table-cell>
          <table:covered-table-cell/>
          <table:table-cell/>
        </table:table-row>
        <table:table-row table:style-name="ro2">
          <table:table-cell table:formula="of:=[.A17]+128" office:value-type="float" office:value="1920">
            <text:p>1920</text:p>
          </table:table-cell>
          <table:table-cell table:formula="of:=BASE([.A18];16; 4)" office:value-type="string" office:string-value="0780">
            <text:p>0780</text:p>
          </table:table-cell>
          <table:table-cell table:formula="of:=BASE([.A18]+32768;16; 4)" office:value-type="string" office:string-value="8780">
            <text:p>8780</text:p>
          </table:table-cell>
          <table:covered-table-cell/>
          <table:table-cell/>
        </table:table-row>
        <table:table-row table:style-name="ro2">
          <table:table-cell table:formula="of:=[.A18]+128" office:value-type="float" office:value="2048">
            <text:p>2048</text:p>
          </table:table-cell>
          <table:table-cell table:formula="of:=BASE([.A19];16; 4)" office:value-type="string" office:string-value="0800">
            <text:p>0800</text:p>
          </table:table-cell>
          <table:table-cell table:formula="of:=BASE([.A19]+32768;16; 4)" office:value-type="string" office:string-value="8800">
            <text:p>8800</text:p>
          </table:table-cell>
          <table:table-cell table:style-name="ce53" office:value-type="string" table:number-columns-spanned="1" table:number-rows-spanned="16">
            <text:p>Main Code</text:p>
          </table:table-cell>
          <table:table-cell/>
        </table:table-row>
        <table:table-row table:style-name="ro2">
          <table:table-cell table:formula="of:=[.A19]+128" office:value-type="float" office:value="2176">
            <text:p>2176</text:p>
          </table:table-cell>
          <table:table-cell table:formula="of:=BASE([.A20];16; 4)" office:value-type="string" office:string-value="0880">
            <text:p>0880</text:p>
          </table:table-cell>
          <table:table-cell table:formula="of:=BASE([.A20]+32768;16; 4)" office:value-type="string" office:string-value="8880">
            <text:p>8880</text:p>
          </table:table-cell>
          <table:covered-table-cell/>
          <table:table-cell/>
        </table:table-row>
        <table:table-row table:style-name="ro2">
          <table:table-cell table:formula="of:=[.A20]+128" office:value-type="float" office:value="2304">
            <text:p>2304</text:p>
          </table:table-cell>
          <table:table-cell table:formula="of:=BASE([.A21];16; 4)" office:value-type="string" office:string-value="0900">
            <text:p>0900</text:p>
          </table:table-cell>
          <table:table-cell table:formula="of:=BASE([.A21]+32768;16; 4)" office:value-type="string" office:string-value="8900">
            <text:p>8900</text:p>
          </table:table-cell>
          <table:covered-table-cell/>
          <table:table-cell/>
        </table:table-row>
        <table:table-row table:style-name="ro2">
          <table:table-cell table:formula="of:=[.A21]+128" office:value-type="float" office:value="2432">
            <text:p>2432</text:p>
          </table:table-cell>
          <table:table-cell table:formula="of:=BASE([.A22];16; 4)" office:value-type="string" office:string-value="0980">
            <text:p>0980</text:p>
          </table:table-cell>
          <table:table-cell table:formula="of:=BASE([.A22]+32768;16; 4)" office:value-type="string" office:string-value="8980">
            <text:p>8980</text:p>
          </table:table-cell>
          <table:covered-table-cell/>
          <table:table-cell/>
        </table:table-row>
        <table:table-row table:style-name="ro2">
          <table:table-cell table:formula="of:=[.A22]+128" office:value-type="float" office:value="2560">
            <text:p>2560</text:p>
          </table:table-cell>
          <table:table-cell table:formula="of:=BASE([.A23];16; 4)" office:value-type="string" office:string-value="0A00">
            <text:p>0A00</text:p>
          </table:table-cell>
          <table:table-cell table:formula="of:=BASE([.A23]+32768;16; 4)" office:value-type="string" office:string-value="8A00">
            <text:p>8A00</text:p>
          </table:table-cell>
          <table:covered-table-cell/>
          <table:table-cell/>
        </table:table-row>
        <table:table-row table:style-name="ro2">
          <table:table-cell table:formula="of:=[.A23]+128" office:value-type="float" office:value="2688">
            <text:p>2688</text:p>
          </table:table-cell>
          <table:table-cell table:formula="of:=BASE([.A24];16; 4)" office:value-type="string" office:string-value="0A80">
            <text:p>0A80</text:p>
          </table:table-cell>
          <table:table-cell table:formula="of:=BASE([.A24]+32768;16; 4)" office:value-type="string" office:string-value="8A80">
            <text:p>8A80</text:p>
          </table:table-cell>
          <table:covered-table-cell/>
          <table:table-cell/>
        </table:table-row>
        <table:table-row table:style-name="ro2">
          <table:table-cell table:formula="of:=[.A24]+128" office:value-type="float" office:value="2816">
            <text:p>2816</text:p>
          </table:table-cell>
          <table:table-cell table:formula="of:=BASE([.A25];16; 4)" office:value-type="string" office:string-value="0B00">
            <text:p>0B00</text:p>
          </table:table-cell>
          <table:table-cell table:formula="of:=BASE([.A25]+32768;16; 4)" office:value-type="string" office:string-value="8B00">
            <text:p>8B00</text:p>
          </table:table-cell>
          <table:covered-table-cell/>
          <table:table-cell/>
        </table:table-row>
        <table:table-row table:style-name="ro2">
          <table:table-cell table:formula="of:=[.A25]+128" office:value-type="float" office:value="2944">
            <text:p>2944</text:p>
          </table:table-cell>
          <table:table-cell table:formula="of:=BASE([.A26];16; 4)" office:value-type="string" office:string-value="0B80">
            <text:p>0B80</text:p>
          </table:table-cell>
          <table:table-cell table:formula="of:=BASE([.A26]+32768;16; 4)" office:value-type="string" office:string-value="8B80">
            <text:p>8B80</text:p>
          </table:table-cell>
          <table:covered-table-cell/>
          <table:table-cell/>
        </table:table-row>
        <table:table-row table:style-name="ro2">
          <table:table-cell table:formula="of:=[.A26]+128" office:value-type="float" office:value="3072">
            <text:p>3072</text:p>
          </table:table-cell>
          <table:table-cell table:formula="of:=BASE([.A27];16; 4)" office:value-type="string" office:string-value="0C00">
            <text:p>0C00</text:p>
          </table:table-cell>
          <table:table-cell table:formula="of:=BASE([.A27]+32768;16; 4)" office:value-type="string" office:string-value="8C00">
            <text:p>8C00</text:p>
          </table:table-cell>
          <table:covered-table-cell/>
          <table:table-cell/>
        </table:table-row>
        <table:table-row table:style-name="ro2">
          <table:table-cell table:formula="of:=[.A27]+128" office:value-type="float" office:value="3200">
            <text:p>3200</text:p>
          </table:table-cell>
          <table:table-cell table:formula="of:=BASE([.A28];16; 4)" office:value-type="string" office:string-value="0C80">
            <text:p>0C80</text:p>
          </table:table-cell>
          <table:table-cell table:formula="of:=BASE([.A28]+32768;16; 4)" office:value-type="string" office:string-value="8C80">
            <text:p>8C80</text:p>
          </table:table-cell>
          <table:covered-table-cell/>
          <table:table-cell/>
        </table:table-row>
        <table:table-row table:style-name="ro2">
          <table:table-cell table:formula="of:=[.A28]+128" office:value-type="float" office:value="3328">
            <text:p>3328</text:p>
          </table:table-cell>
          <table:table-cell table:formula="of:=BASE([.A29];16; 4)" office:value-type="string" office:string-value="0D00">
            <text:p>0D00</text:p>
          </table:table-cell>
          <table:table-cell table:formula="of:=BASE([.A29]+32768;16; 4)" office:value-type="string" office:string-value="8D00">
            <text:p>8D00</text:p>
          </table:table-cell>
          <table:covered-table-cell/>
          <table:table-cell/>
        </table:table-row>
        <table:table-row table:style-name="ro2">
          <table:table-cell table:formula="of:=[.A29]+128" office:value-type="float" office:value="3456">
            <text:p>3456</text:p>
          </table:table-cell>
          <table:table-cell table:formula="of:=BASE([.A30];16; 4)" office:value-type="string" office:string-value="0D80">
            <text:p>0D80</text:p>
          </table:table-cell>
          <table:table-cell table:formula="of:=BASE([.A30]+32768;16; 4)" office:value-type="string" office:string-value="8D80">
            <text:p>8D80</text:p>
          </table:table-cell>
          <table:covered-table-cell/>
          <table:table-cell/>
        </table:table-row>
        <table:table-row table:style-name="ro2">
          <table:table-cell table:formula="of:=[.A30]+128" office:value-type="float" office:value="3584">
            <text:p>3584</text:p>
          </table:table-cell>
          <table:table-cell table:formula="of:=BASE([.A31];16; 4)" office:value-type="string" office:string-value="0E00">
            <text:p>0E00</text:p>
          </table:table-cell>
          <table:table-cell table:formula="of:=BASE([.A31]+32768;16; 4)" office:value-type="string" office:string-value="8E00">
            <text:p>8E00</text:p>
          </table:table-cell>
          <table:covered-table-cell/>
          <table:table-cell/>
        </table:table-row>
        <table:table-row table:style-name="ro2">
          <table:table-cell table:formula="of:=[.A31]+128" office:value-type="float" office:value="3712">
            <text:p>3712</text:p>
          </table:table-cell>
          <table:table-cell table:formula="of:=BASE([.A32];16; 4)" office:value-type="string" office:string-value="0E80">
            <text:p>0E80</text:p>
          </table:table-cell>
          <table:table-cell table:formula="of:=BASE([.A32]+32768;16; 4)" office:value-type="string" office:string-value="8E80">
            <text:p>8E80</text:p>
          </table:table-cell>
          <table:covered-table-cell/>
          <table:table-cell/>
        </table:table-row>
        <table:table-row table:style-name="ro2">
          <table:table-cell table:formula="of:=[.A32]+128" office:value-type="float" office:value="3840">
            <text:p>3840</text:p>
          </table:table-cell>
          <table:table-cell table:formula="of:=BASE([.A33];16; 4)" office:value-type="string" office:string-value="0F00">
            <text:p>0F00</text:p>
          </table:table-cell>
          <table:table-cell table:formula="of:=BASE([.A33]+32768;16; 4)" office:value-type="string" office:string-value="8F00">
            <text:p>8F00</text:p>
          </table:table-cell>
          <table:covered-table-cell/>
          <table:table-cell/>
        </table:table-row>
        <table:table-row table:style-name="ro2">
          <table:table-cell table:formula="of:=[.A33]+128" office:value-type="float" office:value="3968">
            <text:p>3968</text:p>
          </table:table-cell>
          <table:table-cell table:formula="of:=BASE([.A34];16; 4)" office:value-type="string" office:string-value="0F80">
            <text:p>0F80</text:p>
          </table:table-cell>
          <table:table-cell table:formula="of:=BASE([.A34]+32768;16; 4)" office:value-type="string" office:string-value="8F80">
            <text:p>8F80</text:p>
          </table:table-cell>
          <table:covered-table-cell/>
          <table:table-cell/>
        </table:table-row>
        <table:table-row table:style-name="ro2">
          <table:table-cell table:formula="of:=[.A34]+128" office:value-type="float" office:value="4096">
            <text:p>4096</text:p>
          </table:table-cell>
          <table:table-cell table:formula="of:=BASE([.A35];16; 4)" office:value-type="string" office:string-value="1000">
            <text:p>1000</text:p>
          </table:table-cell>
          <table:table-cell table:formula="of:=BASE([.A35]+32768;16; 4)" office:value-type="string" office:string-value="9000">
            <text:p>9000</text:p>
          </table:table-cell>
          <table:table-cell table:style-name="ce53" office:value-type="string" table:number-columns-spanned="1" table:number-rows-spanned="16">
            <text:p>Learn Code</text:p>
          </table:table-cell>
          <table:table-cell/>
        </table:table-row>
        <table:table-row table:style-name="ro2">
          <table:table-cell table:formula="of:=[.A35]+128" office:value-type="float" office:value="4224">
            <text:p>4224</text:p>
          </table:table-cell>
          <table:table-cell table:formula="of:=BASE([.A36];16; 4)" office:value-type="string" office:string-value="1080">
            <text:p>1080</text:p>
          </table:table-cell>
          <table:table-cell table:formula="of:=BASE([.A36]+32768;16; 4)" office:value-type="string" office:string-value="9080">
            <text:p>9080</text:p>
          </table:table-cell>
          <table:covered-table-cell/>
          <table:table-cell/>
        </table:table-row>
        <table:table-row table:style-name="ro2">
          <table:table-cell table:formula="of:=[.A36]+128" office:value-type="float" office:value="4352">
            <text:p>4352</text:p>
          </table:table-cell>
          <table:table-cell table:formula="of:=BASE([.A37];16; 4)" office:value-type="string" office:string-value="1100">
            <text:p>1100</text:p>
          </table:table-cell>
          <table:table-cell table:formula="of:=BASE([.A37]+32768;16; 4)" office:value-type="string" office:string-value="9100">
            <text:p>9100</text:p>
          </table:table-cell>
          <table:covered-table-cell table:style-name="Default"/>
          <table:table-cell/>
        </table:table-row>
        <table:table-row table:style-name="ro2">
          <table:table-cell table:formula="of:=[.A37]+128" office:value-type="float" office:value="4480">
            <text:p>4480</text:p>
          </table:table-cell>
          <table:table-cell table:formula="of:=BASE([.A38];16; 4)" office:value-type="string" office:string-value="1180">
            <text:p>1180</text:p>
          </table:table-cell>
          <table:table-cell table:formula="of:=BASE([.A38]+32768;16; 4)" office:value-type="string" office:string-value="9180">
            <text:p>9180</text:p>
          </table:table-cell>
          <table:covered-table-cell/>
          <table:table-cell/>
        </table:table-row>
        <table:table-row table:style-name="ro2">
          <table:table-cell table:formula="of:=[.A38]+128" office:value-type="float" office:value="4608">
            <text:p>4608</text:p>
          </table:table-cell>
          <table:table-cell table:formula="of:=BASE([.A39];16; 4)" office:value-type="string" office:string-value="1200">
            <text:p>1200</text:p>
          </table:table-cell>
          <table:table-cell table:formula="of:=BASE([.A39]+32768;16; 4)" office:value-type="string" office:string-value="9200">
            <text:p>9200</text:p>
          </table:table-cell>
          <table:covered-table-cell table:style-name="Default"/>
          <table:table-cell/>
        </table:table-row>
        <table:table-row table:style-name="ro2">
          <table:table-cell table:formula="of:=[.A39]+128" office:value-type="float" office:value="4736">
            <text:p>4736</text:p>
          </table:table-cell>
          <table:table-cell table:formula="of:=BASE([.A40];16; 4)" office:value-type="string" office:string-value="1280">
            <text:p>1280</text:p>
          </table:table-cell>
          <table:table-cell table:formula="of:=BASE([.A40]+32768;16; 4)" office:value-type="string" office:string-value="9280">
            <text:p>9280</text:p>
          </table:table-cell>
          <table:covered-table-cell table:style-name="Default"/>
          <table:table-cell/>
        </table:table-row>
        <table:table-row table:style-name="ro2">
          <table:table-cell table:formula="of:=[.A40]+128" office:value-type="float" office:value="4864">
            <text:p>4864</text:p>
          </table:table-cell>
          <table:table-cell table:formula="of:=BASE([.A41];16; 4)" office:value-type="string" office:string-value="1300">
            <text:p>1300</text:p>
          </table:table-cell>
          <table:table-cell table:formula="of:=BASE([.A41]+32768;16; 4)" office:value-type="string" office:string-value="9300">
            <text:p>9300</text:p>
          </table:table-cell>
          <table:covered-table-cell table:style-name="Default"/>
          <table:table-cell/>
        </table:table-row>
        <table:table-row table:style-name="ro2">
          <table:table-cell table:formula="of:=[.A41]+128" office:value-type="float" office:value="4992">
            <text:p>4992</text:p>
          </table:table-cell>
          <table:table-cell table:formula="of:=BASE([.A42];16; 4)" office:value-type="string" office:string-value="1380">
            <text:p>1380</text:p>
          </table:table-cell>
          <table:table-cell table:formula="of:=BASE([.A42]+32768;16; 4)" office:value-type="string" office:string-value="9380">
            <text:p>9380</text:p>
          </table:table-cell>
          <table:covered-table-cell table:style-name="Default"/>
          <table:table-cell/>
        </table:table-row>
        <table:table-row table:style-name="ro2">
          <table:table-cell table:formula="of:=[.A42]+128" office:value-type="float" office:value="5120">
            <text:p>5120</text:p>
          </table:table-cell>
          <table:table-cell table:formula="of:=BASE([.A43];16; 4)" office:value-type="string" office:string-value="1400">
            <text:p>1400</text:p>
          </table:table-cell>
          <table:table-cell table:formula="of:=BASE([.A43]+32768;16; 4)" office:value-type="string" office:string-value="9400">
            <text:p>9400</text:p>
          </table:table-cell>
          <table:covered-table-cell table:style-name="Default"/>
          <table:table-cell/>
        </table:table-row>
        <table:table-row table:style-name="ro2">
          <table:table-cell table:formula="of:=[.A43]+128" office:value-type="float" office:value="5248">
            <text:p>5248</text:p>
          </table:table-cell>
          <table:table-cell table:formula="of:=BASE([.A44];16; 4)" office:value-type="string" office:string-value="1480">
            <text:p>1480</text:p>
          </table:table-cell>
          <table:table-cell table:formula="of:=BASE([.A44]+32768;16; 4)" office:value-type="string" office:string-value="9480">
            <text:p>9480</text:p>
          </table:table-cell>
          <table:covered-table-cell table:style-name="Default"/>
          <table:table-cell/>
        </table:table-row>
        <table:table-row table:style-name="ro2">
          <table:table-cell table:formula="of:=[.A44]+128" office:value-type="float" office:value="5376">
            <text:p>5376</text:p>
          </table:table-cell>
          <table:table-cell table:formula="of:=BASE([.A45];16; 4)" office:value-type="string" office:string-value="1500">
            <text:p>1500</text:p>
          </table:table-cell>
          <table:table-cell table:formula="of:=BASE([.A45]+32768;16; 4)" office:value-type="string" office:string-value="9500">
            <text:p>9500</text:p>
          </table:table-cell>
          <table:covered-table-cell table:style-name="Default"/>
          <table:table-cell/>
        </table:table-row>
        <table:table-row table:style-name="ro2">
          <table:table-cell table:formula="of:=[.A45]+128" office:value-type="float" office:value="5504">
            <text:p>5504</text:p>
          </table:table-cell>
          <table:table-cell table:formula="of:=BASE([.A46];16; 4)" office:value-type="string" office:string-value="1580">
            <text:p>1580</text:p>
          </table:table-cell>
          <table:table-cell table:formula="of:=BASE([.A46]+32768;16; 4)" office:value-type="string" office:string-value="9580">
            <text:p>9580</text:p>
          </table:table-cell>
          <table:covered-table-cell table:style-name="Default"/>
          <table:table-cell/>
        </table:table-row>
        <table:table-row table:style-name="ro2">
          <table:table-cell table:formula="of:=[.A46]+128" office:value-type="float" office:value="5632">
            <text:p>5632</text:p>
          </table:table-cell>
          <table:table-cell table:formula="of:=BASE([.A47];16; 4)" office:value-type="string" office:string-value="1600">
            <text:p>1600</text:p>
          </table:table-cell>
          <table:table-cell table:formula="of:=BASE([.A47]+32768;16; 4)" office:value-type="string" office:string-value="9600">
            <text:p>9600</text:p>
          </table:table-cell>
          <table:covered-table-cell table:style-name="Default"/>
          <table:table-cell/>
        </table:table-row>
        <table:table-row table:style-name="ro2">
          <table:table-cell table:formula="of:=[.A47]+128" office:value-type="float" office:value="5760">
            <text:p>5760</text:p>
          </table:table-cell>
          <table:table-cell table:formula="of:=BASE([.A48];16; 4)" office:value-type="string" office:string-value="1680">
            <text:p>1680</text:p>
          </table:table-cell>
          <table:table-cell table:formula="of:=BASE([.A48]+32768;16; 4)" office:value-type="string" office:string-value="9680">
            <text:p>9680</text:p>
          </table:table-cell>
          <table:covered-table-cell table:style-name="Default"/>
          <table:table-cell/>
        </table:table-row>
        <table:table-row table:style-name="ro2">
          <table:table-cell table:formula="of:=[.A48]+128" office:value-type="float" office:value="5888">
            <text:p>5888</text:p>
          </table:table-cell>
          <table:table-cell table:formula="of:=BASE([.A49];16; 4)" office:value-type="string" office:string-value="1700">
            <text:p>1700</text:p>
          </table:table-cell>
          <table:table-cell table:formula="of:=BASE([.A49]+32768;16; 4)" office:value-type="string" office:string-value="9700">
            <text:p>9700</text:p>
          </table:table-cell>
          <table:covered-table-cell table:style-name="Default"/>
          <table:table-cell/>
        </table:table-row>
        <table:table-row table:style-name="ro2">
          <table:table-cell table:formula="of:=[.A49]+128" office:value-type="float" office:value="6016">
            <text:p>6016</text:p>
          </table:table-cell>
          <table:table-cell table:formula="of:=BASE([.A50];16; 4)" office:value-type="string" office:string-value="1780">
            <text:p>1780</text:p>
          </table:table-cell>
          <table:table-cell table:formula="of:=BASE([.A50]+32768;16; 4)" office:value-type="string" office:string-value="9780">
            <text:p>9780</text:p>
          </table:table-cell>
          <table:covered-table-cell table:style-name="Default"/>
          <table:table-cell/>
        </table:table-row>
        <table:table-row table:style-name="ro2">
          <table:table-cell table:formula="of:=[.A50]+128" office:value-type="float" office:value="6144">
            <text:p>6144</text:p>
          </table:table-cell>
          <table:table-cell table:formula="of:=BASE([.A51];16; 4)" office:value-type="string" office:string-value="1800">
            <text:p>1800</text:p>
          </table:table-cell>
          <table:table-cell table:formula="of:=BASE([.A51]+32768;16; 4)" office:value-type="string" office:string-value="9800">
            <text:p>9800</text:p>
          </table:table-cell>
          <table:table-cell table:style-name="ce53" office:value-type="string" table:number-columns-spanned="1" table:number-rows-spanned="16">
            <text:p>Reserved Code</text:p>
          </table:table-cell>
          <table:table-cell/>
        </table:table-row>
        <table:table-row table:style-name="ro2">
          <table:table-cell table:formula="of:=[.A51]+128" office:value-type="float" office:value="6272">
            <text:p>6272</text:p>
          </table:table-cell>
          <table:table-cell table:formula="of:=BASE([.A52];16; 4)" office:value-type="string" office:string-value="1880">
            <text:p>1880</text:p>
          </table:table-cell>
          <table:table-cell table:formula="of:=BASE([.A52]+32768;16; 4)" office:value-type="string" office:string-value="9880">
            <text:p>9880</text:p>
          </table:table-cell>
          <table:covered-table-cell table:style-name="Default"/>
          <table:table-cell/>
        </table:table-row>
        <table:table-row table:style-name="ro2">
          <table:table-cell table:formula="of:=[.A52]+128" office:value-type="float" office:value="6400">
            <text:p>6400</text:p>
          </table:table-cell>
          <table:table-cell table:formula="of:=BASE([.A53];16; 4)" office:value-type="string" office:string-value="1900">
            <text:p>1900</text:p>
          </table:table-cell>
          <table:table-cell table:formula="of:=BASE([.A53]+32768;16; 4)" office:value-type="string" office:string-value="9900">
            <text:p>9900</text:p>
          </table:table-cell>
          <table:covered-table-cell table:style-name="Default"/>
          <table:table-cell/>
        </table:table-row>
        <table:table-row table:style-name="ro2">
          <table:table-cell table:formula="of:=[.A53]+128" office:value-type="float" office:value="6528">
            <text:p>6528</text:p>
          </table:table-cell>
          <table:table-cell table:formula="of:=BASE([.A54];16; 4)" office:value-type="string" office:string-value="1980">
            <text:p>1980</text:p>
          </table:table-cell>
          <table:table-cell table:formula="of:=BASE([.A54]+32768;16; 4)" office:value-type="string" office:string-value="9980">
            <text:p>9980</text:p>
          </table:table-cell>
          <table:covered-table-cell table:style-name="Default"/>
          <table:table-cell/>
        </table:table-row>
        <table:table-row table:style-name="ro2">
          <table:table-cell table:formula="of:=[.A54]+128" office:value-type="float" office:value="6656">
            <text:p>6656</text:p>
          </table:table-cell>
          <table:table-cell table:formula="of:=BASE([.A55];16; 4)" office:value-type="string" office:string-value="1A00">
            <text:p>1A00</text:p>
          </table:table-cell>
          <table:table-cell table:formula="of:=BASE([.A55]+32768;16; 4)" office:value-type="string" office:string-value="9A00">
            <text:p>9A00</text:p>
          </table:table-cell>
          <table:covered-table-cell table:style-name="Default"/>
          <table:table-cell/>
        </table:table-row>
        <table:table-row table:style-name="ro2">
          <table:table-cell table:formula="of:=[.A55]+128" office:value-type="float" office:value="6784">
            <text:p>6784</text:p>
          </table:table-cell>
          <table:table-cell table:formula="of:=BASE([.A56];16; 4)" office:value-type="string" office:string-value="1A80">
            <text:p>1A80</text:p>
          </table:table-cell>
          <table:table-cell table:formula="of:=BASE([.A56]+32768;16; 4)" office:value-type="string" office:string-value="9A80">
            <text:p>9A80</text:p>
          </table:table-cell>
          <table:covered-table-cell table:style-name="Default"/>
          <table:table-cell/>
        </table:table-row>
        <table:table-row table:style-name="ro2">
          <table:table-cell table:formula="of:=[.A56]+128" office:value-type="float" office:value="6912">
            <text:p>6912</text:p>
          </table:table-cell>
          <table:table-cell table:formula="of:=BASE([.A57];16; 4)" office:value-type="string" office:string-value="1B00">
            <text:p>1B00</text:p>
          </table:table-cell>
          <table:table-cell table:formula="of:=BASE([.A57]+32768;16; 4)" office:value-type="string" office:string-value="9B00">
            <text:p>9B00</text:p>
          </table:table-cell>
          <table:covered-table-cell table:style-name="Default"/>
          <table:table-cell/>
        </table:table-row>
        <table:table-row table:style-name="ro2">
          <table:table-cell table:formula="of:=[.A57]+128" office:value-type="float" office:value="7040">
            <text:p>7040</text:p>
          </table:table-cell>
          <table:table-cell table:formula="of:=BASE([.A58];16; 4)" office:value-type="string" office:string-value="1B80">
            <text:p>1B80</text:p>
          </table:table-cell>
          <table:table-cell table:formula="of:=BASE([.A58]+32768;16; 4)" office:value-type="string" office:string-value="9B80">
            <text:p>9B80</text:p>
          </table:table-cell>
          <table:covered-table-cell table:style-name="Default"/>
          <table:table-cell/>
        </table:table-row>
        <table:table-row table:style-name="ro2">
          <table:table-cell table:formula="of:=[.A58]+128" office:value-type="float" office:value="7168">
            <text:p>7168</text:p>
          </table:table-cell>
          <table:table-cell table:formula="of:=BASE([.A59];16; 4)" office:value-type="string" office:string-value="1C00">
            <text:p>1C00</text:p>
          </table:table-cell>
          <table:table-cell table:formula="of:=BASE([.A59]+32768;16; 4)" office:value-type="string" office:string-value="9C00">
            <text:p>9C00</text:p>
          </table:table-cell>
          <table:covered-table-cell table:style-name="Default"/>
          <table:table-cell/>
        </table:table-row>
        <table:table-row table:style-name="ro2">
          <table:table-cell table:formula="of:=[.A59]+128" office:value-type="float" office:value="7296">
            <text:p>7296</text:p>
          </table:table-cell>
          <table:table-cell table:formula="of:=BASE([.A60];16; 4)" office:value-type="string" office:string-value="1C80">
            <text:p>1C80</text:p>
          </table:table-cell>
          <table:table-cell table:formula="of:=BASE([.A60]+32768;16; 4)" office:value-type="string" office:string-value="9C80">
            <text:p>9C80</text:p>
          </table:table-cell>
          <table:covered-table-cell table:style-name="Default"/>
          <table:table-cell/>
        </table:table-row>
        <table:table-row table:style-name="ro2">
          <table:table-cell table:formula="of:=[.A60]+128" office:value-type="float" office:value="7424">
            <text:p>7424</text:p>
          </table:table-cell>
          <table:table-cell table:formula="of:=BASE([.A61];16; 4)" office:value-type="string" office:string-value="1D00">
            <text:p>1D00</text:p>
          </table:table-cell>
          <table:table-cell table:formula="of:=BASE([.A61]+32768;16; 4)" office:value-type="string" office:string-value="9D00">
            <text:p>9D00</text:p>
          </table:table-cell>
          <table:covered-table-cell table:style-name="Default"/>
          <table:table-cell/>
        </table:table-row>
        <table:table-row table:style-name="ro2">
          <table:table-cell table:formula="of:=[.A61]+128" office:value-type="float" office:value="7552">
            <text:p>7552</text:p>
          </table:table-cell>
          <table:table-cell table:formula="of:=BASE([.A62];16; 4)" office:value-type="string" office:string-value="1D80">
            <text:p>1D80</text:p>
          </table:table-cell>
          <table:table-cell table:formula="of:=BASE([.A62]+32768;16; 4)" office:value-type="string" office:string-value="9D80">
            <text:p>9D80</text:p>
          </table:table-cell>
          <table:covered-table-cell table:style-name="Default"/>
          <table:table-cell/>
        </table:table-row>
        <table:table-row table:style-name="ro2">
          <table:table-cell table:formula="of:=[.A62]+128" office:value-type="float" office:value="7680">
            <text:p>7680</text:p>
          </table:table-cell>
          <table:table-cell table:formula="of:=BASE([.A63];16; 4)" office:value-type="string" office:string-value="1E00">
            <text:p>1E00</text:p>
          </table:table-cell>
          <table:table-cell table:formula="of:=BASE([.A63]+32768;16; 4)" office:value-type="string" office:string-value="9E00">
            <text:p>9E00</text:p>
          </table:table-cell>
          <table:covered-table-cell table:style-name="Default"/>
          <table:table-cell/>
        </table:table-row>
        <table:table-row table:style-name="ro2">
          <table:table-cell table:formula="of:=[.A63]+128" office:value-type="float" office:value="7808">
            <text:p>7808</text:p>
          </table:table-cell>
          <table:table-cell table:formula="of:=BASE([.A64];16; 4)" office:value-type="string" office:string-value="1E80">
            <text:p>1E80</text:p>
          </table:table-cell>
          <table:table-cell table:formula="of:=BASE([.A64]+32768;16; 4)" office:value-type="string" office:string-value="9E80">
            <text:p>9E80</text:p>
          </table:table-cell>
          <table:covered-table-cell table:style-name="Default"/>
          <table:table-cell/>
        </table:table-row>
        <table:table-row table:style-name="ro2">
          <table:table-cell table:formula="of:=[.A64]+128" office:value-type="float" office:value="7936">
            <text:p>7936</text:p>
          </table:table-cell>
          <table:table-cell table:formula="of:=BASE([.A65];16; 4)" office:value-type="string" office:string-value="1F00">
            <text:p>1F00</text:p>
          </table:table-cell>
          <table:table-cell table:formula="of:=BASE([.A65]+32768;16; 4)" office:value-type="string" office:string-value="9F00">
            <text:p>9F00</text:p>
          </table:table-cell>
          <table:covered-table-cell table:style-name="Default"/>
          <table:table-cell/>
        </table:table-row>
        <table:table-row table:style-name="ro2">
          <table:table-cell table:formula="of:=[.A65]+128" office:value-type="float" office:value="8064">
            <text:p>8064</text:p>
          </table:table-cell>
          <table:table-cell table:formula="of:=BASE([.A66];16; 4)" office:value-type="string" office:string-value="1F80">
            <text:p>1F80</text:p>
          </table:table-cell>
          <table:table-cell table:formula="of:=BASE([.A66]+32768;16; 4)" office:value-type="string" office:string-value="9F80">
            <text:p>9F80</text:p>
          </table:table-cell>
          <table:covered-table-cell table:style-name="Default"/>
          <table:table-cell/>
        </table:table-row>
        <table:table-row table:style-name="ro2">
          <table:table-cell table:formula="of:=[.A66]+128" office:value-type="float" office:value="8192">
            <text:p>8192</text:p>
          </table:table-cell>
          <table:table-cell table:formula="of:=BASE([.A67];16; 4)" office:value-type="string" office:string-value="2000">
            <text:p>2000</text:p>
          </table:table-cell>
          <table:table-cell table:formula="of:=BASE([.A67]+32768;16; 4)" office:value-type="string" office:string-value="A000">
            <text:p>A000</text:p>
          </table:table-cell>
          <table:table-cell table:style-name="Default"/>
          <table:table-cell/>
        </table:table-row>
        <table:table-row table:style-name="ro2">
          <table:table-cell table:formula="of:=[.A67]+128" office:value-type="float" office:value="8320">
            <text:p>8320</text:p>
          </table:table-cell>
          <table:table-cell table:formula="of:=BASE([.A68];16; 4)" office:value-type="string" office:string-value="2080">
            <text:p>2080</text:p>
          </table:table-cell>
          <table:table-cell table:formula="of:=BASE([.A68]+32768;16; 4)" office:value-type="string" office:string-value="A080">
            <text:p>A080</text:p>
          </table:table-cell>
          <table:table-cell table:style-name="Default"/>
          <table:table-cell/>
        </table:table-row>
        <table:table-row table:style-name="ro2">
          <table:table-cell table:formula="of:=[.A68]+128" office:value-type="float" office:value="8448">
            <text:p>8448</text:p>
          </table:table-cell>
          <table:table-cell table:formula="of:=BASE([.A69];16; 4)" office:value-type="string" office:string-value="2100">
            <text:p>2100</text:p>
          </table:table-cell>
          <table:table-cell table:formula="of:=BASE([.A69]+32768;16; 4)" office:value-type="string" office:string-value="A100">
            <text:p>A100</text:p>
          </table:table-cell>
          <table:table-cell table:style-name="Default"/>
          <table:table-cell/>
        </table:table-row>
        <table:table-row table:style-name="ro2">
          <table:table-cell table:formula="of:=[.A69]+128" office:value-type="float" office:value="8576">
            <text:p>8576</text:p>
          </table:table-cell>
          <table:table-cell table:formula="of:=BASE([.A70];16; 4)" office:value-type="string" office:string-value="2180">
            <text:p>2180</text:p>
          </table:table-cell>
          <table:table-cell table:formula="of:=BASE([.A70]+32768;16; 4)" office:value-type="string" office:string-value="A180">
            <text:p>A180</text:p>
          </table:table-cell>
          <table:table-cell table:style-name="Default"/>
          <table:table-cell/>
        </table:table-row>
        <table:table-row table:style-name="ro2">
          <table:table-cell table:formula="of:=[.A70]+128" office:value-type="float" office:value="8704">
            <text:p>8704</text:p>
          </table:table-cell>
          <table:table-cell table:formula="of:=BASE([.A71];16; 4)" office:value-type="string" office:string-value="2200">
            <text:p>2200</text:p>
          </table:table-cell>
          <table:table-cell table:formula="of:=BASE([.A71]+32768;16; 4)" office:value-type="string" office:string-value="A200">
            <text:p>A200</text:p>
          </table:table-cell>
          <table:table-cell table:style-name="Default"/>
          <table:table-cell/>
        </table:table-row>
        <table:table-row table:style-name="ro2">
          <table:table-cell table:formula="of:=[.A71]+128" office:value-type="float" office:value="8832">
            <text:p>8832</text:p>
          </table:table-cell>
          <table:table-cell table:formula="of:=BASE([.A72];16; 4)" office:value-type="string" office:string-value="2280">
            <text:p>2280</text:p>
          </table:table-cell>
          <table:table-cell table:formula="of:=BASE([.A72]+32768;16; 4)" office:value-type="string" office:string-value="A280">
            <text:p>A280</text:p>
          </table:table-cell>
          <table:table-cell table:style-name="Default"/>
          <table:table-cell/>
        </table:table-row>
        <table:table-row table:style-name="ro2">
          <table:table-cell table:formula="of:=[.A72]+128" office:value-type="float" office:value="8960">
            <text:p>8960</text:p>
          </table:table-cell>
          <table:table-cell table:formula="of:=BASE([.A73];16; 4)" office:value-type="string" office:string-value="2300">
            <text:p>2300</text:p>
          </table:table-cell>
          <table:table-cell table:formula="of:=BASE([.A73]+32768;16; 4)" office:value-type="string" office:string-value="A300">
            <text:p>A300</text:p>
          </table:table-cell>
          <table:table-cell table:style-name="Default"/>
          <table:table-cell/>
        </table:table-row>
        <table:table-row table:style-name="ro2">
          <table:table-cell table:formula="of:=[.A73]+128" office:value-type="float" office:value="9088">
            <text:p>9088</text:p>
          </table:table-cell>
          <table:table-cell table:formula="of:=BASE([.A74];16; 4)" office:value-type="string" office:string-value="2380">
            <text:p>2380</text:p>
          </table:table-cell>
          <table:table-cell table:formula="of:=BASE([.A74]+32768;16; 4)" office:value-type="string" office:string-value="A380">
            <text:p>A380</text:p>
          </table:table-cell>
          <table:table-cell table:number-columns-repeated="2"/>
        </table:table-row>
        <table:table-row table:style-name="ro2">
          <table:table-cell table:formula="of:=[.A74]+128" office:value-type="float" office:value="9216">
            <text:p>9216</text:p>
          </table:table-cell>
          <table:table-cell table:formula="of:=BASE([.A75];16; 4)" office:value-type="string" office:string-value="2400">
            <text:p>2400</text:p>
          </table:table-cell>
          <table:table-cell table:formula="of:=BASE([.A75]+32768;16; 4)" office:value-type="string" office:string-value="A400">
            <text:p>A400</text:p>
          </table:table-cell>
          <table:table-cell table:number-columns-repeated="2"/>
        </table:table-row>
        <table:table-row table:style-name="ro2">
          <table:table-cell table:formula="of:=[.A75]+128" office:value-type="float" office:value="9344">
            <text:p>9344</text:p>
          </table:table-cell>
          <table:table-cell table:formula="of:=BASE([.A76];16; 4)" office:value-type="string" office:string-value="2480">
            <text:p>2480</text:p>
          </table:table-cell>
          <table:table-cell table:formula="of:=BASE([.A76]+32768;16; 4)" office:value-type="string" office:string-value="A480">
            <text:p>A480</text:p>
          </table:table-cell>
          <table:table-cell table:number-columns-repeated="2"/>
        </table:table-row>
        <table:table-row table:style-name="ro2">
          <table:table-cell table:formula="of:=[.A76]+128" office:value-type="float" office:value="9472">
            <text:p>9472</text:p>
          </table:table-cell>
          <table:table-cell table:formula="of:=BASE([.A77];16; 4)" office:value-type="string" office:string-value="2500">
            <text:p>2500</text:p>
          </table:table-cell>
          <table:table-cell table:formula="of:=BASE([.A77]+32768;16; 4)" office:value-type="string" office:string-value="A500">
            <text:p>A500</text:p>
          </table:table-cell>
          <table:table-cell table:number-columns-repeated="2"/>
        </table:table-row>
        <table:table-row table:style-name="ro2">
          <table:table-cell table:formula="of:=[.A77]+128" office:value-type="float" office:value="9600">
            <text:p>9600</text:p>
          </table:table-cell>
          <table:table-cell table:formula="of:=BASE([.A78];16; 4)" office:value-type="string" office:string-value="2580">
            <text:p>2580</text:p>
          </table:table-cell>
          <table:table-cell table:formula="of:=BASE([.A78]+32768;16; 4)" office:value-type="string" office:string-value="A580">
            <text:p>A580</text:p>
          </table:table-cell>
          <table:table-cell table:number-columns-repeated="2"/>
        </table:table-row>
        <table:table-row table:style-name="ro2">
          <table:table-cell table:formula="of:=[.A78]+128" office:value-type="float" office:value="9728">
            <text:p>9728</text:p>
          </table:table-cell>
          <table:table-cell table:formula="of:=BASE([.A79];16; 4)" office:value-type="string" office:string-value="2600">
            <text:p>2600</text:p>
          </table:table-cell>
          <table:table-cell table:formula="of:=BASE([.A79]+32768;16; 4)" office:value-type="string" office:string-value="A600">
            <text:p>A600</text:p>
          </table:table-cell>
          <table:table-cell table:number-columns-repeated="2"/>
        </table:table-row>
        <table:table-row table:style-name="ro2">
          <table:table-cell table:formula="of:=[.A79]+128" office:value-type="float" office:value="9856">
            <text:p>9856</text:p>
          </table:table-cell>
          <table:table-cell table:formula="of:=BASE([.A80];16; 4)" office:value-type="string" office:string-value="2680">
            <text:p>2680</text:p>
          </table:table-cell>
          <table:table-cell table:formula="of:=BASE([.A80]+32768;16; 4)" office:value-type="string" office:string-value="A680">
            <text:p>A680</text:p>
          </table:table-cell>
          <table:table-cell table:number-columns-repeated="2"/>
        </table:table-row>
        <table:table-row table:style-name="ro2">
          <table:table-cell table:formula="of:=[.A80]+128" office:value-type="float" office:value="9984">
            <text:p>9984</text:p>
          </table:table-cell>
          <table:table-cell table:formula="of:=BASE([.A81];16; 4)" office:value-type="string" office:string-value="2700">
            <text:p>2700</text:p>
          </table:table-cell>
          <table:table-cell table:formula="of:=BASE([.A81]+32768;16; 4)" office:value-type="string" office:string-value="A700">
            <text:p>A700</text:p>
          </table:table-cell>
          <table:table-cell table:number-columns-repeated="2"/>
        </table:table-row>
        <table:table-row table:style-name="ro2">
          <table:table-cell table:formula="of:=[.A81]+128" office:value-type="float" office:value="10112">
            <text:p>10112</text:p>
          </table:table-cell>
          <table:table-cell table:formula="of:=BASE([.A82];16; 4)" office:value-type="string" office:string-value="2780">
            <text:p>2780</text:p>
          </table:table-cell>
          <table:table-cell table:formula="of:=BASE([.A82]+32768;16; 4)" office:value-type="string" office:string-value="A780">
            <text:p>A780</text:p>
          </table:table-cell>
          <table:table-cell table:number-columns-repeated="2"/>
        </table:table-row>
        <table:table-row table:style-name="ro2">
          <table:table-cell table:formula="of:=[.A82]+128" office:value-type="float" office:value="10240">
            <text:p>10240</text:p>
          </table:table-cell>
          <table:table-cell table:formula="of:=BASE([.A83];16; 4)" office:value-type="string" office:string-value="2800">
            <text:p>2800</text:p>
          </table:table-cell>
          <table:table-cell table:formula="of:=BASE([.A83]+32768;16; 4)" office:value-type="string" office:string-value="A800">
            <text:p>A800</text:p>
          </table:table-cell>
          <table:table-cell table:number-columns-repeated="2"/>
        </table:table-row>
        <table:table-row table:style-name="ro2">
          <table:table-cell table:formula="of:=[.A83]+128" office:value-type="float" office:value="10368">
            <text:p>10368</text:p>
          </table:table-cell>
          <table:table-cell table:formula="of:=BASE([.A84];16; 4)" office:value-type="string" office:string-value="2880">
            <text:p>2880</text:p>
          </table:table-cell>
          <table:table-cell table:formula="of:=BASE([.A84]+32768;16; 4)" office:value-type="string" office:string-value="A880">
            <text:p>A880</text:p>
          </table:table-cell>
          <table:table-cell table:number-columns-repeated="2"/>
        </table:table-row>
        <table:table-row table:style-name="ro2">
          <table:table-cell table:formula="of:=[.A84]+128" office:value-type="float" office:value="10496">
            <text:p>10496</text:p>
          </table:table-cell>
          <table:table-cell table:formula="of:=BASE([.A85];16; 4)" office:value-type="string" office:string-value="2900">
            <text:p>2900</text:p>
          </table:table-cell>
          <table:table-cell table:formula="of:=BASE([.A85]+32768;16; 4)" office:value-type="string" office:string-value="A900">
            <text:p>A900</text:p>
          </table:table-cell>
          <table:table-cell table:number-columns-repeated="2"/>
        </table:table-row>
        <table:table-row table:style-name="ro2">
          <table:table-cell table:formula="of:=[.A85]+128" office:value-type="float" office:value="10624">
            <text:p>10624</text:p>
          </table:table-cell>
          <table:table-cell table:formula="of:=BASE([.A86];16; 4)" office:value-type="string" office:string-value="2980">
            <text:p>2980</text:p>
          </table:table-cell>
          <table:table-cell table:formula="of:=BASE([.A86]+32768;16; 4)" office:value-type="string" office:string-value="A980">
            <text:p>A980</text:p>
          </table:table-cell>
          <table:table-cell table:number-columns-repeated="2"/>
        </table:table-row>
        <table:table-row table:style-name="ro2">
          <table:table-cell table:formula="of:=[.A86]+128" office:value-type="float" office:value="10752">
            <text:p>10752</text:p>
          </table:table-cell>
          <table:table-cell table:formula="of:=BASE([.A87];16; 4)" office:value-type="string" office:string-value="2A00">
            <text:p>2A00</text:p>
          </table:table-cell>
          <table:table-cell table:formula="of:=BASE([.A87]+32768;16; 4)" office:value-type="string" office:string-value="AA00">
            <text:p>AA00</text:p>
          </table:table-cell>
          <table:table-cell table:number-columns-repeated="2"/>
        </table:table-row>
        <table:table-row table:style-name="ro2">
          <table:table-cell table:formula="of:=[.A87]+128" office:value-type="float" office:value="10880">
            <text:p>10880</text:p>
          </table:table-cell>
          <table:table-cell table:formula="of:=BASE([.A88];16; 4)" office:value-type="string" office:string-value="2A80">
            <text:p>2A80</text:p>
          </table:table-cell>
          <table:table-cell table:formula="of:=BASE([.A88]+32768;16; 4)" office:value-type="string" office:string-value="AA80">
            <text:p>AA80</text:p>
          </table:table-cell>
          <table:table-cell table:number-columns-repeated="2"/>
        </table:table-row>
        <table:table-row table:style-name="ro2">
          <table:table-cell table:formula="of:=[.A88]+128" office:value-type="float" office:value="11008">
            <text:p>11008</text:p>
          </table:table-cell>
          <table:table-cell table:formula="of:=BASE([.A89];16; 4)" office:value-type="string" office:string-value="2B00">
            <text:p>2B00</text:p>
          </table:table-cell>
          <table:table-cell table:formula="of:=BASE([.A89]+32768;16; 4)" office:value-type="string" office:string-value="AB00">
            <text:p>AB00</text:p>
          </table:table-cell>
          <table:table-cell table:number-columns-repeated="2"/>
        </table:table-row>
        <table:table-row table:style-name="ro2">
          <table:table-cell table:formula="of:=[.A89]+128" office:value-type="float" office:value="11136">
            <text:p>11136</text:p>
          </table:table-cell>
          <table:table-cell table:formula="of:=BASE([.A90];16; 4)" office:value-type="string" office:string-value="2B80">
            <text:p>2B80</text:p>
          </table:table-cell>
          <table:table-cell table:formula="of:=BASE([.A90]+32768;16; 4)" office:value-type="string" office:string-value="AB80">
            <text:p>AB80</text:p>
          </table:table-cell>
          <table:table-cell table:number-columns-repeated="2"/>
        </table:table-row>
        <table:table-row table:style-name="ro2">
          <table:table-cell table:formula="of:=[.A90]+128" office:value-type="float" office:value="11264">
            <text:p>11264</text:p>
          </table:table-cell>
          <table:table-cell table:formula="of:=BASE([.A91];16; 4)" office:value-type="string" office:string-value="2C00">
            <text:p>2C00</text:p>
          </table:table-cell>
          <table:table-cell table:formula="of:=BASE([.A91]+32768;16; 4)" office:value-type="string" office:string-value="AC00">
            <text:p>AC00</text:p>
          </table:table-cell>
          <table:table-cell table:number-columns-repeated="2"/>
        </table:table-row>
        <table:table-row table:style-name="ro2">
          <table:table-cell table:formula="of:=[.A91]+128" office:value-type="float" office:value="11392">
            <text:p>11392</text:p>
          </table:table-cell>
          <table:table-cell table:formula="of:=BASE([.A92];16; 4)" office:value-type="string" office:string-value="2C80">
            <text:p>2C80</text:p>
          </table:table-cell>
          <table:table-cell table:formula="of:=BASE([.A92]+32768;16; 4)" office:value-type="string" office:string-value="AC80">
            <text:p>AC80</text:p>
          </table:table-cell>
          <table:table-cell table:number-columns-repeated="2"/>
        </table:table-row>
        <table:table-row table:style-name="ro2">
          <table:table-cell table:formula="of:=[.A92]+128" office:value-type="float" office:value="11520">
            <text:p>11520</text:p>
          </table:table-cell>
          <table:table-cell table:formula="of:=BASE([.A93];16; 4)" office:value-type="string" office:string-value="2D00">
            <text:p>2D00</text:p>
          </table:table-cell>
          <table:table-cell table:formula="of:=BASE([.A93]+32768;16; 4)" office:value-type="string" office:string-value="AD00">
            <text:p>AD00</text:p>
          </table:table-cell>
          <table:table-cell table:number-columns-repeated="2"/>
        </table:table-row>
        <table:table-row table:style-name="ro2">
          <table:table-cell table:formula="of:=[.A93]+128" office:value-type="float" office:value="11648">
            <text:p>11648</text:p>
          </table:table-cell>
          <table:table-cell table:formula="of:=BASE([.A94];16; 4)" office:value-type="string" office:string-value="2D80">
            <text:p>2D80</text:p>
          </table:table-cell>
          <table:table-cell table:formula="of:=BASE([.A94]+32768;16; 4)" office:value-type="string" office:string-value="AD80">
            <text:p>AD80</text:p>
          </table:table-cell>
          <table:table-cell table:number-columns-repeated="2"/>
        </table:table-row>
        <table:table-row table:style-name="ro2">
          <table:table-cell table:formula="of:=[.A94]+128" office:value-type="float" office:value="11776">
            <text:p>11776</text:p>
          </table:table-cell>
          <table:table-cell table:formula="of:=BASE([.A95];16; 4)" office:value-type="string" office:string-value="2E00">
            <text:p>2E00</text:p>
          </table:table-cell>
          <table:table-cell table:formula="of:=BASE([.A95]+32768;16; 4)" office:value-type="string" office:string-value="AE00">
            <text:p>AE00</text:p>
          </table:table-cell>
          <table:table-cell table:number-columns-repeated="2"/>
        </table:table-row>
        <table:table-row table:style-name="ro2">
          <table:table-cell table:formula="of:=[.A95]+128" office:value-type="float" office:value="11904">
            <text:p>11904</text:p>
          </table:table-cell>
          <table:table-cell table:formula="of:=BASE([.A96];16; 4)" office:value-type="string" office:string-value="2E80">
            <text:p>2E80</text:p>
          </table:table-cell>
          <table:table-cell table:formula="of:=BASE([.A96]+32768;16; 4)" office:value-type="string" office:string-value="AE80">
            <text:p>AE80</text:p>
          </table:table-cell>
          <table:table-cell table:number-columns-repeated="2"/>
        </table:table-row>
        <table:table-row table:style-name="ro2">
          <table:table-cell table:formula="of:=[.A96]+128" office:value-type="float" office:value="12032">
            <text:p>12032</text:p>
          </table:table-cell>
          <table:table-cell table:formula="of:=BASE([.A97];16; 4)" office:value-type="string" office:string-value="2F00">
            <text:p>2F00</text:p>
          </table:table-cell>
          <table:table-cell table:formula="of:=BASE([.A97]+32768;16; 4)" office:value-type="string" office:string-value="AF00">
            <text:p>AF00</text:p>
          </table:table-cell>
          <table:table-cell table:number-columns-repeated="2"/>
        </table:table-row>
        <table:table-row table:style-name="ro2">
          <table:table-cell table:formula="of:=[.A97]+128" office:value-type="float" office:value="12160">
            <text:p>12160</text:p>
          </table:table-cell>
          <table:table-cell table:formula="of:=BASE([.A98];16; 4)" office:value-type="string" office:string-value="2F80">
            <text:p>2F80</text:p>
          </table:table-cell>
          <table:table-cell table:formula="of:=BASE([.A98]+32768;16; 4)" office:value-type="string" office:string-value="AF80">
            <text:p>AF80</text:p>
          </table:table-cell>
          <table:table-cell table:number-columns-repeated="2"/>
        </table:table-row>
        <table:table-row table:style-name="ro2">
          <table:table-cell table:formula="of:=[.A98]+128" office:value-type="float" office:value="12288">
            <text:p>12288</text:p>
          </table:table-cell>
          <table:table-cell table:formula="of:=BASE([.A99];16; 4)" office:value-type="string" office:string-value="3000">
            <text:p>3000</text:p>
          </table:table-cell>
          <table:table-cell table:formula="of:=BASE([.A99]+32768;16; 4)" office:value-type="string" office:string-value="B000">
            <text:p>B000</text:p>
          </table:table-cell>
          <table:table-cell table:style-name="Default"/>
          <table:table-cell/>
        </table:table-row>
        <table:table-row table:style-name="ro2">
          <table:table-cell table:formula="of:=[.A99]+128" office:value-type="float" office:value="12416">
            <text:p>12416</text:p>
          </table:table-cell>
          <table:table-cell table:formula="of:=BASE([.A100];16; 4)" office:value-type="string" office:string-value="3080">
            <text:p>3080</text:p>
          </table:table-cell>
          <table:table-cell table:formula="of:=BASE([.A100]+32768;16; 4)" office:value-type="string" office:string-value="B080">
            <text:p>B080</text:p>
          </table:table-cell>
          <table:table-cell table:style-name="Default"/>
          <table:table-cell/>
        </table:table-row>
        <table:table-row table:style-name="ro2">
          <table:table-cell table:formula="of:=[.A100]+128" office:value-type="float" office:value="12544">
            <text:p>12544</text:p>
          </table:table-cell>
          <table:table-cell table:formula="of:=BASE([.A101];16; 4)" office:value-type="string" office:string-value="3100">
            <text:p>3100</text:p>
          </table:table-cell>
          <table:table-cell table:formula="of:=BASE([.A101]+32768;16; 4)" office:value-type="string" office:string-value="B100">
            <text:p>B100</text:p>
          </table:table-cell>
          <table:table-cell table:style-name="Default"/>
          <table:table-cell/>
        </table:table-row>
        <table:table-row table:style-name="ro2">
          <table:table-cell table:formula="of:=[.A101]+128" office:value-type="float" office:value="12672">
            <text:p>12672</text:p>
          </table:table-cell>
          <table:table-cell table:formula="of:=BASE([.A102];16; 4)" office:value-type="string" office:string-value="3180">
            <text:p>3180</text:p>
          </table:table-cell>
          <table:table-cell table:formula="of:=BASE([.A102]+32768;16; 4)" office:value-type="string" office:string-value="B180">
            <text:p>B180</text:p>
          </table:table-cell>
          <table:table-cell table:style-name="Default"/>
          <table:table-cell/>
        </table:table-row>
        <table:table-row table:style-name="ro2">
          <table:table-cell table:formula="of:=[.A102]+128" office:value-type="float" office:value="12800">
            <text:p>12800</text:p>
          </table:table-cell>
          <table:table-cell table:formula="of:=BASE([.A103];16; 4)" office:value-type="string" office:string-value="3200">
            <text:p>3200</text:p>
          </table:table-cell>
          <table:table-cell table:formula="of:=BASE([.A103]+32768;16; 4)" office:value-type="string" office:string-value="B200">
            <text:p>B200</text:p>
          </table:table-cell>
          <table:table-cell table:style-name="Default"/>
          <table:table-cell/>
        </table:table-row>
        <table:table-row table:style-name="ro2">
          <table:table-cell table:formula="of:=[.A103]+128" office:value-type="float" office:value="12928">
            <text:p>12928</text:p>
          </table:table-cell>
          <table:table-cell table:formula="of:=BASE([.A104];16; 4)" office:value-type="string" office:string-value="3280">
            <text:p>3280</text:p>
          </table:table-cell>
          <table:table-cell table:formula="of:=BASE([.A104]+32768;16; 4)" office:value-type="string" office:string-value="B280">
            <text:p>B280</text:p>
          </table:table-cell>
          <table:table-cell table:style-name="Default"/>
          <table:table-cell/>
        </table:table-row>
        <table:table-row table:style-name="ro2">
          <table:table-cell table:formula="of:=[.A104]+128" office:value-type="float" office:value="13056">
            <text:p>13056</text:p>
          </table:table-cell>
          <table:table-cell table:formula="of:=BASE([.A105];16; 4)" office:value-type="string" office:string-value="3300">
            <text:p>3300</text:p>
          </table:table-cell>
          <table:table-cell table:formula="of:=BASE([.A105]+32768;16; 4)" office:value-type="string" office:string-value="B300">
            <text:p>B300</text:p>
          </table:table-cell>
          <table:table-cell table:style-name="Default"/>
          <table:table-cell/>
        </table:table-row>
        <table:table-row table:style-name="ro2">
          <table:table-cell table:formula="of:=[.A105]+128" office:value-type="float" office:value="13184">
            <text:p>13184</text:p>
          </table:table-cell>
          <table:table-cell table:formula="of:=BASE([.A106];16; 4)" office:value-type="string" office:string-value="3380">
            <text:p>3380</text:p>
          </table:table-cell>
          <table:table-cell table:formula="of:=BASE([.A106]+32768;16; 4)" office:value-type="string" office:string-value="B380">
            <text:p>B380</text:p>
          </table:table-cell>
          <table:table-cell table:style-name="Default"/>
          <table:table-cell/>
        </table:table-row>
        <table:table-row table:style-name="ro2">
          <table:table-cell table:formula="of:=[.A106]+128" office:value-type="float" office:value="13312">
            <text:p>13312</text:p>
          </table:table-cell>
          <table:table-cell table:formula="of:=BASE([.A107];16; 4)" office:value-type="string" office:string-value="3400">
            <text:p>3400</text:p>
          </table:table-cell>
          <table:table-cell table:formula="of:=BASE([.A107]+32768;16; 4)" office:value-type="string" office:string-value="B400">
            <text:p>B400</text:p>
          </table:table-cell>
          <table:table-cell table:style-name="Default"/>
          <table:table-cell/>
        </table:table-row>
        <table:table-row table:style-name="ro2">
          <table:table-cell table:formula="of:=[.A107]+128" office:value-type="float" office:value="13440">
            <text:p>13440</text:p>
          </table:table-cell>
          <table:table-cell table:formula="of:=BASE([.A108];16; 4)" office:value-type="string" office:string-value="3480">
            <text:p>3480</text:p>
          </table:table-cell>
          <table:table-cell table:formula="of:=BASE([.A108]+32768;16; 4)" office:value-type="string" office:string-value="B480">
            <text:p>B480</text:p>
          </table:table-cell>
          <table:table-cell table:style-name="Default"/>
          <table:table-cell/>
        </table:table-row>
        <table:table-row table:style-name="ro2">
          <table:table-cell table:formula="of:=[.A108]+128" office:value-type="float" office:value="13568">
            <text:p>13568</text:p>
          </table:table-cell>
          <table:table-cell table:formula="of:=BASE([.A109];16; 4)" office:value-type="string" office:string-value="3500">
            <text:p>3500</text:p>
          </table:table-cell>
          <table:table-cell table:formula="of:=BASE([.A109]+32768;16; 4)" office:value-type="string" office:string-value="B500">
            <text:p>B500</text:p>
          </table:table-cell>
          <table:table-cell table:style-name="Default"/>
          <table:table-cell/>
        </table:table-row>
        <table:table-row table:style-name="ro2">
          <table:table-cell table:formula="of:=[.A109]+128" office:value-type="float" office:value="13696">
            <text:p>13696</text:p>
          </table:table-cell>
          <table:table-cell table:formula="of:=BASE([.A110];16; 4)" office:value-type="string" office:string-value="3580">
            <text:p>3580</text:p>
          </table:table-cell>
          <table:table-cell table:formula="of:=BASE([.A110]+32768;16; 4)" office:value-type="string" office:string-value="B580">
            <text:p>B580</text:p>
          </table:table-cell>
          <table:table-cell table:style-name="Default"/>
          <table:table-cell/>
        </table:table-row>
        <table:table-row table:style-name="ro2">
          <table:table-cell table:formula="of:=[.A110]+128" office:value-type="float" office:value="13824">
            <text:p>13824</text:p>
          </table:table-cell>
          <table:table-cell table:formula="of:=BASE([.A111];16; 4)" office:value-type="string" office:string-value="3600">
            <text:p>3600</text:p>
          </table:table-cell>
          <table:table-cell table:formula="of:=BASE([.A111]+32768;16; 4)" office:value-type="string" office:string-value="B600">
            <text:p>B600</text:p>
          </table:table-cell>
          <table:table-cell table:style-name="Default"/>
          <table:table-cell/>
        </table:table-row>
        <table:table-row table:style-name="ro2">
          <table:table-cell table:formula="of:=[.A111]+128" office:value-type="float" office:value="13952">
            <text:p>13952</text:p>
          </table:table-cell>
          <table:table-cell table:formula="of:=BASE([.A112];16; 4)" office:value-type="string" office:string-value="3680">
            <text:p>3680</text:p>
          </table:table-cell>
          <table:table-cell table:formula="of:=BASE([.A112]+32768;16; 4)" office:value-type="string" office:string-value="B680">
            <text:p>B680</text:p>
          </table:table-cell>
          <table:table-cell table:style-name="Default"/>
          <table:table-cell/>
        </table:table-row>
        <table:table-row table:style-name="ro2">
          <table:table-cell table:formula="of:=[.A112]+128" office:value-type="float" office:value="14080">
            <text:p>14080</text:p>
          </table:table-cell>
          <table:table-cell table:formula="of:=BASE([.A113];16; 4)" office:value-type="string" office:string-value="3700">
            <text:p>3700</text:p>
          </table:table-cell>
          <table:table-cell table:formula="of:=BASE([.A113]+32768;16; 4)" office:value-type="string" office:string-value="B700">
            <text:p>B700</text:p>
          </table:table-cell>
          <table:table-cell table:style-name="Default"/>
          <table:table-cell/>
        </table:table-row>
        <table:table-row table:style-name="ro2">
          <table:table-cell table:formula="of:=[.A113]+128" office:value-type="float" office:value="14208">
            <text:p>14208</text:p>
          </table:table-cell>
          <table:table-cell table:formula="of:=BASE([.A114];16; 4)" office:value-type="string" office:string-value="3780">
            <text:p>3780</text:p>
          </table:table-cell>
          <table:table-cell table:formula="of:=BASE([.A114]+32768;16; 4)" office:value-type="string" office:string-value="B780">
            <text:p>B780</text:p>
          </table:table-cell>
          <table:table-cell table:style-name="Default"/>
          <table:table-cell/>
        </table:table-row>
        <table:table-row table:style-name="ro2">
          <table:table-cell table:formula="of:=[.A114]+128" office:value-type="float" office:value="14336">
            <text:p>14336</text:p>
          </table:table-cell>
          <table:table-cell table:formula="of:=BASE([.A115];16; 4)" office:value-type="string" office:string-value="3800">
            <text:p>3800</text:p>
          </table:table-cell>
          <table:table-cell table:formula="of:=BASE([.A115]+32768;16; 4)" office:value-type="string" office:string-value="B800">
            <text:p>B800</text:p>
          </table:table-cell>
          <table:table-cell table:number-columns-repeated="2"/>
        </table:table-row>
        <table:table-row table:style-name="ro2">
          <table:table-cell table:formula="of:=[.A115]+128" office:value-type="float" office:value="14464">
            <text:p>14464</text:p>
          </table:table-cell>
          <table:table-cell table:formula="of:=BASE([.A116];16; 4)" office:value-type="string" office:string-value="3880">
            <text:p>3880</text:p>
          </table:table-cell>
          <table:table-cell table:formula="of:=BASE([.A116]+32768;16; 4)" office:value-type="string" office:string-value="B880">
            <text:p>B880</text:p>
          </table:table-cell>
          <table:table-cell table:number-columns-repeated="2"/>
        </table:table-row>
        <table:table-row table:style-name="ro2">
          <table:table-cell table:formula="of:=[.A116]+128" office:value-type="float" office:value="14592">
            <text:p>14592</text:p>
          </table:table-cell>
          <table:table-cell table:formula="of:=BASE([.A117];16; 4)" office:value-type="string" office:string-value="3900">
            <text:p>3900</text:p>
          </table:table-cell>
          <table:table-cell table:formula="of:=BASE([.A117]+32768;16; 4)" office:value-type="string" office:string-value="B900">
            <text:p>B900</text:p>
          </table:table-cell>
          <table:table-cell table:number-columns-repeated="2"/>
        </table:table-row>
        <table:table-row table:style-name="ro2">
          <table:table-cell table:formula="of:=[.A117]+128" office:value-type="float" office:value="14720">
            <text:p>14720</text:p>
          </table:table-cell>
          <table:table-cell table:formula="of:=BASE([.A118];16; 4)" office:value-type="string" office:string-value="3980">
            <text:p>3980</text:p>
          </table:table-cell>
          <table:table-cell table:formula="of:=BASE([.A118]+32768;16; 4)" office:value-type="string" office:string-value="B980">
            <text:p>B980</text:p>
          </table:table-cell>
          <table:table-cell table:number-columns-repeated="2"/>
        </table:table-row>
        <table:table-row table:style-name="ro2">
          <table:table-cell table:formula="of:=[.A118]+128" office:value-type="float" office:value="14848">
            <text:p>14848</text:p>
          </table:table-cell>
          <table:table-cell table:formula="of:=BASE([.A119];16; 4)" office:value-type="string" office:string-value="3A00">
            <text:p>3A00</text:p>
          </table:table-cell>
          <table:table-cell table:formula="of:=BASE([.A119]+32768;16; 4)" office:value-type="string" office:string-value="BA00">
            <text:p>BA00</text:p>
          </table:table-cell>
          <table:table-cell table:number-columns-repeated="2"/>
        </table:table-row>
        <table:table-row table:style-name="ro2">
          <table:table-cell table:formula="of:=[.A119]+128" office:value-type="float" office:value="14976">
            <text:p>14976</text:p>
          </table:table-cell>
          <table:table-cell table:formula="of:=BASE([.A120];16; 4)" office:value-type="string" office:string-value="3A80">
            <text:p>3A80</text:p>
          </table:table-cell>
          <table:table-cell table:formula="of:=BASE([.A120]+32768;16; 4)" office:value-type="string" office:string-value="BA80">
            <text:p>BA80</text:p>
          </table:table-cell>
          <table:table-cell table:number-columns-repeated="2"/>
        </table:table-row>
        <table:table-row table:style-name="ro2">
          <table:table-cell table:formula="of:=[.A120]+128" office:value-type="float" office:value="15104">
            <text:p>15104</text:p>
          </table:table-cell>
          <table:table-cell table:formula="of:=BASE([.A121];16; 4)" office:value-type="string" office:string-value="3B00">
            <text:p>3B00</text:p>
          </table:table-cell>
          <table:table-cell table:formula="of:=BASE([.A121]+32768;16; 4)" office:value-type="string" office:string-value="BB00">
            <text:p>BB00</text:p>
          </table:table-cell>
          <table:table-cell table:number-columns-repeated="2"/>
        </table:table-row>
        <table:table-row table:style-name="ro2">
          <table:table-cell table:formula="of:=[.A121]+128" office:value-type="float" office:value="15232">
            <text:p>15232</text:p>
          </table:table-cell>
          <table:table-cell table:formula="of:=BASE([.A122];16; 4)" office:value-type="string" office:string-value="3B80">
            <text:p>3B80</text:p>
          </table:table-cell>
          <table:table-cell table:formula="of:=BASE([.A122]+32768;16; 4)" office:value-type="string" office:string-value="BB80">
            <text:p>BB80</text:p>
          </table:table-cell>
          <table:table-cell table:style-name="Default"/>
          <table:table-cell/>
        </table:table-row>
        <table:table-row table:style-name="ro2">
          <table:table-cell table:formula="of:=[.A122]+128" office:value-type="float" office:value="15360">
            <text:p>15360</text:p>
          </table:table-cell>
          <table:table-cell table:formula="of:=BASE([.A123];16; 4)" office:value-type="string" office:string-value="3C00">
            <text:p>3C00</text:p>
          </table:table-cell>
          <table:table-cell table:formula="of:=BASE([.A123]+32768;16; 4)" office:value-type="string" office:string-value="BC00">
            <text:p>BC00</text:p>
          </table:table-cell>
          <table:table-cell table:style-name="Default"/>
          <table:table-cell/>
        </table:table-row>
        <table:table-row table:style-name="ro7">
          <table:table-cell table:formula="of:=[.A123]+128" office:value-type="float" office:value="15488">
            <text:p>15488</text:p>
          </table:table-cell>
          <table:table-cell table:formula="of:=BASE([.A124];16; 4)" office:value-type="string" office:string-value="3C80">
            <text:p>3C80</text:p>
          </table:table-cell>
          <table:table-cell table:formula="of:=BASE([.A124]+32768;16; 4)" office:value-type="string" office:string-value="BC80">
            <text:p>BC80</text:p>
          </table:table-cell>
          <table:table-cell table:style-name="ce53" office:value-type="string">
            <text:p>Select 1-12 x Data 1-8 Note Numbers (96 bytes)</text:p>
          </table:table-cell>
          <table:table-cell table:style-name="ce53" office:value-type="string">
            <text:p>“tx map”</text:p>
          </table:table-cell>
        </table:table-row>
        <table:table-row table:style-name="ro6">
          <table:table-cell table:formula="of:=[.A124]+128" office:value-type="float" office:value="15616">
            <text:p>15616</text:p>
          </table:table-cell>
          <table:table-cell table:formula="of:=BASE([.A125];16; 4)" office:value-type="string" office:string-value="3D00">
            <text:p>3D00</text:p>
          </table:table-cell>
          <table:table-cell table:formula="of:=BASE([.A125]+32768;16; 4)" office:value-type="string" office:string-value="BD00">
            <text:p>BD00</text:p>
          </table:table-cell>
          <table:table-cell table:style-name="ce53" office:value-type="string">
            <text:p>MIDI Note 0-127 Select Addresses Low</text:p>
          </table:table-cell>
          <table:table-cell table:style-name="ce54" office:value-type="string" table:number-columns-spanned="1" table:number-rows-spanned="6">
            <text:p>“rx map”</text:p>
          </table:table-cell>
        </table:table-row>
        <table:table-row table:style-name="ro2">
          <table:table-cell table:formula="of:=[.A125]+128" office:value-type="float" office:value="15744">
            <text:p>15744</text:p>
          </table:table-cell>
          <table:table-cell table:formula="of:=BASE([.A126];16; 4)" office:value-type="string" office:string-value="3D80">
            <text:p>3D80</text:p>
          </table:table-cell>
          <table:table-cell table:formula="of:=BASE([.A126]+32768;16; 4)" office:value-type="string" office:string-value="BD80">
            <text:p>BD80</text:p>
          </table:table-cell>
          <table:table-cell table:style-name="Default"/>
          <table:covered-table-cell/>
        </table:table-row>
        <table:table-row table:style-name="ro6">
          <table:table-cell table:formula="of:=[.A126]+128" office:value-type="float" office:value="15872">
            <text:p>15872</text:p>
          </table:table-cell>
          <table:table-cell table:formula="of:=BASE([.A127];16; 4)" office:value-type="string" office:string-value="3E00">
            <text:p>3E00</text:p>
          </table:table-cell>
          <table:table-cell table:formula="of:=BASE([.A127]+32768;16; 4)" office:value-type="string" office:string-value="BE00">
            <text:p>BE00</text:p>
          </table:table-cell>
          <table:table-cell table:style-name="ce53" office:value-type="string">
            <text:p>MIDI Note 0-127 Select Addresses High</text:p>
          </table:table-cell>
          <table:covered-table-cell/>
        </table:table-row>
        <table:table-row table:style-name="ro2">
          <table:table-cell table:formula="of:=[.A127]+128" office:value-type="float" office:value="16000">
            <text:p>16000</text:p>
          </table:table-cell>
          <table:table-cell table:formula="of:=BASE([.A128];16; 4)" office:value-type="string" office:string-value="3E80">
            <text:p>3E80</text:p>
          </table:table-cell>
          <table:table-cell table:formula="of:=BASE([.A128]+32768;16; 4)" office:value-type="string" office:string-value="BE80">
            <text:p>BE80</text:p>
          </table:table-cell>
          <table:table-cell table:style-name="Default"/>
          <table:covered-table-cell/>
        </table:table-row>
        <table:table-row table:style-name="ro6">
          <table:table-cell table:formula="of:=[.A128]+128" office:value-type="float" office:value="16128">
            <text:p>16128</text:p>
          </table:table-cell>
          <table:table-cell table:formula="of:=BASE([.A129];16; 4)" office:value-type="string" office:string-value="3F00">
            <text:p>3F00</text:p>
          </table:table-cell>
          <table:table-cell table:formula="of:=BASE([.A129]+32768;16; 4)" office:value-type="string" office:string-value="BF00">
            <text:p>BF00</text:p>
          </table:table-cell>
          <table:table-cell table:style-name="ce53" office:value-type="string">
            <text:p>MIDI Note 0-127 Data Bitmasks</text:p>
          </table:table-cell>
          <table:covered-table-cell/>
        </table:table-row>
        <table:table-row table:style-name="ro2">
          <table:table-cell table:formula="of:=[.A129]+128" office:value-type="float" office:value="16256">
            <text:p>16256</text:p>
          </table:table-cell>
          <table:table-cell table:formula="of:=BASE([.A130];16; 4)" office:value-type="string" office:string-value="3F80">
            <text:p>3F80</text:p>
          </table:table-cell>
          <table:table-cell table:formula="of:=BASE([.A130]+32768;16; 4)" office:value-type="string" office:string-value="BF80">
            <text:p>BF80</text:p>
          </table:table-cell>
          <table:table-cell/>
          <table:covered-table-cell/>
        </table:table-row>
        <table:table-row table:style-name="ro2">
          <table:table-cell table:style-name="ce52" table:formula="of:=[.A130]+128" office:value-type="float" office:value="16384">
            <text:p>16384</text:p>
          </table:table-cell>
          <table:table-cell table:style-name="Default" office:value-type="string">
            <text:p>end</text:p>
          </table:table-cell>
          <table:table-cell table:style-name="Default"/>
          <table:table-cell table:number-columns-repeated="2"/>
        </table:table-row>
        <table:table-row table:style-name="ro2" table:number-rows-repeated="10">
          <table:table-cell/>
          <table:table-cell table:style-name="Default" table:number-columns-repeated="2"/>
          <table:table-cell table:number-columns-repeated="2"/>
        </table:table-row>
        <table:table-row table:style-name="ro2" table:number-rows-repeated="1048434">
          <table:table-cell table:number-columns-repeated="5"/>
        </table:table-row>
        <table:table-row table:style-name="ro2">
          <table:table-cell table:number-columns-repeated="5"/>
        </table:table-row>
      </table:table>
      <table:database-ranges>
        <table:database-range table:target-range-address="Pinout.A7:Pinout.F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number:number-style style:name="N118">
      <number:number number:decimal-places="0" number:min-integer-digits="4"/>
    </number:number-style>
    <number:number-style style:name="N119">
      <number:number number:decimal-places="0" number:min-integer-digits="8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emory_20_Block" style:display-name="Memory Block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6/06/2017</text:date>, <text:time>09:0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creation-date>2008-09-02T16:01:32</meta:creation-date>
    <dc:date>2017-06-06T09:01:14</dc:date>
    <dc:language>en-US</dc:language>
    <meta:editing-cycles>438</meta:editing-cycles>
    <meta:editing-duration>P48DT14H18M10S</meta:editing-duration>
    <meta:document-statistic meta:table-count="5" meta:cell-count="2677" meta:object-count="0"/>
    <meta:user-defined meta:name="Info 1"/>
    <meta:user-defined meta:name="Info 2"/>
    <meta:user-defined meta:name="Info 3"/>
    <meta:user-defined meta:name="Info 4"/>
  </office:meta>
</office:document-meta>
</file>